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0000000002300000023EEEF48A4.png"/>
  <manifest:file-entry manifest:media-type="image/png" manifest:full-path="Pictures/100000000000002300000023EF3B3CB2.png"/>
  <manifest:file-entry manifest:media-type="image/png" manifest:full-path="Pictures/100000000000002300000023D2397440.png"/>
  <manifest:file-entry manifest:media-type="image/png" manifest:full-path="Pictures/1000000000000023000000236A383ADE.png"/>
  <manifest:file-entry manifest:media-type="image/png" manifest:full-path="Pictures/100000000000002300000023885A196F.png"/>
  <manifest:file-entry manifest:media-type="image/png" manifest:full-path="Pictures/1000000000000023000000232EF9CA64.png"/>
  <manifest:file-entry manifest:media-type="image/png" manifest:full-path="Pictures/1000000000000023000000230FEC1144.png"/>
  <manifest:file-entry manifest:media-type="image/png" manifest:full-path="Pictures/10000000000000230000002333C85990.png"/>
  <manifest:file-entry manifest:media-type="image/png" manifest:full-path="Pictures/1000000000000023000000239E6B5F46.png"/>
  <manifest:file-entry manifest:media-type="image/png" manifest:full-path="Pictures/100000000000002300000023816F2D36.png"/>
  <manifest:file-entry manifest:media-type="image/png" manifest:full-path="Pictures/1000000000000023000000233783F0E1.png"/>
  <manifest:file-entry manifest:media-type="image/png" manifest:full-path="Pictures/100000000000002300000023624E1AEE.png"/>
  <manifest:file-entry manifest:media-type="image/png" manifest:full-path="Pictures/1000000000000023000000232D6A56ED.png"/>
  <manifest:file-entry manifest:media-type="image/png" manifest:full-path="Pictures/100000000000002300000023A4E34D5B.png"/>
  <manifest:file-entry manifest:media-type="image/png" manifest:full-path="Pictures/1000000000000023000000230A444090.png"/>
  <manifest:file-entry manifest:media-type="image/png" manifest:full-path="Pictures/10000000000000230000002311A7F284.png"/>
  <manifest:file-entry manifest:media-type="image/png" manifest:full-path="Pictures/100000000000002300000023A1EB8D8C.png"/>
  <manifest:file-entry manifest:media-type="image/png" manifest:full-path="Pictures/1000000000000023000000230AE8714D.png"/>
  <manifest:file-entry manifest:media-type="image/png" manifest:full-path="Pictures/1000000000000023000000235E3D0F18.png"/>
  <manifest:file-entry manifest:media-type="image/png" manifest:full-path="Pictures/1000000000000023000000239F5C126E.png"/>
  <manifest:file-entry manifest:media-type="image/png" manifest:full-path="Pictures/1000000000000023000000233A83080C.png"/>
  <manifest:file-entry manifest:media-type="image/png" manifest:full-path="Pictures/1000000000000023000000232167F27F.png"/>
  <manifest:file-entry manifest:media-type="image/png" manifest:full-path="Pictures/10000000000000230000002308C43407.png"/>
  <manifest:file-entry manifest:media-type="image/png" manifest:full-path="Pictures/100000000000002300000023BC9C90EF.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2" svg:font-family="Arial" style:font-adornments="Negreta" style:font-family-generic="swiss" style:font-pitch="variable"/>
    <style:font-face style:name="Arial3" svg:font-family="Arial" style:font-adornments="Negreta cursiva" style:font-family-generic="swiss" style:font-pitch="variable"/>
    <style:font-face style:name="Arial1" svg:font-family="Arial" style:font-adornments="Normal" style:font-family-generic="swiss" style:font-pitch="variable"/>
    <style:font-face style:name="Arial4"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Noto Sans CJK SC" svg:font-family="'Noto Sans CJK SC'" style:font-family-generic="system" style:font-pitch="variable"/>
    <style:font-face style:name="Times New Roman" svg:font-family="'Times New Roman'" style:font-family-generic="system" style:font-pitch="variable"/>
  </office:font-face-decls>
  <office:automatic-styles>
    <style:style style:name="Table10" style:family="table">
      <style:table-properties style:width="169.92mm" fo:margin-left="0mm" fo:margin-right="0.09mm" table:align="margins"/>
    </style:style>
    <style:style style:name="Table10.A" style:family="table-column">
      <style:table-column-properties style:column-width="80.4mm" style:rel-column-width="31008*"/>
    </style:style>
    <style:style style:name="Table10.B" style:family="table-column">
      <style:table-column-properties style:column-width="89.52mm" style:rel-column-width="34527*"/>
    </style:style>
    <style:style style:name="Table10.A1" style:family="table-cell">
      <style:table-cell-properties fo:padding="0.97mm" fo:border-left="none" fo:border-right="none" fo:border-top="0.35mm solid #000000" fo:border-bottom="0.35mm solid #000000"/>
    </style:style>
    <style:style style:name="Table10.A2" style:family="table-cell">
      <style:table-cell-properties fo:padding="0.97mm" fo:border="none"/>
    </style:style>
    <style:style style:name="Table80" style:family="table">
      <style:table-properties style:width="169.92mm" table:align="left"/>
    </style:style>
    <style:style style:name="Table80.A" style:family="table-column">
      <style:table-column-properties style:column-width="21.75mm"/>
    </style:style>
    <style:style style:name="Table80.B" style:family="table-column">
      <style:table-column-properties style:column-width="148.17mm"/>
    </style:style>
    <style:style style:name="Table80.A1" style:family="table-cell">
      <style:table-cell-properties fo:padding="0.97mm" fo:border="none"/>
    </style:style>
    <style:style style:name="Table26" style:family="table">
      <style:table-properties style:width="169.92mm" table:align="left"/>
    </style:style>
    <style:style style:name="Table26.A" style:family="table-column">
      <style:table-column-properties style:column-width="21.75mm"/>
    </style:style>
    <style:style style:name="Table26.B" style:family="table-column">
      <style:table-column-properties style:column-width="37.04mm"/>
    </style:style>
    <style:style style:name="Table26.A1" style:family="table-cell">
      <style:table-cell-properties fo:padding="0.97mm" fo:border="none"/>
    </style:style>
    <style:style style:name="Table26.B3" style:family="table-cell">
      <style:table-cell-properties fo:padding="0.97mm" fo:border-left="none" fo:border-right="none" fo:border-top="none" fo:border-bottom="0.35mm solid #000000"/>
    </style:style>
    <style:style style:name="Table81" style:family="table">
      <style:table-properties style:width="169.92mm" table:align="left"/>
    </style:style>
    <style:style style:name="Table81.A" style:family="table-column">
      <style:table-column-properties style:column-width="21.75mm"/>
    </style:style>
    <style:style style:name="Table81.B" style:family="table-column">
      <style:table-column-properties style:column-width="37.04mm"/>
    </style:style>
    <style:style style:name="Table81.A1" style:family="table-cell">
      <style:table-cell-properties fo:padding="0.97mm" fo:border="none"/>
    </style:style>
    <style:style style:name="Table81.B3" style:family="table-cell">
      <style:table-cell-properties fo:padding="0.97mm" fo:border-left="none" fo:border-right="none" fo:border-top="none" fo:border-bottom="0.35mm solid #000000"/>
    </style:style>
    <style:style style:name="Table36" style:family="table">
      <style:table-properties style:width="169.92mm" table:align="left"/>
    </style:style>
    <style:style style:name="Table36.A" style:family="table-column">
      <style:table-column-properties style:column-width="21.75mm"/>
    </style:style>
    <style:style style:name="Table36.B" style:family="table-column">
      <style:table-column-properties style:column-width="148.17mm"/>
    </style:style>
    <style:style style:name="Table36.A1" style:family="table-cell">
      <style:table-cell-properties fo:padding="0.97mm" fo:border="none"/>
    </style:style>
    <style:style style:name="Table71" style:family="table">
      <style:table-properties style:width="169.92mm" table:align="left"/>
    </style:style>
    <style:style style:name="Table71.A" style:family="table-column">
      <style:table-column-properties style:column-width="21.75mm"/>
    </style:style>
    <style:style style:name="Table71.B" style:family="table-column">
      <style:table-column-properties style:column-width="18.52mm"/>
    </style:style>
    <style:style style:name="Table71.C" style:family="table-column">
      <style:table-column-properties style:column-width="9.9mm"/>
    </style:style>
    <style:style style:name="Table71.D" style:family="table-column">
      <style:table-column-properties style:column-width="8.63mm"/>
    </style:style>
    <style:style style:name="Table71.F" style:family="table-column">
      <style:table-column-properties style:column-width="5.4mm"/>
    </style:style>
    <style:style style:name="Table71.G" style:family="table-column">
      <style:table-column-properties style:column-width="13.12mm"/>
    </style:style>
    <style:style style:name="Table71.A1" style:family="table-cell">
      <style:table-cell-properties fo:padding="0.97mm" fo:border="none"/>
    </style:style>
    <style:style style:name="Table71.A10" style:family="table-cell">
      <style:table-cell-properties fo:padding="0.97mm" fo:border-left="none" fo:border-right="none" fo:border-top="none" fo:border-bottom="0.35mm solid #000000"/>
    </style:style>
    <style:style style:name="Table1" style:family="table">
      <style:table-properties style:width="169.92mm" table:align="left"/>
    </style:style>
    <style:style style:name="Table1.A" style:family="table-column">
      <style:table-column-properties style:column-width="21.75mm"/>
    </style:style>
    <style:style style:name="Table1.B" style:family="table-column">
      <style:table-column-properties style:column-width="148.17mm"/>
    </style:style>
    <style:style style:name="Table1.A1" style:family="table-cell">
      <style:table-cell-properties fo:padding="0.97mm" fo:border="none"/>
    </style:style>
    <style:style style:name="Table3" style:family="table">
      <style:table-properties style:width="169.92mm" table:align="left"/>
    </style:style>
    <style:style style:name="Table3.A" style:family="table-column">
      <style:table-column-properties style:column-width="21.75mm"/>
    </style:style>
    <style:style style:name="Table3.B" style:family="table-column">
      <style:table-column-properties style:column-width="37.04mm"/>
    </style:style>
    <style:style style:name="Table3.A1" style:family="table-cell">
      <style:table-cell-properties fo:padding="0.97mm" fo:border="none"/>
    </style:style>
    <style:style style:name="Table3.B4" style:family="table-cell">
      <style:table-cell-properties fo:padding="0.97mm" fo:border-left="none" fo:border-right="none" fo:border-top="0.35mm solid #000000" fo:border-bottom="none"/>
    </style:style>
    <style:style style:name="Table12" style:family="table">
      <style:table-properties style:width="169.92mm" table:align="left"/>
    </style:style>
    <style:style style:name="Table12.A" style:family="table-column">
      <style:table-column-properties style:column-width="21.75mm"/>
    </style:style>
    <style:style style:name="Table12.B" style:family="table-column">
      <style:table-column-properties style:column-width="37.04mm"/>
    </style:style>
    <style:style style:name="Table12.A1" style:family="table-cell">
      <style:table-cell-properties fo:padding="0.97mm" fo:border="none"/>
    </style:style>
    <style:style style:name="Table12.B4" style:family="table-cell">
      <style:table-cell-properties fo:padding="0.97mm" fo:border-left="none" fo:border-right="none" fo:border-top="0.35mm solid #000000" fo:border-bottom="none"/>
    </style:style>
    <style:style style:name="Table13" style:family="table">
      <style:table-properties style:width="169.92mm" table:align="left"/>
    </style:style>
    <style:style style:name="Table13.A" style:family="table-column">
      <style:table-column-properties style:column-width="21.75mm"/>
    </style:style>
    <style:style style:name="Table13.B" style:family="table-column">
      <style:table-column-properties style:column-width="37.04mm"/>
    </style:style>
    <style:style style:name="Table13.A1" style:family="table-cell">
      <style:table-cell-properties fo:padding="0.97mm" fo:border="none"/>
    </style:style>
    <style:style style:name="Table13.B4" style:family="table-cell">
      <style:table-cell-properties fo:padding="0.97mm" fo:border-left="none" fo:border-right="none" fo:border-top="0.35mm solid #000000" fo:border-bottom="none"/>
    </style:style>
    <style:style style:name="Table4" style:family="table">
      <style:table-properties style:width="169.92mm" fo:break-before="auto" fo:break-after="auto" table:align="left" fo:background-color="transparent" fo:keep-with-next="auto" style:may-break-between-rows="true" style:writing-mode="page">
        <style:background-image/>
      </style:table-properties>
    </style:style>
    <style:style style:name="Table4.A" style:family="table-column">
      <style:table-column-properties style:column-width="21.75mm"/>
    </style:style>
    <style:style style:name="Table4.B" style:family="table-column">
      <style:table-column-properties style:column-width="37.04mm"/>
    </style:style>
    <style:style style:name="Table4.A1" style:family="table-cell">
      <style:table-cell-properties fo:padding="0.97mm" fo:border="none"/>
    </style:style>
    <style:style style:name="Table4.3" style:family="table-row">
      <style:table-row-properties fo:background-color="transparent" style:keep-together="true" fo:keep-together="auto">
        <style:background-image/>
      </style:table-row-properties>
    </style:style>
    <style:style style:name="Table4.B3" style:family="table-cell">
      <style:table-cell-properties style:vertical-align="" fo:background-color="transparent" fo:padding="0.97mm" fo:border-left="none" fo:border-right="none" fo:border-top="none" fo:border-bottom="0.35mm solid #000000" style:writing-mode="page">
        <style:background-image/>
      </style:table-cell-properties>
    </style:style>
    <style:style style:name="Table5" style:family="table">
      <style:table-properties style:width="169.92mm" fo:break-before="auto" fo:break-after="auto" table:align="left" fo:background-color="transparent" fo:keep-with-next="auto" style:may-break-between-rows="true" style:writing-mode="page">
        <style:background-image/>
      </style:table-properties>
    </style:style>
    <style:style style:name="Table5.A" style:family="table-column">
      <style:table-column-properties style:column-width="21.75mm"/>
    </style:style>
    <style:style style:name="Table5.B" style:family="table-column">
      <style:table-column-properties style:column-width="37.04mm"/>
    </style:style>
    <style:style style:name="Table5.A1" style:family="table-cell">
      <style:table-cell-properties fo:padding="0.97mm" fo:border="none"/>
    </style:style>
    <style:style style:name="Table5.3" style:family="table-row">
      <style:table-row-properties fo:background-color="transparent" style:keep-together="true" fo:keep-together="auto">
        <style:background-image/>
      </style:table-row-properties>
    </style:style>
    <style:style style:name="Table5.B3" style:family="table-cell">
      <style:table-cell-properties style:vertical-align="" fo:background-color="transparent" fo:padding="0.97mm" fo:border-left="none" fo:border-right="none" fo:border-top="none" fo:border-bottom="0.35mm solid #000000" style:writing-mode="page">
        <style:background-image/>
      </style:table-cell-properties>
    </style:style>
    <style:style style:name="Table74" style:family="table">
      <style:table-properties style:width="169.92mm" table:align="left"/>
    </style:style>
    <style:style style:name="Table74.A" style:family="table-column">
      <style:table-column-properties style:column-width="21.75mm"/>
    </style:style>
    <style:style style:name="Table74.B" style:family="table-column">
      <style:table-column-properties style:column-width="28.42mm"/>
    </style:style>
    <style:style style:name="Table74.C" style:family="table-column">
      <style:table-column-properties style:column-width="32.54mm"/>
    </style:style>
    <style:style style:name="Table74.D" style:family="table-column">
      <style:table-column-properties style:column-width="50.17mm"/>
    </style:style>
    <style:style style:name="Table74.E" style:family="table-column">
      <style:table-column-properties style:column-width="37.04mm"/>
    </style:style>
    <style:style style:name="Table74.A1" style:family="table-cell">
      <style:table-cell-properties fo:padding="0.97mm" fo:border="none"/>
    </style:style>
    <style:style style:name="Table74.B3" style:family="table-cell">
      <style:table-cell-properties fo:padding="0.97mm" fo:border-left="none" fo:border-right="none" fo:border-top="none" fo:border-bottom="0.35mm solid #000000"/>
    </style:style>
    <style:style style:name="Table2" style:family="table">
      <style:table-properties style:width="169.92mm" table:align="left"/>
    </style:style>
    <style:style style:name="Table2.A" style:family="table-column">
      <style:table-column-properties style:column-width="21.75mm"/>
    </style:style>
    <style:style style:name="Table2.B" style:family="table-column">
      <style:table-column-properties style:column-width="37.04mm"/>
    </style:style>
    <style:style style:name="Table2.A1" style:family="table-cell">
      <style:table-cell-properties fo:padding="0.97mm" fo:border="none"/>
    </style:style>
    <style:style style:name="Table2.B3" style:family="table-cell">
      <style:table-cell-properties fo:padding="0.97mm" fo:border-left="none" fo:border-right="none" fo:border-top="none" fo:border-bottom="0.35mm solid #000000"/>
    </style:style>
    <style:style style:name="Table61" style:family="table">
      <style:table-properties style:width="169.92mm" fo:break-before="auto" fo:break-after="auto" table:align="left" fo:background-color="transparent" fo:keep-with-next="auto" style:may-break-between-rows="true" style:writing-mode="page">
        <style:background-image/>
      </style:table-properties>
    </style:style>
    <style:style style:name="Table61.A" style:family="table-column">
      <style:table-column-properties style:column-width="21.75mm"/>
    </style:style>
    <style:style style:name="Table61.B" style:family="table-column">
      <style:table-column-properties style:column-width="37.04mm"/>
    </style:style>
    <style:style style:name="Table61.A1" style:family="table-cell">
      <style:table-cell-properties fo:padding="0.97mm" fo:border="none"/>
    </style:style>
    <style:style style:name="Table61.3" style:family="table-row">
      <style:table-row-properties fo:background-color="transparent" style:keep-together="true" fo:keep-together="auto">
        <style:background-image/>
      </style:table-row-properties>
    </style:style>
    <style:style style:name="Table61.B3" style:family="table-cell">
      <style:table-cell-properties style:vertical-align="" fo:background-color="transparent" fo:padding="0.97mm" fo:border-left="none" fo:border-right="none" fo:border-top="none" fo:border-bottom="0.35mm solid #000000" style:writing-mode="page">
        <style:background-image/>
      </style:table-cell-properties>
    </style:style>
    <style:style style:name="Table72" style:family="table">
      <style:table-properties style:width="169.92mm" table:align="left"/>
    </style:style>
    <style:style style:name="Table72.A" style:family="table-column">
      <style:table-column-properties style:column-width="21.75mm"/>
    </style:style>
    <style:style style:name="Table72.B" style:family="table-column">
      <style:table-column-properties style:column-width="28.42mm"/>
    </style:style>
    <style:style style:name="Table72.C" style:family="table-column">
      <style:table-column-properties style:column-width="32.54mm"/>
    </style:style>
    <style:style style:name="Table72.D" style:family="table-column">
      <style:table-column-properties style:column-width="50.17mm"/>
    </style:style>
    <style:style style:name="Table72.E" style:family="table-column">
      <style:table-column-properties style:column-width="37.04mm"/>
    </style:style>
    <style:style style:name="Table72.A1" style:family="table-cell">
      <style:table-cell-properties fo:padding="0.97mm" fo:border="none"/>
    </style:style>
    <style:style style:name="Table72.B4" style:family="table-cell">
      <style:table-cell-properties fo:padding="0.97mm" fo:border-left="none" fo:border-right="none" fo:border-top="none" fo:border-bottom="0.35mm solid #000000"/>
    </style:style>
    <style:style style:name="Table54" style:family="table">
      <style:table-properties style:width="169.92mm" table:align="left"/>
    </style:style>
    <style:style style:name="Table54.A" style:family="table-column">
      <style:table-column-properties style:column-width="21.75mm"/>
    </style:style>
    <style:style style:name="Table54.B" style:family="table-column">
      <style:table-column-properties style:column-width="37.04mm"/>
    </style:style>
    <style:style style:name="Table54.A1" style:family="table-cell">
      <style:table-cell-properties fo:padding="0.97mm" fo:border="none"/>
    </style:style>
    <style:style style:name="Table54.B3" style:family="table-cell">
      <style:table-cell-properties fo:padding="0.97mm" fo:border-left="none" fo:border-right="none" fo:border-top="none" fo:border-bottom="0.35mm solid #000000"/>
    </style:style>
    <style:style style:name="Table59" style:family="table">
      <style:table-properties style:width="169.92mm" table:align="left"/>
    </style:style>
    <style:style style:name="Table59.A" style:family="table-column">
      <style:table-column-properties style:column-width="21.75mm"/>
    </style:style>
    <style:style style:name="Table59.B" style:family="table-column">
      <style:table-column-properties style:column-width="37.04mm"/>
    </style:style>
    <style:style style:name="Table59.A1" style:family="table-cell">
      <style:table-cell-properties fo:padding="0.97mm" fo:border="none"/>
    </style:style>
    <style:style style:name="Table59.B3" style:family="table-cell">
      <style:table-cell-properties fo:padding="0.97mm" fo:border-left="none" fo:border-right="none" fo:border-top="none" fo:border-bottom="0.35mm solid #000000"/>
    </style:style>
    <style:style style:name="Table38" style:family="table">
      <style:table-properties style:width="169.92mm" table:align="left"/>
    </style:style>
    <style:style style:name="Table38.A" style:family="table-column">
      <style:table-column-properties style:column-width="21.75mm"/>
    </style:style>
    <style:style style:name="Table38.B" style:family="table-column">
      <style:table-column-properties style:column-width="37.04mm"/>
    </style:style>
    <style:style style:name="Table38.C" style:family="table-column">
      <style:table-column-properties style:column-width="27.25mm"/>
    </style:style>
    <style:style style:name="Table38.D" style:family="table-column">
      <style:table-column-properties style:column-width="56.44mm"/>
    </style:style>
    <style:style style:name="Table38.E" style:family="table-column">
      <style:table-column-properties style:column-width="27.43mm"/>
    </style:style>
    <style:style style:name="Table38.A1" style:family="table-cell">
      <style:table-cell-properties fo:padding="0.97mm" fo:border="none"/>
    </style:style>
    <style:style style:name="Table38.B3" style:family="table-cell">
      <style:table-cell-properties fo:padding="0.97mm" fo:border-left="none" fo:border-right="none" fo:border-top="none" fo:border-bottom="0.35mm solid #000000"/>
    </style:style>
    <style:style style:name="Table31" style:family="table">
      <style:table-properties style:width="169.92mm" table:align="left"/>
    </style:style>
    <style:style style:name="Table31.A" style:family="table-column">
      <style:table-column-properties style:column-width="21.75mm"/>
    </style:style>
    <style:style style:name="Table31.B" style:family="table-column">
      <style:table-column-properties style:column-width="37.04mm"/>
    </style:style>
    <style:style style:name="Table31.D" style:family="table-column">
      <style:table-column-properties style:column-width="42.47mm"/>
    </style:style>
    <style:style style:name="Table31.E" style:family="table-column">
      <style:table-column-properties style:column-width="31.61mm"/>
    </style:style>
    <style:style style:name="Table31.A1" style:family="table-cell">
      <style:table-cell-properties fo:padding="0.97mm" fo:border="none"/>
    </style:style>
    <style:style style:name="Table31.B3" style:family="table-cell">
      <style:table-cell-properties fo:padding="0.97mm" fo:border-left="none" fo:border-right="none" fo:border-top="none" fo:border-bottom="0.35mm solid #000000"/>
    </style:style>
    <style:style style:name="Table27" style:family="table">
      <style:table-properties style:width="169.92mm" table:align="left"/>
    </style:style>
    <style:style style:name="Table27.A" style:family="table-column">
      <style:table-column-properties style:column-width="21.75mm"/>
    </style:style>
    <style:style style:name="Table27.B" style:family="table-column">
      <style:table-column-properties style:column-width="37.04mm"/>
    </style:style>
    <style:style style:name="Table27.A1" style:family="table-cell">
      <style:table-cell-properties fo:padding="0.97mm" fo:border="none"/>
    </style:style>
    <style:style style:name="Table27.B3" style:family="table-cell">
      <style:table-cell-properties fo:padding="0.97mm" fo:border-left="none" fo:border-right="none" fo:border-top="none" fo:border-bottom="0.35mm solid #000000"/>
    </style:style>
    <style:style style:name="Table28" style:family="table">
      <style:table-properties style:width="169.92mm" table:align="left"/>
    </style:style>
    <style:style style:name="Table28.A" style:family="table-column">
      <style:table-column-properties style:column-width="21.75mm"/>
    </style:style>
    <style:style style:name="Table28.B" style:family="table-column">
      <style:table-column-properties style:column-width="37.04mm"/>
    </style:style>
    <style:style style:name="Table28.D" style:family="table-column">
      <style:table-column-properties style:column-width="42.47mm"/>
    </style:style>
    <style:style style:name="Table28.E" style:family="table-column">
      <style:table-column-properties style:column-width="31.61mm"/>
    </style:style>
    <style:style style:name="Table28.A1" style:family="table-cell">
      <style:table-cell-properties fo:padding="0.97mm" fo:border="none"/>
    </style:style>
    <style:style style:name="Table28.B3" style:family="table-cell">
      <style:table-cell-properties fo:padding="0.97mm" fo:border-left="none" fo:border-right="none" fo:border-top="none" fo:border-bottom="0.35mm solid #000000"/>
    </style:style>
    <style:style style:name="Table29" style:family="table">
      <style:table-properties style:width="169.92mm" table:align="left"/>
    </style:style>
    <style:style style:name="Table29.A" style:family="table-column">
      <style:table-column-properties style:column-width="21.75mm"/>
    </style:style>
    <style:style style:name="Table29.B" style:family="table-column">
      <style:table-column-properties style:column-width="37.04mm"/>
    </style:style>
    <style:style style:name="Table29.D" style:family="table-column">
      <style:table-column-properties style:column-width="42.3mm"/>
    </style:style>
    <style:style style:name="Table29.E" style:family="table-column">
      <style:table-column-properties style:column-width="31.79mm"/>
    </style:style>
    <style:style style:name="Table29.A1" style:family="table-cell">
      <style:table-cell-properties fo:padding="0.97mm" fo:border="none"/>
    </style:style>
    <style:style style:name="Table29.B3" style:family="table-cell">
      <style:table-cell-properties fo:padding="0.97mm" fo:border-left="none" fo:border-right="none" fo:border-top="none" fo:border-bottom="0.35mm solid #000000"/>
    </style:style>
    <style:style style:name="Table56" style:family="table">
      <style:table-properties style:width="169.92mm" table:align="left"/>
    </style:style>
    <style:style style:name="Table56.A" style:family="table-column">
      <style:table-column-properties style:column-width="21.75mm"/>
    </style:style>
    <style:style style:name="Table56.B" style:family="table-column">
      <style:table-column-properties style:column-width="37.04mm"/>
    </style:style>
    <style:style style:name="Table56.D" style:family="table-column">
      <style:table-column-properties style:column-width="42.3mm"/>
    </style:style>
    <style:style style:name="Table56.E" style:family="table-column">
      <style:table-column-properties style:column-width="31.79mm"/>
    </style:style>
    <style:style style:name="Table56.A1" style:family="table-cell">
      <style:table-cell-properties fo:padding="0.97mm" fo:border="none"/>
    </style:style>
    <style:style style:name="Table56.B3" style:family="table-cell">
      <style:table-cell-properties fo:padding="0.97mm" fo:border-left="none" fo:border-right="none" fo:border-top="none" fo:border-bottom="0.35mm solid #000000"/>
    </style:style>
    <style:style style:name="Table42" style:family="table">
      <style:table-properties style:width="169.92mm" table:align="left"/>
    </style:style>
    <style:style style:name="Table42.A" style:family="table-column">
      <style:table-column-properties style:column-width="21.75mm"/>
    </style:style>
    <style:style style:name="Table42.B" style:family="table-column">
      <style:table-column-properties style:column-width="32.93mm"/>
    </style:style>
    <style:style style:name="Table42.C" style:family="table-column">
      <style:table-column-properties style:column-width="31.75mm"/>
    </style:style>
    <style:style style:name="Table42.D" style:family="table-column">
      <style:table-column-properties style:column-width="42.14mm"/>
    </style:style>
    <style:style style:name="Table42.E" style:family="table-column">
      <style:table-column-properties style:column-width="41.35mm"/>
    </style:style>
    <style:style style:name="Table42.A1" style:family="table-cell">
      <style:table-cell-properties fo:padding="0.97mm" fo:border="none"/>
    </style:style>
    <style:style style:name="Table42.B3" style:family="table-cell">
      <style:table-cell-properties fo:padding="0.97mm" fo:border-left="none" fo:border-right="none" fo:border-top="none" fo:border-bottom="0.35mm solid #000000"/>
    </style:style>
    <style:style style:name="Table33" style:family="table">
      <style:table-properties style:width="169.92mm" table:align="left"/>
    </style:style>
    <style:style style:name="Table33.A" style:family="table-column">
      <style:table-column-properties style:column-width="21.75mm"/>
    </style:style>
    <style:style style:name="Table33.B" style:family="table-column">
      <style:table-column-properties style:column-width="37.04mm"/>
    </style:style>
    <style:style style:name="Table33.A1" style:family="table-cell">
      <style:table-cell-properties fo:padding="0.97mm" fo:border="none"/>
    </style:style>
    <style:style style:name="Table33.B3" style:family="table-cell">
      <style:table-cell-properties fo:padding="0.97mm" fo:border-left="none" fo:border-right="none" fo:border-top="none" fo:border-bottom="0.35mm solid #000000"/>
    </style:style>
    <style:style style:name="Table34" style:family="table">
      <style:table-properties style:width="169.92mm" table:align="left"/>
    </style:style>
    <style:style style:name="Table34.A" style:family="table-column">
      <style:table-column-properties style:column-width="21.75mm"/>
    </style:style>
    <style:style style:name="Table34.B" style:family="table-column">
      <style:table-column-properties style:column-width="37.04mm"/>
    </style:style>
    <style:style style:name="Table34.D" style:family="table-column">
      <style:table-column-properties style:column-width="42.47mm"/>
    </style:style>
    <style:style style:name="Table34.E" style:family="table-column">
      <style:table-column-properties style:column-width="31.61mm"/>
    </style:style>
    <style:style style:name="Table34.A1" style:family="table-cell">
      <style:table-cell-properties fo:padding="0.97mm" fo:border="none"/>
    </style:style>
    <style:style style:name="Table34.B3" style:family="table-cell">
      <style:table-cell-properties fo:padding="0.97mm" fo:border-left="none" fo:border-right="none" fo:border-top="none" fo:border-bottom="0.35mm solid #000000"/>
    </style:style>
    <style:style style:name="Table9" style:family="table">
      <style:table-properties style:width="169.92mm" table:align="left"/>
    </style:style>
    <style:style style:name="Table9.A" style:family="table-column">
      <style:table-column-properties style:column-width="21.75mm"/>
    </style:style>
    <style:style style:name="Table9.B" style:family="table-column">
      <style:table-column-properties style:column-width="37.04mm"/>
    </style:style>
    <style:style style:name="Table9.D" style:family="table-column">
      <style:table-column-properties style:column-width="42.47mm"/>
    </style:style>
    <style:style style:name="Table9.E" style:family="table-column">
      <style:table-column-properties style:column-width="31.61mm"/>
    </style:style>
    <style:style style:name="Table9.A1" style:family="table-cell">
      <style:table-cell-properties fo:padding="0.97mm" fo:border="none"/>
    </style:style>
    <style:style style:name="Table9.B3" style:family="table-cell">
      <style:table-cell-properties fo:padding="0.97mm" fo:border-left="none" fo:border-right="none" fo:border-top="none" fo:border-bottom="0.35mm solid #000000"/>
    </style:style>
    <style:style style:name="Table8" style:family="table">
      <style:table-properties style:width="169.92mm" table:align="left"/>
    </style:style>
    <style:style style:name="Table8.A" style:family="table-column">
      <style:table-column-properties style:column-width="21.75mm"/>
    </style:style>
    <style:style style:name="Table8.B" style:family="table-column">
      <style:table-column-properties style:column-width="148.17mm"/>
    </style:style>
    <style:style style:name="Table8.A1" style:family="table-cell">
      <style:table-cell-properties fo:padding="0.97mm" fo:border="none"/>
    </style:style>
    <style:style style:name="Table35" style:family="table">
      <style:table-properties style:width="169.92mm" table:align="left"/>
    </style:style>
    <style:style style:name="Table35.A" style:family="table-column">
      <style:table-column-properties style:column-width="21.75mm"/>
    </style:style>
    <style:style style:name="Table35.B" style:family="table-column">
      <style:table-column-properties style:column-width="37.04mm"/>
    </style:style>
    <style:style style:name="Table35.A1" style:family="table-cell">
      <style:table-cell-properties fo:padding="0.97mm" fo:border="none"/>
    </style:style>
    <style:style style:name="Table35.B3" style:family="table-cell">
      <style:table-cell-properties fo:padding="0.97mm" fo:border-left="none" fo:border-right="none" fo:border-top="none" fo:border-bottom="0.35mm solid #000000"/>
    </style:style>
    <style:style style:name="Table35.7" style:family="table-row">
      <style:table-row-properties style:min-row-height="19.46mm"/>
    </style:style>
    <style:style style:name="Table69" style:family="table">
      <style:table-properties style:width="169.92mm" table:align="left"/>
    </style:style>
    <style:style style:name="Table69.A" style:family="table-column">
      <style:table-column-properties style:column-width="21.75mm"/>
    </style:style>
    <style:style style:name="Table69.B" style:family="table-column">
      <style:table-column-properties style:column-width="37.04mm"/>
    </style:style>
    <style:style style:name="Table69.A1" style:family="table-cell">
      <style:table-cell-properties fo:padding="0.97mm" fo:border="none"/>
    </style:style>
    <style:style style:name="Table69.B3" style:family="table-cell">
      <style:table-cell-properties fo:padding="0.97mm" fo:border-left="none" fo:border-right="none" fo:border-top="none" fo:border-bottom="0.35mm solid #000000"/>
    </style:style>
    <style:style style:name="Table69.7" style:family="table-row">
      <style:table-row-properties style:min-row-height="19.46mm"/>
    </style:style>
    <style:style style:name="Table43" style:family="table">
      <style:table-properties style:width="169.92mm" table:align="left"/>
    </style:style>
    <style:style style:name="Table43.A" style:family="table-column">
      <style:table-column-properties style:column-width="21.75mm"/>
    </style:style>
    <style:style style:name="Table43.B" style:family="table-column">
      <style:table-column-properties style:column-width="37.04mm"/>
    </style:style>
    <style:style style:name="Table43.A1" style:family="table-cell">
      <style:table-cell-properties fo:padding="0.97mm" fo:border="none"/>
    </style:style>
    <style:style style:name="Table43.B3" style:family="table-cell">
      <style:table-cell-properties fo:padding="0.97mm" fo:border-left="none" fo:border-right="none" fo:border-top="none" fo:border-bottom="0.35mm solid #000000"/>
    </style:style>
    <style:style style:name="Table43.7" style:family="table-row">
      <style:table-row-properties style:min-row-height="8.71mm"/>
    </style:style>
    <style:style style:name="Table48" style:family="table">
      <style:table-properties style:width="169.92mm" table:align="left"/>
    </style:style>
    <style:style style:name="Table48.A" style:family="table-column">
      <style:table-column-properties style:column-width="21.75mm"/>
    </style:style>
    <style:style style:name="Table48.B" style:family="table-column">
      <style:table-column-properties style:column-width="37.04mm"/>
    </style:style>
    <style:style style:name="Table48.A1" style:family="table-cell">
      <style:table-cell-properties fo:padding="0.97mm" fo:border="none"/>
    </style:style>
    <style:style style:name="Table48.B3" style:family="table-cell">
      <style:table-cell-properties fo:padding="0.97mm" fo:border-left="none" fo:border-right="none" fo:border-top="none" fo:border-bottom="0.35mm solid #000000"/>
    </style:style>
    <style:style style:name="Table48.7" style:family="table-row">
      <style:table-row-properties style:min-row-height="11.24mm"/>
    </style:style>
    <style:style style:name="Table19" style:family="table">
      <style:table-properties style:width="169.92mm" table:align="left"/>
    </style:style>
    <style:style style:name="Table19.A" style:family="table-column">
      <style:table-column-properties style:column-width="21.75mm"/>
    </style:style>
    <style:style style:name="Table19.B" style:family="table-column">
      <style:table-column-properties style:column-width="37.04mm"/>
    </style:style>
    <style:style style:name="Table19.D" style:family="table-column">
      <style:table-column-properties style:column-width="44.1mm"/>
    </style:style>
    <style:style style:name="Table19.E" style:family="table-column">
      <style:table-column-properties style:column-width="29.99mm"/>
    </style:style>
    <style:style style:name="Table19.A1" style:family="table-cell">
      <style:table-cell-properties fo:padding="0.97mm" fo:border="none"/>
    </style:style>
    <style:style style:name="Table19.B3" style:family="table-cell">
      <style:table-cell-properties fo:padding="0.97mm" fo:border-left="none" fo:border-right="none" fo:border-top="none" fo:border-bottom="0.35mm solid #000000"/>
    </style:style>
    <style:style style:name="Table62" style:family="table">
      <style:table-properties style:width="169.92mm" table:align="left"/>
    </style:style>
    <style:style style:name="Table62.A" style:family="table-column">
      <style:table-column-properties style:column-width="21.75mm"/>
    </style:style>
    <style:style style:name="Table62.B" style:family="table-column">
      <style:table-column-properties style:column-width="148.17mm"/>
    </style:style>
    <style:style style:name="Table62.A1" style:family="table-cell">
      <style:table-cell-properties fo:padding="0.97mm" fo:border="none"/>
    </style:style>
    <style:style style:name="Table14" style:family="table">
      <style:table-properties style:width="169.92mm" table:align="left"/>
    </style:style>
    <style:style style:name="Table14.A" style:family="table-column">
      <style:table-column-properties style:column-width="21.75mm"/>
    </style:style>
    <style:style style:name="Table14.B" style:family="table-column">
      <style:table-column-properties style:column-width="148.17mm"/>
    </style:style>
    <style:style style:name="Table14.A1" style:family="table-cell">
      <style:table-cell-properties fo:padding="0.97mm" fo:border="none"/>
    </style:style>
    <style:style style:name="Table15" style:family="table">
      <style:table-properties style:width="169.92mm" table:align="left"/>
    </style:style>
    <style:style style:name="Table15.A" style:family="table-column">
      <style:table-column-properties style:column-width="21.75mm"/>
    </style:style>
    <style:style style:name="Table15.B" style:family="table-column">
      <style:table-column-properties style:column-width="148.17mm"/>
    </style:style>
    <style:style style:name="Table15.A1" style:family="table-cell">
      <style:table-cell-properties fo:padding="0.97mm" fo:border="none"/>
    </style:style>
    <style:style style:name="Table11" style:family="table">
      <style:table-properties style:width="169.92mm" table:align="left"/>
    </style:style>
    <style:style style:name="Table11.A" style:family="table-column">
      <style:table-column-properties style:column-width="21.75mm"/>
    </style:style>
    <style:style style:name="Table11.B" style:family="table-column">
      <style:table-column-properties style:column-width="148.17mm"/>
    </style:style>
    <style:style style:name="Table11.A1" style:family="table-cell">
      <style:table-cell-properties fo:padding="0.97mm" fo:border="none"/>
    </style:style>
    <style:style style:name="Table6" style:family="table">
      <style:table-properties style:width="169.92mm" table:align="left"/>
    </style:style>
    <style:style style:name="Table6.A" style:family="table-column">
      <style:table-column-properties style:column-width="21.75mm"/>
    </style:style>
    <style:style style:name="Table6.B" style:family="table-column">
      <style:table-column-properties style:column-width="148.17mm"/>
    </style:style>
    <style:style style:name="Table6.A1" style:family="table-cell">
      <style:table-cell-properties fo:padding="0.97mm" fo:border="none"/>
    </style:style>
    <style:style style:name="Table41" style:family="table">
      <style:table-properties style:width="169.92mm" table:align="left"/>
    </style:style>
    <style:style style:name="Table41.A" style:family="table-column">
      <style:table-column-properties style:column-width="21.75mm"/>
    </style:style>
    <style:style style:name="Table41.B" style:family="table-column">
      <style:table-column-properties style:column-width="148.17mm"/>
    </style:style>
    <style:style style:name="Table41.A1" style:family="table-cell">
      <style:table-cell-properties fo:padding="0.97mm" fo:border="none"/>
    </style:style>
    <style:style style:name="Table83" style:family="table">
      <style:table-properties style:width="169.92mm" table:align="left"/>
    </style:style>
    <style:style style:name="Table83.A" style:family="table-column">
      <style:table-column-properties style:column-width="21.75mm"/>
    </style:style>
    <style:style style:name="Table83.B" style:family="table-column">
      <style:table-column-properties style:column-width="37.04mm"/>
    </style:style>
    <style:style style:name="Table83.A1" style:family="table-cell">
      <style:table-cell-properties fo:padding="0.97mm" fo:border="none"/>
    </style:style>
    <style:style style:name="Table83.B3" style:family="table-cell">
      <style:table-cell-properties fo:padding="0.97mm" fo:border-left="none" fo:border-right="none" fo:border-top="none" fo:border-bottom="0.35mm solid #000000"/>
    </style:style>
    <style:style style:name="Table68" style:family="table">
      <style:table-properties style:width="169.92mm" table:align="left"/>
    </style:style>
    <style:style style:name="Table68.A" style:family="table-column">
      <style:table-column-properties style:column-width="21.75mm"/>
    </style:style>
    <style:style style:name="Table68.B" style:family="table-column">
      <style:table-column-properties style:column-width="37.04mm"/>
    </style:style>
    <style:style style:name="Table68.A1" style:family="table-cell">
      <style:table-cell-properties fo:padding="0.97mm" fo:border="none"/>
    </style:style>
    <style:style style:name="Table68.B3" style:family="table-cell">
      <style:table-cell-properties fo:padding="0.97mm" fo:border-left="none" fo:border-right="none" fo:border-top="none" fo:border-bottom="0.35mm solid #000000"/>
    </style:style>
    <style:style style:name="Table44" style:family="table">
      <style:table-properties style:width="169.92mm" table:align="left"/>
    </style:style>
    <style:style style:name="Table44.A" style:family="table-column">
      <style:table-column-properties style:column-width="21.75mm"/>
    </style:style>
    <style:style style:name="Table44.B" style:family="table-column">
      <style:table-column-properties style:column-width="37.04mm"/>
    </style:style>
    <style:style style:name="Table44.A1" style:family="table-cell">
      <style:table-cell-properties fo:padding="0.97mm" fo:border="none"/>
    </style:style>
    <style:style style:name="Table44.B3" style:family="table-cell">
      <style:table-cell-properties fo:padding="0.97mm" fo:border-left="none" fo:border-right="none" fo:border-top="none" fo:border-bottom="0.35mm solid #000000"/>
    </style:style>
    <style:style style:name="Table45" style:family="table">
      <style:table-properties style:width="169.92mm" table:align="left"/>
    </style:style>
    <style:style style:name="Table45.A" style:family="table-column">
      <style:table-column-properties style:column-width="21.75mm"/>
    </style:style>
    <style:style style:name="Table45.B" style:family="table-column">
      <style:table-column-properties style:column-width="37.04mm"/>
    </style:style>
    <style:style style:name="Table45.A1" style:family="table-cell">
      <style:table-cell-properties fo:padding="0.97mm" fo:border="none"/>
    </style:style>
    <style:style style:name="Table45.B3" style:family="table-cell">
      <style:table-cell-properties fo:padding="0.97mm" fo:border-left="none" fo:border-right="none" fo:border-top="none" fo:border-bottom="0.35mm solid #000000"/>
    </style:style>
    <style:style style:name="Table39" style:family="table">
      <style:table-properties style:width="169.92mm" table:align="left"/>
    </style:style>
    <style:style style:name="Table39.A" style:family="table-column">
      <style:table-column-properties style:column-width="21.75mm"/>
    </style:style>
    <style:style style:name="Table39.B" style:family="table-column">
      <style:table-column-properties style:column-width="37.04mm"/>
    </style:style>
    <style:style style:name="Table39.A1" style:family="table-cell">
      <style:table-cell-properties fo:padding="0.97mm" fo:border="none"/>
    </style:style>
    <style:style style:name="Table39.B3" style:family="table-cell">
      <style:table-cell-properties fo:padding="0.97mm" fo:border-left="none" fo:border-right="none" fo:border-top="none" fo:border-bottom="0.35mm solid #000000"/>
    </style:style>
    <style:style style:name="Table50" style:family="table">
      <style:table-properties style:width="169.92mm" table:align="left"/>
    </style:style>
    <style:style style:name="Table50.A" style:family="table-column">
      <style:table-column-properties style:column-width="21.75mm"/>
    </style:style>
    <style:style style:name="Table50.B" style:family="table-column">
      <style:table-column-properties style:column-width="37.04mm"/>
    </style:style>
    <style:style style:name="Table50.A1" style:family="table-cell">
      <style:table-cell-properties fo:padding="0.97mm" fo:border="none"/>
    </style:style>
    <style:style style:name="Table50.B3" style:family="table-cell">
      <style:table-cell-properties fo:padding="0.97mm" fo:border-left="none" fo:border-right="none" fo:border-top="none" fo:border-bottom="0.35mm solid #000000"/>
    </style:style>
    <style:style style:name="Table46" style:family="table">
      <style:table-properties style:width="169.92mm" table:align="left"/>
    </style:style>
    <style:style style:name="Table46.A" style:family="table-column">
      <style:table-column-properties style:column-width="21.75mm"/>
    </style:style>
    <style:style style:name="Table46.B" style:family="table-column">
      <style:table-column-properties style:column-width="37.04mm"/>
    </style:style>
    <style:style style:name="Table46.A1" style:family="table-cell">
      <style:table-cell-properties fo:padding="0.97mm" fo:border="none"/>
    </style:style>
    <style:style style:name="Table46.B3" style:family="table-cell">
      <style:table-cell-properties fo:padding="0.97mm" fo:border-left="none" fo:border-right="none" fo:border-top="none" fo:border-bottom="0.35mm solid #000000"/>
    </style:style>
    <style:style style:name="Table47" style:family="table">
      <style:table-properties style:width="169.92mm" table:align="left"/>
    </style:style>
    <style:style style:name="Table47.A" style:family="table-column">
      <style:table-column-properties style:column-width="21.75mm"/>
    </style:style>
    <style:style style:name="Table47.B" style:family="table-column">
      <style:table-column-properties style:column-width="37.04mm"/>
    </style:style>
    <style:style style:name="Table47.A1" style:family="table-cell">
      <style:table-cell-properties fo:padding="0.97mm" fo:border="none"/>
    </style:style>
    <style:style style:name="Table47.B3" style:family="table-cell">
      <style:table-cell-properties fo:padding="0.97mm" fo:border-left="none" fo:border-right="none" fo:border-top="none" fo:border-bottom="0.35mm solid #000000"/>
    </style:style>
    <style:style style:name="Table37" style:family="table">
      <style:table-properties style:width="169.92mm" table:align="left"/>
    </style:style>
    <style:style style:name="Table37.A" style:family="table-column">
      <style:table-column-properties style:column-width="21.75mm"/>
    </style:style>
    <style:style style:name="Table37.B" style:family="table-column">
      <style:table-column-properties style:column-width="148.17mm"/>
    </style:style>
    <style:style style:name="Table37.A1" style:family="table-cell">
      <style:table-cell-properties fo:padding="0.97mm" fo:border="none"/>
    </style:style>
    <style:style style:name="Table196" style:family="table">
      <style:table-properties style:width="169.92mm" table:align="left"/>
    </style:style>
    <style:style style:name="Table196.A" style:family="table-column">
      <style:table-column-properties style:column-width="21.75mm"/>
    </style:style>
    <style:style style:name="Table196.B" style:family="table-column">
      <style:table-column-properties style:column-width="148.17mm"/>
    </style:style>
    <style:style style:name="Table196.A1" style:family="table-cell">
      <style:table-cell-properties fo:padding="0.97mm" fo:border="none"/>
    </style:style>
    <style:style style:name="Table57" style:family="table">
      <style:table-properties style:width="169.92mm" table:align="left"/>
    </style:style>
    <style:style style:name="Table57.A" style:family="table-column">
      <style:table-column-properties style:column-width="21.75mm"/>
    </style:style>
    <style:style style:name="Table57.B" style:family="table-column">
      <style:table-column-properties style:column-width="148.17mm"/>
    </style:style>
    <style:style style:name="Table57.A1" style:family="table-cell">
      <style:table-cell-properties fo:padding="0.97mm" fo:border="none"/>
    </style:style>
    <style:style style:name="Table58" style:family="table">
      <style:table-properties style:width="169.92mm" table:align="left"/>
    </style:style>
    <style:style style:name="Table58.A" style:family="table-column">
      <style:table-column-properties style:column-width="21.75mm"/>
    </style:style>
    <style:style style:name="Table58.B" style:family="table-column">
      <style:table-column-properties style:column-width="148.17mm"/>
    </style:style>
    <style:style style:name="Table58.A1" style:family="table-cell">
      <style:table-cell-properties fo:padding="0.97mm" fo:border="none"/>
    </style:style>
    <style:style style:name="Table51" style:family="table">
      <style:table-properties style:width="169.92mm" table:align="left"/>
    </style:style>
    <style:style style:name="Table51.A" style:family="table-column">
      <style:table-column-properties style:column-width="21.75mm"/>
    </style:style>
    <style:style style:name="Table51.B" style:family="table-column">
      <style:table-column-properties style:column-width="37.04mm"/>
    </style:style>
    <style:style style:name="Table51.A1" style:family="table-cell">
      <style:table-cell-properties fo:padding="0.97mm" fo:border="none"/>
    </style:style>
    <style:style style:name="Table51.B3" style:family="table-cell">
      <style:table-cell-properties fo:padding="0.97mm" fo:border-left="none" fo:border-right="none" fo:border-top="none" fo:border-bottom="0.35mm solid #000000"/>
    </style:style>
    <style:style style:name="Table53" style:family="table">
      <style:table-properties style:width="169.92mm" table:align="left"/>
    </style:style>
    <style:style style:name="Table53.A" style:family="table-column">
      <style:table-column-properties style:column-width="21.75mm"/>
    </style:style>
    <style:style style:name="Table53.B" style:family="table-column">
      <style:table-column-properties style:column-width="37.04mm"/>
    </style:style>
    <style:style style:name="Table53.A1" style:family="table-cell">
      <style:table-cell-properties fo:padding="0.97mm" fo:border="none"/>
    </style:style>
    <style:style style:name="Table53.B3" style:family="table-cell">
      <style:table-cell-properties fo:padding="0.97mm" fo:border-left="none" fo:border-right="none" fo:border-top="none" fo:border-bottom="0.35mm solid #000000"/>
    </style:style>
    <style:style style:name="Table32" style:family="table">
      <style:table-properties style:width="169.92mm" table:align="left"/>
    </style:style>
    <style:style style:name="Table32.A" style:family="table-column">
      <style:table-column-properties style:column-width="21.75mm"/>
    </style:style>
    <style:style style:name="Table32.B" style:family="table-column">
      <style:table-column-properties style:column-width="148.17mm"/>
    </style:style>
    <style:style style:name="Table32.A1" style:family="table-cell">
      <style:table-cell-properties fo:padding="0.97mm" fo:border="none"/>
    </style:style>
    <style:style style:name="Table25" style:family="table">
      <style:table-properties style:width="169.92mm" table:align="left"/>
    </style:style>
    <style:style style:name="Table25.A" style:family="table-column">
      <style:table-column-properties style:column-width="21.75mm"/>
    </style:style>
    <style:style style:name="Table25.B" style:family="table-column">
      <style:table-column-properties style:column-width="148.17mm"/>
    </style:style>
    <style:style style:name="Table25.A1" style:family="table-cell">
      <style:table-cell-properties fo:padding="0.97mm" fo:border="none"/>
    </style:style>
    <style:style style:name="Table75" style:family="table">
      <style:table-properties style:width="169.92mm" table:align="left"/>
    </style:style>
    <style:style style:name="Table75.A" style:family="table-column">
      <style:table-column-properties style:column-width="21.75mm"/>
    </style:style>
    <style:style style:name="Table75.B" style:family="table-column">
      <style:table-column-properties style:column-width="37.04mm"/>
    </style:style>
    <style:style style:name="Table75.A1" style:family="table-cell">
      <style:table-cell-properties fo:padding="0.97mm" fo:border="none"/>
    </style:style>
    <style:style style:name="Table75.B3" style:family="table-cell">
      <style:table-cell-properties fo:padding="0.97mm" fo:border-left="none" fo:border-right="none" fo:border-top="none" fo:border-bottom="0.35mm solid #000000"/>
    </style:style>
    <style:style style:name="Table20" style:family="table">
      <style:table-properties style:width="169.92mm" table:align="left"/>
    </style:style>
    <style:style style:name="Table20.A" style:family="table-column">
      <style:table-column-properties style:column-width="21.75mm"/>
    </style:style>
    <style:style style:name="Table20.B" style:family="table-column">
      <style:table-column-properties style:column-width="148.17mm"/>
    </style:style>
    <style:style style:name="Table20.A1" style:family="table-cell">
      <style:table-cell-properties fo:padding="0.97mm" fo:border="none"/>
    </style:style>
    <style:style style:name="Table122" style:family="table">
      <style:table-properties style:width="169.92mm" table:align="left"/>
    </style:style>
    <style:style style:name="Table122.A" style:family="table-column">
      <style:table-column-properties style:column-width="21.75mm"/>
    </style:style>
    <style:style style:name="Table122.B" style:family="table-column">
      <style:table-column-properties style:column-width="47.24mm"/>
    </style:style>
    <style:style style:name="Table122.C" style:family="table-column">
      <style:table-column-properties style:column-width="26.85mm"/>
    </style:style>
    <style:style style:name="Table122.D" style:family="table-column">
      <style:table-column-properties style:column-width="45.86mm"/>
    </style:style>
    <style:style style:name="Table122.E" style:family="table-column">
      <style:table-column-properties style:column-width="28.22mm"/>
    </style:style>
    <style:style style:name="Table122.A1" style:family="table-cell">
      <style:table-cell-properties fo:padding="0.97mm" fo:border="none"/>
    </style:style>
    <style:style style:name="Table122.B3" style:family="table-cell">
      <style:table-cell-properties fo:padding="0.97mm" fo:border-left="none" fo:border-right="none" fo:border-top="none" fo:border-bottom="0.35mm solid #000000"/>
    </style:style>
    <style:style style:name="Table7" style:family="table">
      <style:table-properties style:width="169.92mm" table:align="left"/>
    </style:style>
    <style:style style:name="Table7.A" style:family="table-column">
      <style:table-column-properties style:column-width="21.75mm"/>
    </style:style>
    <style:style style:name="Table7.B" style:family="table-column">
      <style:table-column-properties style:column-width="37.04mm"/>
    </style:style>
    <style:style style:name="Table7.A1" style:family="table-cell">
      <style:table-cell-properties fo:padding="0.97mm" fo:border="none"/>
    </style:style>
    <style:style style:name="Table7.B3" style:family="table-cell">
      <style:table-cell-properties fo:padding="0.97mm" fo:border-left="none" fo:border-right="none" fo:border-top="none" fo:border-bottom="0.35mm solid #000000"/>
    </style:style>
    <style:style style:name="Table18" style:family="table">
      <style:table-properties style:width="169.92mm" table:align="left"/>
    </style:style>
    <style:style style:name="Table18.A" style:family="table-column">
      <style:table-column-properties style:column-width="21.75mm"/>
    </style:style>
    <style:style style:name="Table18.B" style:family="table-column">
      <style:table-column-properties style:column-width="148.17mm"/>
    </style:style>
    <style:style style:name="Table18.A1" style:family="table-cell">
      <style:table-cell-properties fo:padding="0.97mm" fo:border="none"/>
    </style:style>
    <style:style style:name="Table24" style:family="table">
      <style:table-properties style:width="169.92mm" table:align="left"/>
    </style:style>
    <style:style style:name="Table24.A" style:family="table-column">
      <style:table-column-properties style:column-width="21.75mm"/>
    </style:style>
    <style:style style:name="Table24.B" style:family="table-column">
      <style:table-column-properties style:column-width="148.17mm"/>
    </style:style>
    <style:style style:name="Table24.A1" style:family="table-cell">
      <style:table-cell-properties fo:padding="0.97mm" fo:border="none"/>
    </style:style>
    <style:style style:name="Table23" style:family="table">
      <style:table-properties style:width="169.92mm" table:align="left"/>
    </style:style>
    <style:style style:name="Table23.A" style:family="table-column">
      <style:table-column-properties style:column-width="21.75mm"/>
    </style:style>
    <style:style style:name="Table23.B" style:family="table-column">
      <style:table-column-properties style:column-width="37.04mm"/>
    </style:style>
    <style:style style:name="Table23.D" style:family="table-column">
      <style:table-column-properties style:column-width="44.1mm"/>
    </style:style>
    <style:style style:name="Table23.E" style:family="table-column">
      <style:table-column-properties style:column-width="29.99mm"/>
    </style:style>
    <style:style style:name="Table23.A1" style:family="table-cell">
      <style:table-cell-properties fo:padding="0.97mm" fo:border="none"/>
    </style:style>
    <style:style style:name="Table23.B3" style:family="table-cell">
      <style:table-cell-properties fo:padding="0.97mm" fo:border-left="none" fo:border-right="none" fo:border-top="none" fo:border-bottom="0.35mm solid #000000"/>
    </style:style>
    <style:style style:name="Table17" style:family="table">
      <style:table-properties style:width="169.92mm" table:align="left"/>
    </style:style>
    <style:style style:name="Table17.A" style:family="table-column">
      <style:table-column-properties style:column-width="21.75mm"/>
    </style:style>
    <style:style style:name="Table17.B" style:family="table-column">
      <style:table-column-properties style:column-width="37.04mm"/>
    </style:style>
    <style:style style:name="Table17.A1" style:family="table-cell">
      <style:table-cell-properties fo:padding="0.97mm" fo:border="none"/>
    </style:style>
    <style:style style:name="Table17.B3" style:family="table-cell">
      <style:table-cell-properties fo:padding="0.97mm" fo:border-left="none" fo:border-right="none" fo:border-top="none" fo:border-bottom="0.35mm solid #000000"/>
    </style:style>
    <style:style style:name="Table82" style:family="table">
      <style:table-properties style:width="169.92mm" table:align="left"/>
    </style:style>
    <style:style style:name="Table82.A" style:family="table-column">
      <style:table-column-properties style:column-width="21.75mm"/>
    </style:style>
    <style:style style:name="Table82.B" style:family="table-column">
      <style:table-column-properties style:column-width="37.04mm"/>
    </style:style>
    <style:style style:name="Table82.A1" style:family="table-cell">
      <style:table-cell-properties fo:padding="0.97mm" fo:border="none"/>
    </style:style>
    <style:style style:name="Table82.B3" style:family="table-cell">
      <style:table-cell-properties fo:padding="0.97mm" fo:border-left="none" fo:border-right="none" fo:border-top="none" fo:border-bottom="0.35mm solid #000000"/>
    </style:style>
    <style:style style:name="Table16" style:family="table">
      <style:table-properties style:width="169.92mm" table:align="left"/>
    </style:style>
    <style:style style:name="Table16.A" style:family="table-column">
      <style:table-column-properties style:column-width="21.75mm"/>
    </style:style>
    <style:style style:name="Table16.B" style:family="table-column">
      <style:table-column-properties style:column-width="37.04mm"/>
    </style:style>
    <style:style style:name="Table16.A1" style:family="table-cell">
      <style:table-cell-properties fo:padding="0.97mm" fo:border="none"/>
    </style:style>
    <style:style style:name="Table16.B3" style:family="table-cell">
      <style:table-cell-properties fo:padding="0.97mm" fo:border-left="none" fo:border-right="none" fo:border-top="none" fo:border-bottom="0.35mm solid #000000"/>
    </style:style>
    <style:style style:name="Table67" style:family="table">
      <style:table-properties style:width="169.92mm" table:align="left"/>
    </style:style>
    <style:style style:name="Table67.A" style:family="table-column">
      <style:table-column-properties style:column-width="21.75mm"/>
    </style:style>
    <style:style style:name="Table67.B" style:family="table-column">
      <style:table-column-properties style:column-width="28.42mm"/>
    </style:style>
    <style:style style:name="Table67.C" style:family="table-column">
      <style:table-column-properties style:column-width="32.54mm"/>
    </style:style>
    <style:style style:name="Table67.D" style:family="table-column">
      <style:table-column-properties style:column-width="50.02mm"/>
    </style:style>
    <style:style style:name="Table67.E" style:family="table-column">
      <style:table-column-properties style:column-width="37.18mm"/>
    </style:style>
    <style:style style:name="Table67.A1" style:family="table-cell">
      <style:table-cell-properties fo:padding="0.97mm" fo:border="none"/>
    </style:style>
    <style:style style:name="Table67.B4" style:family="table-cell">
      <style:table-cell-properties fo:padding="0.97mm" fo:border-left="none" fo:border-right="none" fo:border-top="none" fo:border-bottom="0.35mm solid #000000"/>
    </style:style>
    <style:style style:name="Table21" style:family="table">
      <style:table-properties style:width="169.92mm" table:align="left"/>
    </style:style>
    <style:style style:name="Table21.A" style:family="table-column">
      <style:table-column-properties style:column-width="21.75mm"/>
    </style:style>
    <style:style style:name="Table21.B" style:family="table-column">
      <style:table-column-properties style:column-width="148.17mm"/>
    </style:style>
    <style:style style:name="Table21.A1" style:family="table-cell">
      <style:table-cell-properties fo:padding="0.97mm" fo:border="none"/>
    </style:style>
    <style:style style:name="Table55" style:family="table">
      <style:table-properties style:width="169.92mm" table:align="left"/>
    </style:style>
    <style:style style:name="Table55.A" style:family="table-column">
      <style:table-column-properties style:column-width="21.75mm"/>
    </style:style>
    <style:style style:name="Table55.B" style:family="table-column">
      <style:table-column-properties style:column-width="148.17mm"/>
    </style:style>
    <style:style style:name="Table55.A1" style:family="table-cell">
      <style:table-cell-properties fo:padding="0.97mm" fo:border="none"/>
    </style:style>
    <style:style style:name="Table22" style:family="table">
      <style:table-properties style:width="169.92mm" table:align="left"/>
    </style:style>
    <style:style style:name="Table22.A" style:family="table-column">
      <style:table-column-properties style:column-width="21.75mm"/>
    </style:style>
    <style:style style:name="Table22.B" style:family="table-column">
      <style:table-column-properties style:column-width="148.17mm"/>
    </style:style>
    <style:style style:name="Table22.A1" style:family="table-cell">
      <style:table-cell-properties fo:padding="0.97mm" fo:border="none"/>
    </style:style>
    <style:style style:name="Table63" style:family="table">
      <style:table-properties style:width="169.92mm" table:align="left"/>
    </style:style>
    <style:style style:name="Table63.A" style:family="table-column">
      <style:table-column-properties style:column-width="21.75mm"/>
    </style:style>
    <style:style style:name="Table63.B" style:family="table-column">
      <style:table-column-properties style:column-width="148.17mm"/>
    </style:style>
    <style:style style:name="Table63.A1" style:family="table-cell">
      <style:table-cell-properties fo:padding="0.97mm" fo:border="none"/>
    </style:style>
    <style:style style:name="Table70" style:family="table">
      <style:table-properties style:width="169.92mm" table:align="left"/>
    </style:style>
    <style:style style:name="Table70.A" style:family="table-column">
      <style:table-column-properties style:column-width="21.75mm"/>
    </style:style>
    <style:style style:name="Table70.B" style:family="table-column">
      <style:table-column-properties style:column-width="28.42mm"/>
    </style:style>
    <style:style style:name="Table70.C" style:family="table-column">
      <style:table-column-properties style:column-width="32.54mm"/>
    </style:style>
    <style:style style:name="Table70.D" style:family="table-column">
      <style:table-column-properties style:column-width="50.17mm"/>
    </style:style>
    <style:style style:name="Table70.E" style:family="table-column">
      <style:table-column-properties style:column-width="37.04mm"/>
    </style:style>
    <style:style style:name="Table70.A1" style:family="table-cell">
      <style:table-cell-properties fo:padding="0.97mm" fo:border="none"/>
    </style:style>
    <style:style style:name="Table70.B4" style:family="table-cell">
      <style:table-cell-properties fo:padding="0.97mm" fo:border-left="none" fo:border-right="none" fo:border-top="none" fo:border-bottom="0.35mm solid #000000"/>
    </style:style>
    <style:style style:name="Table76" style:family="table">
      <style:table-properties style:width="169.92mm" table:align="left"/>
    </style:style>
    <style:style style:name="Table76.A" style:family="table-column">
      <style:table-column-properties style:column-width="21.75mm"/>
    </style:style>
    <style:style style:name="Table76.B" style:family="table-column">
      <style:table-column-properties style:column-width="28.42mm"/>
    </style:style>
    <style:style style:name="Table76.C" style:family="table-column">
      <style:table-column-properties style:column-width="32.54mm"/>
    </style:style>
    <style:style style:name="Table76.D" style:family="table-column">
      <style:table-column-properties style:column-width="50.02mm"/>
    </style:style>
    <style:style style:name="Table76.E" style:family="table-column">
      <style:table-column-properties style:column-width="37.18mm"/>
    </style:style>
    <style:style style:name="Table76.A1" style:family="table-cell">
      <style:table-cell-properties fo:padding="0.97mm" fo:border="none"/>
    </style:style>
    <style:style style:name="Table76.B4" style:family="table-cell">
      <style:table-cell-properties fo:padding="0.97mm" fo:border-left="none" fo:border-right="none" fo:border-top="none" fo:border-bottom="0.35mm solid #000000"/>
    </style:style>
    <style:style style:name="Table73" style:family="table">
      <style:table-properties style:width="169.92mm" table:align="left"/>
    </style:style>
    <style:style style:name="Table73.A" style:family="table-column">
      <style:table-column-properties style:column-width="21.75mm"/>
    </style:style>
    <style:style style:name="Table73.B" style:family="table-column">
      <style:table-column-properties style:column-width="28.42mm"/>
    </style:style>
    <style:style style:name="Table73.C" style:family="table-column">
      <style:table-column-properties style:column-width="32.54mm"/>
    </style:style>
    <style:style style:name="Table73.D" style:family="table-column">
      <style:table-column-properties style:column-width="50.17mm"/>
    </style:style>
    <style:style style:name="Table73.E" style:family="table-column">
      <style:table-column-properties style:column-width="37.04mm"/>
    </style:style>
    <style:style style:name="Table73.A1" style:family="table-cell">
      <style:table-cell-properties fo:padding="0.97mm" fo:border="none"/>
    </style:style>
    <style:style style:name="Table73.B3" style:family="table-cell">
      <style:table-cell-properties fo:padding="0.97mm" fo:border-left="none" fo:border-right="none" fo:border-top="none" fo:border-bottom="0.35mm solid #000000"/>
    </style:style>
    <style:style style:name="Table65" style:family="table">
      <style:table-properties style:width="169.92mm" table:align="left"/>
    </style:style>
    <style:style style:name="Table65.A" style:family="table-column">
      <style:table-column-properties style:column-width="21.75mm"/>
    </style:style>
    <style:style style:name="Table65.B" style:family="table-column">
      <style:table-column-properties style:column-width="28.42mm"/>
    </style:style>
    <style:style style:name="Table65.C" style:family="table-column">
      <style:table-column-properties style:column-width="32.54mm"/>
    </style:style>
    <style:style style:name="Table65.D" style:family="table-column">
      <style:table-column-properties style:column-width="50.02mm"/>
    </style:style>
    <style:style style:name="Table65.E" style:family="table-column">
      <style:table-column-properties style:column-width="37.18mm"/>
    </style:style>
    <style:style style:name="Table65.A1" style:family="table-cell">
      <style:table-cell-properties fo:padding="0.97mm" fo:border="none"/>
    </style:style>
    <style:style style:name="Table65.B3" style:family="table-cell">
      <style:table-cell-properties fo:padding="0.97mm" fo:border-left="none" fo:border-right="none" fo:border-top="none" fo:border-bottom="0.35mm solid #000000"/>
    </style:style>
    <style:style style:name="Table52" style:family="table">
      <style:table-properties style:width="169.92mm" table:align="left"/>
    </style:style>
    <style:style style:name="Table52.A" style:family="table-column">
      <style:table-column-properties style:column-width="21.75mm"/>
    </style:style>
    <style:style style:name="Table52.B" style:family="table-column">
      <style:table-column-properties style:column-width="37.04mm"/>
    </style:style>
    <style:style style:name="Table52.A1" style:family="table-cell">
      <style:table-cell-properties fo:padding="0.97mm" fo:border="none"/>
    </style:style>
    <style:style style:name="Table52.B3" style:family="table-cell">
      <style:table-cell-properties fo:padding="0.97mm" fo:border-left="none" fo:border-right="none" fo:border-top="none" fo:border-bottom="0.35mm solid #000000"/>
    </style:style>
    <style:style style:name="Table49" style:family="table">
      <style:table-properties style:width="169.92mm" table:align="left"/>
    </style:style>
    <style:style style:name="Table49.A" style:family="table-column">
      <style:table-column-properties style:column-width="21.75mm"/>
    </style:style>
    <style:style style:name="Table49.B" style:family="table-column">
      <style:table-column-properties style:column-width="28.42mm"/>
    </style:style>
    <style:style style:name="Table49.C" style:family="table-column">
      <style:table-column-properties style:column-width="32.54mm"/>
    </style:style>
    <style:style style:name="Table49.D" style:family="table-column">
      <style:table-column-properties style:column-width="50.02mm"/>
    </style:style>
    <style:style style:name="Table49.E" style:family="table-column">
      <style:table-column-properties style:column-width="37.18mm"/>
    </style:style>
    <style:style style:name="Table49.A1" style:family="table-cell">
      <style:table-cell-properties fo:padding="0.97mm" fo:border="none"/>
    </style:style>
    <style:style style:name="Table49.B3" style:family="table-cell">
      <style:table-cell-properties fo:padding="0.97mm" fo:border-left="none" fo:border-right="none" fo:border-top="none" fo:border-bottom="0.35mm solid #000000"/>
    </style:style>
    <style:style style:name="Table66" style:family="table">
      <style:table-properties style:width="169.92mm" table:align="left"/>
    </style:style>
    <style:style style:name="Table66.A" style:family="table-column">
      <style:table-column-properties style:column-width="21.75mm"/>
    </style:style>
    <style:style style:name="Table66.B" style:family="table-column">
      <style:table-column-properties style:column-width="28.42mm"/>
    </style:style>
    <style:style style:name="Table66.C" style:family="table-column">
      <style:table-column-properties style:column-width="32.54mm"/>
    </style:style>
    <style:style style:name="Table66.D" style:family="table-column">
      <style:table-column-properties style:column-width="50.02mm"/>
    </style:style>
    <style:style style:name="Table66.E" style:family="table-column">
      <style:table-column-properties style:column-width="37.18mm"/>
    </style:style>
    <style:style style:name="Table66.A1" style:family="table-cell">
      <style:table-cell-properties fo:padding="0.97mm" fo:border="none"/>
    </style:style>
    <style:style style:name="Table66.B3" style:family="table-cell">
      <style:table-cell-properties fo:padding="0.97mm" fo:border-left="none" fo:border-right="none" fo:border-top="none" fo:border-bottom="0.35mm solid #000000"/>
    </style:style>
    <style:style style:name="Table184" style:family="table">
      <style:table-properties style:width="169.92mm" table:align="left"/>
    </style:style>
    <style:style style:name="Table184.A" style:family="table-column">
      <style:table-column-properties style:column-width="21.75mm"/>
    </style:style>
    <style:style style:name="Table184.B" style:family="table-column">
      <style:table-column-properties style:column-width="28.42mm"/>
    </style:style>
    <style:style style:name="Table184.C" style:family="table-column">
      <style:table-column-properties style:column-width="32.54mm"/>
    </style:style>
    <style:style style:name="Table184.D" style:family="table-column">
      <style:table-column-properties style:column-width="35.47mm"/>
    </style:style>
    <style:style style:name="Table184.E" style:family="table-column">
      <style:table-column-properties style:column-width="51.73mm"/>
    </style:style>
    <style:style style:name="Table184.A1" style:family="table-cell">
      <style:table-cell-properties fo:padding="0.97mm" fo:border="none"/>
    </style:style>
    <style:style style:name="Table184.B3" style:family="table-cell">
      <style:table-cell-properties fo:padding="0.97mm" fo:border-left="none" fo:border-right="none" fo:border-top="none" fo:border-bottom="0.35mm solid #000000"/>
    </style:style>
    <style:style style:name="Table183" style:family="table">
      <style:table-properties style:width="169.92mm" table:align="left"/>
    </style:style>
    <style:style style:name="Table183.A" style:family="table-column">
      <style:table-column-properties style:column-width="21.75mm"/>
    </style:style>
    <style:style style:name="Table183.B" style:family="table-column">
      <style:table-column-properties style:column-width="46.65mm"/>
    </style:style>
    <style:style style:name="Table183.C" style:family="table-column">
      <style:table-column-properties style:column-width="30.76mm"/>
    </style:style>
    <style:style style:name="Table183.D" style:family="table-column">
      <style:table-column-properties style:column-width="44.89mm"/>
    </style:style>
    <style:style style:name="Table183.E" style:family="table-column">
      <style:table-column-properties style:column-width="25.86mm"/>
    </style:style>
    <style:style style:name="Table183.A1" style:family="table-cell">
      <style:table-cell-properties fo:padding="0.97mm" fo:border="none"/>
    </style:style>
    <style:style style:name="Table183.3" style:family="table-row">
      <style:table-row-properties style:min-row-height="3.1mm"/>
    </style:style>
    <style:style style:name="Table183.B3" style:family="table-cell">
      <style:table-cell-properties fo:padding="0.97mm" fo:border-left="none" fo:border-right="none" fo:border-top="none" fo:border-bottom="0.35mm solid #000000"/>
    </style:style>
    <style:style style:name="Table127" style:family="table">
      <style:table-properties style:width="169.92mm" table:align="left"/>
    </style:style>
    <style:style style:name="Table127.A" style:family="table-column">
      <style:table-column-properties style:column-width="21.75mm"/>
    </style:style>
    <style:style style:name="Table127.B" style:family="table-column">
      <style:table-column-properties style:column-width="46.85mm"/>
    </style:style>
    <style:style style:name="Table127.C" style:family="table-column">
      <style:table-column-properties style:column-width="32.14mm"/>
    </style:style>
    <style:style style:name="Table127.D" style:family="table-column">
      <style:table-column-properties style:column-width="44.49mm"/>
    </style:style>
    <style:style style:name="Table127.E" style:family="table-column">
      <style:table-column-properties style:column-width="24.69mm"/>
    </style:style>
    <style:style style:name="Table127.A1" style:family="table-cell">
      <style:table-cell-properties fo:padding="0.97mm" fo:border="none"/>
    </style:style>
    <style:style style:name="Table127.B3" style:family="table-cell">
      <style:table-cell-properties fo:padding="0.97mm" fo:border-left="none" fo:border-right="none" fo:border-top="none" fo:border-bottom="0.35mm solid #000000"/>
    </style:style>
    <style:style style:name="Table185" style:family="table">
      <style:table-properties style:width="169.92mm" table:align="left"/>
    </style:style>
    <style:style style:name="Table185.A" style:family="table-column">
      <style:table-column-properties style:column-width="21.75mm"/>
    </style:style>
    <style:style style:name="Table185.B" style:family="table-column">
      <style:table-column-properties style:column-width="47.04mm"/>
    </style:style>
    <style:style style:name="Table185.C" style:family="table-column">
      <style:table-column-properties style:column-width="31.75mm"/>
    </style:style>
    <style:style style:name="Table185.D" style:family="table-column">
      <style:table-column-properties style:column-width="44.68mm"/>
    </style:style>
    <style:style style:name="Table185.E" style:family="table-column">
      <style:table-column-properties style:column-width="24.69mm"/>
    </style:style>
    <style:style style:name="Table185.A1" style:family="table-cell">
      <style:table-cell-properties fo:padding="0.97mm" fo:border="none"/>
    </style:style>
    <style:style style:name="Table185.B3" style:family="table-cell">
      <style:table-cell-properties fo:padding="0.97mm" fo:border-left="none" fo:border-right="none" fo:border-top="none" fo:border-bottom="0.35mm solid #000000"/>
    </style:style>
    <style:style style:name="Table187" style:family="table">
      <style:table-properties style:width="169.92mm" table:align="left"/>
    </style:style>
    <style:style style:name="Table187.A" style:family="table-column">
      <style:table-column-properties style:column-width="21.75mm"/>
    </style:style>
    <style:style style:name="Table187.B" style:family="table-column">
      <style:table-column-properties style:column-width="46.85mm"/>
    </style:style>
    <style:style style:name="Table187.C" style:family="table-column">
      <style:table-column-properties style:column-width="32.14mm"/>
    </style:style>
    <style:style style:name="Table187.D" style:family="table-column">
      <style:table-column-properties style:column-width="44.68mm"/>
    </style:style>
    <style:style style:name="Table187.E" style:family="table-column">
      <style:table-column-properties style:column-width="24.5mm"/>
    </style:style>
    <style:style style:name="Table187.A1" style:family="table-cell">
      <style:table-cell-properties fo:padding="0.97mm" fo:border="none"/>
    </style:style>
    <style:style style:name="Table187.B3" style:family="table-cell">
      <style:table-cell-properties fo:padding="0.97mm" fo:border-left="none" fo:border-right="none" fo:border-top="none" fo:border-bottom="0.35mm solid #000000"/>
    </style:style>
    <style:style style:name="Table96" style:family="table">
      <style:table-properties style:width="169.92mm" table:align="left"/>
    </style:style>
    <style:style style:name="Table96.A" style:family="table-column">
      <style:table-column-properties style:column-width="21.75mm"/>
    </style:style>
    <style:style style:name="Table96.B" style:family="table-column">
      <style:table-column-properties style:column-width="37.04mm"/>
    </style:style>
    <style:style style:name="Table96.A1" style:family="table-cell">
      <style:table-cell-properties fo:padding="0.97mm" fo:border="none"/>
    </style:style>
    <style:style style:name="Table96.B3" style:family="table-cell">
      <style:table-cell-properties fo:padding="0.97mm" fo:border-left="none" fo:border-right="none" fo:border-top="none" fo:border-bottom="0.35mm solid #000000"/>
    </style:style>
    <style:style style:name="Table30" style:family="table">
      <style:table-properties style:width="169.92mm" table:align="left"/>
    </style:style>
    <style:style style:name="Table30.A" style:family="table-column">
      <style:table-column-properties style:column-width="21.75mm"/>
    </style:style>
    <style:style style:name="Table30.B" style:family="table-column">
      <style:table-column-properties style:column-width="37.04mm"/>
    </style:style>
    <style:style style:name="Table30.A1" style:family="table-cell">
      <style:table-cell-properties fo:padding="0.97mm" fo:border="none"/>
    </style:style>
    <style:style style:name="Table30.B3" style:family="table-cell">
      <style:table-cell-properties fo:padding="0.97mm" fo:border-left="none" fo:border-right="none" fo:border-top="none" fo:border-bottom="0.35mm solid #000000"/>
    </style:style>
    <style:style style:name="Table40" style:family="table">
      <style:table-properties style:width="169.92mm" table:align="left"/>
    </style:style>
    <style:style style:name="Table40.A" style:family="table-column">
      <style:table-column-properties style:column-width="21.75mm"/>
    </style:style>
    <style:style style:name="Table40.B" style:family="table-column">
      <style:table-column-properties style:column-width="37.04mm"/>
    </style:style>
    <style:style style:name="Table40.A1" style:family="table-cell">
      <style:table-cell-properties fo:padding="0.97mm" fo:border="none"/>
    </style:style>
    <style:style style:name="Table40.B3" style:family="table-cell">
      <style:table-cell-properties fo:padding="0.97mm" fo:border-left="none" fo:border-right="none" fo:border-top="none" fo:border-bottom="0.35mm solid #000000"/>
    </style:style>
    <style:style style:name="Table64" style:family="table">
      <style:table-properties style:width="169.92mm" table:align="left"/>
    </style:style>
    <style:style style:name="Table64.A" style:family="table-column">
      <style:table-column-properties style:column-width="21.75mm"/>
    </style:style>
    <style:style style:name="Table64.B" style:family="table-column">
      <style:table-column-properties style:column-width="148.17mm"/>
    </style:style>
    <style:style style:name="Table64.A1" style:family="table-cell">
      <style:table-cell-properties fo:padding="0.97mm" fo:border="none"/>
    </style:style>
    <style:style style:name="P1" style:family="paragraph" style:parent-style-name="Footer">
      <style:text-properties fo:language="en" fo:country="US"/>
    </style:style>
    <style:style style:name="P2" style:family="paragraph" style:parent-style-name="Header_20_left">
      <style:text-properties fo:language="en" fo:country="US"/>
    </style:style>
    <style:style style:name="P3" style:family="paragraph" style:parent-style-name="Footer_20_left">
      <style:text-properties fo:language="en" fo:country="US"/>
    </style:style>
    <style:style style:name="P4" style:family="paragraph" style:parent-style-name="Header_20_right">
      <style:text-properties fo:language="en" fo:country="US"/>
    </style:style>
    <style:style style:name="P5" style:family="paragraph" style:parent-style-name="Footer_20_right">
      <style:text-properties fo:language="en" fo:country="US"/>
    </style:style>
    <style:style style:name="P6" style:family="paragraph" style:parent-style-name="Standard">
      <style:text-properties fo:language="en" fo:country="US"/>
    </style:style>
    <style:style style:name="P7" style:family="paragraph" style:parent-style-name="Standard">
      <style:text-properties fo:language="en" fo:country="US" fo:background-color="transparent"/>
    </style:style>
    <style:style style:name="P8" style:family="paragraph" style:parent-style-name="Standard">
      <style:paragraph-properties fo:text-align="center" style:justify-single-word="false"/>
      <style:text-properties fo:language="en" fo:country="US" fo:background-color="transparent"/>
    </style:style>
    <style:style style:name="P9" style:family="paragraph" style:parent-style-name="Standard">
      <style:paragraph-properties fo:text-align="center" style:justify-single-word="false"/>
      <style:text-properties fo:language="en" fo:country="US"/>
    </style:style>
    <style:style style:name="P10" style:family="paragraph" style:parent-style-name="Standard">
      <style:paragraph-properties fo:text-align="start" style:justify-single-word="false"/>
      <style:text-properties fo:language="en" fo:country="US"/>
    </style:style>
    <style:style style:name="P11" style:family="paragraph" style:parent-style-name="Standard">
      <style:text-properties fo:font-size="10.5pt" fo:language="en" fo:country="US"/>
    </style:style>
    <style:style style:name="P12" style:family="paragraph" style:parent-style-name="Standard">
      <style:paragraph-properties fo:text-align="center" style:justify-single-word="false"/>
      <style:text-properties fo:font-size="10.5pt" fo:language="en" fo:country="US"/>
    </style:style>
    <style:style style:name="P13" style:family="paragraph" style:parent-style-name="Standard">
      <style:paragraph-properties fo:text-align="center" style:justify-single-word="false"/>
    </style:style>
    <style:style style:name="P14" style:family="paragraph" style:parent-style-name="Standard">
      <style:text-properties fo:font-weight="bold" style:font-weight-asian="bold" style:font-weight-complex="bold"/>
    </style:style>
    <style:style style:name="P15" style:family="paragraph" style:parent-style-name="scpi2">
      <style:paragraph-properties fo:text-align="start" style:justify-single-word="false"/>
    </style:style>
    <style:style style:name="P16" style:family="paragraph" style:parent-style-name="scpi2">
      <style:text-properties fo:language="en" fo:country="US"/>
    </style:style>
    <style:style style:name="P17" style:family="paragraph" style:parent-style-name="scpi3">
      <style:text-properties fo:language="en" fo:country="US"/>
    </style:style>
    <style:style style:name="P18" style:family="paragraph" style:parent-style-name="scpi3">
      <style:text-properties fo:language="en" fo:country="US" fo:background-color="transparent"/>
    </style:style>
    <style:style style:name="P19" style:family="paragraph" style:parent-style-name="Default_5f_ntt">
      <style:text-properties fo:language="en" fo:country="US"/>
    </style:style>
    <style:style style:name="P20" style:family="paragraph" style:parent-style-name="note">
      <style:text-properties fo:language="en" fo:country="US"/>
    </style:style>
    <style:style style:name="P21" style:family="paragraph" style:parent-style-name="note">
      <style:text-properties fo:font-size="10.5pt" fo:language="en" fo:country="US"/>
    </style:style>
    <style:style style:name="P22" style:family="paragraph" style:parent-style-name="cmd_5f_root">
      <style:text-properties fo:language="en" fo:country="US"/>
    </style:style>
    <style:style style:name="P23" style:family="paragraph" style:parent-style-name="table_5f_header">
      <style:text-properties fo:language="en" fo:country="US"/>
    </style:style>
    <style:style style:name="P24" style:family="paragraph" style:parent-style-name="cmd_5f_code">
      <style:text-properties fo:language="en" fo:country="US"/>
    </style:style>
    <style:style style:name="P25" style:family="paragraph" style:parent-style-name="cmd_5f_code">
      <style:text-properties style:font-name="Courier New" fo:font-size="10.5pt" fo:language="en" fo:country="US"/>
    </style:style>
    <style:style style:name="P26" style:family="paragraph" style:parent-style-name="cmd_5f_code_5f_single">
      <style:text-properties fo:language="en" fo:country="US"/>
    </style:style>
    <style:style style:name="P27" style:family="paragraph" style:parent-style-name="Default_5f_nt2">
      <style:text-properties fo:language="en" fo:country="US"/>
    </style:style>
    <style:style style:name="P28" style:family="paragraph" style:parent-style-name="scpi0">
      <style:text-properties fo:language="en" fo:country="US"/>
    </style:style>
    <style:style style:name="P29" style:family="paragraph" style:parent-style-name="scpi1">
      <style:text-properties fo:language="en" fo:country="US"/>
    </style:style>
    <style:style style:name="P30" style:family="paragraph" style:parent-style-name="scpi1">
      <style:text-properties fo:language="en" fo:country="US" fo:background-color="transparent"/>
    </style:style>
    <style:style style:name="P31" style:family="paragraph" style:parent-style-name="cmd_5f_code_20_Start">
      <style:text-properties fo:language="en" fo:country="US"/>
    </style:style>
    <style:style style:name="P32" style:family="paragraph" style:parent-style-name="cmd_5f_code_20_Start">
      <style:text-properties style:font-name="Courier New" fo:font-size="10.5pt" fo:language="en" fo:country="US"/>
    </style:style>
    <style:style style:name="P33" style:family="paragraph" style:parent-style-name="cmd_5f_code_20_End">
      <style:text-properties fo:language="en" fo:country="US"/>
    </style:style>
    <style:style style:name="P34" style:family="paragraph" style:parent-style-name="scpi4">
      <style:text-properties fo:language="en" fo:country="US"/>
    </style:style>
    <style:style style:name="P35" style:family="paragraph" style:parent-style-name="Heading_20_2" style:master-page-name="First_20_Page">
      <style:paragraph-properties style:page-number="auto"/>
      <style:text-properties fo:language="en" fo:country="US"/>
    </style:style>
    <style:style style:name="P36" style:family="paragraph" style:parent-style-name="List_20_1_20_Start">
      <style:text-properties fo:language="en" fo:country="US"/>
    </style:style>
    <style:style style:name="P37" style:family="paragraph" style:parent-style-name="List_20_1">
      <style:text-properties fo:language="en" fo:country="US"/>
    </style:style>
    <style:style style:name="P38" style:family="paragraph" style:parent-style-name="Heading_20_3">
      <style:text-properties fo:language="en" fo:country="US"/>
    </style:style>
    <style:style style:name="P39" style:family="paragraph" style:parent-style-name="List_20_1_20_End">
      <style:text-properties fo:language="en" fo:country="US"/>
    </style:style>
    <style:style style:name="P40" style:family="paragraph" style:parent-style-name="Standard">
      <style:text-properties fo:language="en" fo:country="US"/>
    </style:style>
    <style:style style:name="T1" style:family="text">
      <style:text-properties style:use-window-font-color="true" style:font-name="Arial" fo:font-size="10.5pt" style:font-name-complex="DejaVu Sans1"/>
    </style:style>
    <style:style style:name="T2" style:family="text">
      <style:text-properties fo:language="en" fo:country="US"/>
    </style:style>
    <style:style style:name="T3" style:family="text">
      <style:text-properties fo:language="en" fo:country="US" fo:font-style="italic" style:font-style-asian="italic" style:font-style-complex="italic"/>
    </style:style>
    <style:style style:name="T4" style:family="text">
      <style:text-properties fo:language="en" fo:country="US" fo:background-color="transparent" loext:char-shading-value="0"/>
    </style:style>
    <style:style style:name="T5" style:family="text">
      <style:text-properties fo:font-style="normal" style:font-style-asian="normal" style:font-style-complex="normal"/>
    </style:style>
    <style:style style:name="T6" style:family="text">
      <style:text-properties fo:font-style="italic" style:font-style-asian="italic" style:font-style-complex="italic"/>
    </style:style>
    <style:style style:name="T7" style:family="text">
      <style:text-properties fo:background-color="transparent" loext:char-shading-value="0"/>
    </style:style>
    <style:style style:name="T8" style:family="text">
      <style:text-properties fo:font-size="10.5pt"/>
    </style:style>
    <style:style style:name="T9" style:family="text">
      <style:text-properties fo:font-size="10.5pt" fo:font-weight="normal" style:font-weight-asian="normal" style:font-weight-complex="normal"/>
    </style:style>
    <style:style style:name="T10" style:family="text">
      <style:text-properties fo:font-size="10.5pt" fo:font-weight="bold"/>
    </style:style>
    <style:style style:name="T11" style:family="text">
      <style:text-properties fo:font-size="10.5pt" fo:background-color="transparent" loext:char-shading-value="0"/>
    </style:style>
    <style:style style:name="T12" style:family="text">
      <style:text-properties fo:font-size="10.5pt" fo:language="en" fo:country="US"/>
    </style:style>
    <style:style style:name="T13" style:family="text">
      <style:text-properties style:font-name="Courier New" fo:font-size="10.5pt"/>
    </style:style>
    <style:style style:name="T14" style:family="text">
      <style:text-properties style:font-name="Courier New" fo:font-size="10.5pt" fo:language="en" fo:country="US"/>
    </style:style>
    <style:style style:name="T15" style:family="text">
      <style:text-properties style:text-position="super 58%"/>
    </style:style>
    <style:style style:name="T16" style:family="text">
      <style:text-properties style:font-name="Arial2" fo:font-size="11pt" fo:font-weight="bold" style:font-name-asian="Droid Sans Fallback" style:font-size-asian="14pt" style:font-weight-asian="bold" style:font-name-complex="DejaVu Sans" style:font-size-complex="14pt" style:font-weight-complex="bold"/>
    </style:style>
    <style:style style:name="T17" style:family="text">
      <style:text-properties fo:background-color="#99ffcc" loext:char-shading-value="0"/>
    </style:style>
    <style:style style:name="T18" style:family="text">
      <style:text-properties fo:font-weight="normal" style:font-weight-asian="normal" style:font-weight-complex="normal"/>
    </style:style>
    <style:style style:name="T19" style:family="text">
      <style:text-properties fo:background-color="#9999ff" loext:char-shading-value="0"/>
    </style:style>
    <style:style style:name="T20" style:family="text">
      <style:text-properties fo:background-color="#66ccff" loext:char-shading-value="0"/>
    </style:style>
    <style:style style:name="T21" style:family="text">
      <style:text-properties fo:color="#0066cc" style:font-name="Arial2" fo:font-size="11pt" fo:language="en" fo:country="US" fo:font-weight="bold" style:font-name-asian="Droid Sans Fallback" style:font-size-asian="14pt" style:font-weight-asian="bold" style:font-name-complex="DejaVu Sans" style:font-size-complex="14pt" style:font-weight-complex="bold"/>
    </style:style>
    <style:style style:name="T22" style:family="text">
      <style:text-properties fo:color="#0066cc" fo:font-size="10.5pt" fo:language="en" fo:country="US" fo:font-weight="normal"/>
    </style:style>
    <style:style style:name="T23" style:family="text">
      <style:text-properties fo:background-color="#81d41a" loext:char-shading-value="0"/>
    </style:style>
    <style:style style:name="fr1" style:family="graphic" style:parent-style-name="Graphics">
      <style:graphic-properties style:horizontal-pos="center" style:horizontal-rel="paragraph" style:mirror="none" fo:clip="rect(0mm, 0mm, 0mm, 0m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tracked-changes text:track-changes="false">
        <text:changed-region xml:id="ct140503516926736" text:id="ct140503516926736">
          <text:insertion>
            <office:change-info>
              <dc:creator>Unknown Author</dc:creator>
              <dc:date>2019-07-25T11:55:05</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3483283233323859042" text:style-name="Outline">
        <text:list-item>
          <text:list>
            <text:list-item>
              <text:h text:style-name="P35" text:outline-level="2"><text:bookmark text:name="_system"/>SYSTem</text:h>
            </text:list-item>
          </text:list>
        </text:list-item>
      </text:list>
      <text:p text:style-name="P6">System commands control system functions that are not directly related to output control, measurement, or status functions.</text:p>
      <text:p text:style-name="P6"/>
      <table:table table:name="Table10" table:style-name="Table10">
        <table:table-column table:style-name="Table10.A"/>
        <table:table-column table:style-name="Table10.B"/>
        <table:table-row>
          <table:table-cell table:style-name="Table10.A1" office:value-type="string">
            <text:p text:style-name="P23">SCPI command</text:p>
          </table:table-cell>
          <table:table-cell table:style-name="Table10.A1" office:value-type="string">
            <text:p text:style-name="P23">Description</text:p>
          </table:table-cell>
        </table:table-row>
        <table:table-row>
          <table:table-cell table:style-name="Table10.A2" office:value-type="string">
            <text:p text:style-name="P28">SYSTem</text:p>
          </table:table-cell>
          <table:table-cell table:style-name="Table10.A2" office:value-type="string">
            <text:p text:style-name="P6"/>
          </table:table-cell>
        </table:table-row>
        <table:table-row>
          <table:table-cell table:style-name="Table10.A2" office:value-type="string">
            <text:p text:style-name="scpi1"><text:a xlink:type="simple" xlink:href="#syst_beep" text:style-name="Internet_20_link" text:visited-style-name="Visited_20_Internet_20_Link"><text:span text:style-name="T2">:BEEPer[:IMMediate]</text:span></text:a></text:p>
          </table:table-cell>
          <table:table-cell table:style-name="Table10.A2" office:value-type="string">
            <text:p text:style-name="P6">Issues a single beep immediately</text:p>
          </table:table-cell>
        </table:table-row>
        <table:table-row>
          <table:table-cell table:style-name="Table10.A2" office:value-type="string">
            <text:p text:style-name="P16">:KEY</text:p>
          </table:table-cell>
          <table:table-cell table:style-name="Table10.A2" office:value-type="string">
            <text:p text:style-name="P6"/>
          </table:table-cell>
        </table:table-row>
        <table:table-row>
          <table:table-cell table:style-name="Table10.A2" office:value-type="string">
            <text:p text:style-name="scpi3"><text:a xlink:type="simple" xlink:href="#syst_beep_key_stat" text:style-name="Internet_20_link" text:visited-style-name="Visited_20_Internet_20_Link"><text:span text:style-name="T2">:STATe {&lt;bool&gt;}</text:span></text:a></text:p>
          </table:table-cell>
          <table:table-cell table:style-name="Table10.A2" office:value-type="string">
            <text:p text:style-name="P6">Enables click tone for local control</text:p>
          </table:table-cell>
        </table:table-row>
        <table:table-row>
          <table:table-cell table:style-name="Table10.A2" office:value-type="string">
            <text:p text:style-name="scpi2"><text:a xlink:type="simple" xlink:href="#syst_beep_stat" text:style-name="Internet_20_link" text:visited-style-name="Visited_20_Internet_20_Link"><text:span text:style-name="T2">:STATe {&lt;bool&gt;}</text:span></text:a></text:p>
          </table:table-cell>
          <table:table-cell table:style-name="Table10.A2" office:value-type="string">
            <text:p text:style-name="P6">Enables beeper function</text:p>
          </table:table-cell>
        </table:table-row>
        <table:table-row>
          <table:table-cell table:style-name="Table10.A2" office:value-type="string">
            <text:p text:style-name="scpi1"><text:a xlink:type="simple" xlink:href="#syst_cap" text:style-name="Internet_20_link" text:visited-style-name="Visited_20_Internet_20_Link"><text:span text:style-name="T2">:CAPability?</text:span></text:a></text:p>
          </table:table-cell>
          <table:table-cell table:style-name="Table10.A2" office:value-type="string">
            <text:p text:style-name="P6">Returns an &lt;instrument_specifier&gt;</text:p>
          </table:table-cell>
        </table:table-row>
        <table:table-row>
          <table:table-cell table:style-name="Table10.A2" office:value-type="string">
            <text:p text:style-name="P29">:CHANnel</text:p>
          </table:table-cell>
          <table:table-cell table:style-name="Table10.A2" office:value-type="string">
            <text:p text:style-name="P6"/>
          </table:table-cell>
        </table:table-row>
        <table:table-row>
          <table:table-cell table:style-name="Table10.A2" office:value-type="string">
            <text:p text:style-name="P16"><text:a xlink:type="simple" xlink:href="#syst_chan_col" text:style-name="Internet_20_link" text:visited-style-name="Visited_20_Internet_20_Link">:COLor {&lt;channel&gt;}, {&lt;color&gt;}</text:a></text:p>
          </table:table-cell>
          <table:table-cell table:style-name="Table10.A2" office:value-type="string">
            <text:p text:style-name="P6">Sets channel color</text:p>
          </table:table-cell>
        </table:table-row>
        <table:table-row>
          <table:table-cell table:style-name="Table10.A2" office:value-type="string">
            <text:p text:style-name="scpi2"><text:a xlink:type="simple" xlink:href="#syst_chan_coun" text:style-name="Internet_20_link" text:visited-style-name="Visited_20_Internet_20_Link"><text:span text:style-name="T2">[:COUNt]?</text:span></text:a></text:p>
          </table:table-cell>
          <table:table-cell table:style-name="Table10.A2" office:value-type="string">
            <text:p text:style-name="P6">Returns the number of output channels</text:p>
          </table:table-cell>
        </table:table-row>
        <table:table-row>
          <table:table-cell table:style-name="Table10.A2" office:value-type="string">
            <text:p text:style-name="P16">:INFOrmation</text:p>
          </table:table-cell>
          <table:table-cell table:style-name="Table10.A2" office:value-type="string">
            <text:p text:style-name="P6"/>
          </table:table-cell>
        </table:table-row>
        <table:table-row>
          <table:table-cell table:style-name="Table10.A2" office:value-type="string">
            <text:p text:style-name="scpi3"><text:a xlink:type="simple" xlink:href="#syst_chan_curr" text:style-name="Internet_20_link" text:visited-style-name="Visited_20_Internet_20_Link"><text:span text:style-name="T2">:CURRent?</text:span></text:a></text:p>
          </table:table-cell>
          <table:table-cell table:style-name="Table10.A2" office:value-type="string">
            <text:p text:style-name="P6">Returns output current capability</text:p>
          </table:table-cell>
        </table:table-row>
        <table:table-row>
          <table:table-cell table:style-name="Table10.A2" office:value-type="string">
            <text:p text:style-name="P17">:ONTime</text:p>
          </table:table-cell>
          <table:table-cell table:style-name="Table10.A2" office:value-type="string">
            <text:p text:style-name="P6"/>
          </table:table-cell>
        </table:table-row>
        <table:table-row>
          <table:table-cell table:style-name="Table10.A2" office:value-type="string">
            <text:p text:style-name="scpi4"><text:a xlink:type="simple" xlink:href="#syst_chan_ont_last" text:style-name="Internet_20_link" text:visited-style-name="Visited_20_Internet_20_Link"><text:span text:style-name="T2">LAST?</text:span></text:a></text:p>
          </table:table-cell>
          <table:table-cell table:style-name="Table10.A2" office:value-type="string">
            <text:p text:style-name="P6">Returns time passed after last output enable</text:p>
          </table:table-cell>
        </table:table-row>
        <table:table-row>
          <table:table-cell table:style-name="Table10.A2" office:value-type="string">
            <text:p text:style-name="scpi4"><text:a xlink:type="simple" xlink:href="#syst_chan_ont_tot" text:style-name="Internet_20_link" text:visited-style-name="Visited_20_Internet_20_Link"><text:span text:style-name="T2">TOTal?</text:span></text:a></text:p>
          </table:table-cell>
          <table:table-cell table:style-name="Table10.A2" office:value-type="string">
            <text:p text:style-name="P6">Returns channel’s total active time</text:p>
          </table:table-cell>
        </table:table-row>
        <table:table-row>
          <table:table-cell table:style-name="Table10.A2" office:value-type="string">
            <text:p text:style-name="scpi3"><text:a xlink:type="simple" xlink:href="#syst_chan_pow" text:style-name="Internet_20_link" text:visited-style-name="Visited_20_Internet_20_Link"><text:span text:style-name="T2">:POWer?</text:span></text:a></text:p>
          </table:table-cell>
          <table:table-cell table:style-name="Table10.A2" office:value-type="string">
            <text:p text:style-name="P6">Returns output power capability</text:p>
          </table:table-cell>
        </table:table-row>
        <table:table-row>
          <table:table-cell table:style-name="Table10.A2" office:value-type="string">
            <text:p text:style-name="scpi3"><text:a xlink:type="simple" xlink:href="#syst_chan_volt" text:style-name="Internet_20_link" text:visited-style-name="Visited_20_Internet_20_Link"><text:span text:style-name="T2">:VOLTage?</text:span></text:a></text:p>
          </table:table-cell>
          <table:table-cell table:style-name="Table10.A2" office:value-type="string">
            <text:p text:style-name="P6">Returns output voltage capability</text:p>
          </table:table-cell>
        </table:table-row>
        <table:table-row>
          <table:table-cell table:style-name="Table10.A2" office:value-type="string">
            <text:p text:style-name="scpi2"><text:a xlink:type="simple" xlink:href="#syst_chan_lab" text:style-name="Internet_20_link" text:visited-style-name="Visited_20_Internet_20_Link">:LABel</text:a><text:a xlink:type="simple" xlink:href="#syst_chan_lab" text:style-name="Internet_20_link" text:visited-style-name="Visited_20_Internet_20_Link"><text:span text:style-name="T2"> {&lt;channel&gt;}, {&lt;label&gt;}</text:span></text:a></text:p>
          </table:table-cell>
          <table:table-cell table:style-name="Table10.A2" office:value-type="string">
            <text:p text:style-name="P6">Sets channel label name</text:p>
          </table:table-cell>
        </table:table-row>
        <table:table-row>
          <table:table-cell table:style-name="Table10.A2" office:value-type="string">
            <text:p text:style-name="scpi2"><text:a xlink:type="simple" xlink:href="#syst_chan_mod" text:style-name="Internet_20_link" text:visited-style-name="Visited_20_Internet_20_Link"><text:span text:style-name="T2">:MODel?</text:span></text:a></text:p>
          </table:table-cell>
          <table:table-cell table:style-name="Table10.A2" office:value-type="string">
            <text:p text:style-name="P6">Returns the channel model and version name</text:p>
          </table:table-cell>
        </table:table-row>
        <table:table-row>
          <table:table-cell table:style-name="Table10.A2" office:value-type="string">
            <text:p text:style-name="scpi2"><text:a xlink:type="simple" xlink:href="#syst_chan_opt" text:style-name="Internet_20_link" text:visited-style-name="Visited_20_Internet_20_Link"><text:span text:style-name="T2">:OPTion? [{&lt;channel&gt;}]</text:span></text:a></text:p>
          </table:table-cell>
          <table:table-cell table:style-name="Table10.A2" office:value-type="string">
            <text:p text:style-name="P6">Returns names of all channel resources</text:p>
          </table:table-cell>
        </table:table-row>
        <table:table-row>
          <table:table-cell table:style-name="Table10.A2" office:value-type="string">
            <text:p text:style-name="scpi2">:PIN</text:p>
          </table:table-cell>
          <table:table-cell table:style-name="Table10.A2" office:value-type="string">
            <text:p text:style-name="P6"/>
          </table:table-cell>
        </table:table-row>
        <table:table-row>
          <table:table-cell table:style-name="Table10.A2" office:value-type="string">
            <text:p text:style-name="scpi3"><text:a xlink:type="simple" xlink:href="#syst_chan_pin_lab" text:style-name="Internet_20_link" text:visited-style-name="Visited_20_Internet_20_Link">:LABel</text:a><text:a xlink:type="simple" xlink:href="#syst_chan_pin_lab" text:style-name="Internet_20_link" text:visited-style-name="Visited_20_Internet_20_Link"><text:span text:style-name="T2"> {&lt;channel&gt;}, {&lt;</text:span></text:a><text:a xlink:type="simple" xlink:href="#syst_chan_pin_lab" text:style-name="Internet_20_link" text:visited-style-name="Visited_20_Internet_20_Link"><text:span text:style-name="T12">pin</text:span></text:a><text:a xlink:type="simple" xlink:href="#syst_chan_pin_lab" text:style-name="Internet_20_link" text:visited-style-name="Visited_20_Internet_20_Link">&gt;}, </text:a><text:a xlink:type="simple" xlink:href="#syst_chan_pin_lab" text:style-name="Internet_20_link" text:visited-style-name="Visited_20_Internet_20_Link">{&lt;label&gt;}</text:a></text:p>
          </table:table-cell>
          <table:table-cell table:style-name="Table10.A2" office:value-type="string">
            <text:p text:style-name="P6">Sets module pin label name</text:p>
          </table:table-cell>
        </table:table-row>
        <table:table-row>
          <table:table-cell table:style-name="Table10.A2" office:value-type="string">
            <text:p text:style-name="scpi2"><text:a xlink:type="simple" xlink:href="#syst_chan_slot" text:style-name="Internet_20_link" text:visited-style-name="Visited_20_Internet_20_Link"><text:span text:style-name="T2">:SLOT?</text:span></text:a></text:p>
          </table:table-cell>
          <table:table-cell table:style-name="Table10.A2" office:value-type="string">
            <text:p text:style-name="P6">Returns the channel slot number </text:p>
          </table:table-cell>
        </table:table-row>
        <table:table-row>
          <table:table-cell table:style-name="Table10.A2" office:value-type="string">
            <text:p text:style-name="scpi2"><text:a xlink:type="simple" xlink:href="#syst_chan_vers" text:style-name="Internet_20_link" text:visited-style-name="Visited_20_Internet_20_Link"><text:span text:style-name="T2">:VERSion?</text:span></text:a></text:p>
          </table:table-cell>
          <table:table-cell table:style-name="Table10.A2" office:value-type="string">
            <text:p text:style-name="P6">Returns the channel version number </text:p>
          </table:table-cell>
        </table:table-row>
        <table:table-row>
          <table:table-cell table:style-name="Table10.A2" office:value-type="string">
            <text:p text:style-name="P29">:COMMunicate</text:p>
          </table:table-cell>
          <table:table-cell table:style-name="Table10.A2" office:value-type="string">
            <text:p text:style-name="P6"/>
          </table:table-cell>
        </table:table-row>
        <table:table-row>
          <table:table-cell table:style-name="Table10.A2" office:value-type="string">
            <text:p text:style-name="scpi2"><text:change-start text:change-id="ct140503516926736"/><text:a xlink:type="simple" xlink:href="#syst_comm_enab" text:style-name="Internet_20_link" text:visited-style-name="Visited_20_Internet_20_Link"><text:span text:style-name="T2">:ENABle {&lt;bool&gt;}, {&lt;interface&gt;}</text:span></text:a><text:change-end text:change-id="ct140503516926736"/></text:p>
          </table:table-cell>
          <table:table-cell table:style-name="Table10.A2" office:value-type="string">
            <text:p text:style-name="P6">Enables the remote interface </text:p>
          </table:table-cell>
        </table:table-row>
        <table:table-row>
          <table:table-cell table:style-name="Table10.A2" office:value-type="string">
            <text:p text:style-name="P16">:ETHernet</text:p>
          </table:table-cell>
          <table:table-cell table:style-name="Table10.A2" office:value-type="string">
            <text:p text:style-name="P6"/>
          </table:table-cell>
        </table:table-row>
        <table:table-row>
          <table:table-cell table:style-name="Table10.A2" office:value-type="string">
            <text:p text:style-name="scpi3"><text:a xlink:type="simple" xlink:href="#syst_comm_eth_addr" text:style-name="Internet_20_link" text:visited-style-name="Visited_20_Internet_20_Link"><text:span text:style-name="T2">:ADDRess {&lt;ip_address&gt;}</text:span></text:a></text:p>
          </table:table-cell>
          <table:table-cell table:style-name="Table10.A2" office:value-type="string">
            <text:p text:style-name="P6">Sets the static LAN (IP) address</text:p>
          </table:table-cell>
        </table:table-row>
        <table:table-row>
          <table:table-cell table:style-name="Table10.A2" office:value-type="string">
            <text:p text:style-name="P17">:CONTrol?</text:p>
          </table:table-cell>
          <table:table-cell table:style-name="Table10.A2" office:value-type="string">
            <text:p text:style-name="P6">Returns the control connection port</text:p>
          </table:table-cell>
        </table:table-row>
        <table:table-row>
          <table:table-cell table:style-name="Table10.A2" office:value-type="string">
            <text:p text:style-name="scpi3"><text:a xlink:type="simple" xlink:href="#syst_comm_eth_dhcp" text:style-name="Internet_20_link" text:visited-style-name="Visited_20_Internet_20_Link"><text:span text:style-name="T2">:DHCP {&lt;bool&gt;}</text:span></text:a></text:p>
          </table:table-cell>
          <table:table-cell table:style-name="Table10.A2" office:value-type="string">
            <text:p text:style-name="P6">Enables the use of the Dynamic Host Configuration Protocol (DHCP)</text:p>
          </table:table-cell>
        </table:table-row>
        <table:table-row>
          <table:table-cell table:style-name="Table10.A2" office:value-type="string">
            <text:p text:style-name="scpi3"><text:a xlink:type="simple" xlink:href="#syst_comm_eth_dns" text:style-name="Internet_20_link" text:visited-style-name="Visited_20_Internet_20_Link"><text:span text:style-name="T2">:DNS &lt;ip_address&gt;</text:span></text:a></text:p>
          </table:table-cell>
          <table:table-cell table:style-name="Table10.A2" office:value-type="string">
            <text:p text:style-name="P6">Sets the IP address of the DNS server.</text:p>
          </table:table-cell>
        </table:table-row>
        <table:table-row>
          <table:table-cell table:style-name="Table10.A2" office:value-type="string">
            <text:p text:style-name="scpi3"><text:a xlink:type="simple" xlink:href="#syst_comm_eth_gate" text:style-name="Internet_20_link" text:visited-style-name="Visited_20_Internet_20_Link"><text:span text:style-name="T2">:GATEway {&lt;ip_address&gt;}</text:span></text:a></text:p>
          </table:table-cell>
          <table:table-cell table:style-name="Table10.A2" office:value-type="string">
            <text:p text:style-name="P6">Sets the IP address of the default gateway</text:p>
          </table:table-cell>
        </table:table-row>
        <table:table-row>
          <table:table-cell table:style-name="Table10.A2" office:value-type="string">
            <text:p text:style-name="P18"><text:a xlink:type="simple" xlink:href="#syst_comm_etc_host" text:style-name="Internet_20_link" text:visited-style-name="Visited_20_Internet_20_Link">:HOSTname {&lt;name&gt;}</text:a></text:p>
          </table:table-cell>
          <table:table-cell table:style-name="Table10.A2" office:value-type="string">
            <text:p text:style-name="P7">Sets the Ethernet communication host name</text:p>
          </table:table-cell>
        </table:table-row>
        <table:table-row>
          <table:table-cell table:style-name="Table10.A2" office:value-type="string">
            <text:p text:style-name="scpi3"><text:a xlink:type="simple" xlink:href="#syst_comm_eth_mac" text:style-name="Internet_20_link" text:visited-style-name="Visited_20_Internet_20_Link"><text:span text:style-name="T2">:MAC?</text:span></text:a></text:p>
          </table:table-cell>
          <table:table-cell table:style-name="Table10.A2" office:value-type="string">
            <text:p text:style-name="P6">Returns the MAC address</text:p>
          </table:table-cell>
        </table:table-row>
        <table:table-row>
          <table:table-cell table:style-name="Table10.A2" office:value-type="string">
            <text:p text:style-name="scpi3"><text:a xlink:type="simple" xlink:href="#syst_comm_eth_port" text:style-name="Internet_20_link" text:visited-style-name="Visited_20_Internet_20_Link"><text:span text:style-name="T2">:PORT {&lt;number&gt;}</text:span></text:a></text:p>
          </table:table-cell>
          <table:table-cell table:style-name="Table10.A2" office:value-type="string">
            <text:p text:style-name="P6">Sets the port number</text:p>
          </table:table-cell>
        </table:table-row>
        <table:table-row>
          <table:table-cell table:style-name="Table10.A2" office:value-type="string">
            <text:p text:style-name="scpi3"><text:a xlink:type="simple" xlink:href="#syst_comm_eth_smas" text:style-name="Internet_20_link" text:visited-style-name="Visited_20_Internet_20_Link"><text:span text:style-name="T2">:SMASk {&lt;mask&gt;}</text:span></text:a></text:p>
          </table:table-cell>
          <table:table-cell table:style-name="Table10.A2" office:value-type="string">
            <text:p text:style-name="P6">Sets the static subnet mask</text:p>
          </table:table-cell>
        </table:table-row>
        <table:table-row>
          <table:table-cell table:style-name="Table10.A2" office:value-type="string">
            <text:p text:style-name="scpi2"><text:a xlink:type="simple" xlink:href="#syst_comm_ntp" text:style-name="Internet_20_link" text:visited-style-name="Visited_20_Internet_20_Link"><text:span text:style-name="T2">:NTP {&lt;server&gt;}</text:span></text:a></text:p>
          </table:table-cell>
          <table:table-cell table:style-name="Table10.A2" office:value-type="string">
            <text:p text:style-name="P6">Sets NTP service server address</text:p>
          </table:table-cell>
        </table:table-row>
        <table:table-row>
          <table:table-cell table:style-name="Table10.A2" office:value-type="string">
            <text:p text:style-name="scpi3"><text:a xlink:type="simple" xlink:href="#syst_comm_ntp_freq" text:style-name="Internet_20_link" text:visited-style-name="Visited_20_Internet_20_Link">:FREQuency</text:a></text:p>
          </table:table-cell>
          <table:table-cell table:style-name="Table10.A2" office:value-type="string">
            <text:p text:style-name="P6">Sets the frequency of connection to the NTP service</text:p>
          </table:table-cell>
        </table:table-row>
        <text:soft-page-break/>
        <table:table-row>
          <table:table-cell table:style-name="Table10.A2" office:value-type="string">
            <text:p text:style-name="P16">:MQTT</text:p>
          </table:table-cell>
          <table:table-cell table:style-name="Table10.A2" office:value-type="string">
            <text:p text:style-name="P6"/>
          </table:table-cell>
        </table:table-row>
        <table:table-row>
          <table:table-cell table:style-name="Table10.A2" office:value-type="string">
            <text:p text:style-name="scpi3"><text:a xlink:type="simple" xlink:href="#syst_comm_mqtt_conn" text:style-name="Internet_20_link" text:visited-style-name="Visited_20_Internet_20_Link"><text:span text:style-name="T2">:SETTings {&lt;address&gt;, &lt;port&gt;, &lt;user&gt;, &lt;password&gt;, &lt;period&gt;}</text:span></text:a></text:p>
          </table:table-cell>
          <table:table-cell table:style-name="Table10.A2" office:value-type="string">
            <text:p text:style-name="P6">Sets MQTT connection parameters</text:p>
          </table:table-cell>
        </table:table-row>
        <table:table-row>
          <table:table-cell table:style-name="Table10.A2" office:value-type="string">
            <text:p text:style-name="scpi3"><text:a xlink:type="simple" xlink:href="#syst_comm_mqtt_stat" text:style-name="Internet_20_link" text:visited-style-name="Visited_20_Internet_20_Link"><text:span text:style-name="T2">:STATe?</text:span></text:a></text:p>
          </table:table-cell>
          <table:table-cell table:style-name="Table10.A2" office:value-type="string">
            <text:p text:style-name="P6">Returns MQTT connection status</text:p>
          </table:table-cell>
        </table:table-row>
        <table:table-row>
          <table:table-cell table:style-name="Table10.A2" office:value-type="string">
            <text:p text:style-name="P16">:USB</text:p>
          </table:table-cell>
          <table:table-cell table:style-name="Table10.A2" office:value-type="string">
            <text:p text:style-name="P6"/>
          </table:table-cell>
        </table:table-row>
        <table:table-row>
          <table:table-cell table:style-name="Table10.A2" office:value-type="string">
            <text:p text:style-name="scpi3"><text:a xlink:type="simple" xlink:href="#syst_comm_usb_cla" text:style-name="Internet_20_link" text:visited-style-name="Visited_20_Internet_20_Link"><text:span text:style-name="T2">:CLAss {&lt;usb_class&gt;}</text:span></text:a></text:p>
          </table:table-cell>
          <table:table-cell table:style-name="Table10.A2" office:value-type="string">
            <text:p text:style-name="P6">Sets USB class</text:p>
          </table:table-cell>
        </table:table-row>
        <table:table-row>
          <table:table-cell table:style-name="Table10.A2" office:value-type="string">
            <text:p text:style-name="scpi3"><text:a xlink:type="simple" xlink:href="#syst_comm_usb_mode" text:style-name="Internet_20_link" text:visited-style-name="Visited_20_Internet_20_Link"><text:span text:style-name="T2">:MODE {&lt;usb_mode&gt;}</text:span></text:a></text:p>
          </table:table-cell>
          <table:table-cell table:style-name="Table10.A2" office:value-type="string">
            <text:p text:style-name="P6">Sets USB mode</text:p>
          </table:table-cell>
        </table:table-row>
        <table:table-row>
          <table:table-cell table:style-name="Table10.A2" office:value-type="string">
            <text:p text:style-name="scpi2"><text:a xlink:type="simple" xlink:href="#syst_comm_rlst" text:style-name="Internet_20_link" text:visited-style-name="Visited_20_Internet_20_Link"><text:span text:style-name="T2">:RLSTate {&lt;state&gt;}</text:span></text:a></text:p>
          </table:table-cell>
          <table:table-cell table:style-name="Table10.A2" office:value-type="string">
            <text:p text:style-name="P6">Places the instrument in remote or local mode</text:p>
          </table:table-cell>
        </table:table-row>
        <table:table-row>
          <table:table-cell table:style-name="Table10.A2" office:value-type="string">
            <text:p text:style-name="P29">:CPU</text:p>
          </table:table-cell>
          <table:table-cell table:style-name="Table10.A2" office:value-type="string">
            <text:p text:style-name="P6"/>
          </table:table-cell>
        </table:table-row>
        <table:table-row>
          <table:table-cell table:style-name="Table10.A2" office:value-type="string">
            <text:p text:style-name="scpi2"><text:a xlink:type="simple" xlink:href="#syst_cpu_firm" text:style-name="Internet_20_link" text:visited-style-name="Visited_20_Internet_20_Link"><text:span text:style-name="T2">:FIRMware?</text:span></text:a></text:p>
          </table:table-cell>
          <table:table-cell table:style-name="Table10.A2" office:value-type="string">
            <text:p text:style-name="P6">Returns BB3 firmware version</text:p>
          </table:table-cell>
        </table:table-row>
        <table:table-row>
          <table:table-cell table:style-name="Table10.A2" office:value-type="string">
            <text:p text:style-name="P16">:INFOrmation</text:p>
          </table:table-cell>
          <table:table-cell table:style-name="Table10.A2" office:value-type="string">
            <text:p text:style-name="P6"/>
          </table:table-cell>
        </table:table-row>
        <table:table-row>
          <table:table-cell table:style-name="Table10.A2" office:value-type="string">
            <text:p text:style-name="P17">:ONtime</text:p>
          </table:table-cell>
          <table:table-cell table:style-name="Table10.A2" office:value-type="string">
            <text:p text:style-name="P6"/>
          </table:table-cell>
        </table:table-row>
        <table:table-row>
          <table:table-cell table:style-name="Table10.A2" office:value-type="string">
            <text:p text:style-name="scpi4"><text:a xlink:type="simple" xlink:href="#syst_cpu_ont_last" text:style-name="Internet_20_link" text:visited-style-name="Visited_20_Internet_20_Link"><text:span text:style-name="T2">LAST?</text:span></text:a></text:p>
          </table:table-cell>
          <table:table-cell table:style-name="Table10.A2" office:value-type="string">
            <text:p text:style-name="P6">Returns time passed after last power on</text:p>
          </table:table-cell>
        </table:table-row>
        <table:table-row>
          <table:table-cell table:style-name="Table10.A2" office:value-type="string">
            <text:p text:style-name="scpi4"><text:a xlink:type="simple" xlink:href="#syst_cpu_ont_tot" text:style-name="Internet_20_link" text:visited-style-name="Visited_20_Internet_20_Link"><text:span text:style-name="T2">TOTal?</text:span></text:a></text:p>
          </table:table-cell>
          <table:table-cell table:style-name="Table10.A2" office:value-type="string">
            <text:p text:style-name="P6">Returns the <text:span text:style-name="T8">BB3</text:span> total active time</text:p>
          </table:table-cell>
        </table:table-row>
        <table:table-row>
          <table:table-cell table:style-name="Table10.A2" office:value-type="string">
            <text:p text:style-name="scpi2"><text:a xlink:type="simple" xlink:href="#syst_cpu_mod" text:style-name="Internet_20_link" text:visited-style-name="Visited_20_Internet_20_Link"><text:span text:style-name="T2">:MODel?</text:span></text:a></text:p>
          </table:table-cell>
          <table:table-cell table:style-name="Table10.A2" office:value-type="string">
            <text:p text:style-name="P6">Returns the control board model name</text:p>
          </table:table-cell>
        </table:table-row>
        <table:table-row>
          <table:table-cell table:style-name="Table10.A2" office:value-type="string">
            <text:p text:style-name="scpi2"><text:span text:style-name="T2">:</text:span><text:a xlink:type="simple" xlink:href="#syst_cpu_sno" text:style-name="Internet_20_link" text:visited-style-name="Visited_20_Internet_20_Link">SNO?</text:a></text:p>
          </table:table-cell>
          <table:table-cell table:style-name="Table10.A2" office:value-type="string">
            <text:p text:style-name="P6">Returns the BB3 serial number </text:p>
          </table:table-cell>
        </table:table-row>
        <table:table-row>
          <table:table-cell table:style-name="Table10.A2" office:value-type="string">
            <text:p text:style-name="scpi2"><text:a xlink:type="simple" xlink:href="#syst_cpu_vers" text:style-name="Internet_20_link" text:visited-style-name="Visited_20_Internet_20_Link"><text:span text:style-name="T2">:VERSion?</text:span></text:a></text:p>
          </table:table-cell>
          <table:table-cell table:style-name="Table10.A2" office:value-type="string">
            <text:p text:style-name="P6">Returns the BB3 version number </text:p>
          </table:table-cell>
        </table:table-row>
        <table:table-row>
          <table:table-cell table:style-name="Table10.A2" office:value-type="string">
            <text:p text:style-name="scpi1"><text:a xlink:type="simple" xlink:href="#syst_date" text:style-name="Internet_20_link" text:visited-style-name="Visited_20_Internet_20_Link"><text:span text:style-name="T2">:DATE {&lt;year&gt;}, {&lt;month&gt;}, {&lt;day&gt;}</text:span></text:a></text:p>
          </table:table-cell>
          <table:table-cell table:style-name="Table10.A2" office:value-type="string">
            <text:p text:style-name="P6">Sets the date of the system clock</text:p>
          </table:table-cell>
        </table:table-row>
        <table:table-row>
          <table:table-cell table:style-name="Table10.A2" office:value-type="string">
            <text:p text:style-name="scpi1"><text:a xlink:type="simple" xlink:href="#syst_del" text:style-name="Internet_20_link" text:visited-style-name="Visited_20_Internet_20_Link">DELay {&lt;time&gt;}</text:a></text:p>
          </table:table-cell>
          <table:table-cell table:style-name="Table10.A2" office:value-type="string">
            <text:p text:style-name="P6">Sets a pause in SCPI execution</text:p>
          </table:table-cell>
        </table:table-row>
        <table:table-row>
          <table:table-cell table:style-name="Table10.A2" office:value-type="string">
            <text:p text:style-name="P30">:DIGital</text:p>
          </table:table-cell>
          <table:table-cell table:style-name="Table10.A2" office:value-type="string">
            <text:p text:style-name="P7"/>
          </table:table-cell>
        </table:table-row>
        <table:table-row>
          <table:table-cell table:style-name="Table10.A2" office:value-type="string">
            <text:p text:style-name="scpi2"><text:a xlink:type="simple" xlink:href="#syst_dig_inp_data" text:style-name="Internet_20_link" text:visited-style-name="Visited_20_Internet_20_Link">:INPut:DATA? {&lt;pin&gt;</text:a><text:span text:style-name="T2">}</text:span></text:p>
          </table:table-cell>
          <table:table-cell table:style-name="Table10.A2" office:value-type="string">
            <text:p text:style-name="P7">Reads the state of the digital port pins</text:p>
          </table:table-cell>
        </table:table-row>
        <table:table-row>
          <table:table-cell table:style-name="Table10.A2" office:value-type="string">
            <text:p text:style-name="P15"><text:a xlink:type="simple" xlink:href="#syst_dig_outp_data" text:style-name="Internet_20_link" text:visited-style-name="Visited_20_Internet_20_Link"><text:span text:style-name="T2">:OUTPut</text:span></text:a></text:p>
          </table:table-cell>
          <table:table-cell table:style-name="Table10.A2" office:value-type="string">
            <text:p text:style-name="P7"/>
          </table:table-cell>
        </table:table-row>
        <table:table-row>
          <table:table-cell table:style-name="Table10.A2" office:value-type="string">
            <text:p text:style-name="scpi3"><text:a xlink:type="simple" xlink:href="#syst_dig_outp_data" text:style-name="Internet_20_link" text:visited-style-name="Visited_20_Internet_20_Link"><text:span text:style-name="T2">:DATA {&lt;pin&gt;}, {&lt;state&gt;}</text:span></text:a></text:p>
          </table:table-cell>
          <table:table-cell table:style-name="Table10.A2" office:value-type="string">
            <text:p text:style-name="P7">Sets the state of the digital port pins</text:p>
          </table:table-cell>
        </table:table-row>
        <table:table-row>
          <table:table-cell table:style-name="Table10.A2" office:value-type="string">
            <text:p text:style-name="P17">:PWM</text:p>
          </table:table-cell>
          <table:table-cell table:style-name="Table10.A2" office:value-type="string">
            <text:p text:style-name="P7"/>
          </table:table-cell>
        </table:table-row>
        <table:table-row>
          <table:table-cell table:style-name="Table10.A2" office:value-type="string">
            <text:p text:style-name="scpi4"><text:a xlink:type="simple" xlink:href="#syst_dig_outp_pwm_duty" text:style-name="Internet_20_link" text:visited-style-name="Visited_20_Internet_20_Link"><text:span text:style-name="T2">:DUTY {&lt;pin&gt;}, {&lt;duty&gt;}</text:span></text:a></text:p>
          </table:table-cell>
          <table:table-cell table:style-name="Table10.A2" office:value-type="string">
            <text:p text:style-name="P7">Sets square wave generator duty cycle</text:p>
          </table:table-cell>
        </table:table-row>
        <table:table-row>
          <table:table-cell table:style-name="Table10.A2" office:value-type="string">
            <text:p text:style-name="scpi4"><text:a xlink:type="simple" xlink:href="#syst_dig_outp_pwm_freq" text:style-name="Internet_20_link" text:visited-style-name="Visited_20_Internet_20_Link"><text:span text:style-name="T2">:FREQuency {&lt;pin&gt;}, {&lt;frequency&gt;}</text:span></text:a></text:p>
          </table:table-cell>
          <table:table-cell table:style-name="Table10.A2" office:value-type="string">
            <text:p text:style-name="P7">Sets square wave generator frequency</text:p>
          </table:table-cell>
        </table:table-row>
        <table:table-row>
          <table:table-cell table:style-name="Table10.A2" office:value-type="string">
            <text:p text:style-name="P16">:PIN&lt;n&gt;</text:p>
          </table:table-cell>
          <table:table-cell table:style-name="Table10.A2" office:value-type="string">
            <text:p text:style-name="P7"/>
          </table:table-cell>
        </table:table-row>
        <table:table-row>
          <table:table-cell table:style-name="Table10.A2" office:value-type="string">
            <text:p text:style-name="scpi3"><text:a xlink:type="simple" xlink:href="#syst_dig_pin_func" text:style-name="Internet_20_link" text:visited-style-name="Visited_20_Internet_20_Link"><text:span text:style-name="T2">:FUNCtion {&lt;function&gt;}</text:span></text:a></text:p>
          </table:table-cell>
          <table:table-cell table:style-name="Table10.A2" office:value-type="string">
            <text:p text:style-name="P7">Sets the selected pin’s function</text:p>
          </table:table-cell>
        </table:table-row>
        <table:table-row>
          <table:table-cell table:style-name="Table10.A2" office:value-type="string">
            <text:p text:style-name="scpi3"><text:a xlink:type="simple" xlink:href="#syst_dig_pin_pol" text:style-name="Internet_20_link" text:visited-style-name="Visited_20_Internet_20_Link"><text:span text:style-name="T2">:POLarity {&lt;polarity&gt;}</text:span></text:a></text:p>
          </table:table-cell>
          <table:table-cell table:style-name="Table10.A2" office:value-type="string">
            <text:p text:style-name="P7">Sets the selected pin’s polarity</text:p>
          </table:table-cell>
        </table:table-row>
        <table:table-row>
          <table:table-cell table:style-name="Table10.A2" office:value-type="string">
            <text:p text:style-name="P29">:ERRor</text:p>
          </table:table-cell>
          <table:table-cell table:style-name="Table10.A2" office:value-type="string">
            <text:p text:style-name="P6"/>
          </table:table-cell>
        </table:table-row>
        <table:table-row>
          <table:table-cell table:style-name="Table10.A2" office:value-type="string">
            <text:p text:style-name="scpi2"><text:a xlink:type="simple" xlink:href="#syst_err" text:style-name="Internet_20_link" text:visited-style-name="Visited_20_Internet_20_Link"><text:span text:style-name="T2">[:NEXT]?</text:span></text:a></text:p>
          </table:table-cell>
          <table:table-cell table:style-name="Table10.A2" office:value-type="string">
            <text:p text:style-name="P6">Queries and clears errors from the error queue</text:p>
          </table:table-cell>
        </table:table-row>
        <table:table-row>
          <table:table-cell table:style-name="Table10.A2" office:value-type="string">
            <text:p text:style-name="scpi2"><text:a xlink:type="simple" xlink:href="#syst_err_coun" text:style-name="Internet_20_link" text:visited-style-name="Visited_20_Internet_20_Link"><text:span text:style-name="T2">:COUNt?</text:span></text:a></text:p>
          </table:table-cell>
          <table:table-cell table:style-name="Table10.A2" office:value-type="string">
            <text:p text:style-name="P6">Queries the error/event queue for the number of unread items</text:p>
          </table:table-cell>
        </table:table-row>
        <table:table-row>
          <table:table-cell table:style-name="Table10.A2" office:value-type="string">
            <text:p text:style-name="P29">:FAN</text:p>
          </table:table-cell>
          <table:table-cell table:style-name="Table10.A2" office:value-type="string">
            <text:p text:style-name="P6"/>
          </table:table-cell>
        </table:table-row>
        <table:table-row>
          <table:table-cell table:style-name="Table10.A2" office:value-type="string">
            <text:p text:style-name="scpi2"><text:a xlink:type="simple" xlink:href="#syst_fan_spe" text:style-name="Internet_20_link" text:visited-style-name="Visited_20_Internet_20_Link"><text:span text:style-name="T2">:SPEed</text:span></text:a></text:p>
          </table:table-cell>
          <table:table-cell table:style-name="Table10.A2" office:value-type="string">
            <text:p text:style-name="P6">Returns speed of the cooling fan</text:p>
          </table:table-cell>
        </table:table-row>
        <table:table-row>
          <table:table-cell table:style-name="Table10.A2" office:value-type="string">
            <text:p text:style-name="scpi2"><text:a xlink:type="simple" xlink:href="#syst_fan_stat" text:style-name="Internet_20_link" text:visited-style-name="Visited_20_Internet_20_Link"><text:span text:style-name="T2">:STATus</text:span></text:a></text:p>
          </table:table-cell>
          <table:table-cell table:style-name="Table10.A2" office:value-type="string">
            <text:p text:style-name="P6">Returns status of the cooling fan</text:p>
          </table:table-cell>
        </table:table-row>
        <table:table-row>
          <table:table-cell table:style-name="Table10.A2" office:value-type="string">
            <text:p text:style-name="P29">:FORMat</text:p>
          </table:table-cell>
          <table:table-cell table:style-name="Table10.A2" office:value-type="string">
            <text:p text:style-name="P6"/>
          </table:table-cell>
        </table:table-row>
        <table:table-row>
          <table:table-cell table:style-name="Table10.A2" office:value-type="string">
            <text:p text:style-name="scpi2"><text:a xlink:type="simple" xlink:href="#syst_form_date" text:style-name="Internet_20_link" text:visited-style-name="Visited_20_Internet_20_Link"><text:span text:style-name="T2">:DATE</text:span></text:a></text:p>
          </table:table-cell>
          <table:table-cell table:style-name="Table10.A2" office:value-type="string">
            <text:p text:style-name="P6">Sets format for displaying date</text:p>
          </table:table-cell>
        </table:table-row>
        <table:table-row>
          <table:table-cell table:style-name="Table10.A2" office:value-type="string">
            <text:p text:style-name="scpi2"><text:a xlink:type="simple" xlink:href="#syst_form_time" text:style-name="Internet_20_link" text:visited-style-name="Visited_20_Internet_20_Link"><text:span text:style-name="T2">:TIME</text:span></text:a></text:p>
          </table:table-cell>
          <table:table-cell table:style-name="Table10.A2" office:value-type="string">
            <text:p text:style-name="P6">Sets 12h or 24h clock format</text:p>
          </table:table-cell>
        </table:table-row>
        <table:table-row>
          <table:table-cell table:style-name="Table10.A2" office:value-type="string">
            <text:p text:style-name="scpi1"><text:a xlink:type="simple" xlink:href="#syst_inh" text:style-name="Internet_20_link" text:visited-style-name="Visited_20_Internet_20_Link"><text:span text:style-name="T2">:INHibit?</text:span></text:a></text:p>
          </table:table-cell>
          <table:table-cell table:style-name="Table10.A2" office:value-type="string">
            <text:p text:style-name="P6">Queries system inhibit state</text:p>
          </table:table-cell>
        </table:table-row>
        <table:table-row>
          <table:table-cell table:style-name="Table10.A2" office:value-type="string">
            <text:p text:style-name="P29">:KEY</text:p>
          </table:table-cell>
          <table:table-cell table:style-name="Table10.A2" office:value-type="string">
            <text:p text:style-name="P6"/>
          </table:table-cell>
        </table:table-row>
        <text:soft-page-break/>
        <table:table-row>
          <table:table-cell table:style-name="Table10.A2" office:value-type="string">
            <text:p text:style-name="scpi1"><text:a xlink:type="simple" xlink:href="#syst_kloc" text:style-name="Internet_20_link" text:visited-style-name="Visited_20_Internet_20_Link"><text:span text:style-name="T2">:KLOCk</text:span></text:a></text:p>
          </table:table-cell>
          <table:table-cell table:style-name="Table10.A2" office:value-type="string">
            <text:p text:style-name="P6">Disables front panel [lock/unlock] icon</text:p>
          </table:table-cell>
        </table:table-row>
        <table:table-row>
          <table:table-cell table:style-name="Table10.A2" office:value-type="string">
            <text:p text:style-name="scpi1"><text:a xlink:type="simple" xlink:href="#syst_lfr" text:style-name="Internet_20_link" text:visited-style-name="Visited_20_Internet_20_Link">:LFRequency {&lt;frequency&gt;}</text:a></text:p>
          </table:table-cell>
          <table:table-cell table:style-name="Table10.A2" office:value-type="string">
            <text:p text:style-name="P6">Sets the AC mains frequency</text:p>
          </table:table-cell>
        </table:table-row>
        <table:table-row>
          <table:table-cell table:style-name="Table10.A2" office:value-type="string">
            <text:p text:style-name="scpi1"><text:a xlink:type="simple" xlink:href="#syst_loc" text:style-name="Internet_20_link" text:visited-style-name="Visited_20_Internet_20_Link"><text:span text:style-name="T2">:LOCal</text:span></text:a></text:p>
          </table:table-cell>
          <table:table-cell table:style-name="Table10.A2" office:value-type="string">
            <text:p text:style-name="P6">Places the <text:span text:style-name="T8">BB3</text:span> in the local mode</text:p>
          </table:table-cell>
        </table:table-row>
        <table:table-row>
          <table:table-cell table:style-name="Table10.A2" office:value-type="string">
            <text:p text:style-name="P29">:MEASure</text:p>
          </table:table-cell>
          <table:table-cell table:style-name="Table10.A2" office:value-type="string">
            <text:p text:style-name="P6"/>
          </table:table-cell>
        </table:table-row>
        <table:table-row>
          <table:table-cell table:style-name="Table10.A2" office:value-type="string">
            <text:p text:style-name="P16">[:SCALar]</text:p>
          </table:table-cell>
          <table:table-cell table:style-name="Table10.A2" office:value-type="string">
            <text:p text:style-name="P6"/>
          </table:table-cell>
        </table:table-row>
        <table:table-row>
          <table:table-cell table:style-name="Table10.A2" office:value-type="string">
            <text:p text:style-name="P17">:TEMPerature</text:p>
          </table:table-cell>
          <table:table-cell table:style-name="Table10.A2" office:value-type="string">
            <text:p text:style-name="P6"/>
          </table:table-cell>
        </table:table-row>
        <table:table-row>
          <table:table-cell table:style-name="Table10.A2" office:value-type="string">
            <text:p text:style-name="scpi4"><text:a xlink:type="simple" xlink:href="#syst_meas_temp" text:style-name="Internet_20_link" text:visited-style-name="Visited_20_Internet_20_Link"><text:span text:style-name="T2">[:DC]? {&lt;sensor&gt;}</text:span></text:a></text:p>
          </table:table-cell>
          <table:table-cell table:style-name="Table10.A2" office:value-type="string">
            <text:p text:style-name="P6">Takes a measurement; returns the average temperature</text:p>
          </table:table-cell>
        </table:table-row>
        <table:table-row>
          <table:table-cell table:style-name="Table10.A2" office:value-type="string">
            <text:p text:style-name="P17">[:VOLTage]</text:p>
          </table:table-cell>
          <table:table-cell table:style-name="Table10.A2" office:value-type="string">
            <text:p text:style-name="P6"/>
          </table:table-cell>
        </table:table-row>
        <table:table-row>
          <table:table-cell table:style-name="Table10.A2" office:value-type="string">
            <text:p text:style-name="scpi4"><text:a xlink:type="simple" xlink:href="#syst_meas_volt" text:style-name="Internet_20_link" text:visited-style-name="Visited_20_Internet_20_Link"><text:span text:style-name="T2">[:DC]? {&lt;device&gt;}</text:span></text:a></text:p>
          </table:table-cell>
          <table:table-cell table:style-name="Table10.A2" office:value-type="string">
            <text:p text:style-name="P6">Takes a voltage measurement of the RTC battery</text:p>
          </table:table-cell>
        </table:table-row>
        <table:table-row>
          <table:table-cell table:style-name="Table10.A2" office:value-type="string">
            <text:p text:style-name="P29">:PASSword</text:p>
          </table:table-cell>
          <table:table-cell table:style-name="Table10.A2" office:value-type="string">
            <text:p text:style-name="P6"/>
          </table:table-cell>
        </table:table-row>
        <table:table-row>
          <table:table-cell table:style-name="Table10.A2" office:value-type="string">
            <text:p text:style-name="P16">:CALibration</text:p>
          </table:table-cell>
          <table:table-cell table:style-name="Table10.A2" office:value-type="string">
            <text:p text:style-name="P6"/>
          </table:table-cell>
        </table:table-row>
        <table:table-row>
          <table:table-cell table:style-name="Table10.A2" office:value-type="string">
            <text:p text:style-name="scpi3"><text:a xlink:type="simple" xlink:href="#syst_pass_cal_res" text:style-name="Internet_20_link" text:visited-style-name="Visited_20_Internet_20_Link"><text:span text:style-name="T2">:RESet</text:span></text:a></text:p>
          </table:table-cell>
          <table:table-cell table:style-name="Table10.A2" office:value-type="string">
            <text:p text:style-name="P6">Resets the calibration password to <text:span text:style-name="T8">initial</text:span> value</text:p>
          </table:table-cell>
        </table:table-row>
        <table:table-row>
          <table:table-cell table:style-name="Table10.A2" office:value-type="string">
            <text:p text:style-name="P16">:FPANel</text:p>
          </table:table-cell>
          <table:table-cell table:style-name="Table10.A2" office:value-type="string">
            <text:p text:style-name="P6"/>
          </table:table-cell>
        </table:table-row>
        <table:table-row>
          <table:table-cell table:style-name="Table10.A2" office:value-type="string">
            <text:p text:style-name="scpi3"><text:a xlink:type="simple" xlink:href="#syst_pass_fpan_res" text:style-name="Internet_20_link" text:visited-style-name="Visited_20_Internet_20_Link"><text:span text:style-name="T2">:RESet</text:span></text:a></text:p>
          </table:table-cell>
          <table:table-cell table:style-name="Table10.A2" office:value-type="string">
            <text:p text:style-name="P6">Resets the front panel lock password to <text:span text:style-name="T8">initial</text:span> value</text:p>
          </table:table-cell>
        </table:table-row>
        <table:table-row>
          <table:table-cell table:style-name="Table10.A2" office:value-type="string">
            <text:p text:style-name="scpi2"><text:a xlink:type="simple" xlink:href="#syst_pass_new" text:style-name="Internet_20_link" text:visited-style-name="Visited_20_Internet_20_Link"><text:span text:style-name="T2">:NEW {&lt;old&gt;}, {&lt;new&gt;}</text:span></text:a></text:p>
          </table:table-cell>
          <table:table-cell table:style-name="Table10.A2" office:value-type="string">
            <text:p text:style-name="P6">Changes system password</text:p>
          </table:table-cell>
        </table:table-row>
        <table:table-row>
          <table:table-cell table:style-name="Table10.A2" office:value-type="string">
            <text:p text:style-name="scpi1"><text:a xlink:type="simple" xlink:href="#syst_pon_outp_dis" text:style-name="Internet_20_link" text:visited-style-name="Visited_20_Internet_20_Link"><text:span text:style-name="T2">:PON:OUTPut:DISable {&lt;bool&gt;}</text:span></text:a></text:p>
          </table:table-cell>
          <table:table-cell table:style-name="Table10.A2" office:value-type="string">
            <text:p text:style-name="P6">Sets output state on power up</text:p>
          </table:table-cell>
        </table:table-row>
        <table:table-row>
          <table:table-cell table:style-name="Table10.A2" office:value-type="string">
            <text:p text:style-name="scpi1"><text:a xlink:type="simple" xlink:href="#syst_pow" text:style-name="Internet_20_link" text:visited-style-name="Visited_20_Internet_20_Link"><text:span text:style-name="T2">:POWer {&lt;bool&gt;}</text:span></text:a></text:p>
          </table:table-cell>
          <table:table-cell table:style-name="Table10.A2" office:value-type="string">
            <text:p text:style-name="P6">Enters the <text:span text:style-name="T8">BB3</text:span> into the standby mode</text:p>
          </table:table-cell>
        </table:table-row>
        <table:table-row>
          <table:table-cell table:style-name="Table10.A2" office:value-type="string">
            <text:p text:style-name="scpi2"><text:a xlink:type="simple" xlink:href="#syst_pow_prot_trip" text:style-name="Internet_20_link" text:visited-style-name="Visited_20_Internet_20_Link"><text:span text:style-name="T2">:PROTection:TRIP {&lt;bool&gt;}</text:span></text:a></text:p>
          </table:table-cell>
          <table:table-cell table:style-name="Table10.A2" office:value-type="string">
            <text:p text:style-name="P6">Enters the <text:span text:style-name="T8">BB3</text:span> into the standby mode in case of protection trip</text:p>
          </table:table-cell>
        </table:table-row>
        <table:table-row>
          <table:table-cell table:style-name="Table10.A2" office:value-type="string">
            <text:p text:style-name="P29"><text:a xlink:type="simple" xlink:href="#syst_rel_cycl" text:style-name="Internet_20_link" text:visited-style-name="Visited_20_Internet_20_Link">:RELay:CYCLes? {&lt;chanlist&gt;}</text:a></text:p>
          </table:table-cell>
          <table:table-cell table:style-name="Table10.A2" office:value-type="string">
            <text:p text:style-name="P6">Returns the cycle count on the specified channels</text:p>
          </table:table-cell>
        </table:table-row>
        <table:table-row>
          <table:table-cell table:style-name="Table10.A2" office:value-type="string">
            <text:p text:style-name="scpi1"><text:a xlink:type="simple" xlink:href="#syst_rem" text:style-name="Internet_20_link" text:visited-style-name="Visited_20_Internet_20_Link"><text:span text:style-name="T2">:REMote</text:span></text:a></text:p>
          </table:table-cell>
          <table:table-cell table:style-name="Table10.A2" office:value-type="string">
            <text:p text:style-name="P6">Places the <text:span text:style-name="T8">BB3</text:span> in the remote mode</text:p>
          </table:table-cell>
        </table:table-row>
        <table:table-row>
          <table:table-cell table:style-name="Table10.A2" office:value-type="string">
            <text:p text:style-name="scpi1"><text:a xlink:type="simple" xlink:href="#syst_res" text:style-name="Internet_20_link" text:visited-style-name="Visited_20_Internet_20_Link"><text:span text:style-name="T2">:REStart</text:span></text:a></text:p>
          </table:table-cell>
          <table:table-cell table:style-name="Table10.A2" office:value-type="string">
            <text:p text:style-name="P6">Initiate low-level (hardware) reset</text:p>
          </table:table-cell>
        </table:table-row>
        <table:table-row>
          <table:table-cell table:style-name="Table10.A2" office:value-type="string">
            <text:p text:style-name="scpi1"><text:a xlink:type="simple" xlink:href="#syst_rwl" text:style-name="Internet_20_link" text:visited-style-name="Visited_20_Internet_20_Link"><text:span text:style-name="T2">:RWLock</text:span></text:a></text:p>
          </table:table-cell>
          <table:table-cell table:style-name="Table10.A2" office:value-type="string">
            <text:p text:style-name="P6">Places the <text:span text:style-name="T8">BB3</text:span> in the remote mode and disables front panel [lock/unlock] icon</text:p>
          </table:table-cell>
        </table:table-row>
        <table:table-row>
          <table:table-cell table:style-name="Table10.A2" office:value-type="string">
            <text:p text:style-name="P29">:SLOT</text:p>
          </table:table-cell>
          <table:table-cell table:style-name="Table10.A2" office:value-type="string">
            <text:p text:style-name="P6"/>
          </table:table-cell>
        </table:table-row>
        <table:table-row>
          <table:table-cell table:style-name="Table10.A2" office:value-type="string">
            <text:p text:style-name="scpi2"><text:a xlink:type="simple" xlink:href="#syst_slot_coun" text:style-name="Internet_20_link" text:visited-style-name="Visited_20_Internet_20_Link"><text:span text:style-name="T2">[:COUNt]?</text:span></text:a></text:p>
          </table:table-cell>
          <table:table-cell table:style-name="Table10.A2" office:value-type="string">
            <text:p text:style-name="P6">Returns the number of available slots</text:p>
          </table:table-cell>
        </table:table-row>
        <table:table-row>
          <table:table-cell table:style-name="Table10.A2" office:value-type="string">
            <text:p text:style-name="scpi2"><text:a xlink:type="simple" xlink:href="#syst_slot_col" text:style-name="Internet_20_link" text:visited-style-name="Visited_20_Internet_20_Link">:COLor {&lt;slot&gt;}, {&lt;color&gt;}</text:a></text:p>
          </table:table-cell>
          <table:table-cell table:style-name="Table10.A2" office:value-type="string">
            <text:p text:style-name="P6">Sets module color</text:p>
          </table:table-cell>
        </table:table-row>
        <table:table-row>
          <table:table-cell table:style-name="Table10.A2" office:value-type="string">
            <text:p text:style-name="scpi2"><text:a xlink:type="simple" xlink:href="#syst_slot_firm" text:style-name="Internet_20_link" text:visited-style-name="Visited_20_Internet_20_Link">:FIRMware?</text:a></text:p>
          </table:table-cell>
          <table:table-cell table:style-name="Table10.A2" office:value-type="string">
            <text:p text:style-name="P6">Returns module firmware version</text:p>
          </table:table-cell>
        </table:table-row>
        <table:table-row>
          <table:table-cell table:style-name="Table10.A2" office:value-type="string">
            <text:p text:style-name="scpi2"><text:a xlink:type="simple" xlink:href="#syst_slot_lab" text:style-name="Internet_20_link" text:visited-style-name="Visited_20_Internet_20_Link">:LABel {&lt;slot&gt;}, {&lt;label&gt;}</text:a></text:p>
          </table:table-cell>
          <table:table-cell table:style-name="Table10.A2" office:value-type="string">
            <text:p text:style-name="P6">Sets module label name</text:p>
          </table:table-cell>
        </table:table-row>
        <table:table-row>
          <table:table-cell table:style-name="Table10.A2" office:value-type="string">
            <text:p text:style-name="scpi2"><text:a xlink:type="simple" xlink:href="#syst_slot_mod" text:style-name="Internet_20_link" text:visited-style-name="Visited_20_Internet_20_Link"><text:span text:style-name="T2">:MODel? {&lt;slot&gt;}</text:span></text:a></text:p>
          </table:table-cell>
          <table:table-cell table:style-name="Table10.A2" office:value-type="string">
            <text:p text:style-name="P6">Returns the module model name</text:p>
          </table:table-cell>
        </table:table-row>
        <table:table-row>
          <table:table-cell table:style-name="Table10.A2" office:value-type="string">
            <text:p text:style-name="scpi2"><text:a xlink:type="simple" xlink:href="#syst_slot_sno" text:style-name="Internet_20_link" text:visited-style-name="Visited_20_Internet_20_Link"><text:span text:style-name="T2">:SNO {&lt;slot&gt;}</text:span></text:a></text:p>
          </table:table-cell>
          <table:table-cell table:style-name="Table10.A2" office:value-type="string">
            <text:p text:style-name="P6">Sets and returns the module serial number </text:p>
          </table:table-cell>
        </table:table-row>
        <table:table-row>
          <table:table-cell table:style-name="Table10.A2" office:value-type="string">
            <text:p text:style-name="scpi2"><text:a xlink:type="simple" xlink:href="#syst_slot_stat" text:style-name="Internet_20_link" text:visited-style-name="Visited_20_Internet_20_Link"><text:span text:style-name="T2">:STATe {&lt;slot&gt;}, {&lt;bool&gt;}</text:span></text:a></text:p>
          </table:table-cell>
          <table:table-cell table:style-name="Table10.A2" office:value-type="string">
            <text:p text:style-name="P6">Enables/disables module on selected slot</text:p>
          </table:table-cell>
        </table:table-row>
        <table:table-row>
          <table:table-cell table:style-name="Table10.A2" office:value-type="string">
            <text:p text:style-name="scpi2"><text:a xlink:type="simple" xlink:href="#syst_slot_vers" text:style-name="Internet_20_link" text:visited-style-name="Visited_20_Internet_20_Link"><text:span text:style-name="T2">:VERSion? {&lt;slot&gt;}</text:span></text:a></text:p>
          </table:table-cell>
          <table:table-cell table:style-name="Table10.A2" office:value-type="string">
            <text:p text:style-name="P6">Returns module version number </text:p>
          </table:table-cell>
        </table:table-row>
        <table:table-row>
          <table:table-cell table:style-name="Table10.A2" office:value-type="string">
            <text:p text:style-name="P29">:TEMPerature</text:p>
          </table:table-cell>
          <table:table-cell table:style-name="Table10.A2" office:value-type="string">
            <text:p text:style-name="P6"/>
          </table:table-cell>
        </table:table-row>
        <table:table-row>
          <table:table-cell table:style-name="Table10.A2" office:value-type="string">
            <text:p text:style-name="P16">:PROTection </text:p>
          </table:table-cell>
          <table:table-cell table:style-name="Table10.A2" office:value-type="string">
            <text:p text:style-name="P6"/>
          </table:table-cell>
        </table:table-row>
        <table:table-row>
          <table:table-cell table:style-name="Table10.A2" office:value-type="string">
            <text:p text:style-name="P17">[:HIGH]</text:p>
          </table:table-cell>
          <table:table-cell table:style-name="Table10.A2" office:value-type="string">
            <text:p text:style-name="P6"/>
          </table:table-cell>
        </table:table-row>
        <table:table-row>
          <table:table-cell table:style-name="Table10.A2" office:value-type="string">
            <text:p text:style-name="scpi4"><text:a xlink:type="simple" xlink:href="#syst_temp_prot" text:style-name="Internet_20_link" text:visited-style-name="Visited_20_Internet_20_Link"><text:span text:style-name="T2">[:LEVel] {&lt;temperature&gt;} [, &lt;sensor&gt;]</text:span></text:a></text:p>
          </table:table-cell>
          <table:table-cell table:style-name="Table10.A2" office:value-type="string">
            <text:p text:style-name="P6">Sets the OTP value</text:p>
          </table:table-cell>
        </table:table-row>
        <table:table-row>
          <table:table-cell table:style-name="Table10.A2" office:value-type="string">
            <text:p text:style-name="scpi4"><text:a xlink:type="simple" xlink:href="#syst_temp_prot_cle" text:style-name="Internet_20_link" text:visited-style-name="Visited_20_Internet_20_Link"><text:span text:style-name="T2">:CLEar {&lt;sensor&gt;}</text:span></text:a></text:p>
          </table:table-cell>
          <table:table-cell table:style-name="Table10.A2" office:value-type="string">
            <text:p text:style-name="P6">Clears the latched protection status of the over-temperature protection (OTP)</text:p>
          </table:table-cell>
        </table:table-row>
        <table:table-row>
          <table:table-cell table:style-name="Table10.A2" office:value-type="string">
            <text:p text:style-name="P34">:DELay</text:p>
          </table:table-cell>
          <table:table-cell table:style-name="Table10.A2" office:value-type="string">
            <text:p text:style-name="P6"/>
          </table:table-cell>
        </table:table-row>
        <table:table-row>
          <table:table-cell table:style-name="Table10.A2" office:value-type="string">
            <text:p text:style-name="scpi5"><text:a xlink:type="simple" xlink:href="#syst_temp_prot_del" text:style-name="Internet_20_link" text:visited-style-name="Visited_20_Internet_20_Link"><text:span text:style-name="T2">[:TIME] {&lt;delay&gt;} [, &lt;sensor&gt;]</text:span></text:a></text:p>
          </table:table-cell>
          <table:table-cell table:style-name="Table10.A2" office:value-type="string">
            <text:p text:style-name="P6">Sets the OTP programming delay</text:p>
          </table:table-cell>
        </table:table-row>
        <text:soft-page-break/>
        <table:table-row>
          <table:table-cell table:style-name="Table10.A2" office:value-type="string">
            <text:p text:style-name="scpi4"><text:a xlink:type="simple" xlink:href="#syst_temp_prot_stat" text:style-name="Internet_20_link" text:visited-style-name="Visited_20_Internet_20_Link"><text:span text:style-name="T2">:STATe {&lt;bool&gt;} [, &lt;sensor&gt;]</text:span></text:a></text:p>
          </table:table-cell>
          <table:table-cell table:style-name="Table10.A2" office:value-type="string">
            <text:p text:style-name="P6">Enables/disables OTP on the selected temperature sensor </text:p>
          </table:table-cell>
        </table:table-row>
        <table:table-row>
          <table:table-cell table:style-name="Table10.A2" office:value-type="string">
            <text:p text:style-name="scpi4"><text:a xlink:type="simple" xlink:href="#syst_temp_prot_trip" text:style-name="Internet_20_link" text:visited-style-name="Visited_20_Internet_20_Link"><text:span text:style-name="T2">:TRIPped? [&lt;sensor&gt;]</text:span></text:a></text:p>
          </table:table-cell>
          <table:table-cell table:style-name="Table10.A2" office:value-type="string">
            <text:p text:style-name="P6">Returns status of OTP activation</text:p>
          </table:table-cell>
        </table:table-row>
        <table:table-row>
          <table:table-cell table:style-name="Table10.A2" office:value-type="string">
            <text:p text:style-name="scpi1"><text:a xlink:type="simple" xlink:href="#syst_time" text:style-name="Internet_20_link" text:visited-style-name="Visited_20_Internet_20_Link"><text:span text:style-name="T2">:TIME {&lt;hours&gt;}, {&lt;minutes&gt;}, {&lt;seconds&gt;}</text:span></text:a></text:p>
          </table:table-cell>
          <table:table-cell table:style-name="Table10.A2" office:value-type="string">
            <text:p text:style-name="P6">Sets the time of the system clock</text:p>
          </table:table-cell>
        </table:table-row>
        <table:table-row>
          <table:table-cell table:style-name="Table10.A2" office:value-type="string">
            <text:p text:style-name="scpi2"><text:a xlink:type="simple" xlink:href="#syst_time_dst" text:style-name="Internet_20_link" text:visited-style-name="Visited_20_Internet_20_Link"><text:span text:style-name="T2">:DTS {rules}</text:span></text:a></text:p>
          </table:table-cell>
          <table:table-cell table:style-name="Table10.A2" office:value-type="string">
            <text:p text:style-name="P7">Defines daylight saving time (DST) rules </text:p>
          </table:table-cell>
        </table:table-row>
        <table:table-row>
          <table:table-cell table:style-name="Table10.A2" office:value-type="string">
            <text:p text:style-name="scpi2"><text:a xlink:type="simple" xlink:href="#syst_time_zone" text:style-name="Internet_20_link" text:visited-style-name="Visited_20_Internet_20_Link"><text:span text:style-name="T2">:ZONE {zone}</text:span></text:a></text:p>
          </table:table-cell>
          <table:table-cell table:style-name="Table10.A2" office:value-type="string">
            <text:p text:style-name="P6">Defines time zone</text:p>
          </table:table-cell>
        </table:table-row>
        <table:table-row>
          <table:table-cell table:style-name="Table10.A2" office:value-type="string">
            <text:p text:style-name="scpi1"><text:a xlink:type="simple" xlink:href="#syst_vers" text:style-name="Internet_20_link" text:visited-style-name="Visited_20_Internet_20_Link"><text:span text:style-name="T2">:VERSion?</text:span></text:a></text:p>
          </table:table-cell>
          <table:table-cell table:style-name="Table10.A2" office:value-type="string">
            <text:p text:style-name="P6">Returns the SCPI version number</text:p>
          </table:table-cell>
        </table:table-row>
      </table:table>
      <text:list xml:id="list1237765273" text:continue-numbering="true" text:style-name="Outline">
        <text:list-item>
          <text:list>
            <text:list-item>
              <text:list>
                <text:list-item>
                  <text:h text:style-name="P38" text:outline-level="3"><text:bookmark text:name="syst_beep"/>SYSTem:BEEPer</text:h>
                </text:list-item>
              </text:list>
            </text:list-item>
          </text:list>
        </text:list-item>
      </text:list>
      <table:table table:name="Table80" table:style-name="Table80">
        <table:table-column table:style-name="Table80.A"/>
        <table:table-column table:style-name="Table80.B"/>
        <table:table-row>
          <table:table-cell table:style-name="Table80.A1" office:value-type="string">
            <text:p text:style-name="P27">Syntax</text:p>
          </table:table-cell>
          <table:table-cell table:style-name="Table80.A1" office:value-type="string">
            <text:p text:style-name="P22">SYSTem:BEEPer[:IMMediate]</text:p>
          </table:table-cell>
        </table:table-row>
        <table:table-row>
          <table:table-cell table:style-name="Table80.A1" office:value-type="string">
            <text:p text:style-name="P27">Description</text:p>
          </table:table-cell>
          <table:table-cell table:style-name="Table80.A1" office:value-type="string">
            <text:p text:style-name="P6">This command issues a single beep immediately.</text:p>
          </table:table-cell>
        </table:table-row>
        <table:table-row>
          <table:table-cell table:style-name="Table80.A1" office:value-type="string">
            <text:p text:style-name="P27"><text:span text:style-name="T5">Usage</text:span><text:span text:style-name="T6"> </text:span><text:span text:style-name="T5">example</text:span></text:p>
          </table:table-cell>
          <table:table-cell table:style-name="Table80.A1" office:value-type="string">
            <text:p text:style-name="P24">SYST:BEEP</text:p>
          </table:table-cell>
        </table:table-row>
      </table:table>
      <text:list xml:id="list369624676" text:continue-numbering="true" text:style-name="Outline">
        <text:list-item>
          <text:list>
            <text:list-item>
              <text:list>
                <text:list-item>
                  <text:h text:style-name="P38" text:outline-level="3"><text:bookmark text:name="syst_beep_key_stat"/>SYSTem:BEEPer:KEY:STATe</text:h>
                </text:list-item>
              </text:list>
            </text:list-item>
          </text:list>
        </text:list-item>
      </text:list>
      <table:table table:name="Table26" table:style-name="Table26">
        <table:table-column table:style-name="Table26.A"/>
        <table:table-column table:style-name="Table26.B" table:number-columns-repeated="4"/>
        <table:table-row>
          <table:table-cell table:style-name="Table26.A1" office:value-type="string">
            <text:p text:style-name="P27">Syntax</text:p>
          </table:table-cell>
          <table:table-cell table:style-name="Table26.A1" table:number-columns-spanned="4" office:value-type="string">
            <text:p text:style-name="P22">SYSTem:BEEPer:KEY:STATe {&lt;bool&gt;}</text:p>
            <text:p text:style-name="P22">SYSTem:BEEPer:KEY:STATe?</text:p>
          </table:table-cell>
          <table:covered-table-cell/>
          <table:covered-table-cell/>
          <table:covered-table-cell/>
        </table:table-row>
        <table:table-row>
          <table:table-cell table:style-name="Table26.A1" office:value-type="string">
            <text:p text:style-name="P27">Description</text:p>
          </table:table-cell>
          <table:table-cell table:style-name="Table26.A1" table:number-columns-spanned="4" office:value-type="string">
            <text:p text:style-name="P6">Use this command to enable or disable generation of audible “click” sound when front panel option is selected.</text:p>
          </table:table-cell>
          <table:covered-table-cell/>
          <table:covered-table-cell/>
          <table:covered-table-cell/>
        </table:table-row>
        <table:table-row>
          <table:table-cell table:style-name="Table26.A1" table:number-rows-spanned="2" office:value-type="string">
            <text:p text:style-name="P27">Parameters</text:p>
          </table:table-cell>
          <table:table-cell table:style-name="Table26.B3" office:value-type="string">
            <text:p text:style-name="P9">Name</text:p>
          </table:table-cell>
          <table:table-cell table:style-name="Table26.B3" office:value-type="string">
            <text:p text:style-name="P9">Type</text:p>
          </table:table-cell>
          <table:table-cell table:style-name="Table26.B3" office:value-type="string">
            <text:p text:style-name="P9">Range</text:p>
          </table:table-cell>
          <table:table-cell table:style-name="Table26.B3" office:value-type="string">
            <text:p text:style-name="P9">Default</text:p>
          </table:table-cell>
        </table:table-row>
        <table:table-row>
          <table:covered-table-cell/>
          <table:table-cell table:style-name="Table26.A1" office:value-type="string">
            <text:p text:style-name="P6">&lt;bool&gt;</text:p>
          </table:table-cell>
          <table:table-cell table:style-name="Table26.A1" office:value-type="string">
            <text:p text:style-name="P9">Boolean</text:p>
          </table:table-cell>
          <table:table-cell table:style-name="Table26.A1" office:value-type="string">
            <text:p text:style-name="P9">ON|OFF|0|1</text:p>
          </table:table-cell>
          <table:table-cell table:style-name="Table26.A1" office:value-type="string">
            <text:p text:style-name="P9">OFF</text:p>
          </table:table-cell>
        </table:table-row>
        <table:table-row>
          <table:table-cell table:style-name="Table26.A1" office:value-type="string">
            <text:p text:style-name="P27"><text:span text:style-name="T5">Usage</text:span><text:span text:style-name="T6"> </text:span><text:span text:style-name="T5">example</text:span></text:p>
          </table:table-cell>
          <table:table-cell table:style-name="Table26.A1" table:number-columns-spanned="4" office:value-type="string">
            <text:p text:style-name="P24">SYST:BEEP:KEY:STAT ON</text:p>
          </table:table-cell>
          <table:covered-table-cell/>
          <table:covered-table-cell/>
          <table:covered-table-cell/>
        </table:table-row>
        <table:table-row>
          <table:table-cell table:style-name="Table26.A1" office:value-type="string">
            <text:p text:style-name="P27">Related Commands</text:p>
          </table:table-cell>
          <table:table-cell table:style-name="Table26.A1" table:number-columns-spanned="4" office:value-type="string">
            <text:p text:style-name="P6">SYSTem:BEEPer[:IMMediate]</text:p>
            <text:p text:style-name="P6">SYSTem:BEEPer:STATe</text:p>
          </table:table-cell>
          <table:covered-table-cell/>
          <table:covered-table-cell/>
          <table:covered-table-cell/>
        </table:table-row>
      </table:table>
      <text:list xml:id="list1895779808" text:continue-numbering="true" text:style-name="Outline">
        <text:list-item>
          <text:list>
            <text:list-item>
              <text:list>
                <text:list-item>
                  <text:h text:style-name="P38" text:outline-level="3"><text:bookmark text:name="syst_beep_stat"/>SYSTem:BEEPer:STATe</text:h>
                </text:list-item>
              </text:list>
            </text:list-item>
          </text:list>
        </text:list-item>
      </text:list>
      <table:table table:name="Table81" table:style-name="Table81">
        <table:table-column table:style-name="Table81.A"/>
        <table:table-column table:style-name="Table81.B" table:number-columns-repeated="4"/>
        <table:table-row>
          <table:table-cell table:style-name="Table81.A1" office:value-type="string">
            <text:p text:style-name="P27">Syntax</text:p>
          </table:table-cell>
          <table:table-cell table:style-name="Table81.A1" table:number-columns-spanned="4" office:value-type="string">
            <text:p text:style-name="P22">SYSTem:BEEPer:STATe {&lt;bool&gt;}</text:p>
            <text:p text:style-name="P22">SYSTem:BEEPer:STATe?</text:p>
          </table:table-cell>
          <table:covered-table-cell/>
          <table:covered-table-cell/>
          <table:covered-table-cell/>
        </table:table-row>
        <table:table-row>
          <table:table-cell table:style-name="Table81.A1" office:value-type="string">
            <text:p text:style-name="P27">Description</text:p>
          </table:table-cell>
          <table:table-cell table:style-name="Table81.A1" table:number-columns-spanned="4" office:value-type="string">
            <text:p text:style-name="P6">When the beeper is enabled, the <text:span text:style-name="T8">BB3</text:span> generates audible sound in any of the following situations:</text:p>
            <text:list xml:id="list2152650355319160568" text:style-name="List_20_1">
              <text:list-item>
                <text:p text:style-name="P36">the power is turns on or off (see SYSTem:POWer),</text:p>
              </text:list-item>
              <text:list-item>
                <text:p text:style-name="List_20_1"><text:span text:style-name="T2">when error occurs during front panel operation or remote operation (see </text:span><text:a xlink:type="simple" xlink:href="http://www.envox.hr/eez/bench-power-supply/psu-scpi-reference-manual/psu-scpi-error-messages.html" text:style-name="Internet_20_link" text:visited-style-name="Visited_20_Internet_20_Link">Section 7</text:a><text:span text:style-name="T2"> for the list of error messages),</text:span></text:p>
              </text:list-item>
              <text:list-item>
                <text:p text:style-name="P37">self-test is failed and</text:p>
              </text:list-item>
              <text:list-item>
                <text:p text:style-name="P39">any of the protection function is “tripped”</text:p>
              </text:list-item>
            </text:list>
          </table:table-cell>
          <table:covered-table-cell/>
          <table:covered-table-cell/>
          <table:covered-table-cell/>
        </table:table-row>
        <table:table-row>
          <table:table-cell table:style-name="Table81.A1" table:number-rows-spanned="2" office:value-type="string">
            <text:p text:style-name="P27">Parameters</text:p>
          </table:table-cell>
          <table:table-cell table:style-name="Table81.B3" office:value-type="string">
            <text:p text:style-name="P9">Name</text:p>
          </table:table-cell>
          <table:table-cell table:style-name="Table81.B3" office:value-type="string">
            <text:p text:style-name="P9">Type</text:p>
          </table:table-cell>
          <table:table-cell table:style-name="Table81.B3" office:value-type="string">
            <text:p text:style-name="P9">Range</text:p>
          </table:table-cell>
          <table:table-cell table:style-name="Table81.B3" office:value-type="string">
            <text:p text:style-name="P9">Default</text:p>
          </table:table-cell>
        </table:table-row>
        <table:table-row>
          <table:covered-table-cell/>
          <table:table-cell table:style-name="Table81.A1" office:value-type="string">
            <text:p text:style-name="P6">&lt;bool&gt;</text:p>
          </table:table-cell>
          <table:table-cell table:style-name="Table81.A1" office:value-type="string">
            <text:p text:style-name="P9">Boolean</text:p>
          </table:table-cell>
          <table:table-cell table:style-name="Table81.A1" office:value-type="string">
            <text:p text:style-name="P9">ON|OFF|0|1</text:p>
          </table:table-cell>
          <table:table-cell table:style-name="Table81.A1" office:value-type="string">
            <text:p text:style-name="P9">ON</text:p>
          </table:table-cell>
        </table:table-row>
        <table:table-row>
          <table:table-cell table:style-name="Table81.A1" office:value-type="string">
            <text:p text:style-name="P27"><text:span text:style-name="T5">Usage</text:span><text:span text:style-name="T6"> </text:span><text:span text:style-name="T5">example</text:span></text:p>
          </table:table-cell>
          <table:table-cell table:style-name="Table81.A1" table:number-columns-spanned="4" office:value-type="string">
            <text:p text:style-name="P24">SYST:BEEP:STAT ON</text:p>
            <text:p text:style-name="P24">SYST:BEEP:STAT?</text:p>
            <text:p text:style-name="P31">1</text:p>
          </table:table-cell>
          <table:covered-table-cell/>
          <table:covered-table-cell/>
          <table:covered-table-cell/>
        </table:table-row>
        <table:table-row>
          <table:table-cell table:style-name="Table81.A1" office:value-type="string">
            <text:p text:style-name="P27">Related Commands</text:p>
          </table:table-cell>
          <table:table-cell table:style-name="Table81.A1" table:number-columns-spanned="4" office:value-type="string">
            <text:p text:style-name="P6">SYSTem:BEEPer[:IMMediate]</text:p>
            <text:p text:style-name="P6">SYSTem:POWer</text:p>
          </table:table-cell>
          <table:covered-table-cell/>
          <table:covered-table-cell/>
          <table:covered-table-cell/>
        </table:table-row>
      </table:table>
      <text:list xml:id="list1373018347" text:continue-list="list1895779808" text:style-name="Outline">
        <text:list-item>
          <text:list>
            <text:list-item>
              <text:list>
                <text:list-item>
                  <text:h text:style-name="P38" text:outline-level="3"><text:bookmark text:name="syst_cap"/>SYSTem:CAPability?</text:h>
                </text:list-item>
              </text:list>
            </text:list-item>
          </text:list>
        </text:list-item>
      </text:list>
      <table:table table:name="Table36" table:style-name="Table36">
        <table:table-column table:style-name="Table36.A"/>
        <table:table-column table:style-name="Table36.B"/>
        <table:table-row>
          <table:table-cell table:style-name="Table36.A1" office:value-type="string">
            <text:p text:style-name="P27">Syntax</text:p>
          </table:table-cell>
          <table:table-cell table:style-name="Table36.A1" office:value-type="string">
            <text:p text:style-name="P22">SYSTem:CAPability?</text:p>
          </table:table-cell>
        </table:table-row>
        <text:soft-page-break/>
        <table:table-row>
          <table:table-cell table:style-name="Table36.A1" office:value-type="string">
            <text:p text:style-name="P27">Description</text:p>
          </table:table-cell>
          <table:table-cell table:style-name="Table36.A1" office:value-type="string">
            <text:p text:style-name="P6">This query returns the <text:span text:style-name="T8">BB3</text:span>’s capabilities and outputs the appropriate specifiers.</text:p>
            <text:p text:style-name="P6">See also SCPI Volume 4: Section 7.1, 1.4.1, 7.2.1, 7.2.2, and 7.2.3</text:p>
          </table:table-cell>
        </table:table-row>
        <table:table-row>
          <table:table-cell table:style-name="Table36.A1" office:value-type="string">
            <text:p text:style-name="P27"><text:span text:style-name="T5">Usage</text:span><text:span text:style-name="T6"> </text:span><text:span text:style-name="T5">example</text:span></text:p>
          </table:table-cell>
          <table:table-cell table:style-name="Table36.A1" office:value-type="string">
            <text:p text:style-name="P24">SYST:CAP?</text:p>
            <text:p text:style-name="P31">DCPSUPPLY WITH (MEASURE|MULTIPLE|TRIGGER)</text:p>
          </table:table-cell>
        </table:table-row>
      </table:table>
      <text:list xml:id="list190152561" text:continue-numbering="true" text:style-name="Outline">
        <text:list-item>
          <text:list>
            <text:list-item>
              <text:list>
                <text:list-item>
                  <text:h text:style-name="Heading_20_3" text:outline-level="3"><text:bookmark text:name="syst_chan_col"/><text:span text:style-name="T2">SYSTem:</text:span><text:span text:style-name="T21">CHANnel</text:span><text:span text:style-name="T2">:COLor</text:span></text:h>
                </text:list-item>
              </text:list>
            </text:list-item>
          </text:list>
        </text:list-item>
      </text:list>
      <table:table table:name="Table71" table:style-name="Table71">
        <table:table-column table:style-name="Table71.A"/>
        <table:table-column table:style-name="Table71.B"/>
        <table:table-column table:style-name="Table71.C"/>
        <table:table-column table:style-name="Table71.D"/>
        <table:table-column table:style-name="Table71.B"/>
        <table:table-column table:style-name="Table71.F"/>
        <table:table-column table:style-name="Table71.G"/>
        <table:table-column table:style-name="Table71.B" table:number-columns-repeated="4"/>
        <table:table-row>
          <table:table-cell table:style-name="Table71.A1" office:value-type="string">
            <text:p text:style-name="P27">Syntax</text:p>
          </table:table-cell>
          <table:table-cell table:style-name="Table71.A1" table:number-columns-spanned="10" office:value-type="string">
            <text:p text:style-name="cmd_5f_root"><text:span text:style-name="T2">SYSTem:</text:span><text:span text:style-name="T22">CHANnel</text:span><text:span text:style-name="T2">:</text:span><text:span text:style-name="T22">COLor</text:span><text:span text:style-name="T2"> {&lt;</text:span><text:span text:style-name="T22">channel</text:span><text:span text:style-name="T2">&gt;}, {&lt;color&gt;}</text:span></text:p>
            <text:p text:style-name="cmd_5f_root"><text:span text:style-name="T2">SYSTem:</text:span><text:span text:style-name="T22">CHANnel:COLor</text:span><text:span text:style-name="T2">? [&lt;</text:span><text:span text:style-name="T22">channel</text:span><text:span text:style-name="T2">&gt;]</text:span></text:p>
          </table:table-cell>
          <table:covered-table-cell/>
          <table:covered-table-cell/>
          <table:covered-table-cell/>
          <table:covered-table-cell/>
          <table:covered-table-cell/>
          <table:covered-table-cell/>
          <table:covered-table-cell/>
          <table:covered-table-cell/>
          <table:covered-table-cell/>
        </table:table-row>
        <table:table-row>
          <table:table-cell table:style-name="Table71.A1" office:value-type="string">
            <text:p text:style-name="Default_5f_nt2">Modules</text:p>
          </table:table-cell>
          <table:table-cell table:style-name="Table71.A1" table:number-columns-spanned="10" office:value-type="string">
            <text:p text:style-name="Standard"><text:span text:style-name="DCP405"> DCP </text:span><text:span text:style-name="DCP405"><text:span text:style-name="T20"> DCM </text:span></text:span></text:p>
          </table:table-cell>
          <table:covered-table-cell/>
          <table:covered-table-cell/>
          <table:covered-table-cell/>
          <table:covered-table-cell/>
          <table:covered-table-cell/>
          <table:covered-table-cell/>
          <table:covered-table-cell/>
          <table:covered-table-cell/>
          <table:covered-table-cell/>
        </table:table-row>
        <table:table-row>
          <table:table-cell table:style-name="Table71.A1" office:value-type="string">
            <text:p text:style-name="P27">Description</text:p>
          </table:table-cell>
          <table:table-cell table:style-name="Table71.A1" table:number-columns-spanned="10" office:value-type="string">
            <text:p text:style-name="P6">Use this command to set channel header and frame color as defined with &lt;color&gt; value between 0 and 24. Use 0 to reset channel color to the default value. Default color number coresponds to the channel number. Available colors and its RGB values is listed below.</text:p>
            <text:p text:style-name="P6"/>
            <text:p text:style-name="note">This command is only applicable to modules that have discrete channel numbers (CH1, CH2 ...). If used on other modules, e.g. SMX or PREL, it may generate -241,"Hardware missing" execution error.</text:p>
            <text:p text:style-name="note"/>
          </table:table-cell>
          <table:covered-table-cell/>
          <table:covered-table-cell/>
          <table:covered-table-cell/>
          <table:covered-table-cell/>
          <table:covered-table-cell/>
          <table:covered-table-cell/>
          <table:covered-table-cell/>
          <table:covered-table-cell/>
          <table:covered-table-cell/>
        </table:table-row>
        <table:table-row>
          <table:table-cell table:style-name="Table71.A1" office:value-type="string">
            <text:p text:style-name="P27"/>
          </table:table-cell>
          <table:table-cell table:style-name="Table71.A1" office:value-type="string">
            <text:p text:style-name="P9">1<text:line-break/><text:span text:style-name="T6">#d4c36b</text:span></text:p>
          </table:table-cell>
          <table:table-cell table:style-name="Table71.A1" table:number-columns-spanned="2" office:value-type="string">
            <text:p text:style-name="cc-license"><draw:frame draw:style-name="fr1" draw:name="syst_col1.png" text:anchor-type="paragraph" svg:width="9.24mm" svg:height="9.24mm" draw:z-index="23"><draw:image xlink:href="Pictures/100000000000002300000023BC9C90EF.png" xlink:type="simple" xlink:show="embed" xlink:actuate="onLoad"/></draw:frame></text:p>
          </table:table-cell>
          <table:covered-table-cell/>
          <table:table-cell table:style-name="Table71.A1" office:value-type="string">
            <text:p text:style-name="P9">2<text:line-break/><text:span text:style-name="T6">#9fdd9a</text:span></text:p>
          </table:table-cell>
          <table:table-cell table:style-name="Table71.A1" table:number-columns-spanned="2" office:value-type="string">
            <text:p text:style-name="cc-license"><draw:frame draw:style-name="fr1" draw:name="syst_col2.png" text:anchor-type="paragraph" svg:width="9.24mm" svg:height="9.24mm" draw:z-index="22"><draw:image xlink:href="Pictures/1000000000000023000000233A83080C.png" xlink:type="simple" xlink:show="embed" xlink:actuate="onLoad"/></draw:frame></text:p>
          </table:table-cell>
          <table:covered-table-cell/>
          <table:table-cell table:style-name="Table71.A1" office:value-type="string">
            <text:p text:style-name="P9">3<text:line-break/><text:span text:style-name="T6">#73bdd8</text:span></text:p>
          </table:table-cell>
          <table:table-cell table:style-name="Table71.A1" office:value-type="string">
            <text:p text:style-name="cc-license"><draw:frame draw:style-name="fr1" draw:name="syst_col3.png" text:anchor-type="paragraph" svg:width="9.24mm" svg:height="9.24mm" draw:z-index="21"><draw:image xlink:href="Pictures/1000000000000023000000230AE8714D.png" xlink:type="simple" xlink:show="embed" xlink:actuate="onLoad"/></draw:frame></text:p>
          </table:table-cell>
          <table:table-cell table:style-name="Table71.A1" office:value-type="string">
            <text:p text:style-name="P9">4<text:line-break/><text:span text:style-name="T6">#d971ca</text:span></text:p>
          </table:table-cell>
          <table:table-cell table:style-name="Table71.A1" office:value-type="string">
            <text:p text:style-name="cc-license"><draw:frame draw:style-name="fr1" draw:name="syst_col4.png" text:anchor-type="paragraph" svg:width="9.24mm" svg:height="9.24mm" draw:z-index="20"><draw:image xlink:href="Pictures/100000000000002300000023A1EB8D8C.png" xlink:type="simple" xlink:show="embed" xlink:actuate="onLoad"/></draw:frame></text:p>
          </table:table-cell>
        </table:table-row>
        <table:table-row>
          <table:table-cell table:style-name="Table71.A1" office:value-type="string">
            <text:p text:style-name="P27"/>
          </table:table-cell>
          <table:table-cell table:style-name="Table71.A1" office:value-type="string">
            <text:p text:style-name="P9">5<text:line-break/><text:span text:style-name="T6">#dbafea</text:span></text:p>
          </table:table-cell>
          <table:table-cell table:style-name="Table71.A1" table:number-columns-spanned="2" office:value-type="string">
            <text:p text:style-name="cc-license"><draw:frame draw:style-name="fr1" draw:name="syst_col5.png" text:anchor-type="char" svg:width="9.24mm" svg:height="9.24mm" draw:z-index="19"><draw:image xlink:href="Pictures/1000000000000023000000230A444090.png" xlink:type="simple" xlink:show="embed" xlink:actuate="onLoad"/></draw:frame></text:p>
          </table:table-cell>
          <table:covered-table-cell/>
          <table:table-cell table:style-name="Table71.A1" office:value-type="string">
            <text:p text:style-name="P9">6<text:line-break/><text:span text:style-name="T6">#adaaf9</text:span></text:p>
          </table:table-cell>
          <table:table-cell table:style-name="Table71.A1" table:number-columns-spanned="2" office:value-type="string">
            <text:p text:style-name="cc-license"><draw:frame draw:style-name="fr1" draw:name="syst_col6.png" text:anchor-type="char" svg:width="9.24mm" svg:height="9.24mm" draw:z-index="18"><draw:image xlink:href="Pictures/1000000000000023000000232D6A56ED.png" xlink:type="simple" xlink:show="embed" xlink:actuate="onLoad"/></draw:frame></text:p>
          </table:table-cell>
          <table:covered-table-cell/>
          <table:table-cell table:style-name="Table71.A1" office:value-type="string">
            <text:p text:style-name="P9">7<text:line-break/><text:span text:style-name="T6">#f44336</text:span></text:p>
          </table:table-cell>
          <table:table-cell table:style-name="Table71.A1" office:value-type="string">
            <text:p text:style-name="cc-license"><draw:frame draw:style-name="fr1" draw:name="syst_col7.png" text:anchor-type="char" svg:width="9.24mm" svg:height="9.24mm" draw:z-index="17"><draw:image xlink:href="Pictures/1000000000000023000000233783F0E1.png" xlink:type="simple" xlink:show="embed" xlink:actuate="onLoad"/></draw:frame></text:p>
          </table:table-cell>
          <table:table-cell table:style-name="Table71.A1" office:value-type="string">
            <text:p text:style-name="P9">8<text:line-break/><text:span text:style-name="T6">#e91e63</text:span></text:p>
          </table:table-cell>
          <table:table-cell table:style-name="Table71.A1" office:value-type="string">
            <text:p text:style-name="cc-license"><draw:frame draw:style-name="fr1" draw:name="syst_col8.png" text:anchor-type="char" svg:width="9.24mm" svg:height="9.24mm" draw:z-index="16"><draw:image xlink:href="Pictures/100000000000002300000023816F2D36.png" xlink:type="simple" xlink:show="embed" xlink:actuate="onLoad"/></draw:frame></text:p>
          </table:table-cell>
        </table:table-row>
        <table:table-row>
          <table:table-cell table:style-name="Table71.A1" office:value-type="string">
            <text:p text:style-name="P27"/>
          </table:table-cell>
          <table:table-cell table:style-name="Table71.A1" office:value-type="string">
            <text:p text:style-name="P9">9<text:line-break/><text:span text:style-name="T6">#9c27b0</text:span></text:p>
          </table:table-cell>
          <table:table-cell table:style-name="Table71.A1" table:number-columns-spanned="2" office:value-type="string">
            <text:p text:style-name="cc-license"><draw:frame draw:style-name="fr1" draw:name="syst_col9.png" text:anchor-type="char" svg:width="9.24mm" svg:height="9.24mm" draw:z-index="15"><draw:image xlink:href="Pictures/10000000000000230000002333C85990.png" xlink:type="simple" xlink:show="embed" xlink:actuate="onLoad"/></draw:frame></text:p>
          </table:table-cell>
          <table:covered-table-cell/>
          <table:table-cell table:style-name="Table71.A1" office:value-type="string">
            <text:p text:style-name="P9">10<text:line-break/><text:span text:style-name="T6">#673ab7</text:span></text:p>
          </table:table-cell>
          <table:table-cell table:style-name="Table71.A1" table:number-columns-spanned="2" office:value-type="string">
            <text:p text:style-name="cc-license"><draw:frame draw:style-name="fr1" draw:name="syst_col10.png" text:anchor-type="char" svg:width="9.24mm" svg:height="9.24mm" draw:z-index="14"><draw:image xlink:href="Pictures/10000000000000230000002308C43407.png" xlink:type="simple" xlink:show="embed" xlink:actuate="onLoad"/></draw:frame></text:p>
          </table:table-cell>
          <table:covered-table-cell/>
          <table:table-cell table:style-name="Table71.A1" office:value-type="string">
            <text:p text:style-name="P9">11<text:line-break/><text:span text:style-name="T6">#3f51b5</text:span></text:p>
          </table:table-cell>
          <table:table-cell table:style-name="Table71.A1" office:value-type="string">
            <text:p text:style-name="cc-license"><draw:frame draw:style-name="fr1" draw:name="syst_col11.png" text:anchor-type="char" svg:width="9.24mm" svg:height="9.24mm" draw:z-index="13"><draw:image xlink:href="Pictures/1000000000000023000000232167F27F.png" xlink:type="simple" xlink:show="embed" xlink:actuate="onLoad"/></draw:frame></text:p>
          </table:table-cell>
          <table:table-cell table:style-name="Table71.A1" office:value-type="string">
            <text:p text:style-name="P9">12<text:line-break/><text:span text:style-name="T6">#2196f3</text:span></text:p>
          </table:table-cell>
          <table:table-cell table:style-name="Table71.A1" office:value-type="string">
            <text:p text:style-name="cc-license"><draw:frame draw:style-name="fr1" draw:name="syst_col12.png" text:anchor-type="char" svg:width="9.24mm" svg:height="9.24mm" draw:z-index="12"><draw:image xlink:href="Pictures/1000000000000023000000232EF9CA64.png" xlink:type="simple" xlink:show="embed" xlink:actuate="onLoad"/></draw:frame></text:p>
          </table:table-cell>
        </table:table-row>
        <table:table-row>
          <table:table-cell table:style-name="Table71.A1" office:value-type="string">
            <text:p text:style-name="P27"/>
          </table:table-cell>
          <table:table-cell table:style-name="Table71.A1" office:value-type="string">
            <text:p text:style-name="P9">13<text:line-break/><text:span text:style-name="T6">#03a9f4</text:span></text:p>
          </table:table-cell>
          <table:table-cell table:style-name="Table71.A1" table:number-columns-spanned="2" office:value-type="string">
            <text:p text:style-name="cc-license"><draw:frame draw:style-name="fr1" draw:name="syst_col13.png" text:anchor-type="char" svg:width="9.24mm" svg:height="9.24mm" draw:z-index="11"><draw:image xlink:href="Pictures/1000000000000023000000236A383ADE.png" xlink:type="simple" xlink:show="embed" xlink:actuate="onLoad"/></draw:frame></text:p>
          </table:table-cell>
          <table:covered-table-cell/>
          <table:table-cell table:style-name="Table71.A1" office:value-type="string">
            <text:p text:style-name="P9">14<text:line-break/><text:span text:style-name="T6">#00bcd4</text:span></text:p>
          </table:table-cell>
          <table:table-cell table:style-name="Table71.A1" table:number-columns-spanned="2" office:value-type="string">
            <text:p text:style-name="cc-license"><draw:frame draw:style-name="fr1" draw:name="syst_col14.png" text:anchor-type="char" svg:width="9.24mm" svg:height="9.24mm" draw:z-index="10"><draw:image xlink:href="Pictures/10000000000000230000002311A7F284.png" xlink:type="simple" xlink:show="embed" xlink:actuate="onLoad"/></draw:frame></text:p>
          </table:table-cell>
          <table:covered-table-cell/>
          <table:table-cell table:style-name="Table71.A1" office:value-type="string">
            <text:p text:style-name="P9">15<text:line-break/><text:span text:style-name="T6">#009688</text:span></text:p>
          </table:table-cell>
          <table:table-cell table:style-name="Table71.A1" office:value-type="string">
            <text:p text:style-name="cc-license"><draw:frame draw:style-name="fr1" draw:name="syst_col15.png" text:anchor-type="char" svg:width="9.24mm" svg:height="9.24mm" draw:z-index="9"><draw:image xlink:href="Pictures/1000000000000023000000239E6B5F46.png" xlink:type="simple" xlink:show="embed" xlink:actuate="onLoad"/></draw:frame></text:p>
          </table:table-cell>
          <table:table-cell table:style-name="Table71.A1" office:value-type="string">
            <text:p text:style-name="P9">16<text:line-break/><text:span text:style-name="T6">#4caf50</text:span></text:p>
          </table:table-cell>
          <table:table-cell table:style-name="Table71.A1" office:value-type="string">
            <text:p text:style-name="cc-license"><draw:frame draw:style-name="fr1" draw:name="syst_col16.png" text:anchor-type="char" svg:width="9.24mm" svg:height="9.24mm" draw:z-index="8"><draw:image xlink:href="Pictures/100000000000002300000023A4E34D5B.png" xlink:type="simple" xlink:show="embed" xlink:actuate="onLoad"/></draw:frame></text:p>
          </table:table-cell>
        </table:table-row>
        <table:table-row>
          <table:table-cell table:style-name="Table71.A1" office:value-type="string">
            <text:p text:style-name="P27"/>
          </table:table-cell>
          <table:table-cell table:style-name="Table71.A1" office:value-type="string">
            <text:p text:style-name="P9">17<text:line-break/><text:span text:style-name="T6">#8bc34a</text:span></text:p>
          </table:table-cell>
          <table:table-cell table:style-name="Table71.A1" table:number-columns-spanned="2" office:value-type="string">
            <text:p text:style-name="cc-license"><draw:frame draw:style-name="fr2" draw:name="syst_col17.png" text:anchor-type="char" svg:width="9.24mm" svg:height="9.24mm" draw:z-index="7"><draw:image xlink:href="Pictures/100000000000002300000023D2397440.png" xlink:type="simple" xlink:show="embed" xlink:actuate="onLoad"/></draw:frame></text:p>
          </table:table-cell>
          <table:covered-table-cell/>
          <table:table-cell table:style-name="Table71.A1" office:value-type="string">
            <text:p text:style-name="P9">18<text:line-break/><text:span text:style-name="T6">#cddc39</text:span></text:p>
          </table:table-cell>
          <table:table-cell table:style-name="Table71.A1" table:number-columns-spanned="2" office:value-type="string">
            <text:p text:style-name="cc-license"><draw:frame draw:style-name="fr2" draw:name="syst_col18.png" text:anchor-type="char" svg:width="9.24mm" svg:height="9.24mm" draw:z-index="6"><draw:image xlink:href="Pictures/1000000000000023000000239F5C126E.png" xlink:type="simple" xlink:show="embed" xlink:actuate="onLoad"/></draw:frame></text:p>
          </table:table-cell>
          <table:covered-table-cell/>
          <table:table-cell table:style-name="Table71.A1" office:value-type="string">
            <text:p text:style-name="P9">19<text:line-break/><text:span text:style-name="T6">#ffeb3b</text:span></text:p>
          </table:table-cell>
          <table:table-cell table:style-name="Table71.A1" office:value-type="string">
            <text:p text:style-name="cc-license"><draw:frame draw:style-name="fr2" draw:name="syst_col19.png" text:anchor-type="char" svg:width="9.24mm" svg:height="9.24mm" draw:z-index="5"><draw:image xlink:href="Pictures/100000000000002300000023885A196F.png" xlink:type="simple" xlink:show="embed" xlink:actuate="onLoad"/></draw:frame></text:p>
          </table:table-cell>
          <table:table-cell table:style-name="Table71.A1" office:value-type="string">
            <text:p text:style-name="P9">20<text:line-break/><text:span text:style-name="T6">#ffc107</text:span></text:p>
          </table:table-cell>
          <table:table-cell table:style-name="Table71.A1" office:value-type="string">
            <text:p text:style-name="cc-license"><draw:frame draw:style-name="fr2" draw:name="syst_col20.png" text:anchor-type="char" svg:width="9.24mm" svg:height="9.24mm" draw:z-index="4"><draw:image xlink:href="Pictures/1000000000000023000000235E3D0F18.png" xlink:type="simple" xlink:show="embed" xlink:actuate="onLoad"/></draw:frame></text:p>
          </table:table-cell>
        </table:table-row>
        <table:table-row>
          <table:table-cell table:style-name="Table71.A1" office:value-type="string">
            <text:p text:style-name="P27"/>
          </table:table-cell>
          <table:table-cell table:style-name="Table71.A1" office:value-type="string">
            <text:p text:style-name="P9">21<text:line-break/><text:span text:style-name="T6">#ff9800</text:span></text:p>
          </table:table-cell>
          <table:table-cell table:style-name="Table71.A1" table:number-columns-spanned="2" office:value-type="string">
            <text:p text:style-name="cc-license"><draw:frame draw:style-name="fr2" draw:name="syst_col21.png" text:anchor-type="char" svg:width="9.24mm" svg:height="9.24mm" draw:z-index="3"><draw:image xlink:href="Pictures/1000000000000023000000230FEC1144.png" xlink:type="simple" xlink:show="embed" xlink:actuate="onLoad"/></draw:frame></text:p>
          </table:table-cell>
          <table:covered-table-cell/>
          <table:table-cell table:style-name="Table71.A1" office:value-type="string">
            <text:p text:style-name="P9">22<text:line-break/><text:span text:style-name="T6">#ff5722</text:span></text:p>
          </table:table-cell>
          <table:table-cell table:style-name="Table71.A1" table:number-columns-spanned="2" office:value-type="string">
            <text:p text:style-name="cc-license"><draw:frame draw:style-name="fr2" draw:name="syst_col22.png" text:anchor-type="char" svg:width="9.24mm" svg:height="9.24mm" draw:z-index="2"><draw:image xlink:href="Pictures/100000000000002300000023624E1AEE.png" xlink:type="simple" xlink:show="embed" xlink:actuate="onLoad"/></draw:frame></text:p>
          </table:table-cell>
          <table:covered-table-cell/>
          <table:table-cell table:style-name="Table71.A1" office:value-type="string">
            <text:p text:style-name="P9">23<text:line-break/><text:span text:style-name="T6">#795548</text:span></text:p>
          </table:table-cell>
          <table:table-cell table:style-name="Table71.A1" office:value-type="string">
            <text:p text:style-name="cc-license"><draw:frame draw:style-name="fr2" draw:name="syst_col23.png" text:anchor-type="char" svg:width="9.24mm" svg:height="9.24mm" draw:z-index="1"><draw:image xlink:href="Pictures/100000000000002300000023EF3B3CB2.png" xlink:type="simple" xlink:show="embed" xlink:actuate="onLoad"/></draw:frame></text:p>
          </table:table-cell>
          <table:table-cell table:style-name="Table71.A1" office:value-type="string">
            <text:p text:style-name="P9">24<text:line-break/><text:span text:style-name="T6">#607d8b</text:span></text:p>
          </table:table-cell>
          <table:table-cell table:style-name="Table71.A1" office:value-type="string">
            <text:p text:style-name="cc-license"><draw:frame draw:style-name="fr2" draw:name="syst_col24.png" text:anchor-type="char" svg:width="9.24mm" svg:height="9.24mm" draw:z-index="0"><draw:image xlink:href="Pictures/100000000000002300000023EEEF48A4.png" xlink:type="simple" xlink:show="embed" xlink:actuate="onLoad"/></draw:frame></text:p>
          </table:table-cell>
        </table:table-row>
        <table:table-row>
          <table:table-cell table:style-name="Table71.A10" table:number-columns-spanned="11" office:value-type="string">
            <text:p text:style-name="cc-license"/>
          </table: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71.A1" table:number-rows-spanned="3" office:value-type="string">
            <text:p text:style-name="P27">Parameters</text:p>
          </table:table-cell>
          <table:table-cell table:style-name="Table71.A10" table:number-columns-spanned="2" office:value-type="string">
            <text:p text:style-name="P9">Name</text:p>
          </table:table-cell>
          <table:covered-table-cell/>
          <table:table-cell table:style-name="Table71.A10" table:number-columns-spanned="3" office:value-type="string">
            <text:p text:style-name="P9">Type</text:p>
          </table:table-cell>
          <table:covered-table-cell/>
          <table:covered-table-cell/>
          <table:table-cell table:style-name="Table71.A10" table:number-columns-spanned="3" office:value-type="string">
            <text:p text:style-name="P9">Range</text:p>
          </table:table-cell>
          <table:covered-table-cell/>
          <table:covered-table-cell/>
          <table:table-cell table:style-name="Table71.A10" table:number-columns-spanned="2" office:value-type="string">
            <text:p text:style-name="P9">Default</text:p>
          </table:table-cell>
          <table:covered-table-cell/>
        </table:table-row>
        <table:table-row>
          <table:covered-table-cell/>
          <table:table-cell table:style-name="Table71.A1" table:number-columns-spanned="2" office:value-type="string">
            <text:p text:style-name="P6">&lt;channel&gt;</text:p>
          </table:table-cell>
          <table:covered-table-cell/>
          <table:table-cell table:style-name="Table71.A1" table:number-columns-spanned="3" office:value-type="string">
            <text:p text:style-name="P9">Channel</text:p>
          </table:table-cell>
          <table:covered-table-cell/>
          <table:covered-table-cell/>
          <table:table-cell table:style-name="Table71.A1" table:number-columns-spanned="3" office:value-type="string">
            <text:p text:style-name="P9">CH1|CH2|CH3|CH4|CH5|CH6</text:p>
          </table:table-cell>
          <table:covered-table-cell/>
          <table:covered-table-cell/>
          <table:table-cell table:style-name="Table71.A1" table:number-columns-spanned="2" office:value-type="string">
            <text:p text:style-name="P9">–</text:p>
          </table:table-cell>
          <table:covered-table-cell/>
        </table:table-row>
        <table:table-row>
          <table:covered-table-cell/>
          <table:table-cell table:style-name="Table71.A1" table:number-columns-spanned="2" office:value-type="string">
            <text:p text:style-name="P6">&lt;color&gt;</text:p>
          </table:table-cell>
          <table:covered-table-cell/>
          <table:table-cell table:style-name="Table71.A1" table:number-columns-spanned="3" office:value-type="string">
            <text:p text:style-name="P9">NR1</text:p>
          </table:table-cell>
          <table:covered-table-cell/>
          <table:covered-table-cell/>
          <table:table-cell table:style-name="Table71.A1" table:number-columns-spanned="3" office:value-type="string">
            <text:p text:style-name="P9">0 – 24</text:p>
          </table:table-cell>
          <table:covered-table-cell/>
          <table:covered-table-cell/>
          <table:table-cell table:style-name="Table71.A1" table:number-columns-spanned="2" office:value-type="string">
            <text:p text:style-name="P9">0</text:p>
          </table:table-cell>
          <table:covered-table-cell/>
        </table:table-row>
        <table:table-row>
          <table:table-cell table:style-name="Table71.A1" office:value-type="string">
            <text:p text:style-name="P27">Return</text:p>
          </table:table-cell>
          <table:table-cell table:style-name="Table71.A1" table:number-columns-spanned="10" office:value-type="string">
            <text:p text:style-name="Standard"><text:span text:style-name="T2">Query the </text:span><text:span text:style-name="T12">color number of the specified channel.</text:span></text:p>
          </table:table-cell>
          <table:covered-table-cell/>
          <table:covered-table-cell/>
          <table:covered-table-cell/>
          <table:covered-table-cell/>
          <table:covered-table-cell/>
          <table:covered-table-cell/>
          <table:covered-table-cell/>
          <table:covered-table-cell/>
          <table:covered-table-cell/>
        </table:table-row>
        <table:table-row>
          <table:table-cell table:style-name="Table71.A1" office:value-type="string">
            <text:p text:style-name="P27">Errors</text:p>
          </table:table-cell>
          <table:table-cell table:style-name="Table71.A1" table:number-columns-spanned="10" office:value-type="string">
            <text:p text:style-name="cmd_5f_code"><text:span text:style-name="T2">-2</text:span><text:span text:style-name="T14">22</text:span><text:span text:style-name="T2">,"</text:span><text:span text:style-name="T14">Data out of range</text:span><text:span text:style-name="T2">"</text:span></text:p>
            <text:p text:style-name="P24">-241,"Hardware missing"</text:p>
          </table:table-cell>
          <table:covered-table-cell/>
          <table:covered-table-cell/>
          <table:covered-table-cell/>
          <table:covered-table-cell/>
          <table:covered-table-cell/>
          <table:covered-table-cell/>
          <table:covered-table-cell/>
          <table:covered-table-cell/>
          <table:covered-table-cell/>
        </table:table-row>
        <table:table-row>
          <table:table-cell table:style-name="Table71.A1" office:value-type="string">
            <text:p text:style-name="P27"><text:span text:style-name="T5">Usage</text:span><text:span text:style-name="T6"> </text:span><text:span text:style-name="T5">example</text:span></text:p>
          </table:table-cell>
          <table:table-cell table:style-name="Table71.A1" table:number-columns-spanned="10" office:value-type="string">
            <text:p text:style-name="cmd_5f_code"><text:span text:style-name="T2">SYST:</text:span><text:span text:style-name="T14">CHAN</text:span><text:span text:style-name="T2">:COL CH1,</text:span><text:span text:style-name="T14">2</text:span></text:p>
          </table:table-cell>
          <table:covered-table-cell/>
          <table:covered-table-cell/>
          <table:covered-table-cell/>
          <table:covered-table-cell/>
          <table:covered-table-cell/>
          <table:covered-table-cell/>
          <table:covered-table-cell/>
          <table:covered-table-cell/>
          <table:covered-table-cell/>
        </table:table-row>
        <table:table-row>
          <table:table-cell table:style-name="Table71.A1" office:value-type="string">
            <text:p text:style-name="P27">Related Commands</text:p>
          </table:table-cell>
          <table:table-cell table:style-name="Table71.A1" table:number-columns-spanned="10" office:value-type="string">
            <text:p text:style-name="Standard"><text:span text:style-name="T2">SYSTem:</text:span><text:span text:style-name="T12">SLOT</text:span><text:span text:style-name="T2">:</text:span><text:span text:style-name="T12">COLor</text:span></text:p>
          </table:table-cell>
          <table:covered-table-cell/>
          <table:covered-table-cell/>
          <table:covered-table-cell/>
          <table:covered-table-cell/>
          <table:covered-table-cell/>
          <table:covered-table-cell/>
          <table:covered-table-cell/>
          <table:covered-table-cell/>
          <table:covered-table-cell/>
        </table:table-row>
      </table:table>
      <text:list xml:id="list146281201" text:continue-numbering="true" text:style-name="Outline">
        <text:list-item>
          <text:list>
            <text:list-item>
              <text:list>
                <text:list-item>
                  <text:h text:style-name="P38" text:outline-level="3"><text:bookmark text:name="syst_chan_coun"/>SYSTem:CHANnel[:COUNt]?</text:h>
                </text:list-item>
              </text:list>
            </text:list-item>
          </text:list>
        </text:list-item>
      </text:list>
      <table:table table:name="Table1" table:style-name="Table1">
        <table:table-column table:style-name="Table1.A"/>
        <table:table-column table:style-name="Table1.B"/>
        <table:table-row>
          <table:table-cell table:style-name="Table1.A1" office:value-type="string">
            <text:p text:style-name="P27">Syntax</text:p>
          </table:table-cell>
          <table:table-cell table:style-name="Table1.A1" office:value-type="string">
            <text:p text:style-name="P22">SYSTem:CHANnel[:COUNt]?</text:p>
          </table:table-cell>
        </table:table-row>
        <text:soft-page-break/>
        <table:table-row>
          <table:table-cell table:style-name="Table1.A1" office:value-type="string">
            <text:p text:style-name="P27">Description</text:p>
          </table:table-cell>
          <table:table-cell table:style-name="Table1.A1" office:value-type="string">
            <text:p text:style-name="P6">This query returns the number of output channels in a mainframe.</text:p>
          </table:table-cell>
        </table:table-row>
        <table:table-row>
          <table:table-cell table:style-name="Table1.A1" office:value-type="string">
            <text:p text:style-name="P27"><text:span text:style-name="T5">Usage</text:span><text:span text:style-name="T6"> </text:span><text:span text:style-name="T5">example</text:span></text:p>
          </table:table-cell>
          <table:table-cell table:style-name="Table1.A1" office:value-type="string">
            <text:p text:style-name="P24">SYST:CHAN?</text:p>
            <text:p text:style-name="P31">2</text:p>
          </table:table-cell>
        </table:table-row>
        <table:table-row>
          <table:table-cell table:style-name="Table1.A1" office:value-type="string">
            <text:p text:style-name="P27">Related Commands</text:p>
          </table:table-cell>
          <table:table-cell table:style-name="Table1.A1" office:value-type="string">
            <text:p text:style-name="P24">INSTrument[:SELect]</text:p>
            <text:p text:style-name="P24">INSTrument:NSELect</text:p>
          </table:table-cell>
        </table:table-row>
      </table:table>
      <text:list xml:id="list71666704" text:continue-numbering="true" text:style-name="Outline">
        <text:list-item>
          <text:list>
            <text:list-item>
              <text:list>
                <text:list-item>
                  <text:h text:style-name="P38" text:outline-level="3"><text:bookmark text:name="syst_chan_curr"/>SYSTem:CHANnel:INFOrmation:CURRent?</text:h>
                </text:list-item>
              </text:list>
            </text:list-item>
          </text:list>
        </text:list-item>
      </text:list>
      <table:table table:name="Table3" table:style-name="Table3">
        <table:table-column table:style-name="Table3.A"/>
        <table:table-column table:style-name="Table3.B" table:number-columns-repeated="4"/>
        <table:table-row>
          <table:table-cell table:style-name="Table3.A1" office:value-type="string">
            <text:p text:style-name="P27">Syntax</text:p>
          </table:table-cell>
          <table:table-cell table:style-name="Table3.A1" table:number-columns-spanned="4" office:value-type="string">
            <text:p text:style-name="P22">SYSTem:CHANnel:INFOrmation:CURRent? [&lt;channel&gt;]</text:p>
          </table:table-cell>
          <table:covered-table-cell/>
          <table:covered-table-cell/>
          <table:covered-table-cell/>
        </table:table-row>
        <table:table-row>
          <table:table-cell table:style-name="Table3.A1" office:value-type="string">
            <text:p text:style-name="P27">Description</text:p>
          </table:table-cell>
          <table:table-cell table:style-name="Table3.A1" table:number-columns-spanned="4" office:value-type="string">
            <text:p text:style-name="P6">Use this query to get currently selected channel output current capability.</text:p>
          </table:table-cell>
          <table:covered-table-cell/>
          <table:covered-table-cell/>
          <table:covered-table-cell/>
        </table:table-row>
        <table:table-row>
          <table:table-cell table:style-name="Table3.A1" table:number-rows-spanned="2" office:value-type="string">
            <text:p text:style-name="P27">Parameters</text:p>
          </table:table-cell>
          <table:table-cell table:style-name="Table3.A1" office:value-type="string">
            <text:p text:style-name="P9">Name</text:p>
          </table:table-cell>
          <table:table-cell table:style-name="Table3.A1" office:value-type="string">
            <text:p text:style-name="P9">Type</text:p>
          </table:table-cell>
          <table:table-cell table:style-name="Table3.A1" office:value-type="string">
            <text:p text:style-name="P9">Range</text:p>
          </table:table-cell>
          <table:table-cell table:style-name="Table3.A1" office:value-type="string">
            <text:p text:style-name="P9">Default</text:p>
          </table:table-cell>
        </table:table-row>
        <table:table-row>
          <table:covered-table-cell/>
          <table:table-cell table:style-name="Table3.B4" office:value-type="string">
            <text:p text:style-name="P6">&lt;channel&gt;</text:p>
          </table:table-cell>
          <table:table-cell table:style-name="Table3.B4" office:value-type="string">
            <text:p text:style-name="P9">Channel</text:p>
          </table:table-cell>
          <table:table-cell table:style-name="Table3.B4" office:value-type="string">
            <text:p text:style-name="P9">CH1|CH2|CH3|CH4|CH5|CH6</text:p>
          </table:table-cell>
          <table:table-cell table:style-name="Table3.B4" office:value-type="string">
            <text:p text:style-name="P9">–</text:p>
          </table:table-cell>
        </table:table-row>
        <table:table-row>
          <table:table-cell table:style-name="Table3.A1" office:value-type="string">
            <text:p text:style-name="P27"><text:span text:style-name="T5">Usage</text:span><text:span text:style-name="T6"> </text:span><text:span text:style-name="T5">example</text:span></text:p>
          </table:table-cell>
          <table:table-cell table:style-name="Table3.A1" table:number-columns-spanned="4" office:value-type="string">
            <text:p text:style-name="P24">SYST:CHAN:INFO:CURR? CH2</text:p>
            <text:p text:style-name="P31">5.00</text:p>
          </table:table-cell>
          <table:covered-table-cell/>
          <table:covered-table-cell/>
          <table:covered-table-cell/>
        </table:table-row>
      </table:table>
      <text:list xml:id="list1286227927" text:continue-numbering="true" text:style-name="Outline">
        <text:list-item>
          <text:list>
            <text:list-item>
              <text:list>
                <text:list-item>
                  <text:h text:style-name="P38" text:outline-level="3"><text:bookmark text:name="syst_chan_ont_last"/>SYSTem:CHANnel:INFOrmation:ONTime:LAST?</text:h>
                </text:list-item>
              </text:list>
            </text:list-item>
          </text:list>
        </text:list-item>
      </text:list>
      <table:table table:name="Table12" table:style-name="Table12">
        <table:table-column table:style-name="Table12.A"/>
        <table:table-column table:style-name="Table12.B" table:number-columns-repeated="4"/>
        <table:table-row>
          <table:table-cell table:style-name="Table12.A1" office:value-type="string">
            <text:p text:style-name="P27">Syntax</text:p>
          </table:table-cell>
          <table:table-cell table:style-name="Table12.A1" table:number-columns-spanned="4" office:value-type="string">
            <text:p text:style-name="P22">SYSTem:CHANnel:INFOrmation:ONTime:LAST? [&lt;channel&gt;]</text:p>
          </table:table-cell>
          <table:covered-table-cell/>
          <table:covered-table-cell/>
          <table:covered-table-cell/>
        </table:table-row>
        <table:table-row>
          <table:table-cell table:style-name="Table12.A1" office:value-type="string">
            <text:p text:style-name="P27">Description</text:p>
          </table:table-cell>
          <table:table-cell table:style-name="Table12.A1" table:number-columns-spanned="4" office:value-type="string">
            <text:p text:style-name="P6">This query returns time passed after last activation of the currently selected channel. Resolution is 1 minute and this information is stored every 10 minutes in non-volatile memory. Therefore it’s possible that up to 10 minutes is lost after restart caused with power outage or system reset.</text:p>
          </table:table-cell>
          <table:covered-table-cell/>
          <table:covered-table-cell/>
          <table:covered-table-cell/>
        </table:table-row>
        <table:table-row>
          <table:table-cell table:style-name="Table12.A1" table:number-rows-spanned="2" office:value-type="string">
            <text:p text:style-name="P27">Parameters</text:p>
          </table:table-cell>
          <table:table-cell table:style-name="Table12.A1" office:value-type="string">
            <text:p text:style-name="P9">Name</text:p>
          </table:table-cell>
          <table:table-cell table:style-name="Table12.A1" office:value-type="string">
            <text:p text:style-name="P9">Type</text:p>
          </table:table-cell>
          <table:table-cell table:style-name="Table12.A1" office:value-type="string">
            <text:p text:style-name="P9">Range</text:p>
          </table:table-cell>
          <table:table-cell table:style-name="Table12.A1" office:value-type="string">
            <text:p text:style-name="P9">Default</text:p>
          </table:table-cell>
        </table:table-row>
        <table:table-row>
          <table:covered-table-cell/>
          <table:table-cell table:style-name="Table12.B4" office:value-type="string">
            <text:p text:style-name="P6">&lt;channel&gt;</text:p>
          </table:table-cell>
          <table:table-cell table:style-name="Table12.B4" office:value-type="string">
            <text:p text:style-name="P9">Channel</text:p>
          </table:table-cell>
          <table:table-cell table:style-name="Table12.B4" office:value-type="string">
            <text:p text:style-name="P9">CH1|CH2|CH3|CH4|CH5|CH6</text:p>
          </table:table-cell>
          <table:table-cell table:style-name="Table12.B4" office:value-type="string">
            <text:p text:style-name="P9">–</text:p>
          </table:table-cell>
        </table:table-row>
        <table:table-row>
          <table:table-cell table:style-name="Table12.A1" office:value-type="string">
            <text:p text:style-name="P27"><text:span text:style-name="T5">Usage</text:span><text:span text:style-name="T6"> </text:span><text:span text:style-name="T5">example</text:span></text:p>
          </table:table-cell>
          <table:table-cell table:style-name="Table12.A1" table:number-columns-spanned="4" office:value-type="string">
            <text:p text:style-name="P24">SYST:CHAN:INFO:ONT:LAST?</text:p>
            <text:p text:style-name="P31">15m</text:p>
          </table:table-cell>
          <table:covered-table-cell/>
          <table:covered-table-cell/>
          <table:covered-table-cell/>
        </table:table-row>
      </table:table>
      <text:list xml:id="list1177127189" text:continue-numbering="true" text:style-name="Outline">
        <text:list-item>
          <text:list>
            <text:list-item>
              <text:list>
                <text:list-item>
                  <text:h text:style-name="P38" text:outline-level="3"><text:bookmark text:name="syst_chan_ont_tot"/>SYSTem:CHANnel:INFOrmation:ONTime:TOTal?</text:h>
                </text:list-item>
              </text:list>
            </text:list-item>
          </text:list>
        </text:list-item>
      </text:list>
      <table:table table:name="Table13" table:style-name="Table13">
        <table:table-column table:style-name="Table13.A"/>
        <table:table-column table:style-name="Table13.B" table:number-columns-repeated="4"/>
        <table:table-row>
          <table:table-cell table:style-name="Table13.A1" office:value-type="string">
            <text:p text:style-name="P27">Syntax</text:p>
          </table:table-cell>
          <table:table-cell table:style-name="Table13.A1" table:number-columns-spanned="4" office:value-type="string">
            <text:p text:style-name="P22">SYSTem:CHANnel:INFOrmation:ONTime:TOTal? [&lt;channel&gt;]</text:p>
          </table:table-cell>
          <table:covered-table-cell/>
          <table:covered-table-cell/>
          <table:covered-table-cell/>
        </table:table-row>
        <table:table-row>
          <table:table-cell table:style-name="Table13.A1" office:value-type="string">
            <text:p text:style-name="P27">Description</text:p>
          </table:table-cell>
          <table:table-cell table:style-name="Table13.A1" table:number-columns-spanned="4" office:value-type="string">
            <text:p text:style-name="P6">This query returns total active time of the currently selected channel. Resolution is 1 minute and this information is stored every 10 minutes in non-volatile memory. Therefore it’s possible that up to 10 minutes is lost after restart caused with power outage or system reset.</text:p>
          </table:table-cell>
          <table:covered-table-cell/>
          <table:covered-table-cell/>
          <table:covered-table-cell/>
        </table:table-row>
        <table:table-row>
          <table:table-cell table:style-name="Table13.A1" table:number-rows-spanned="2" office:value-type="string">
            <text:p text:style-name="P27">Parameters</text:p>
          </table:table-cell>
          <table:table-cell table:style-name="Table13.A1" office:value-type="string">
            <text:p text:style-name="P9">Name</text:p>
          </table:table-cell>
          <table:table-cell table:style-name="Table13.A1" office:value-type="string">
            <text:p text:style-name="P9">Type</text:p>
          </table:table-cell>
          <table:table-cell table:style-name="Table13.A1" office:value-type="string">
            <text:p text:style-name="P9">Range</text:p>
          </table:table-cell>
          <table:table-cell table:style-name="Table13.A1" office:value-type="string">
            <text:p text:style-name="P9">Default</text:p>
          </table:table-cell>
        </table:table-row>
        <table:table-row>
          <table:covered-table-cell/>
          <table:table-cell table:style-name="Table13.B4" office:value-type="string">
            <text:p text:style-name="P6">&lt;channel&gt;</text:p>
          </table:table-cell>
          <table:table-cell table:style-name="Table13.B4" office:value-type="string">
            <text:p text:style-name="P9">Channel</text:p>
          </table:table-cell>
          <table:table-cell table:style-name="Table13.B4" office:value-type="string">
            <text:p text:style-name="P9">CH1|CH2|CH3|CH4|CH5|CH6</text:p>
          </table:table-cell>
          <table:table-cell table:style-name="Table13.B4" office:value-type="string">
            <text:p text:style-name="P9">–</text:p>
          </table:table-cell>
        </table:table-row>
        <table:table-row>
          <table:table-cell table:style-name="Table13.A1" office:value-type="string">
            <text:p text:style-name="P27"><text:span text:style-name="T5">Usage</text:span><text:span text:style-name="T6"> </text:span><text:span text:style-name="T5">example</text:span></text:p>
          </table:table-cell>
          <table:table-cell table:style-name="Table13.A1" table:number-columns-spanned="4" office:value-type="string">
            <text:p text:style-name="P24">SYST:CHAN:INFO:ONT:TOT?</text:p>
            <text:p text:style-name="P31">1h 45m</text:p>
          </table:table-cell>
          <table:covered-table-cell/>
          <table:covered-table-cell/>
          <table:covered-table-cell/>
        </table:table-row>
      </table:table>
      <text:list xml:id="list213525980" text:continue-numbering="true" text:style-name="Outline">
        <text:list-item>
          <text:list>
            <text:list-item>
              <text:list>
                <text:list-item>
                  <text:h text:style-name="P38" text:outline-level="3"><text:bookmark text:name="syst_chan_pow"/>SYSTem:CHANnel:INFOrmation:POWer?</text:h>
                </text:list-item>
              </text:list>
            </text:list-item>
          </text:list>
        </text:list-item>
      </text:list>
      <table:table table:name="Table4" table:style-name="Table4">
        <table:table-column table:style-name="Table4.A"/>
        <table:table-column table:style-name="Table4.B" table:number-columns-repeated="4"/>
        <table:table-row>
          <table:table-cell table:style-name="Table4.A1" office:value-type="string">
            <text:p text:style-name="P27">Syntax</text:p>
          </table:table-cell>
          <table:table-cell table:style-name="Table4.A1" table:number-columns-spanned="4" office:value-type="string">
            <text:p text:style-name="P22">SYSTem:CHANnel:INFOrmation:POWer? [&lt;channel&gt;]</text:p>
          </table:table-cell>
          <table:covered-table-cell/>
          <table:covered-table-cell/>
          <table:covered-table-cell/>
        </table:table-row>
        <table:table-row>
          <table:table-cell table:style-name="Table4.A1" office:value-type="string">
            <text:p text:style-name="P27">Description</text:p>
          </table:table-cell>
          <table:table-cell table:style-name="Table4.A1" table:number-columns-spanned="4" office:value-type="string">
            <text:p text:style-name="P6">Use this query to get currently selected channel output power capability.</text:p>
          </table:table-cell>
          <table:covered-table-cell/>
          <table:covered-table-cell/>
          <table:covered-table-cell/>
        </table:table-row>
        <table:table-row table:style-name="Table4.3">
          <table:table-cell table:style-name="Table4.A1" table:number-rows-spanned="2" office:value-type="string">
            <text:p text:style-name="P27">Parameters</text:p>
          </table:table-cell>
          <table:table-cell table:style-name="Table4.B3" office:value-type="string">
            <text:p text:style-name="P12">Name</text:p>
          </table:table-cell>
          <table:table-cell table:style-name="Table4.B3" office:value-type="string">
            <text:p text:style-name="P12">Type</text:p>
          </table:table-cell>
          <table:table-cell table:style-name="Table4.B3" office:value-type="string">
            <text:p text:style-name="P12">Range</text:p>
          </table:table-cell>
          <table:table-cell table:style-name="Table4.B3" office:value-type="string">
            <text:p text:style-name="P12">Default</text:p>
          </table:table-cell>
        </table:table-row>
        <table:table-row>
          <table:covered-table-cell/>
          <table:table-cell table:style-name="Table4.A1" office:value-type="string">
            <text:p text:style-name="P6">&lt;channel&gt;</text:p>
          </table:table-cell>
          <table:table-cell table:style-name="Table4.A1" office:value-type="string">
            <text:p text:style-name="P9">Channel</text:p>
          </table:table-cell>
          <table:table-cell table:style-name="Table4.A1" office:value-type="string">
            <text:p text:style-name="P9">CH1|CH2|CH3|CH4|CH5|CH6</text:p>
          </table:table-cell>
          <table:table-cell table:style-name="Table4.A1" office:value-type="string">
            <text:p text:style-name="P9">–</text:p>
          </table:table-cell>
        </table:table-row>
        <text:soft-page-break/>
        <table:table-row>
          <table:table-cell table:style-name="Table4.A1" office:value-type="string">
            <text:p text:style-name="P27"><text:span text:style-name="T5">Usage</text:span><text:span text:style-name="T6"> </text:span><text:span text:style-name="T5">example</text:span></text:p>
          </table:table-cell>
          <table:table-cell table:style-name="Table4.A1" table:number-columns-spanned="4" office:value-type="string">
            <text:p text:style-name="P24">SYST:CHAN:INFO:POW?</text:p>
            <text:p text:style-name="P31">160.00</text:p>
          </table:table-cell>
          <table:covered-table-cell/>
          <table:covered-table-cell/>
          <table:covered-table-cell/>
        </table:table-row>
      </table:table>
      <text:list xml:id="list1143579871" text:continue-numbering="true" text:style-name="Outline">
        <text:list-item>
          <text:list>
            <text:list-item>
              <text:list>
                <text:list-item>
                  <text:h text:style-name="P38" text:outline-level="3"><text:bookmark text:name="syst_chan_volt"/>SYSTem:CHANnel:INFOrmation:VOLTage?</text:h>
                </text:list-item>
              </text:list>
            </text:list-item>
          </text:list>
        </text:list-item>
      </text:list>
      <table:table table:name="Table5" table:style-name="Table5">
        <table:table-column table:style-name="Table5.A"/>
        <table:table-column table:style-name="Table5.B" table:number-columns-repeated="4"/>
        <table:table-row>
          <table:table-cell table:style-name="Table5.A1" office:value-type="string">
            <text:p text:style-name="P27">Syntax</text:p>
          </table:table-cell>
          <table:table-cell table:style-name="Table5.A1" table:number-columns-spanned="4" office:value-type="string">
            <text:p text:style-name="P22">SYSTem:CHANnel:INFOrmation:VOLTage? [&lt;channel&gt;]</text:p>
          </table:table-cell>
          <table:covered-table-cell/>
          <table:covered-table-cell/>
          <table:covered-table-cell/>
        </table:table-row>
        <table:table-row>
          <table:table-cell table:style-name="Table5.A1" office:value-type="string">
            <text:p text:style-name="P27">Description</text:p>
          </table:table-cell>
          <table:table-cell table:style-name="Table5.A1" table:number-columns-spanned="4" office:value-type="string">
            <text:p text:style-name="P6">Use this query to get currently selected channel output voltage capability.</text:p>
          </table:table-cell>
          <table:covered-table-cell/>
          <table:covered-table-cell/>
          <table:covered-table-cell/>
        </table:table-row>
        <table:table-row table:style-name="Table5.3">
          <table:table-cell table:style-name="Table5.A1" table:number-rows-spanned="2" office:value-type="string">
            <text:p text:style-name="P27">Parameters</text:p>
          </table:table-cell>
          <table:table-cell table:style-name="Table5.B3" office:value-type="string">
            <text:p text:style-name="P12">Name</text:p>
          </table:table-cell>
          <table:table-cell table:style-name="Table5.B3" office:value-type="string">
            <text:p text:style-name="P12">Type</text:p>
          </table:table-cell>
          <table:table-cell table:style-name="Table5.B3" office:value-type="string">
            <text:p text:style-name="P12">Range</text:p>
          </table:table-cell>
          <table:table-cell table:style-name="Table5.B3" office:value-type="string">
            <text:p text:style-name="P12">Default</text:p>
          </table:table-cell>
        </table:table-row>
        <table:table-row>
          <table:covered-table-cell/>
          <table:table-cell table:style-name="Table5.A1" office:value-type="string">
            <text:p text:style-name="P6">&lt;channel&gt;</text:p>
          </table:table-cell>
          <table:table-cell table:style-name="Table5.A1" office:value-type="string">
            <text:p text:style-name="P9">Channel</text:p>
          </table:table-cell>
          <table:table-cell table:style-name="Table5.A1" office:value-type="string">
            <text:p text:style-name="P9">CH1|CH2|CH3|CH4|CH5|CH6</text:p>
          </table:table-cell>
          <table:table-cell table:style-name="Table5.A1" office:value-type="string">
            <text:p text:style-name="P9">–</text:p>
          </table:table-cell>
        </table:table-row>
        <table:table-row>
          <table:table-cell table:style-name="Table5.A1" office:value-type="string">
            <text:p text:style-name="P27"><text:span text:style-name="T5">Usage</text:span><text:span text:style-name="T6"> </text:span><text:span text:style-name="T5">example</text:span></text:p>
          </table:table-cell>
          <table:table-cell table:style-name="Table5.A1" table:number-columns-spanned="4" office:value-type="string">
            <text:p text:style-name="P24">SYST:CHAN:INFO:VOLT?</text:p>
            <text:p text:style-name="P31">40.00</text:p>
          </table:table-cell>
          <table:covered-table-cell/>
          <table:covered-table-cell/>
          <table:covered-table-cell/>
        </table:table-row>
      </table:table>
      <text:list xml:id="list1979239287" text:continue-numbering="true" text:style-name="Outline">
        <text:list-item>
          <text:list>
            <text:list-item>
              <text:list>
                <text:list-item>
                  <text:h text:style-name="Heading_20_3" text:outline-level="3"><text:bookmark text:name="syst_chan_lab"/><text:span text:style-name="T2">SYSTem:</text:span><text:span text:style-name="T21">CHANnel</text:span><text:span text:style-name="T2">:</text:span><text:span text:style-name="T21">LABel</text:span></text:h>
                </text:list-item>
              </text:list>
            </text:list-item>
          </text:list>
        </text:list-item>
      </text:list>
      <table:table table:name="Table74" table:style-name="Table74">
        <table:table-column table:style-name="Table74.A"/>
        <table:table-column table:style-name="Table74.B"/>
        <table:table-column table:style-name="Table74.C"/>
        <table:table-column table:style-name="Table74.D"/>
        <table:table-column table:style-name="Table74.E"/>
        <table:table-row>
          <table:table-cell table:style-name="Table74.A1" office:value-type="string">
            <text:p text:style-name="P27">Syntax</text:p>
          </table:table-cell>
          <table:table-cell table:style-name="Table74.A1" table:number-columns-spanned="4" office:value-type="string">
            <text:p text:style-name="cmd_5f_root"><text:span text:style-name="T2">SYSTem:CHANnel:LABel {&lt;</text:span><text:span text:style-name="T22">channel</text:span><text:span text:style-name="T2">&gt;}, {&lt;label&gt;}</text:span></text:p>
            <text:p text:style-name="cmd_5f_root"><text:span text:style-name="T2">SYSTem:CHANnel:LABel? {&lt;</text:span><text:span text:style-name="T22">channel</text:span><text:span text:style-name="T2">&gt;}</text:span></text:p>
          </table:table-cell>
          <table:covered-table-cell/>
          <table:covered-table-cell/>
          <table:covered-table-cell/>
        </table:table-row>
        <table:table-row>
          <table:table-cell table:style-name="Table74.A1" office:value-type="string">
            <text:p text:style-name="P27">Description</text:p>
          </table:table-cell>
          <table:table-cell table:style-name="Table74.A1" table:number-columns-spanned="4" office:value-type="string">
            <text:p text:style-name="P11">Use this command to define the label of selected &lt;channel&gt;.</text:p>
          </table:table-cell>
          <table:covered-table-cell/>
          <table:covered-table-cell/>
          <table:covered-table-cell/>
        </table:table-row>
        <table:table-row>
          <table:table-cell table:style-name="Table74.A1" table:number-rows-spanned="3" office:value-type="string">
            <text:p text:style-name="P27">Parameters</text:p>
          </table:table-cell>
          <table:table-cell table:style-name="Table74.B3" office:value-type="string">
            <text:p text:style-name="P9">Name</text:p>
          </table:table-cell>
          <table:table-cell table:style-name="Table74.B3" office:value-type="string">
            <text:p text:style-name="P9">Type</text:p>
          </table:table-cell>
          <table:table-cell table:style-name="Table74.B3" office:value-type="string">
            <text:p text:style-name="P9">Range</text:p>
          </table:table-cell>
          <table:table-cell table:style-name="Table74.B3" office:value-type="string">
            <text:p text:style-name="P9">Default</text:p>
          </table:table-cell>
        </table:table-row>
        <table:table-row>
          <table:covered-table-cell/>
          <table:table-cell table:style-name="Table74.A1" office:value-type="string">
            <text:p text:style-name="P6">&lt;channel&gt;</text:p>
          </table:table-cell>
          <table:table-cell table:style-name="Table74.A1" office:value-type="string">
            <text:p text:style-name="P9">Channel</text:p>
          </table:table-cell>
          <table:table-cell table:style-name="Table74.A1" office:value-type="string">
            <text:p text:style-name="P9">CH1|CH2|CH3|CH4|CH5|CH6</text:p>
          </table:table-cell>
          <table:table-cell table:style-name="Table74.A1" office:value-type="string">
            <text:p text:style-name="P9">–</text:p>
          </table:table-cell>
        </table:table-row>
        <table:table-row>
          <table:covered-table-cell/>
          <table:table-cell table:style-name="Table74.A1" office:value-type="string">
            <text:p text:style-name="Standard">&lt;label&gt;</text:p>
          </table:table-cell>
          <table:table-cell table:style-name="Table74.A1" office:value-type="string">
            <text:p text:style-name="P9">Quoted string</text:p>
          </table:table-cell>
          <table:table-cell table:style-name="Table74.A1" office:value-type="string">
            <text:p text:style-name="P13"><text:span text:style-name="T12">1 – 10</text:span><text:span text:style-name="T2"> characters </text:span></text:p>
          </table:table-cell>
          <table:table-cell table:style-name="Table74.A1" office:value-type="string">
            <text:p text:style-name="P9">–</text:p>
          </table:table-cell>
        </table:table-row>
        <table:table-row>
          <table:table-cell table:style-name="Table74.A1" office:value-type="string">
            <text:p text:style-name="P27">Return</text:p>
          </table:table-cell>
          <table:table-cell table:style-name="Table74.A1" table:number-columns-spanned="4" office:value-type="string">
            <text:p text:style-name="Standard"><text:span text:style-name="T2">Returns the label of the </text:span><text:span text:style-name="T12">channel</text:span><text:span text:style-name="T2"> queried as a quoted string.</text:span></text:p>
          </table:table-cell>
          <table:covered-table-cell/>
          <table:covered-table-cell/>
          <table:covered-table-cell/>
        </table:table-row>
        <table:table-row>
          <table:table-cell table:style-name="Table74.A1" office:value-type="string">
            <text:p text:style-name="P27">Errors</text:p>
          </table:table-cell>
          <table:table-cell table:style-name="Table74.A1" table:number-columns-spanned="4" office:value-type="string">
            <text:p text:style-name="P24">-241,"Hardware missing"</text:p>
          </table:table-cell>
          <table:covered-table-cell/>
          <table:covered-table-cell/>
          <table:covered-table-cell/>
        </table:table-row>
        <table:table-row>
          <table:table-cell table:style-name="Table74.A1" office:value-type="string">
            <text:p text:style-name="P27"><text:span text:style-name="T5">Usage</text:span><text:span text:style-name="T6"> </text:span><text:span text:style-name="T5">example</text:span></text:p>
          </table:table-cell>
          <table:table-cell table:style-name="Table74.A1" table:number-columns-spanned="4" office:value-type="string">
            <text:p text:style-name="cmd_5f_code"><text:span text:style-name="T2">SYST:</text:span><text:span text:style-name="T14">CHAN</text:span><text:span text:style-name="T2">:LAB CH1,"Heater"</text:span></text:p>
          </table:table-cell>
          <table:covered-table-cell/>
          <table:covered-table-cell/>
          <table:covered-table-cell/>
        </table:table-row>
        <table:table-row>
          <table:table-cell table:style-name="Table74.A1" office:value-type="string">
            <text:p text:style-name="P27">Related Commands</text:p>
          </table:table-cell>
          <table:table-cell table:style-name="Table74.A1" table:number-columns-spanned="4" office:value-type="string">
            <text:p text:style-name="P6">SYSTem:CHANnel:PIN:LABel</text:p>
            <text:p text:style-name="Standard"><text:span text:style-name="T2">SYSTem:</text:span><text:span text:style-name="T12">SLOT:LABel</text:span></text:p>
          </table:table-cell>
          <table:covered-table-cell/>
          <table:covered-table-cell/>
          <table:covered-table-cell/>
        </table:table-row>
      </table:table>
      <text:list xml:id="list1673591486" text:continue-numbering="true" text:style-name="Outline">
        <text:list-item>
          <text:list>
            <text:list-item>
              <text:list>
                <text:list-item>
                  <text:h text:style-name="P38" text:outline-level="3"><text:bookmark text:name="syst_chan_mod"/>SYSTem:CHANnel:MODel?</text:h>
                </text:list-item>
              </text:list>
            </text:list-item>
          </text:list>
        </text:list-item>
      </text:list>
      <table:table table:name="Table2" table:style-name="Table2">
        <table:table-column table:style-name="Table2.A"/>
        <table:table-column table:style-name="Table2.B" table:number-columns-repeated="4"/>
        <table:table-row>
          <table:table-cell table:style-name="Table2.A1" office:value-type="string">
            <text:p text:style-name="P27">Syntax</text:p>
          </table:table-cell>
          <table:table-cell table:style-name="Table2.A1" table:number-columns-spanned="4" office:value-type="string">
            <text:p text:style-name="P22">SYSTem:CHANnel:MODel? [&lt;channel&gt;]</text:p>
          </table:table-cell>
          <table:covered-table-cell/>
          <table:covered-table-cell/>
          <table:covered-table-cell/>
        </table:table-row>
        <table:table-row>
          <table:table-cell table:style-name="Table2.A1" office:value-type="string">
            <text:p text:style-name="P27">Description</text:p>
          </table:table-cell>
          <table:table-cell table:style-name="Table2.A1" table:number-columns-spanned="4" office:value-type="string">
            <text:p text:style-name="P6">This query returns the model name and version of the specified channel.</text:p>
          </table:table-cell>
          <table:covered-table-cell/>
          <table:covered-table-cell/>
          <table:covered-table-cell/>
        </table:table-row>
        <table:table-row>
          <table:table-cell table:style-name="Table2.A1" table:number-rows-spanned="2" office:value-type="string">
            <text:p text:style-name="P27">Parameters</text:p>
          </table:table-cell>
          <table:table-cell table:style-name="Table2.B3" office:value-type="string">
            <text:p text:style-name="P9">Name</text:p>
          </table:table-cell>
          <table:table-cell table:style-name="Table2.B3" office:value-type="string">
            <text:p text:style-name="P9">Type</text:p>
          </table:table-cell>
          <table:table-cell table:style-name="Table2.B3" office:value-type="string">
            <text:p text:style-name="P9">Range</text:p>
          </table:table-cell>
          <table:table-cell table:style-name="Table2.B3" office:value-type="string">
            <text:p text:style-name="P9">Default</text:p>
          </table:table-cell>
        </table:table-row>
        <table:table-row>
          <table:covered-table-cell/>
          <table:table-cell table:style-name="Table2.A1" office:value-type="string">
            <text:p text:style-name="P6">&lt;channel&gt;</text:p>
          </table:table-cell>
          <table:table-cell table:style-name="Table2.A1" office:value-type="string">
            <text:p text:style-name="P9">Channel</text:p>
          </table:table-cell>
          <table:table-cell table:style-name="Table2.A1" office:value-type="string">
            <text:p text:style-name="P9">CH1|CH2|CH3|CH4|CH5|CH6</text:p>
          </table:table-cell>
          <table:table-cell table:style-name="Table2.A1" office:value-type="string">
            <text:p text:style-name="P9">–</text:p>
          </table:table-cell>
        </table:table-row>
        <table:table-row>
          <table:table-cell table:style-name="Table2.A1" office:value-type="string">
            <text:p text:style-name="P27"><text:span text:style-name="T5">Usage</text:span><text:span text:style-name="T6"> </text:span><text:span text:style-name="T5">example</text:span></text:p>
          </table:table-cell>
          <table:table-cell table:style-name="Table2.A1" table:number-columns-spanned="4" office:value-type="string">
            <text:p text:style-name="P24">SYST:CHAN:MOD?</text:p>
            <text:p text:style-name="P31">"DCP405"</text:p>
          </table:table-cell>
          <table:covered-table-cell/>
          <table:covered-table-cell/>
          <table:covered-table-cell/>
        </table:table-row>
        <table:table-row>
          <table:table-cell table:style-name="Table2.A1" office:value-type="string">
            <text:p text:style-name="P27">Related Commands</text:p>
          </table:table-cell>
          <table:table-cell table:style-name="Table2.A1" table:number-columns-spanned="4" office:value-type="string">
            <text:p text:style-name="P6">SYSTem:CHANnel:VERSion?</text:p>
            <text:p text:style-name="P6">SYSTem:CPU:MODel?</text:p>
          </table:table-cell>
          <table:covered-table-cell/>
          <table:covered-table-cell/>
          <table:covered-table-cell/>
        </table:table-row>
      </table:table>
      <text:list xml:id="list1133897452" text:continue-numbering="true" text:style-name="Outline">
        <text:list-item>
          <text:list>
            <text:list-item>
              <text:list>
                <text:list-item>
                  <text:h text:style-name="P38" text:outline-level="3"><text:bookmark text:name="syst_chan_opt"/>SYSTem:CHANnel:OPTion?</text:h>
                </text:list-item>
              </text:list>
            </text:list-item>
          </text:list>
        </text:list-item>
      </text:list>
      <table:table table:name="Table61" table:style-name="Table61">
        <table:table-column table:style-name="Table61.A"/>
        <table:table-column table:style-name="Table61.B" table:number-columns-repeated="4"/>
        <table:table-row>
          <table:table-cell table:style-name="Table61.A1" office:value-type="string">
            <text:p text:style-name="P6">Syntax</text:p>
          </table:table-cell>
          <table:table-cell table:style-name="Table61.A1" table:number-columns-spanned="4" office:value-type="string">
            <text:p text:style-name="P22">SYSTem:CHANnel:OPTion? [&lt;channel&gt;]</text:p>
          </table:table-cell>
          <table:covered-table-cell/>
          <table:covered-table-cell/>
          <table:covered-table-cell/>
        </table:table-row>
        <table:table-row>
          <table:table-cell table:style-name="Table61.A1" office:value-type="string">
            <text:p text:style-name="P6">Description</text:p>
          </table:table-cell>
          <table:table-cell table:style-name="Table61.A1" table:number-columns-spanned="4" office:value-type="string">
            <text:p text:style-name="P6">This query returns names of all selected channel resources that can be controlled by firmware. Depending of the board model (see the SYSTem:CHANnel:MODel? query) various combination of the following features can be returned:</text:p>
            <text:list xml:id="list499661402" text:continue-list="list2152650355319160568" text:style-name="List_20_1">
              <text:list-item>
                <text:p text:style-name="P36">Volt – program the output voltage while channel is in the CV mode of operation (see [SOURce[&lt;n&gt;]]:VOLTage and APPLy commands)</text:p>
              </text:list-item>
              <text:list-item>
                <text:p text:style-name="P37"><text:soft-page-break/>Current – program the output current while channel is in the CC mode of operation (see [SOURce[&lt;n&gt;]]:CURRent and APPLy commands)</text:p>
              </text:list-item>
              <text:list-item>
                <text:p text:style-name="P37">Power – set max. allowed output power regardless <text:span text:style-name="T1">of the channel mode of operation (see [SOURce[&lt;n&gt;]]:POWer:LIMit)</text:span></text:p>
              </text:list-item>
              <text:list-item>
                <text:p text:style-name="P37">OE – set channel power output (see OUTPut[:STATe])</text:p>
              </text:list-item>
              <text:list-item>
                <text:p text:style-name="P37">Dprog – control down-programmer circuit (see OUTPut:DPRog)</text:p>
              </text:list-item>
              <text:list-item>
                <text:p text:style-name="P37">Rprog – control output voltage programming source (see [SOURce[&lt;n&gt;]]:VOLTage:PROGram[:SOURce])</text:p>
              </text:list-item>
              <text:list-item>
                <text:p text:style-name="P39">Coupled – power outputs supports advanced coupling, i.e. in series and parallel (see </text:p>
              </text:list-item>
            </text:list>
          </table:table-cell>
          <table:covered-table-cell/>
          <table:covered-table-cell/>
          <table:covered-table-cell/>
        </table:table-row>
        <table:table-row table:style-name="Table61.3">
          <table:table-cell table:style-name="Table61.A1" table:number-rows-spanned="2" office:value-type="string">
            <text:p text:style-name="P6">Parameters</text:p>
          </table:table-cell>
          <table:table-cell table:style-name="Table61.B3" office:value-type="string">
            <text:p text:style-name="P12">Name</text:p>
          </table:table-cell>
          <table:table-cell table:style-name="Table61.B3" office:value-type="string">
            <text:p text:style-name="P12">Type</text:p>
          </table:table-cell>
          <table:table-cell table:style-name="Table61.B3" office:value-type="string">
            <text:p text:style-name="P12">Range</text:p>
          </table:table-cell>
          <table:table-cell table:style-name="Table61.B3" office:value-type="string">
            <text:p text:style-name="P12">Default</text:p>
          </table:table-cell>
        </table:table-row>
        <table:table-row>
          <table:covered-table-cell/>
          <table:table-cell table:style-name="Table61.A1" office:value-type="string">
            <text:p text:style-name="P6">&lt;channel&gt;</text:p>
          </table:table-cell>
          <table:table-cell table:style-name="Table61.A1" office:value-type="string">
            <text:p text:style-name="P9">Channel</text:p>
          </table:table-cell>
          <table:table-cell table:style-name="Table61.A1" office:value-type="string">
            <text:p text:style-name="P9">CH1|CH2|CH3|CH4|CH5|CH6</text:p>
          </table:table-cell>
          <table:table-cell table:style-name="Table61.A1" office:value-type="string">
            <text:p text:style-name="P9">–</text:p>
          </table:table-cell>
        </table:table-row>
        <table:table-row>
          <table:table-cell table:style-name="Table61.A1" office:value-type="string">
            <text:p text:style-name="P19"><text:span text:style-name="T5">Usage</text:span><text:span text:style-name="T6"> </text:span><text:span text:style-name="T5">example</text:span></text:p>
          </table:table-cell>
          <table:table-cell table:style-name="Table61.A1" table:number-columns-spanned="4" office:value-type="string">
            <text:p text:style-name="P6">Reported resources for channel 1 on the DCP405 module:</text:p>
            <text:p text:style-name="P31">SYST:CHAN:OPT? CH1</text:p>
            <text:p text:style-name="P31">"Volt", "Current", "Power", "OE", "DProg", "Rprog", "Coupled"</text:p>
            <text:p text:style-name="P6"/>
            <text:p text:style-name="P6">Reported resources for channel 3 on the DCM220 module:</text:p>
            <text:p text:style-name="P31">SYST:CHAN:OPT? CH1</text:p>
            <text:p text:style-name="P31">"Volt", "Current", "Power", "OE"</text:p>
          </table:table-cell>
          <table:covered-table-cell/>
          <table:covered-table-cell/>
          <table:covered-table-cell/>
        </table:table-row>
        <table:table-row>
          <table:table-cell table:style-name="Table61.A1" office:value-type="string">
            <text:p text:style-name="P19">Related Commands</text:p>
          </table:table-cell>
          <table:table-cell table:style-name="Table61.A1" table:number-columns-spanned="4" office:value-type="string">
            <text:p text:style-name="P6">APPLy</text:p>
            <text:p text:style-name="P6">OUTPut:DPRog</text:p>
            <text:p text:style-name="P6">OUTPut:MODE?</text:p>
            <text:p text:style-name="P6">OUTPut[:STATe]</text:p>
            <text:p text:style-name="P6">OUTPut:TRACk[:STATe] {&lt;chanlist&gt;}</text:p>
            <text:p text:style-name="P6">[SOURce[&lt;n&gt;]]:CURRent</text:p>
            <text:p text:style-name="P6">[SOURce[&lt;n&gt;]]:POWer:LIMit</text:p>
            <text:p text:style-name="P6">[SOURce[&lt;n&gt;]]:VOLTage</text:p>
            <text:p text:style-name="P6">[SOURce[&lt;n&gt;]]:VOLTage:PROGram[:SOURce])</text:p>
            <text:p text:style-name="P6">SYSTem:CHANnel:MODel?</text:p>
          </table:table-cell>
          <table:covered-table-cell/>
          <table:covered-table-cell/>
          <table:covered-table-cell/>
        </table:table-row>
      </table:table>
      <text:list xml:id="list748057328" text:continue-list="list1133897452" text:style-name="Outline">
        <text:list-item>
          <text:list>
            <text:list-item>
              <text:list>
                <text:list-item>
                  <text:h text:style-name="Heading_20_3" text:outline-level="3"><text:bookmark text:name="syst_chan_pin_lab"/><text:span text:style-name="T2">SYSTem:CHANnel:</text:span><text:span text:style-name="T21">PIN:LABel</text:span></text:h>
                </text:list-item>
              </text:list>
            </text:list-item>
          </text:list>
        </text:list-item>
      </text:list>
      <table:table table:name="Table72" table:style-name="Table72">
        <table:table-column table:style-name="Table72.A"/>
        <table:table-column table:style-name="Table72.B"/>
        <table:table-column table:style-name="Table72.C"/>
        <table:table-column table:style-name="Table72.D"/>
        <table:table-column table:style-name="Table72.E"/>
        <table:table-row>
          <table:table-cell table:style-name="Table72.A1" office:value-type="string">
            <text:p text:style-name="P27">Syntax</text:p>
          </table:table-cell>
          <table:table-cell table:style-name="Table72.A1" table:number-columns-spanned="4" office:value-type="string">
            <text:p text:style-name="P22">SYSTem:CHANnel:PIN:LABel {&lt;channel&gt;}, {&lt;pin&gt;}, {&lt;label&gt;}</text:p>
            <text:p text:style-name="cmd_5f_root"><text:span text:style-name="T2">SYSTem:CHANnel:PIN:LABel? {&lt;</text:span><text:span text:style-name="T22">channel</text:span><text:span text:style-name="T2">&gt;}, {&lt;pin&gt;}</text:span></text:p>
          </table:table-cell>
          <table:covered-table-cell/>
          <table:covered-table-cell/>
          <table:covered-table-cell/>
        </table:table-row>
        <table:table-row>
          <table:table-cell table:style-name="Table72.A1" office:value-type="string">
            <text:p text:style-name="Default_5f_nt2">Modules</text:p>
          </table:table-cell>
          <table:table-cell table:style-name="Table72.A1" table:number-columns-spanned="4" office:value-type="string">
            <text:p text:style-name="Standard"><text:span text:style-name="DCP405"><text:span text:style-name="T23"> MIO </text:span></text:span></text:p>
          </table:table-cell>
          <table:covered-table-cell/>
          <table:covered-table-cell/>
          <table:covered-table-cell/>
        </table:table-row>
        <table:table-row>
          <table:table-cell table:style-name="Table72.A1" office:value-type="string">
            <text:p text:style-name="P27">Description</text:p>
          </table:table-cell>
          <table:table-cell table:style-name="Table72.A1" table:number-columns-spanned="4" office:value-type="string">
            <text:p text:style-name="P11">Use this command to define the pin label specified by &lt;label&gt; on selected &lt;channel&gt;.</text:p>
          </table:table-cell>
          <table:covered-table-cell/>
          <table:covered-table-cell/>
          <table:covered-table-cell/>
        </table:table-row>
        <table:table-row>
          <table:table-cell table:style-name="Table72.A1" table:number-rows-spanned="4" office:value-type="string">
            <text:p text:style-name="P27">Parameters</text:p>
          </table:table-cell>
          <table:table-cell table:style-name="Table72.B4" office:value-type="string">
            <text:p text:style-name="P9">Name</text:p>
          </table:table-cell>
          <table:table-cell table:style-name="Table72.B4" office:value-type="string">
            <text:p text:style-name="P9">Type</text:p>
          </table:table-cell>
          <table:table-cell table:style-name="Table72.B4" office:value-type="string">
            <text:p text:style-name="P9">Range</text:p>
          </table:table-cell>
          <table:table-cell table:style-name="Table72.B4" office:value-type="string">
            <text:p text:style-name="P9">Default</text:p>
          </table:table-cell>
        </table:table-row>
        <table:table-row>
          <table:covered-table-cell/>
          <table:table-cell table:style-name="Table72.A1" office:value-type="string">
            <text:p text:style-name="P6">&lt;channel&gt;</text:p>
          </table:table-cell>
          <table:table-cell table:style-name="Table72.A1" office:value-type="string">
            <text:p text:style-name="P9">Channel</text:p>
          </table:table-cell>
          <table:table-cell table:style-name="Table72.A1" office:value-type="string">
            <text:p text:style-name="P8">(@n01 or @n02) where n is the slot number</text:p>
          </table:table-cell>
          <table:table-cell table:style-name="Table72.A1" office:value-type="string">
            <text:p text:style-name="P9">–</text:p>
          </table:table-cell>
        </table:table-row>
        <table:table-row>
          <table:covered-table-cell/>
          <table:table-cell table:style-name="Table72.A1" office:value-type="string">
            <text:p text:style-name="Standard"><text:span text:style-name="T2">&lt;</text:span><text:span text:style-name="T12">pin</text:span><text:span text:style-name="T2">&gt;</text:span></text:p>
          </table:table-cell>
          <table:table-cell table:style-name="Table72.A1" office:value-type="string">
            <text:p text:style-name="P9">NR1</text:p>
          </table:table-cell>
          <table:table-cell table:style-name="Table72.A1" office:value-type="string">
            <text:p text:style-name="P12">1 – 8</text:p>
          </table:table-cell>
          <table:table-cell table:style-name="Table72.A1" office:value-type="string">
            <text:p text:style-name="P9">–</text:p>
          </table:table-cell>
        </table:table-row>
        <table:table-row>
          <table:covered-table-cell/>
          <table:table-cell table:style-name="Table72.A1" office:value-type="string">
            <text:p text:style-name="Standard">&lt;label&gt;</text:p>
          </table:table-cell>
          <table:table-cell table:style-name="Table72.A1" office:value-type="string">
            <text:p text:style-name="P9">Quoted string</text:p>
          </table:table-cell>
          <table:table-cell table:style-name="Table72.A1" office:value-type="string">
            <text:p text:style-name="P13"><text:span text:style-name="T12">1 – </text:span><text:span text:style-name="T2">5 characters </text:span></text:p>
          </table:table-cell>
          <table:table-cell table:style-name="Table72.A1" office:value-type="string">
            <text:p text:style-name="P9">–</text:p>
          </table:table-cell>
        </table:table-row>
        <table:table-row>
          <table:table-cell table:style-name="Table72.A1" office:value-type="string">
            <text:p text:style-name="P27">Return</text:p>
          </table:table-cell>
          <table:table-cell table:style-name="Table72.A1" table:number-columns-spanned="4" office:value-type="string">
            <text:p text:style-name="P6">Returns the label of the pin queried as a quoted string.</text:p>
          </table:table-cell>
          <table:covered-table-cell/>
          <table:covered-table-cell/>
          <table:covered-table-cell/>
        </table:table-row>
        <table:table-row>
          <table:table-cell table:style-name="Table72.A1" office:value-type="string">
            <text:p text:style-name="P27">Errors</text:p>
          </table:table-cell>
          <table:table-cell table:style-name="Table72.A1" table:number-columns-spanned="4" office:value-type="string">
            <text:p text:style-name="P24">-241,"Hardware missing"</text:p>
          </table:table-cell>
          <table:covered-table-cell/>
          <table:covered-table-cell/>
          <table:covered-table-cell/>
        </table:table-row>
        <table:table-row>
          <table:table-cell table:style-name="Table72.A1" office:value-type="string">
            <text:p text:style-name="P27"><text:span text:style-name="T5">Usage</text:span><text:span text:style-name="T6"> </text:span><text:span text:style-name="T5">example</text:span></text:p>
          </table:table-cell>
          <table:table-cell table:style-name="Table72.A1" table:number-columns-spanned="4" office:value-type="string">
            <text:p text:style-name="cmd_5f_code"><text:span text:style-name="T2">SYST:</text:span><text:span text:style-name="T14">CHAN</text:span><text:span text:style-name="T2">:PIN:LAB 1,"In_1"</text:span></text:p>
          </table:table-cell>
          <table:covered-table-cell/>
          <table:covered-table-cell/>
          <table:covered-table-cell/>
        </table:table-row>
        <table:table-row>
          <table:table-cell table:style-name="Table72.A1" office:value-type="string">
            <text:p text:style-name="P27">Related Commands</text:p>
          </table:table-cell>
          <table:table-cell table:style-name="Table72.A1" table:number-columns-spanned="4" office:value-type="string">
            <text:p text:style-name="P6">SYSTem:CHANnel:LABel</text:p>
            <text:p text:style-name="Standard"><text:span text:style-name="T2">SYSTem:</text:span><text:span text:style-name="T12">SLOT:LABel</text:span></text:p>
          </table:table-cell>
          <table:covered-table-cell/>
          <table:covered-table-cell/>
          <table:covered-table-cell/>
        </table:table-row>
      </table:table>
      <text:list xml:id="list859719650" text:continue-numbering="true" text:style-name="Outline">
        <text:list-item>
          <text:list>
            <text:list-item>
              <text:list>
                <text:list-item>
                  <text:h text:style-name="P38" text:outline-level="3"><text:bookmark text:name="syst_chan_slot"/><text:soft-page-break/>SYSTem:CHANnel:SLOT?</text:h>
                </text:list-item>
              </text:list>
            </text:list-item>
          </text:list>
        </text:list-item>
      </text:list>
      <table:table table:name="Table54" table:style-name="Table54">
        <table:table-column table:style-name="Table54.A"/>
        <table:table-column table:style-name="Table54.B" table:number-columns-repeated="4"/>
        <table:table-row>
          <table:table-cell table:style-name="Table54.A1" office:value-type="string">
            <text:p text:style-name="P27">Syntax</text:p>
          </table:table-cell>
          <table:table-cell table:style-name="Table54.A1" table:number-columns-spanned="4" office:value-type="string">
            <text:p text:style-name="P22">SYSTem:CHANnel:SLOT? [&lt;channel&gt;]</text:p>
          </table:table-cell>
          <table:covered-table-cell/>
          <table:covered-table-cell/>
          <table:covered-table-cell/>
        </table:table-row>
        <table:table-row>
          <table:table-cell table:style-name="Table54.A1" office:value-type="string">
            <text:p text:style-name="P27">Description</text:p>
          </table:table-cell>
          <table:table-cell table:style-name="Table54.A1" table:number-columns-spanned="4" office:value-type="string">
            <text:p text:style-name="P6">This query returns the DIB backplane slot number of the specified channel.</text:p>
          </table:table-cell>
          <table:covered-table-cell/>
          <table:covered-table-cell/>
          <table:covered-table-cell/>
        </table:table-row>
        <table:table-row>
          <table:table-cell table:style-name="Table54.A1" table:number-rows-spanned="2" office:value-type="string">
            <text:p text:style-name="P27">Parameters</text:p>
          </table:table-cell>
          <table:table-cell table:style-name="Table54.B3" office:value-type="string">
            <text:p text:style-name="P9">Name</text:p>
          </table:table-cell>
          <table:table-cell table:style-name="Table54.B3" office:value-type="string">
            <text:p text:style-name="P9">Type</text:p>
          </table:table-cell>
          <table:table-cell table:style-name="Table54.B3" office:value-type="string">
            <text:p text:style-name="P9">Range</text:p>
          </table:table-cell>
          <table:table-cell table:style-name="Table54.B3" office:value-type="string">
            <text:p text:style-name="P9">Default</text:p>
          </table:table-cell>
        </table:table-row>
        <table:table-row>
          <table:covered-table-cell/>
          <table:table-cell table:style-name="Table54.A1" office:value-type="string">
            <text:p text:style-name="P6">&lt;channel&gt;</text:p>
          </table:table-cell>
          <table:table-cell table:style-name="Table54.A1" office:value-type="string">
            <text:p text:style-name="P9">Channel</text:p>
          </table:table-cell>
          <table:table-cell table:style-name="Table54.A1" office:value-type="string">
            <text:p text:style-name="P9">CH1|CH2|CH3|CH4|CH5|CH6</text:p>
          </table:table-cell>
          <table:table-cell table:style-name="Table54.A1" office:value-type="string">
            <text:p text:style-name="P9">–</text:p>
          </table:table-cell>
        </table:table-row>
        <table:table-row>
          <table:table-cell table:style-name="Table54.A1" office:value-type="string">
            <text:p text:style-name="P27"><text:span text:style-name="T5">Usage</text:span><text:span text:style-name="T6"> </text:span><text:span text:style-name="T5">example</text:span></text:p>
          </table:table-cell>
          <table:table-cell table:style-name="Table54.A1" table:number-columns-spanned="4" office:value-type="string">
            <text:p text:style-name="P24">SYST:CHAN:SLOT? CH4</text:p>
            <text:p text:style-name="P31">3</text:p>
          </table:table-cell>
          <table:covered-table-cell/>
          <table:covered-table-cell/>
          <table:covered-table-cell/>
        </table:table-row>
        <table:table-row>
          <table:table-cell table:style-name="Table54.A1" office:value-type="string">
            <text:p text:style-name="P27">Related Commands</text:p>
          </table:table-cell>
          <table:table-cell table:style-name="Table54.A1" table:number-columns-spanned="4" office:value-type="string">
            <text:p text:style-name="P6">SYSTem:CHANnel:SNO?</text:p>
            <text:p text:style-name="P6">SYSTem:CHANnel:VERSion?</text:p>
          </table:table-cell>
          <table:covered-table-cell/>
          <table:covered-table-cell/>
          <table:covered-table-cell/>
        </table:table-row>
      </table:table>
      <text:list xml:id="list777847001" text:continue-numbering="true" text:style-name="Outline">
        <text:list-item>
          <text:list>
            <text:list-item>
              <text:list>
                <text:list-item>
                  <text:h text:style-name="P38" text:outline-level="3"><text:bookmark text:name="syst_chan_vers"/>SYSTem:CHANnel:VERSion?</text:h>
                </text:list-item>
              </text:list>
            </text:list-item>
          </text:list>
        </text:list-item>
      </text:list>
      <table:table table:name="Table59" table:style-name="Table59">
        <table:table-column table:style-name="Table59.A"/>
        <table:table-column table:style-name="Table59.B" table:number-columns-repeated="4"/>
        <table:table-row>
          <table:table-cell table:style-name="Table59.A1" office:value-type="string">
            <text:p text:style-name="P27">Syntax</text:p>
          </table:table-cell>
          <table:table-cell table:style-name="Table59.A1" table:number-columns-spanned="4" office:value-type="string">
            <text:p text:style-name="P22">SYSTem:CHANnel:VERSion? [&lt;channel&gt;]</text:p>
          </table:table-cell>
          <table:covered-table-cell/>
          <table:covered-table-cell/>
          <table:covered-table-cell/>
        </table:table-row>
        <table:table-row>
          <table:table-cell table:style-name="Table59.A1" office:value-type="string">
            <text:p text:style-name="P27">Description</text:p>
          </table:table-cell>
          <table:table-cell table:style-name="Table59.A1" table:number-columns-spanned="4" office:value-type="string">
            <text:p text:style-name="P6">This query returns the version number of the specified channel.</text:p>
          </table:table-cell>
          <table:covered-table-cell/>
          <table:covered-table-cell/>
          <table:covered-table-cell/>
        </table:table-row>
        <table:table-row>
          <table:table-cell table:style-name="Table59.A1" table:number-rows-spanned="2" office:value-type="string">
            <text:p text:style-name="P27">Parameters</text:p>
          </table:table-cell>
          <table:table-cell table:style-name="Table59.B3" office:value-type="string">
            <text:p text:style-name="P9">Name</text:p>
          </table:table-cell>
          <table:table-cell table:style-name="Table59.B3" office:value-type="string">
            <text:p text:style-name="P9">Type</text:p>
          </table:table-cell>
          <table:table-cell table:style-name="Table59.B3" office:value-type="string">
            <text:p text:style-name="P9">Range</text:p>
          </table:table-cell>
          <table:table-cell table:style-name="Table59.B3" office:value-type="string">
            <text:p text:style-name="P9">Default</text:p>
          </table:table-cell>
        </table:table-row>
        <table:table-row>
          <table:covered-table-cell/>
          <table:table-cell table:style-name="Table59.A1" office:value-type="string">
            <text:p text:style-name="P6">&lt;channel&gt;</text:p>
          </table:table-cell>
          <table:table-cell table:style-name="Table59.A1" office:value-type="string">
            <text:p text:style-name="P9">Channel</text:p>
          </table:table-cell>
          <table:table-cell table:style-name="Table59.A1" office:value-type="string">
            <text:p text:style-name="P9">CH1|CH2|CH3|CH4|CH5|CH6</text:p>
          </table:table-cell>
          <table:table-cell table:style-name="Table59.A1" office:value-type="string">
            <text:p text:style-name="P9">–</text:p>
          </table:table-cell>
        </table:table-row>
        <table:table-row>
          <table:table-cell table:style-name="Table59.A1" office:value-type="string">
            <text:p text:style-name="P27"><text:span text:style-name="T5">Usage</text:span><text:span text:style-name="T6"> </text:span><text:span text:style-name="T5">example</text:span></text:p>
          </table:table-cell>
          <table:table-cell table:style-name="Table59.A1" table:number-columns-spanned="4" office:value-type="string">
            <text:p text:style-name="P24">SYST:CHAN:VERS? CH4</text:p>
            <text:p text:style-name="P31">"R2B6"</text:p>
          </table:table-cell>
          <table:covered-table-cell/>
          <table:covered-table-cell/>
          <table:covered-table-cell/>
        </table:table-row>
        <table:table-row>
          <table:table-cell table:style-name="Table59.A1" office:value-type="string">
            <text:p text:style-name="P27">Related Commands</text:p>
          </table:table-cell>
          <table:table-cell table:style-name="Table59.A1" table:number-columns-spanned="4" office:value-type="string">
            <text:p text:style-name="P6">SYSTem:CHANnel:SLOT?</text:p>
            <text:p text:style-name="P6">SYSTem:CHANnel:VERSion?</text:p>
          </table:table-cell>
          <table:covered-table-cell/>
          <table:covered-table-cell/>
          <table:covered-table-cell/>
        </table:table-row>
      </table:table>
      <text:list xml:id="list1182359339" text:continue-numbering="true" text:style-name="Outline">
        <text:list-item>
          <text:list>
            <text:list-item>
              <text:list>
                <text:list-item>
                  <text:h text:style-name="P38" text:outline-level="3"><text:bookmark text:name="syst_comm_enab"/>SYSTem:COMMunicate:<text:span text:style-name="T16">ENABle</text:span></text:h>
                </text:list-item>
              </text:list>
            </text:list-item>
          </text:list>
        </text:list-item>
      </text:list>
      <table:table table:name="Table38" table:style-name="Table38">
        <table:table-column table:style-name="Table38.A"/>
        <table:table-column table:style-name="Table38.B"/>
        <table:table-column table:style-name="Table38.C"/>
        <table:table-column table:style-name="Table38.D"/>
        <table:table-column table:style-name="Table38.E"/>
        <table:table-row>
          <table:table-cell table:style-name="Table38.A1" office:value-type="string">
            <text:p text:style-name="P27">Syntax</text:p>
          </table:table-cell>
          <table:table-cell table:style-name="Table38.A1" table:number-columns-spanned="4" office:value-type="string">
            <text:p text:style-name="P22">SYSTem:COMMunicate:ENABle {&lt;bool&gt;}, {&lt;interface&gt;}</text:p>
            <text:p text:style-name="P22">SYSTem:COMMunicate:ENABle? {&lt;interface&gt;}</text:p>
          </table:table-cell>
          <table:covered-table-cell/>
          <table:covered-table-cell/>
          <table:covered-table-cell/>
        </table:table-row>
        <table:table-row>
          <table:table-cell table:style-name="Table38.A1" office:value-type="string">
            <text:p text:style-name="P27">Description</text:p>
          </table:table-cell>
          <table:table-cell table:style-name="Table38.A1" table:number-columns-spanned="4" office:value-type="string">
            <text:p text:style-name="Standard"><text:span text:style-name="T2">Enables or disables USB, Ethernet, MQTT, NTP service, or the remote service Sockets. The setting is effective after rebooting the BB3. This command setting is not changed by power off or the </text:span><text:a xlink:type="simple" xlink:href="https://www.envox.hr/eez/eez-bench-box-3/bb3-scpi-reference-manual/bb3-scpi-common-command-reference.html#rst" text:style-name="Internet_20_link" text:visited-style-name="Visited_20_Internet_20_Link">*RST</text:a><text:span text:style-name="T2"> command.</text:span></text:p>
            <text:p text:style-name="P6"/>
            <text:p text:style-name="P20">Enabling the Ethernet interface (SYSTem:COMMunicate:ENABle 1, ETH) will have no effect until a restart is performed using the SYSTem:REStart command.</text:p>
            <text:p text:style-name="P6"/>
            <text:p text:style-name="P20">Remote service Sockets is not supported yet</text:p>
          </table:table-cell>
          <table:covered-table-cell/>
          <table:covered-table-cell/>
          <table:covered-table-cell/>
        </table:table-row>
        <table:table-row>
          <table:table-cell table:style-name="Table38.A1" table:number-rows-spanned="3" office:value-type="string">
            <text:p text:style-name="P27">Parameters</text:p>
          </table:table-cell>
          <table:table-cell table:style-name="Table38.B3" office:value-type="string">
            <text:p text:style-name="P9">Name</text:p>
          </table:table-cell>
          <table:table-cell table:style-name="Table38.B3" office:value-type="string">
            <text:p text:style-name="P9">Type</text:p>
          </table:table-cell>
          <table:table-cell table:style-name="Table38.B3" office:value-type="string">
            <text:p text:style-name="P9">Range</text:p>
          </table:table-cell>
          <table:table-cell table:style-name="Table38.B3" office:value-type="string">
            <text:p text:style-name="P9">Default</text:p>
          </table:table-cell>
        </table:table-row>
        <table:table-row>
          <table:covered-table-cell/>
          <table:table-cell table:style-name="Table38.A1" office:value-type="string">
            <text:p text:style-name="P6">&lt;bool&gt;</text:p>
          </table:table-cell>
          <table:table-cell table:style-name="Table38.A1" office:value-type="string">
            <text:p text:style-name="P9">Boolean</text:p>
          </table:table-cell>
          <table:table-cell table:style-name="Table38.A1" office:value-type="string">
            <text:p text:style-name="P6">ON|OFF|0|1</text:p>
          </table:table-cell>
          <table:table-cell table:style-name="Table38.A1" office:value-type="string">
            <text:p text:style-name="P12">–</text:p>
          </table:table-cell>
        </table:table-row>
        <table:table-row>
          <table:covered-table-cell/>
          <table:table-cell table:style-name="Table38.A1" office:value-type="string">
            <text:p text:style-name="P6">&lt;interface&gt;</text:p>
          </table:table-cell>
          <table:table-cell table:style-name="Table38.A1" office:value-type="string">
            <text:p text:style-name="P9">Discrete</text:p>
          </table:table-cell>
          <table:table-cell table:style-name="Table38.A1" office:value-type="string">
            <text:p text:style-name="P6">USB|ETHernet|MQTT|NTP|SOCKets</text:p>
          </table:table-cell>
          <table:table-cell table:style-name="Table38.A1" office:value-type="string">
            <text:p text:style-name="P12">–</text:p>
          </table:table-cell>
        </table:table-row>
        <table:table-row>
          <table:table-cell table:style-name="Table38.A1" office:value-type="string">
            <text:p text:style-name="P27">Return</text:p>
          </table:table-cell>
          <table:table-cell table:style-name="Table38.A1" table:number-columns-spanned="4" office:value-type="string">
            <text:p text:style-name="P6">This query returns the status of the selected interface that could be 0 (OFF) or 1 (ON).</text:p>
          </table:table-cell>
          <table:covered-table-cell/>
          <table:covered-table-cell/>
          <table:covered-table-cell/>
        </table:table-row>
        <table:table-row>
          <table:table-cell table:style-name="Table38.A1" office:value-type="string">
            <text:p text:style-name="P27"><text:span text:style-name="T5">Usage</text:span><text:span text:style-name="T6"> </text:span><text:span text:style-name="T5">example</text:span></text:p>
          </table:table-cell>
          <table:table-cell table:style-name="Table38.A1" table:number-columns-spanned="4" office:value-type="string">
            <text:p text:style-name="P24">SYST:COMM:ENAB 0, SER</text:p>
          </table:table-cell>
          <table:covered-table-cell/>
          <table:covered-table-cell/>
          <table:covered-table-cell/>
        </table:table-row>
        <table:table-row>
          <table:table-cell table:style-name="Table38.A1" office:value-type="string">
            <text:p text:style-name="P27">Related Commands</text:p>
          </table:table-cell>
          <table:table-cell table:style-name="Table38.A1" table:number-columns-spanned="4" office:value-type="string">
            <text:p text:style-name="P6">SYSTem:REStart</text:p>
          </table:table-cell>
          <table:covered-table-cell/>
          <table:covered-table-cell/>
          <table:covered-table-cell/>
        </table:table-row>
      </table:table>
      <text:list xml:id="list361096177" text:continue-numbering="true" text:style-name="Outline">
        <text:list-item>
          <text:list>
            <text:list-item>
              <text:list>
                <text:list-item>
                  <text:h text:style-name="P38" text:outline-level="3"><text:bookmark text:name="syst_comm_eth_addr"/>SYSTem:COMMunicate:<text:span text:style-name="T10">ETHernet:</text:span>ADDRess</text:h>
                </text:list-item>
              </text:list>
            </text:list-item>
          </text:list>
        </text:list-item>
      </text:list>
      <table:table table:name="Table31" table:style-name="Table31">
        <table:table-column table:style-name="Table31.A"/>
        <table:table-column table:style-name="Table31.B" table:number-columns-repeated="2"/>
        <table:table-column table:style-name="Table31.D"/>
        <table:table-column table:style-name="Table31.E"/>
        <table:table-row>
          <table:table-cell table:style-name="Table31.A1" office:value-type="string">
            <text:p text:style-name="P27">Syntax</text:p>
          </table:table-cell>
          <table:table-cell table:style-name="Table31.A1" table:number-columns-spanned="4" office:value-type="string">
            <text:p text:style-name="P22">SYSTem:COMMunicate:<text:span text:style-name="T9">ETHernet</text:span>:ADDRess {&lt;ip_address&gt;}</text:p>
            <text:p text:style-name="P22">SYSTem:COMMunicate:<text:span text:style-name="T9">ETHernet</text:span>:ADDRess?</text:p>
          </table:table-cell>
          <table:covered-table-cell/>
          <table:covered-table-cell/>
          <table:covered-table-cell/>
        </table:table-row>
        <table:table-row>
          <table:table-cell table:style-name="Table31.A1" office:value-type="string">
            <text:p text:style-name="P27">Description</text:p>
          </table:table-cell>
          <table:table-cell table:style-name="Table31.A1" table:number-columns-spanned="4" office:value-type="string">
            <text:p text:style-name="P6">Set the IP address of the BB3 manually if the DHCP mode is not enabled. If the DHCP <text:soft-page-break/>mode is enabled setting the IP address using this command will be ignored.</text:p>
          </table:table-cell>
          <table:covered-table-cell/>
          <table:covered-table-cell/>
          <table:covered-table-cell/>
        </table:table-row>
        <table:table-row>
          <table:table-cell table:style-name="Table31.A1" table:number-rows-spanned="2" office:value-type="string">
            <text:p text:style-name="P27">Parameters</text:p>
          </table:table-cell>
          <table:table-cell table:style-name="Table31.B3" office:value-type="string">
            <text:p text:style-name="P9">Name</text:p>
          </table:table-cell>
          <table:table-cell table:style-name="Table31.B3" office:value-type="string">
            <text:p text:style-name="P9">Type</text:p>
          </table:table-cell>
          <table:table-cell table:style-name="Table31.B3" office:value-type="string">
            <text:p text:style-name="P9">Range</text:p>
          </table:table-cell>
          <table:table-cell table:style-name="Table31.B3" office:value-type="string">
            <text:p text:style-name="P9">Default</text:p>
          </table:table-cell>
        </table:table-row>
        <table:table-row>
          <table:covered-table-cell/>
          <table:table-cell table:style-name="Table31.A1" office:value-type="string">
            <text:p text:style-name="P6">&lt;ip_address&gt;</text:p>
          </table:table-cell>
          <table:table-cell table:style-name="Table31.A1" office:value-type="string">
            <text:p text:style-name="P9">Quoted string</text:p>
          </table:table-cell>
          <table:table-cell table:style-name="Table31.A1" office:value-type="string">
            <text:p text:style-name="P6">15 characters max. formatted as four groups of up to 3 digits (range 0–255), separated by “.”</text:p>
          </table:table-cell>
          <table:table-cell table:style-name="Table31.A1" office:value-type="string">
            <text:p text:style-name="P9">–</text:p>
          </table:table-cell>
        </table:table-row>
        <table:table-row>
          <table:table-cell table:style-name="Table31.A1" office:value-type="string">
            <text:p text:style-name="P27">Return</text:p>
          </table:table-cell>
          <table:table-cell table:style-name="Table31.A1" table:number-columns-spanned="4" office:value-type="string">
            <text:p text:style-name="P6">The query returns the current IP address sets manually or assigned by the DHCP server.</text:p>
          </table:table-cell>
          <table:covered-table-cell/>
          <table:covered-table-cell/>
          <table:covered-table-cell/>
        </table:table-row>
        <table:table-row>
          <table:table-cell table:style-name="Table31.A1" office:value-type="string">
            <text:p text:style-name="P27"><text:span text:style-name="T5">Usage</text:span><text:span text:style-name="T6"> </text:span><text:span text:style-name="T5">example</text:span></text:p>
          </table:table-cell>
          <table:table-cell table:style-name="Table31.A1" table:number-columns-spanned="4" office:value-type="string">
            <text:p text:style-name="P24">SYST:COMM:ETH:ADDR?</text:p>
            <text:p text:style-name="P31">"192.168.10.100"</text:p>
          </table:table-cell>
          <table:covered-table-cell/>
          <table:covered-table-cell/>
          <table:covered-table-cell/>
        </table:table-row>
        <table:table-row>
          <table:table-cell table:style-name="Table31.A1" office:value-type="string">
            <text:p text:style-name="P27">Related Commands</text:p>
          </table:table-cell>
          <table:table-cell table:style-name="Table31.A1" table:number-columns-spanned="4" office:value-type="string">
            <text:p text:style-name="P6">SYSTem:COMMunicate:ETHernet:DHCP</text:p>
          </table:table-cell>
          <table:covered-table-cell/>
          <table:covered-table-cell/>
          <table:covered-table-cell/>
        </table:table-row>
      </table:table>
      <text:list xml:id="list1315783570" text:continue-numbering="true" text:style-name="Outline">
        <text:list-item>
          <text:list>
            <text:list-item>
              <text:list>
                <text:list-item>
                  <text:h text:style-name="P38" text:outline-level="3"><text:bookmark text:name="syst_comm_eth_dhcp"/>SYSTem:COMMunicate:<text:span text:style-name="T16">ETHernet</text:span>:DHCP</text:h>
                </text:list-item>
              </text:list>
            </text:list-item>
          </text:list>
        </text:list-item>
      </text:list>
      <table:table table:name="Table27" table:style-name="Table27">
        <table:table-column table:style-name="Table27.A"/>
        <table:table-column table:style-name="Table27.B" table:number-columns-repeated="4"/>
        <table:table-row>
          <table:table-cell table:style-name="Table27.A1" office:value-type="string">
            <text:p text:style-name="P27">Syntax</text:p>
          </table:table-cell>
          <table:table-cell table:style-name="Table27.A1" table:number-columns-spanned="4" office:value-type="string">
            <text:p text:style-name="P22">SYSTem:COMMunicate:<text:span text:style-name="T9">ETHernet</text:span>:DHCP {&lt;bool&gt;}</text:p>
            <text:p text:style-name="P22">SYSTem:COMMunicate:<text:span text:style-name="T9">ETHernet</text:span>:DHCP?</text:p>
          </table:table-cell>
          <table:covered-table-cell/>
          <table:covered-table-cell/>
          <table:covered-table-cell/>
        </table:table-row>
        <table:table-row>
          <table:table-cell table:style-name="Table27.A1" office:value-type="string">
            <text:p text:style-name="P27">Description</text:p>
          </table:table-cell>
          <table:table-cell table:style-name="Table27.A1" table:number-columns-spanned="4" office:value-type="string">
            <text:p text:style-name="P6">Enable or disable the DHCP mode. In DHCP mode, the DHCP server in the current network assigns network parameters (IP ADdress, DNS address, GATEway address and the Subnet MASk) for the BB3.</text:p>
          </table:table-cell>
          <table:covered-table-cell/>
          <table:covered-table-cell/>
          <table:covered-table-cell/>
        </table:table-row>
        <table:table-row>
          <table:table-cell table:style-name="Table27.A1" table:number-rows-spanned="2" office:value-type="string">
            <text:p text:style-name="P27">Parameters</text:p>
          </table:table-cell>
          <table:table-cell table:style-name="Table27.B3" office:value-type="string">
            <text:p text:style-name="P9">Name</text:p>
          </table:table-cell>
          <table:table-cell table:style-name="Table27.B3" office:value-type="string">
            <text:p text:style-name="P9">Type</text:p>
          </table:table-cell>
          <table:table-cell table:style-name="Table27.B3" office:value-type="string">
            <text:p text:style-name="P9">Range</text:p>
          </table:table-cell>
          <table:table-cell table:style-name="Table27.B3" office:value-type="string">
            <text:p text:style-name="P9">Default</text:p>
          </table:table-cell>
        </table:table-row>
        <table:table-row>
          <table:covered-table-cell/>
          <table:table-cell table:style-name="Table27.A1" office:value-type="string">
            <text:p text:style-name="P6">&lt;bool&gt;</text:p>
          </table:table-cell>
          <table:table-cell table:style-name="Table27.A1" office:value-type="string">
            <text:p text:style-name="P9">Boolean</text:p>
          </table:table-cell>
          <table:table-cell table:style-name="Table27.A1" office:value-type="string">
            <text:p text:style-name="P6">ON|OFF|0|1</text:p>
          </table:table-cell>
          <table:table-cell table:style-name="Table27.A1" office:value-type="string">
            <text:p text:style-name="P9">ON</text:p>
          </table:table-cell>
        </table:table-row>
        <table:table-row>
          <table:table-cell table:style-name="Table27.A1" office:value-type="string">
            <text:p text:style-name="P27">Return</text:p>
          </table:table-cell>
          <table:table-cell table:style-name="Table27.A1" table:number-columns-spanned="4" office:value-type="string">
            <text:p text:style-name="P6">Query the status of the DHCP mode.</text:p>
          </table:table-cell>
          <table:covered-table-cell/>
          <table:covered-table-cell/>
          <table:covered-table-cell/>
        </table:table-row>
        <table:table-row>
          <table:table-cell table:style-name="Table27.A1" office:value-type="string">
            <text:p text:style-name="P27"><text:span text:style-name="T5">Usage</text:span><text:span text:style-name="T6"> </text:span><text:span text:style-name="T5">example</text:span></text:p>
          </table:table-cell>
          <table:table-cell table:style-name="Table27.A1" table:number-columns-spanned="4" office:value-type="string">
            <text:p text:style-name="P24">SYST:COMM:ETH:DHCP?</text:p>
            <text:p text:style-name="P31">1</text:p>
          </table:table-cell>
          <table:covered-table-cell/>
          <table:covered-table-cell/>
          <table:covered-table-cell/>
        </table:table-row>
      </table:table>
      <text:list xml:id="list1384526012" text:continue-numbering="true" text:style-name="Outline">
        <text:list-item>
          <text:list>
            <text:list-item>
              <text:list>
                <text:list-item>
                  <text:h text:style-name="P38" text:outline-level="3"><text:bookmark text:name="syst_comm_eth_dns"/>SYSTem:COMMunicate:<text:span text:style-name="T16">ETHernet</text:span>:DNS</text:h>
                </text:list-item>
              </text:list>
            </text:list-item>
          </text:list>
        </text:list-item>
      </text:list>
      <table:table table:name="Table28" table:style-name="Table28">
        <table:table-column table:style-name="Table28.A"/>
        <table:table-column table:style-name="Table28.B" table:number-columns-repeated="2"/>
        <table:table-column table:style-name="Table28.D"/>
        <table:table-column table:style-name="Table28.E"/>
        <table:table-row>
          <table:table-cell table:style-name="Table28.A1" office:value-type="string">
            <text:p text:style-name="P27">Syntax</text:p>
          </table:table-cell>
          <table:table-cell table:style-name="Table28.A1" table:number-columns-spanned="4" office:value-type="string">
            <text:p text:style-name="P22">SYSTem:COMMunicate:<text:span text:style-name="T9">ETHernet</text:span>:DNS {&lt;ip_address&gt;}</text:p>
            <text:p text:style-name="P22">SYSTem:COMMunicate:<text:span text:style-name="T9">ETHernet</text:span>:DNS?</text:p>
          </table:table-cell>
          <table:covered-table-cell/>
          <table:covered-table-cell/>
          <table:covered-table-cell/>
        </table:table-row>
        <table:table-row>
          <table:table-cell table:style-name="Table28.A1" office:value-type="string">
            <text:p text:style-name="P27">Description</text:p>
          </table:table-cell>
          <table:table-cell table:style-name="Table28.A1" table:number-columns-spanned="4" office:value-type="string">
            <text:p text:style-name="P6">Set the DNS (Domain Name Service) address if the DHCP mode is not enabled. If the DHCP mode is enabled setting the DNS address using this command will be ignored.</text:p>
          </table:table-cell>
          <table:covered-table-cell/>
          <table:covered-table-cell/>
          <table:covered-table-cell/>
        </table:table-row>
        <table:table-row>
          <table:table-cell table:style-name="Table28.A1" table:number-rows-spanned="2" office:value-type="string">
            <text:p text:style-name="P27">Parameters</text:p>
          </table:table-cell>
          <table:table-cell table:style-name="Table28.B3" office:value-type="string">
            <text:p text:style-name="P9">Name</text:p>
          </table:table-cell>
          <table:table-cell table:style-name="Table28.B3" office:value-type="string">
            <text:p text:style-name="P9">Type</text:p>
          </table:table-cell>
          <table:table-cell table:style-name="Table28.B3" office:value-type="string">
            <text:p text:style-name="P9">Range</text:p>
          </table:table-cell>
          <table:table-cell table:style-name="Table28.B3" office:value-type="string">
            <text:p text:style-name="P9">Default</text:p>
          </table:table-cell>
        </table:table-row>
        <table:table-row>
          <table:covered-table-cell/>
          <table:table-cell table:style-name="Table28.A1" office:value-type="string">
            <text:p text:style-name="P6">&lt;ip_address&gt;</text:p>
          </table:table-cell>
          <table:table-cell table:style-name="Table28.A1" office:value-type="string">
            <text:p text:style-name="P9">Quoted string</text:p>
          </table:table-cell>
          <table:table-cell table:style-name="Table28.A1" office:value-type="string">
            <text:p text:style-name="P6">15 characters max. formatted as four groups of up to 3 digits (range 0–255), separated by “.”</text:p>
          </table:table-cell>
          <table:table-cell table:style-name="Table28.A1" office:value-type="string">
            <text:p text:style-name="P9">–</text:p>
          </table:table-cell>
        </table:table-row>
        <table:table-row>
          <table:table-cell table:style-name="Table28.A1" office:value-type="string">
            <text:p text:style-name="P27">Return</text:p>
          </table:table-cell>
          <table:table-cell table:style-name="Table28.A1" table:number-columns-spanned="4" office:value-type="string">
            <text:p text:style-name="P6">The query returns the DNS address sets manually or assigned by the DHCP server.</text:p>
            <text:p text:style-name="P6">If DHCP is used query will return “unknown”.</text:p>
          </table:table-cell>
          <table:covered-table-cell/>
          <table:covered-table-cell/>
          <table:covered-table-cell/>
        </table:table-row>
        <table:table-row>
          <table:table-cell table:style-name="Table28.A1" office:value-type="string">
            <text:p text:style-name="P27"><text:span text:style-name="T5">Usage</text:span><text:span text:style-name="T6"> </text:span><text:span text:style-name="T5">example</text:span></text:p>
          </table:table-cell>
          <table:table-cell table:style-name="Table28.A1" table:number-columns-spanned="4" office:value-type="string">
            <text:p text:style-name="P24">SYST:COMM:ETH:DNS <text:span text:style-name="T13">"</text:span>192.168.1.200<text:span text:style-name="T13">"</text:span></text:p>
            <text:p text:style-name="P24"/>
          </table:table-cell>
          <table:covered-table-cell/>
          <table:covered-table-cell/>
          <table:covered-table-cell/>
        </table:table-row>
        <table:table-row>
          <table:table-cell table:style-name="Table28.A1" office:value-type="string">
            <text:p text:style-name="P27">Related Commands</text:p>
          </table:table-cell>
          <table:table-cell table:style-name="Table28.A1" table:number-columns-spanned="4" office:value-type="string">
            <text:p text:style-name="P6">SYSTem:COMMunicate:ETHernet:DHCP</text:p>
          </table:table-cell>
          <table:covered-table-cell/>
          <table:covered-table-cell/>
          <table:covered-table-cell/>
        </table:table-row>
      </table:table>
      <text:list xml:id="list1611269829" text:continue-numbering="true" text:style-name="Outline">
        <text:list-item>
          <text:list>
            <text:list-item>
              <text:list>
                <text:list-item>
                  <text:h text:style-name="P38" text:outline-level="3"><text:bookmark text:name="syst_comm_eth_gate"/>SYSTem:COMMunicate:<text:span text:style-name="T16">ETHernet</text:span>:GATEway</text:h>
                </text:list-item>
              </text:list>
            </text:list-item>
          </text:list>
        </text:list-item>
      </text:list>
      <table:table table:name="Table29" table:style-name="Table29">
        <table:table-column table:style-name="Table29.A"/>
        <table:table-column table:style-name="Table29.B" table:number-columns-repeated="2"/>
        <table:table-column table:style-name="Table29.D"/>
        <table:table-column table:style-name="Table29.E"/>
        <table:table-row>
          <table:table-cell table:style-name="Table29.A1" office:value-type="string">
            <text:p text:style-name="P27">Syntax</text:p>
          </table:table-cell>
          <table:table-cell table:style-name="Table29.A1" table:number-columns-spanned="4" office:value-type="string">
            <text:p text:style-name="P22">SYSTem:COMMunicate:<text:span text:style-name="T9">ETHernet</text:span>:GATEway {&lt;ip_address&gt;}</text:p>
            <text:p text:style-name="P22">SYSTem:COMMunicate:<text:span text:style-name="T9">ETHernet</text:span>:GATEway?</text:p>
          </table:table-cell>
          <table:covered-table-cell/>
          <table:covered-table-cell/>
          <table:covered-table-cell/>
        </table:table-row>
        <table:table-row>
          <table:table-cell table:style-name="Table29.A1" office:value-type="string">
            <text:p text:style-name="P27">Description</text:p>
          </table:table-cell>
          <table:table-cell table:style-name="Table29.A1" table:number-columns-spanned="4" office:value-type="string">
            <text:p text:style-name="P6">Set the network gateway address if the DHCP mode is not enabled. If the DHCP mode is enabled setting the network gateway address using this command will be ignored.</text:p>
          </table:table-cell>
          <table:covered-table-cell/>
          <table:covered-table-cell/>
          <table:covered-table-cell/>
        </table:table-row>
        <table:table-row>
          <table:table-cell table:style-name="Table29.A1" table:number-rows-spanned="2" office:value-type="string">
            <text:p text:style-name="P27">Parameters</text:p>
          </table:table-cell>
          <table:table-cell table:style-name="Table29.B3" office:value-type="string">
            <text:p text:style-name="P9">Name</text:p>
          </table:table-cell>
          <table:table-cell table:style-name="Table29.B3" office:value-type="string">
            <text:p text:style-name="P9">Type</text:p>
          </table:table-cell>
          <table:table-cell table:style-name="Table29.B3" office:value-type="string">
            <text:p text:style-name="P9">Range</text:p>
          </table:table-cell>
          <table:table-cell table:style-name="Table29.B3" office:value-type="string">
            <text:p text:style-name="P9">Default</text:p>
          </table:table-cell>
        </table:table-row>
        <table:table-row>
          <table:covered-table-cell/>
          <table:table-cell table:style-name="Table29.A1" office:value-type="string">
            <text:p text:style-name="P6">&lt;ip_address&gt;</text:p>
          </table:table-cell>
          <table:table-cell table:style-name="Table29.A1" office:value-type="string">
            <text:p text:style-name="P9">Quoted string</text:p>
          </table:table-cell>
          <table:table-cell table:style-name="Table29.A1" office:value-type="string">
            <text:p text:style-name="P6">15 characters max. formatted as four groups of up to 3 digits (range 0–255), separated by “.”</text:p>
          </table:table-cell>
          <table:table-cell table:style-name="Table29.A1" office:value-type="string">
            <text:p text:style-name="P9">–</text:p>
          </table:table-cell>
        </table:table-row>
        <table:table-row>
          <table:table-cell table:style-name="Table29.A1" office:value-type="string">
            <text:p text:style-name="P27">Return</text:p>
          </table:table-cell>
          <table:table-cell table:style-name="Table29.A1" table:number-columns-spanned="4" office:value-type="string">
            <text:p text:style-name="P6">The query returns the network gateway address sets manually or assigned by the DHCP server. If DHCP is used query will return “unknown”.</text:p>
          </table:table-cell>
          <table:covered-table-cell/>
          <table:covered-table-cell/>
          <table:covered-table-cell/>
        </table:table-row>
        <table:table-row>
          <table:table-cell table:style-name="Table29.A1" office:value-type="string">
            <text:p text:style-name="P27"><text:span text:style-name="T5">Usage</text:span><text:span text:style-name="T6"> </text:span><text:span text:style-name="T5">example</text:span></text:p>
          </table:table-cell>
          <table:table-cell table:style-name="Table29.A1" table:number-columns-spanned="4" office:value-type="string">
            <text:p text:style-name="P24">SYST:COMM:ETH:GATE?</text:p>
            <text:p text:style-name="P31"><text:span text:style-name="T13">"</text:span>192.168.10.1<text:span text:style-name="T13">"</text:span></text:p>
          </table:table-cell>
          <table:covered-table-cell/>
          <table:covered-table-cell/>
          <table:covered-table-cell/>
        </table:table-row>
        <table:table-row>
          <table:table-cell table:style-name="Table29.A1" office:value-type="string">
            <text:p text:style-name="P27">Related Commands</text:p>
          </table:table-cell>
          <table:table-cell table:style-name="Table29.A1" table:number-columns-spanned="4" office:value-type="string">
            <text:p text:style-name="P6">SYSTem:COMMunicate:ETHernet:DHCP</text:p>
          </table:table-cell>
          <table:covered-table-cell/>
          <table:covered-table-cell/>
          <table:covered-table-cell/>
        </table:table-row>
      </table:table>
      <text:list xml:id="list1141858669" text:continue-numbering="true" text:style-name="Outline">
        <text:list-item>
          <text:list>
            <text:list-item>
              <text:list>
                <text:list-item>
                  <text:h text:style-name="P38" text:outline-level="3"><text:bookmark text:name="syst_comm_etc_host"/>SYSTem:COMMunicate:<text:span text:style-name="T16">ETHernet</text:span>:HOSTname</text:h>
                </text:list-item>
              </text:list>
            </text:list-item>
          </text:list>
        </text:list-item>
      </text:list>
      <table:table table:name="Table56" table:style-name="Table56">
        <table:table-column table:style-name="Table56.A"/>
        <table:table-column table:style-name="Table56.B" table:number-columns-repeated="2"/>
        <table:table-column table:style-name="Table56.D"/>
        <table:table-column table:style-name="Table56.E"/>
        <table:table-row>
          <table:table-cell table:style-name="Table56.A1" office:value-type="string">
            <text:p text:style-name="P27">Syntax</text:p>
          </table:table-cell>
          <table:table-cell table:style-name="Table56.A1" table:number-columns-spanned="4" office:value-type="string">
            <text:p text:style-name="P22">SYSTem:COMMunicate:<text:span text:style-name="T9">ETHernet</text:span>:HOSTname {&lt;hostname&gt;}</text:p>
            <text:p text:style-name="P22">SYSTem:COMMunicate:<text:span text:style-name="T9">ETHernet</text:span>:HOSTname?</text:p>
          </table:table-cell>
          <table:covered-table-cell/>
          <table:covered-table-cell/>
          <table:covered-table-cell/>
        </table:table-row>
        <table:table-row>
          <table:table-cell table:style-name="Table56.A1" office:value-type="string">
            <text:p text:style-name="P27">Description</text:p>
          </table:table-cell>
          <table:table-cell table:style-name="Table56.A1" table:number-columns-spanned="4" office:value-type="string">
            <text:p text:style-name="P6">This command sets the BB3 local area network (LAN) connection hostname.</text:p>
          </table:table-cell>
          <table:covered-table-cell/>
          <table:covered-table-cell/>
          <table:covered-table-cell/>
        </table:table-row>
        <table:table-row>
          <table:table-cell table:style-name="Table56.A1" table:number-rows-spanned="2" office:value-type="string">
            <text:p text:style-name="P27">Parameters</text:p>
          </table:table-cell>
          <table:table-cell table:style-name="Table56.B3" office:value-type="string">
            <text:p text:style-name="P9">Name</text:p>
          </table:table-cell>
          <table:table-cell table:style-name="Table56.B3" office:value-type="string">
            <text:p text:style-name="P9">Type</text:p>
          </table:table-cell>
          <table:table-cell table:style-name="Table56.B3" office:value-type="string">
            <text:p text:style-name="P9">Range</text:p>
          </table:table-cell>
          <table:table-cell table:style-name="Table56.B3" office:value-type="string">
            <text:p text:style-name="P9">Default</text:p>
          </table:table-cell>
        </table:table-row>
        <table:table-row>
          <table:covered-table-cell/>
          <table:table-cell table:style-name="Table56.A1" office:value-type="string">
            <text:p text:style-name="P6">&lt;hostname&gt;</text:p>
          </table:table-cell>
          <table:table-cell table:style-name="Table56.A1" office:value-type="string">
            <text:p text:style-name="P9">Quoted string</text:p>
          </table:table-cell>
          <table:table-cell table:style-name="Table56.A1" office:value-type="string">
            <text:p text:style-name="P6">1 – 63 characters</text:p>
          </table:table-cell>
          <table:table-cell table:style-name="Table56.A1" office:value-type="string">
            <text:p text:style-name="P9">EEZ-BB3</text:p>
          </table:table-cell>
        </table:table-row>
        <table:table-row>
          <table:table-cell table:style-name="Table56.A1" office:value-type="string">
            <text:p text:style-name="P27">Return</text:p>
          </table:table-cell>
          <table:table-cell table:style-name="Table56.A1" table:number-columns-spanned="4" office:value-type="string">
            <text:p text:style-name="P6">The query returns the BB3 local area network (LAN) connection hostname as a quoted string.</text:p>
          </table:table-cell>
          <table:covered-table-cell/>
          <table:covered-table-cell/>
          <table:covered-table-cell/>
        </table:table-row>
        <table:table-row>
          <table:table-cell table:style-name="Table56.A1" office:value-type="string">
            <text:p text:style-name="P27"><text:span text:style-name="T5">Usage</text:span><text:span text:style-name="T6"> </text:span><text:span text:style-name="T5">example</text:span></text:p>
          </table:table-cell>
          <table:table-cell table:style-name="Table56.A1" table:number-columns-spanned="4" office:value-type="string">
            <text:p text:style-name="P24">SYST:COMM:ETH:HOST?</text:p>
            <text:p text:style-name="P32">"bb3-test"</text:p>
          </table:table-cell>
          <table:covered-table-cell/>
          <table:covered-table-cell/>
          <table:covered-table-cell/>
        </table:table-row>
        <table:table-row>
          <table:table-cell table:style-name="Table56.A1" office:value-type="string">
            <text:p text:style-name="P27">Related Commands</text:p>
          </table:table-cell>
          <table:table-cell table:style-name="Table56.A1" table:number-columns-spanned="4" office:value-type="string">
            <text:p text:style-name="P6">SYSTem:COMMunicate:ETHernet:ADDRess</text:p>
            <text:p text:style-name="P6">SYSTem:COMMunicate:ETHernet:DHCP</text:p>
          </table:table-cell>
          <table:covered-table-cell/>
          <table:covered-table-cell/>
          <table:covered-table-cell/>
        </table:table-row>
      </table:table>
      <text:list xml:id="list1907995258" text:continue-numbering="true" text:style-name="Outline">
        <text:list-item>
          <text:list>
            <text:list-item>
              <text:list>
                <text:list-item>
                  <text:h text:style-name="P38" text:outline-level="3"><text:bookmark text:name="syst_comm_eth_mac"/>SYSTem:COMMunicate:<text:span text:style-name="T16">ETHernet</text:span>:MAC</text:h>
                </text:list-item>
              </text:list>
            </text:list-item>
          </text:list>
        </text:list-item>
      </text:list>
      <table:table table:name="Table42" table:style-name="Table42">
        <table:table-column table:style-name="Table42.A"/>
        <table:table-column table:style-name="Table42.B"/>
        <table:table-column table:style-name="Table42.C"/>
        <table:table-column table:style-name="Table42.D"/>
        <table:table-column table:style-name="Table42.E"/>
        <table:table-row>
          <table:table-cell table:style-name="Table42.A1" office:value-type="string">
            <text:p text:style-name="P27">Syntax</text:p>
          </table:table-cell>
          <table:table-cell table:style-name="Table42.A1" table:number-columns-spanned="4" office:value-type="string">
            <text:p text:style-name="P22">SYSTem:COMMunicate:<text:span text:style-name="T9">ETHernet</text:span>:MAC {&lt;mac_address&gt;}</text:p>
            <text:p text:style-name="P22">SYSTem:COMMunicate:<text:span text:style-name="T9">ETHernet</text:span>:MAC?</text:p>
          </table:table-cell>
          <table:covered-table-cell/>
          <table:covered-table-cell/>
          <table:covered-table-cell/>
        </table:table-row>
        <table:table-row>
          <table:table-cell table:style-name="Table42.A1" office:value-type="string">
            <text:p text:style-name="P27">Description</text:p>
          </table:table-cell>
          <table:table-cell table:style-name="Table42.A1" table:number-columns-spanned="4" office:value-type="string">
            <text:p text:style-name="P6">Use this command to set Ethernet communication port MAC address. You can set any combination of six hexadecimal values separated by “-”. The Ethernet connection will work as long as two different machine in the LAN don't have the same MAC address.</text:p>
          </table:table-cell>
          <table:covered-table-cell/>
          <table:covered-table-cell/>
          <table:covered-table-cell/>
        </table:table-row>
        <table:table-row>
          <table:table-cell table:style-name="Table42.A1" table:number-rows-spanned="2" office:value-type="string">
            <text:p text:style-name="P27">Parameters</text:p>
          </table:table-cell>
          <table:table-cell table:style-name="Table42.B3" office:value-type="string">
            <text:p text:style-name="P9">Name</text:p>
          </table:table-cell>
          <table:table-cell table:style-name="Table42.B3" office:value-type="string">
            <text:p text:style-name="P9">Type</text:p>
          </table:table-cell>
          <table:table-cell table:style-name="Table42.B3" office:value-type="string">
            <text:p text:style-name="P9">Range</text:p>
          </table:table-cell>
          <table:table-cell table:style-name="Table42.B3" office:value-type="string">
            <text:p text:style-name="P9">Default</text:p>
          </table:table-cell>
        </table:table-row>
        <table:table-row>
          <table:covered-table-cell/>
          <table:table-cell table:style-name="Table42.A1" office:value-type="string">
            <text:p text:style-name="P6">&lt;mac_address&gt;</text:p>
          </table:table-cell>
          <table:table-cell table:style-name="Table42.A1" office:value-type="string">
            <text:p text:style-name="P9">Quoted string</text:p>
          </table:table-cell>
          <table:table-cell table:style-name="Table42.A1" office:value-type="string">
            <text:p text:style-name="P6">17 characters formatted as six groups of 2 digits <text:s/>separated by “-”</text:p>
          </table:table-cell>
          <table:table-cell table:style-name="Table42.A1" office:value-type="string">
            <text:p text:style-name="P9">74-69-69-2D-30-00</text:p>
          </table:table-cell>
        </table:table-row>
        <table:table-row>
          <table:table-cell table:style-name="Table42.A1" office:value-type="string">
            <text:p text:style-name="P27">Return</text:p>
          </table:table-cell>
          <table:table-cell table:style-name="Table42.A1" table:number-columns-spanned="4" office:value-type="string">
            <text:p text:style-name="P6">The query returns the MAC address as a quoted string (six hexadecimal values separated by “-”).</text:p>
          </table:table-cell>
          <table:covered-table-cell/>
          <table:covered-table-cell/>
          <table:covered-table-cell/>
        </table:table-row>
        <table:table-row>
          <table:table-cell table:style-name="Table42.A1" office:value-type="string">
            <text:p text:style-name="P27"><text:span text:style-name="T5">Usage</text:span><text:span text:style-name="T6"> </text:span><text:span text:style-name="T5">example</text:span></text:p>
          </table:table-cell>
          <table:table-cell table:style-name="Table42.A1" table:number-columns-spanned="4" office:value-type="string">
            <text:p text:style-name="P24">SYST:COMM:ETH:MAC?</text:p>
            <text:p text:style-name="P32">"70-60-50-40-30-20"</text:p>
          </table:table-cell>
          <table:covered-table-cell/>
          <table:covered-table-cell/>
          <table:covered-table-cell/>
        </table:table-row>
      </table:table>
      <text:list xml:id="list937954449" text:continue-numbering="true" text:style-name="Outline">
        <text:list-item>
          <text:list>
            <text:list-item>
              <text:list>
                <text:list-item>
                  <text:h text:style-name="P38" text:outline-level="3"><text:bookmark text:name="syst_comm_eth_port"/>SYSTem:COMMunicate:<text:span text:style-name="T16">ETHernet</text:span>:PORT</text:h>
                </text:list-item>
              </text:list>
            </text:list-item>
          </text:list>
        </text:list-item>
      </text:list>
      <table:table table:name="Table33" table:style-name="Table33">
        <table:table-column table:style-name="Table33.A"/>
        <table:table-column table:style-name="Table33.B" table:number-columns-repeated="4"/>
        <table:table-row>
          <table:table-cell table:style-name="Table33.A1" office:value-type="string">
            <text:p text:style-name="P27">Syntax</text:p>
          </table:table-cell>
          <table:table-cell table:style-name="Table33.A1" table:number-columns-spanned="4" office:value-type="string">
            <text:p text:style-name="P22">SYSTem:COMMunicate:<text:span text:style-name="T9">ETHernet</text:span>:PORT {&lt;number&gt;}</text:p>
            <text:p text:style-name="P22">SYSTem:COMMunicate:<text:span text:style-name="T9">ETHernet</text:span>:PORT?</text:p>
          </table:table-cell>
          <table:covered-table-cell/>
          <table:covered-table-cell/>
          <table:covered-table-cell/>
        </table:table-row>
        <table:table-row>
          <table:table-cell table:style-name="Table33.A1" office:value-type="string">
            <text:p text:style-name="P27">Description</text:p>
          </table:table-cell>
          <table:table-cell table:style-name="Table33.A1" table:number-columns-spanned="4" office:value-type="string">
            <text:p text:style-name="P6">Use this command to change default (5025) Ethernet communication port for SCPI.</text:p>
          </table:table-cell>
          <table:covered-table-cell/>
          <table:covered-table-cell/>
          <table:covered-table-cell/>
        </table:table-row>
        <table:table-row>
          <table:table-cell table:style-name="Table33.A1" table:number-rows-spanned="2" office:value-type="string">
            <text:p text:style-name="P27">Parameters</text:p>
          </table:table-cell>
          <table:table-cell table:style-name="Table33.B3" office:value-type="string">
            <text:p text:style-name="P9">Name</text:p>
          </table:table-cell>
          <table:table-cell table:style-name="Table33.B3" office:value-type="string">
            <text:p text:style-name="P9">Type</text:p>
          </table:table-cell>
          <table:table-cell table:style-name="Table33.B3" office:value-type="string">
            <text:p text:style-name="P9">Range</text:p>
          </table:table-cell>
          <table:table-cell table:style-name="Table33.B3" office:value-type="string">
            <text:p text:style-name="P9">Default</text:p>
          </table:table-cell>
        </table:table-row>
        <table:table-row>
          <table:covered-table-cell/>
          <table:table-cell table:style-name="Table33.A1" office:value-type="string">
            <text:p text:style-name="P6">&lt;number&gt;</text:p>
          </table:table-cell>
          <table:table-cell table:style-name="Table33.A1" office:value-type="string">
            <text:p text:style-name="P9">NR1</text:p>
          </table:table-cell>
          <table:table-cell table:style-name="Table33.A1" office:value-type="string">
            <text:p text:style-name="P6">1-65535</text:p>
          </table:table-cell>
          <table:table-cell table:style-name="Table33.A1" office:value-type="string">
            <text:p text:style-name="P9">5025</text:p>
          </table:table-cell>
        </table:table-row>
        <table:table-row>
          <table:table-cell table:style-name="Table33.A1" office:value-type="string">
            <text:p text:style-name="P27">Return</text:p>
          </table:table-cell>
          <table:table-cell table:style-name="Table33.A1" table:number-columns-spanned="4" office:value-type="string">
            <text:p text:style-name="P6">The query returns the Ethernet communication port number.</text:p>
          </table:table-cell>
          <table:covered-table-cell/>
          <table:covered-table-cell/>
          <table:covered-table-cell/>
        </table:table-row>
        <text:soft-page-break/>
        <table:table-row>
          <table:table-cell table:style-name="Table33.A1" office:value-type="string">
            <text:p text:style-name="P27"><text:span text:style-name="T5">Usage</text:span><text:span text:style-name="T6"> </text:span><text:span text:style-name="T5">example</text:span></text:p>
          </table:table-cell>
          <table:table-cell table:style-name="Table33.A1" table:number-columns-spanned="4" office:value-type="string">
            <text:p text:style-name="P24">SYST:COMM:ETH:PORT?</text:p>
            <text:p text:style-name="P31">5025</text:p>
          </table:table-cell>
          <table:covered-table-cell/>
          <table:covered-table-cell/>
          <table:covered-table-cell/>
        </table:table-row>
        <table:table-row>
          <table:table-cell table:style-name="Table33.A1" office:value-type="string">
            <text:p text:style-name="P27">Related Commands</text:p>
          </table:table-cell>
          <table:table-cell table:style-name="Table33.A1" table:number-columns-spanned="4" office:value-type="string">
            <text:p text:style-name="P6">SYSTem:COMMunicate:ENABle</text:p>
            <text:p text:style-name="P6">SYSTem:COMMunicate:ETHernet:CONTrol?</text:p>
          </table:table-cell>
          <table:covered-table-cell/>
          <table:covered-table-cell/>
          <table:covered-table-cell/>
        </table:table-row>
      </table:table>
      <text:list xml:id="list2040770998" text:continue-numbering="true" text:style-name="Outline">
        <text:list-item>
          <text:list>
            <text:list-item>
              <text:list>
                <text:list-item>
                  <text:h text:style-name="P38" text:outline-level="3"><text:bookmark text:name="syst_comm_eth_smas"/>SYSTem:COMMunicate:<text:span text:style-name="T16">ETHernet</text:span>:SMASk</text:h>
                </text:list-item>
              </text:list>
            </text:list-item>
          </text:list>
        </text:list-item>
      </text:list>
      <table:table table:name="Table34" table:style-name="Table34">
        <table:table-column table:style-name="Table34.A"/>
        <table:table-column table:style-name="Table34.B" table:number-columns-repeated="2"/>
        <table:table-column table:style-name="Table34.D"/>
        <table:table-column table:style-name="Table34.E"/>
        <table:table-row>
          <table:table-cell table:style-name="Table34.A1" office:value-type="string">
            <text:p text:style-name="P27">Syntax</text:p>
          </table:table-cell>
          <table:table-cell table:style-name="Table34.A1" table:number-columns-spanned="4" office:value-type="string">
            <text:p text:style-name="P22">SYSTem:COMMunicate:<text:span text:style-name="T9">ETHernet</text:span>:SMASk {&lt;mask&gt;}</text:p>
            <text:p text:style-name="P22">SYSTem:COMMunicate:<text:span text:style-name="T9">ETHernet</text:span>:SMASk?</text:p>
          </table:table-cell>
          <table:covered-table-cell/>
          <table:covered-table-cell/>
          <table:covered-table-cell/>
        </table:table-row>
        <table:table-row>
          <table:table-cell table:style-name="Table34.A1" office:value-type="string">
            <text:p text:style-name="P27">Description</text:p>
          </table:table-cell>
          <table:table-cell table:style-name="Table34.A1" table:number-columns-spanned="4" office:value-type="string">
            <text:p text:style-name="P6">Set the subnet mask if the DHCP mode is not enabled. If the DHCP mode is enabled setting the network gateway address using this command will be ignored.</text:p>
          </table:table-cell>
          <table:covered-table-cell/>
          <table:covered-table-cell/>
          <table:covered-table-cell/>
        </table:table-row>
        <table:table-row>
          <table:table-cell table:style-name="Table34.A1" table:number-rows-spanned="2" office:value-type="string">
            <text:p text:style-name="P27">Parameters</text:p>
          </table:table-cell>
          <table:table-cell table:style-name="Table34.B3" office:value-type="string">
            <text:p text:style-name="P9">Name</text:p>
          </table:table-cell>
          <table:table-cell table:style-name="Table34.B3" office:value-type="string">
            <text:p text:style-name="P9">Type</text:p>
          </table:table-cell>
          <table:table-cell table:style-name="Table34.B3" office:value-type="string">
            <text:p text:style-name="P9">Range</text:p>
          </table:table-cell>
          <table:table-cell table:style-name="Table34.B3" office:value-type="string">
            <text:p text:style-name="P9">Default</text:p>
          </table:table-cell>
        </table:table-row>
        <table:table-row>
          <table:covered-table-cell/>
          <table:table-cell table:style-name="Table34.A1" office:value-type="string">
            <text:p text:style-name="P6">&lt;mask&gt;</text:p>
          </table:table-cell>
          <table:table-cell table:style-name="Table34.A1" office:value-type="string">
            <text:p text:style-name="P9">Quoted string</text:p>
          </table:table-cell>
          <table:table-cell table:style-name="Table34.A1" office:value-type="string">
            <text:p text:style-name="P6">15 characters max. formatted as four groups of up to 3 digits (range 0–255), separated by “.”</text:p>
          </table:table-cell>
          <table:table-cell table:style-name="Table34.A1" office:value-type="string">
            <text:p text:style-name="P9">–</text:p>
          </table:table-cell>
        </table:table-row>
        <table:table-row>
          <table:table-cell table:style-name="Table34.A1" office:value-type="string">
            <text:p text:style-name="P27">Return</text:p>
          </table:table-cell>
          <table:table-cell table:style-name="Table34.A1" table:number-columns-spanned="4" office:value-type="string">
            <text:p text:style-name="P6">The query returns the subnet mask sets manually or assigned by the DHCP server. If DHCP is used query will return “unknown”.</text:p>
          </table:table-cell>
          <table:covered-table-cell/>
          <table:covered-table-cell/>
          <table:covered-table-cell/>
        </table:table-row>
        <table:table-row>
          <table:table-cell table:style-name="Table34.A1" office:value-type="string">
            <text:p text:style-name="P27"><text:span text:style-name="T5">Usage</text:span><text:span text:style-name="T6"> </text:span><text:span text:style-name="T5">example</text:span></text:p>
          </table:table-cell>
          <table:table-cell table:style-name="Table34.A1" table:number-columns-spanned="4" office:value-type="string">
            <text:p text:style-name="P24">SYST:COMM:ETH:SMAS <text:span text:style-name="T13">"</text:span>255.255.255.0<text:span text:style-name="T13">"</text:span></text:p>
          </table:table-cell>
          <table:covered-table-cell/>
          <table:covered-table-cell/>
          <table:covered-table-cell/>
        </table:table-row>
        <table:table-row>
          <table:table-cell table:style-name="Table34.A1" office:value-type="string">
            <text:p text:style-name="P27">Related Commands</text:p>
          </table:table-cell>
          <table:table-cell table:style-name="Table34.A1" table:number-columns-spanned="4" office:value-type="string">
            <text:p text:style-name="P6">SYSTem:COMMunicate:ETHernet:DHCP</text:p>
          </table:table-cell>
          <table:covered-table-cell/>
          <table:covered-table-cell/>
          <table:covered-table-cell/>
        </table:table-row>
      </table:table>
      <text:list xml:id="list277806536" text:continue-numbering="true" text:style-name="Outline">
        <text:list-item>
          <text:list>
            <text:list-item>
              <text:list>
                <text:list-item>
                  <text:h text:style-name="P38" text:outline-level="3"><text:bookmark text:name="syst_comm_mqtt_conn"/>SYSTem:COMMunicate:MQTT:SETTings</text:h>
                </text:list-item>
              </text:list>
            </text:list-item>
          </text:list>
        </text:list-item>
      </text:list>
      <table:table table:name="Table9" table:style-name="Table9">
        <table:table-column table:style-name="Table9.A"/>
        <table:table-column table:style-name="Table9.B" table:number-columns-repeated="2"/>
        <table:table-column table:style-name="Table9.D"/>
        <table:table-column table:style-name="Table9.E"/>
        <table:table-row>
          <table:table-cell table:style-name="Table9.A1" office:value-type="string">
            <text:p text:style-name="P27">Syntax</text:p>
          </table:table-cell>
          <table:table-cell table:style-name="Table9.A1" table:number-columns-spanned="4" office:value-type="string">
            <text:p text:style-name="P22">SYSTem:COMMunicate:MQTT:SETTings {&lt;address&gt;}, {&lt;port&gt;}, {&lt;user&gt;}, {&lt;password&gt;}, {&lt;period&gt;}</text:p>
          </table:table-cell>
          <table:covered-table-cell/>
          <table:covered-table-cell/>
          <table:covered-table-cell/>
        </table:table-row>
        <table:table-row>
          <table:table-cell table:style-name="Table9.A1" office:value-type="string">
            <text:p text:style-name="P27">Description</text:p>
          </table:table-cell>
          <table:table-cell table:style-name="Table9.A1" table:number-columns-spanned="4" office:value-type="string">
            <text:p text:style-name="Standard"><text:a xlink:type="simple" xlink:href="https://mqtt.org/" office:target-frame-name="_blank" xlink:show="new" text:style-name="Internet_20_link" text:visited-style-name="Visited_20_Internet_20_Link">MQTT</text:a><text:span text:style-name="T2"> (</text:span><text:span text:style-name="T3">MQ Telemetry Transport</text:span><text:span text:style-name="T2">) is an open OASIS and ISO standard (ISO/IEC PRF 20922) lightweight, publish-subscribe network protocol that transports messages between devices (i.e. clients). </text:span></text:p>
            <text:p text:style-name="P6">The EEZ BB3 becomes a MQTT client (or node) by establishing connection with this command to the MQTT broker. A broker is a server that receives all messages from the clients and then routes the messages to the appropriate destination clients. It acts as a post office, MQTT doesn’t use the address of the intended recipient but uses the subject line called “Topic”, and anyone who wants a copy of that message will subscribe to that topic. EEZ The BB3 can produce and receive data by both publishing and subscribing.</text:p>
            <text:p text:style-name="P6">MQTT connection is initiated by sending a sequence of five comma separated connection parameters.</text:p>
          </table:table-cell>
          <table:covered-table-cell/>
          <table:covered-table-cell/>
          <table:covered-table-cell/>
        </table:table-row>
        <table:table-row>
          <table:table-cell table:style-name="Table9.A1" table:number-rows-spanned="2" office:value-type="string">
            <text:p text:style-name="P27">Parameters</text:p>
          </table:table-cell>
          <table:table-cell table:style-name="Table9.B3" office:value-type="string">
            <text:p text:style-name="P9">Name</text:p>
          </table:table-cell>
          <table:table-cell table:style-name="Table9.B3" office:value-type="string">
            <text:p text:style-name="P9">Type</text:p>
          </table:table-cell>
          <table:table-cell table:style-name="Table9.B3" office:value-type="string">
            <text:p text:style-name="P9">Range</text:p>
          </table:table-cell>
          <table:table-cell table:style-name="Table9.B3" office:value-type="string">
            <text:p text:style-name="P9">Default</text:p>
          </table:table-cell>
        </table:table-row>
        <table:table-row>
          <table:covered-table-cell/>
          <table:table-cell table:style-name="Table9.A1" office:value-type="string">
            <text:p text:style-name="P6">&lt;address&gt;</text:p>
          </table:table-cell>
          <table:table-cell table:style-name="Table9.A1" office:value-type="string">
            <text:p text:style-name="P9">Quoted string</text:p>
          </table:table-cell>
          <table:table-cell table:style-name="Table9.A1" office:value-type="string">
            <text:p text:style-name="P9">Max. 64 characters</text:p>
          </table:table-cell>
          <table:table-cell table:style-name="Table9.A1" office:value-type="string">
            <text:p text:style-name="P9">–</text:p>
          </table:table-cell>
        </table:table-row>
        <table:table-row>
          <table:table-cell table:style-name="Table9.A1" office:value-type="string">
            <text:p text:style-name="P6"/>
          </table:table-cell>
          <table:table-cell table:style-name="Table9.A1" office:value-type="string">
            <text:p text:style-name="P6">&lt;port&gt;</text:p>
          </table:table-cell>
          <table:table-cell table:style-name="Table9.A1" office:value-type="string">
            <text:p text:style-name="P9">NR1</text:p>
          </table:table-cell>
          <table:table-cell table:style-name="Table9.A1" office:value-type="string">
            <text:p text:style-name="P9">1 – 99999 </text:p>
          </table:table-cell>
          <table:table-cell table:style-name="Table9.A1" office:value-type="string">
            <text:p text:style-name="P9">–</text:p>
          </table:table-cell>
        </table:table-row>
        <table:table-row>
          <table:table-cell table:style-name="Table9.A1" office:value-type="string">
            <text:p text:style-name="P6"/>
          </table:table-cell>
          <table:table-cell table:style-name="Table9.A1" office:value-type="string">
            <text:p text:style-name="P6">&lt;user&gt;</text:p>
          </table:table-cell>
          <table:table-cell table:style-name="Table9.A1" office:value-type="string">
            <text:p text:style-name="P9">Quoted string</text:p>
          </table:table-cell>
          <table:table-cell table:style-name="Table9.A1" office:value-type="string">
            <text:p text:style-name="P9">Max. 32 characters</text:p>
          </table:table-cell>
          <table:table-cell table:style-name="Table9.A1" office:value-type="string">
            <text:p text:style-name="P9">–</text:p>
          </table:table-cell>
        </table:table-row>
        <table:table-row>
          <table:table-cell table:style-name="Table9.A1" office:value-type="string">
            <text:p text:style-name="P6"/>
          </table:table-cell>
          <table:table-cell table:style-name="Table9.A1" office:value-type="string">
            <text:p text:style-name="P6">&lt;password&gt;</text:p>
          </table:table-cell>
          <table:table-cell table:style-name="Table9.A1" office:value-type="string">
            <text:p text:style-name="P9">Quoted string</text:p>
          </table:table-cell>
          <table:table-cell table:style-name="Table9.A1" office:value-type="string">
            <text:p text:style-name="P9">Max. 32 characters</text:p>
          </table:table-cell>
          <table:table-cell table:style-name="Table9.A1" office:value-type="string">
            <text:p text:style-name="P9">–</text:p>
          </table:table-cell>
        </table:table-row>
        <table:table-row>
          <table:table-cell table:style-name="Table9.A1" office:value-type="string">
            <text:p text:style-name="P6"/>
          </table:table-cell>
          <table:table-cell table:style-name="Table9.A1" office:value-type="string">
            <text:p text:style-name="P6">&lt;period&gt;</text:p>
          </table:table-cell>
          <table:table-cell table:style-name="Table9.A1" office:value-type="string">
            <text:p text:style-name="P9">NR2</text:p>
          </table:table-cell>
          <table:table-cell table:style-name="Table9.A1" office:value-type="string">
            <text:p text:style-name="P9">0.1 – 120</text:p>
          </table:table-cell>
          <table:table-cell table:style-name="Table9.A1" office:value-type="string">
            <text:p text:style-name="P9">1</text:p>
          </table:table-cell>
        </table:table-row>
        <table:table-row>
          <table:table-cell table:style-name="Table9.A1" office:value-type="string">
            <text:p text:style-name="P27"><text:span text:style-name="T5">Usage</text:span><text:span text:style-name="T6"> </text:span><text:span text:style-name="T5">example</text:span></text:p>
          </table:table-cell>
          <table:table-cell table:style-name="Table9.A1" table:number-columns-spanned="4" office:value-type="string">
            <text:p text:style-name="P25">SYST:COMM:MQTT:CONN "farmer.cloudmqtt.com", 1883, "user", "password", 10</text:p>
          </table:table-cell>
          <table:covered-table-cell/>
          <table:covered-table-cell/>
          <table:covered-table-cell/>
        </table:table-row>
        <table:table-row>
          <table:table-cell table:style-name="Table9.A1" office:value-type="string">
            <text:p text:style-name="P27">Errors</text:p>
          </table:table-cell>
          <table:table-cell table:style-name="Table9.A1" table:number-columns-spanned="4" office:value-type="string">
            <text:p text:style-name="P25">-104,"Data type error"</text:p>
          </table:table-cell>
          <table:covered-table-cell/>
          <table:covered-table-cell/>
          <table:covered-table-cell/>
        </table:table-row>
        <table:table-row>
          <table:table-cell table:style-name="Table9.A1" office:value-type="string">
            <text:p text:style-name="P27">Related Commands</text:p>
          </table:table-cell>
          <table:table-cell table:style-name="Table9.A1" table:number-columns-spanned="4" office:value-type="string">
            <text:p text:style-name="P6">SYSTem:COMMunicate:ENABle</text:p>
            <text:p text:style-name="P6">SYSTem:COMMunicate:MQTT:STATe</text:p>
          </table:table-cell>
          <table:covered-table-cell/>
          <table:covered-table-cell/>
          <table:covered-table-cell/>
        </table:table-row>
      </table:table>
      <text:list xml:id="list1927423370" text:continue-numbering="true" text:style-name="Outline">
        <text:list-item>
          <text:list>
            <text:list-item>
              <text:list>
                <text:list-item>
                  <text:h text:style-name="P38" text:outline-level="3"><text:bookmark text:name="syst_comm_mqtt_stat"/><text:soft-page-break/>SYSTem:COMMunicate:MQTT:STATe</text:h>
                </text:list-item>
              </text:list>
            </text:list-item>
          </text:list>
        </text:list-item>
      </text:list>
      <table:table table:name="Table8" table:style-name="Table8">
        <table:table-column table:style-name="Table8.A"/>
        <table:table-column table:style-name="Table8.B"/>
        <table:table-row>
          <table:table-cell table:style-name="Table8.A1" office:value-type="string">
            <text:p text:style-name="P27">Syntax</text:p>
          </table:table-cell>
          <table:table-cell table:style-name="Table8.A1" office:value-type="string">
            <text:p text:style-name="P22">SYSTem:COMMunicate:MQTT:STATe?</text:p>
          </table:table-cell>
        </table:table-row>
        <table:table-row>
          <table:table-cell table:style-name="Table8.A1" office:value-type="string">
            <text:p text:style-name="P27">Description</text:p>
          </table:table-cell>
          <table:table-cell table:style-name="Table8.A1" office:value-type="string">
            <text:p text:style-name="P6">This query returns the current status of the MQTT connection.</text:p>
          </table:table-cell>
        </table:table-row>
        <table:table-row>
          <table:table-cell table:style-name="Table8.A1" office:value-type="string">
            <text:p text:style-name="P27">Return</text:p>
          </table:table-cell>
          <table:table-cell table:style-name="Table8.A1" office:value-type="string">
            <text:p text:style-name="P6">Returns -1 if an error occurred, 0 if connection is not established, 1 if connection is established. Return codes greater then 1 indicates various transient states.</text:p>
          </table:table-cell>
        </table:table-row>
        <table:table-row>
          <table:table-cell table:style-name="Table8.A1" office:value-type="string">
            <text:p text:style-name="P27"><text:span text:style-name="T5">Usage</text:span><text:span text:style-name="T6"> </text:span><text:span text:style-name="T5">example</text:span></text:p>
          </table:table-cell>
          <table:table-cell table:style-name="Table8.A1" office:value-type="string">
            <text:p text:style-name="P25">SYST:COMM:MQTT:STAT?</text:p>
            <text:p text:style-name="P31">1</text:p>
          </table:table-cell>
        </table:table-row>
        <table:table-row>
          <table:table-cell table:style-name="Table8.A1" office:value-type="string">
            <text:p text:style-name="P27">Related Commands</text:p>
          </table:table-cell>
          <table:table-cell table:style-name="Table8.A1" office:value-type="string">
            <text:p text:style-name="P6">SYSTem:COMMunicate:ENABle</text:p>
            <text:p text:style-name="P6">SYSTem:COMMunicate:MQTT:SETTings</text:p>
          </table:table-cell>
        </table:table-row>
      </table:table>
      <text:list xml:id="list1016432974" text:continue-numbering="true" text:style-name="Outline">
        <text:list-item>
          <text:list>
            <text:list-item>
              <text:list>
                <text:list-item>
                  <text:h text:style-name="P38" text:outline-level="3"><text:bookmark text:name="syst_comm_ntp"/>SYSTem:COMMunicate:NTP</text:h>
                </text:list-item>
              </text:list>
            </text:list-item>
          </text:list>
        </text:list-item>
      </text:list>
      <table:table table:name="Table35" table:style-name="Table35">
        <table:table-column table:style-name="Table35.A"/>
        <table:table-column table:style-name="Table35.B" table:number-columns-repeated="4"/>
        <table:table-row>
          <table:table-cell table:style-name="Table35.A1" office:value-type="string">
            <text:p text:style-name="P27">Syntax</text:p>
          </table:table-cell>
          <table:table-cell table:style-name="Table35.A1" table:number-columns-spanned="4" office:value-type="string">
            <text:p text:style-name="P22">SYSTem:COMMunicate:NTP {&lt;server&gt;}</text:p>
            <text:p text:style-name="P22">SYSTem:COMMunicate:NTP?</text:p>
          </table:table-cell>
          <table:covered-table-cell/>
          <table:covered-table-cell/>
          <table:covered-table-cell/>
        </table:table-row>
        <table:table-row>
          <table:table-cell table:style-name="Table35.A1" office:value-type="string">
            <text:p text:style-name="P27">Description</text:p>
          </table:table-cell>
          <table:table-cell table:style-name="Table35.A1" table:number-columns-spanned="4" office:value-type="string">
            <text:p text:style-name="P6">Use this command to set the NTP service server network address. The BB3 will try to establish connection with selected NTP service on each power up (hard reset), when *RST is issued or periodically as defined with the SYSTem:COMMunicate:NTP:FREQuency commad.</text:p>
          </table:table-cell>
          <table:covered-table-cell/>
          <table:covered-table-cell/>
          <table:covered-table-cell/>
        </table:table-row>
        <table:table-row>
          <table:table-cell table:style-name="Table35.A1" table:number-rows-spanned="2" office:value-type="string">
            <text:p text:style-name="P27">Parameters</text:p>
          </table:table-cell>
          <table:table-cell table:style-name="Table35.B3" office:value-type="string">
            <text:p text:style-name="P9">Name</text:p>
          </table:table-cell>
          <table:table-cell table:style-name="Table35.B3" office:value-type="string">
            <text:p text:style-name="P9">Type</text:p>
          </table:table-cell>
          <table:table-cell table:style-name="Table35.B3" office:value-type="string">
            <text:p text:style-name="P9">Range</text:p>
          </table:table-cell>
          <table:table-cell table:style-name="Table35.B3" office:value-type="string">
            <text:p text:style-name="P9">Default</text:p>
          </table:table-cell>
        </table:table-row>
        <table:table-row>
          <table:covered-table-cell/>
          <table:table-cell table:style-name="Table35.A1" office:value-type="string">
            <text:p text:style-name="P6">&lt;server&gt;</text:p>
          </table:table-cell>
          <table:table-cell table:style-name="Table35.A1" office:value-type="string">
            <text:p text:style-name="P9">Quoted string</text:p>
          </table:table-cell>
          <table:table-cell table:style-name="Table35.A1" office:value-type="string">
            <text:p text:style-name="P6">IP address or NTP server host name up to 32 characters</text:p>
          </table:table-cell>
          <table:table-cell table:style-name="Table35.A1" office:value-type="string">
            <text:p text:style-name="P9">europe.pool.ntp.org</text:p>
          </table:table-cell>
        </table:table-row>
        <table:table-row>
          <table:table-cell table:style-name="Table35.A1" office:value-type="string">
            <text:p text:style-name="P27">Return</text:p>
          </table:table-cell>
          <table:table-cell table:style-name="Table35.A1" table:number-columns-spanned="4" office:value-type="string">
            <text:p text:style-name="P6">The query command returns the NTP service server network address.</text:p>
          </table:table-cell>
          <table:covered-table-cell/>
          <table:covered-table-cell/>
          <table:covered-table-cell/>
        </table:table-row>
        <table:table-row>
          <table:table-cell table:style-name="Table35.A1" office:value-type="string">
            <text:p text:style-name="P27"><text:span text:style-name="T5">Usage</text:span><text:span text:style-name="T6"> </text:span><text:span text:style-name="T5">example</text:span></text:p>
          </table:table-cell>
          <table:table-cell table:style-name="Table35.A1" table:number-columns-spanned="4" office:value-type="string">
            <text:p text:style-name="P24">SYST:COMM:ENAB NTP</text:p>
            <text:p text:style-name="P24">SYST:COMM:NTP <text:span text:style-name="T13">"</text:span>ntp.ubuntu.com<text:span text:style-name="T13">"</text:span></text:p>
          </table:table-cell>
          <table:covered-table-cell/>
          <table:covered-table-cell/>
          <table:covered-table-cell/>
        </table:table-row>
        <table:table-row table:style-name="Table35.7">
          <table:table-cell table:style-name="Table35.A1" office:value-type="string">
            <text:p text:style-name="P27">Related Commands</text:p>
          </table:table-cell>
          <table:table-cell table:style-name="Table35.A1" table:number-columns-spanned="4" office:value-type="string">
            <text:p text:style-name="P6">*RST</text:p>
            <text:p text:style-name="P6">SYSTem:COMMunicate:ENABle</text:p>
            <text:p text:style-name="P6">SYSTem:COMMunicate:FREQuency</text:p>
            <text:p text:style-name="P6">SYSTem:DATE</text:p>
            <text:p text:style-name="P6">SYSTem:TIME</text:p>
          </table:table-cell>
          <table:covered-table-cell/>
          <table:covered-table-cell/>
          <table:covered-table-cell/>
        </table:table-row>
      </table:table>
      <text:list xml:id="list78008756" text:continue-numbering="true" text:style-name="Outline">
        <text:list-item>
          <text:list>
            <text:list-item>
              <text:list>
                <text:list-item>
                  <text:h text:style-name="P38" text:outline-level="3"><text:bookmark text:name="syst_comm_ntp_freq"/>SYSTem:COMMunicate:NTP:FREQuency</text:h>
                </text:list-item>
              </text:list>
            </text:list-item>
          </text:list>
        </text:list-item>
      </text:list>
      <table:table table:name="Table69" table:style-name="Table69">
        <table:table-column table:style-name="Table69.A"/>
        <table:table-column table:style-name="Table69.B" table:number-columns-repeated="4"/>
        <table:table-row>
          <table:table-cell table:style-name="Table69.A1" office:value-type="string">
            <text:p text:style-name="P27">Syntax</text:p>
          </table:table-cell>
          <table:table-cell table:style-name="Table69.A1" table:number-columns-spanned="4" office:value-type="string">
            <text:p text:style-name="P22">SYSTem:COMMunicate:NTP:FREQuency {&lt;frequency&gt;}</text:p>
            <text:p text:style-name="P22">SYSTem:COMMunicate:NTP:FREQuency?</text:p>
          </table:table-cell>
          <table:covered-table-cell/>
          <table:covered-table-cell/>
          <table:covered-table-cell/>
        </table:table-row>
        <table:table-row>
          <table:table-cell table:style-name="Table69.A1" office:value-type="string">
            <text:p text:style-name="P27">Description</text:p>
          </table:table-cell>
          <table:table-cell table:style-name="Table69.A1" table:number-columns-spanned="4" office:value-type="string">
            <text:p text:style-name="P6">Use this command to set the time in minutes between two connection attempts to the defined NTP service.</text:p>
          </table:table-cell>
          <table:covered-table-cell/>
          <table:covered-table-cell/>
          <table:covered-table-cell/>
        </table:table-row>
        <table:table-row>
          <table:table-cell table:style-name="Table69.A1" table:number-rows-spanned="2" office:value-type="string">
            <text:p text:style-name="P27">Parameters</text:p>
          </table:table-cell>
          <table:table-cell table:style-name="Table69.B3" office:value-type="string">
            <text:p text:style-name="P9">Name</text:p>
          </table:table-cell>
          <table:table-cell table:style-name="Table69.B3" office:value-type="string">
            <text:p text:style-name="P9">Type</text:p>
          </table:table-cell>
          <table:table-cell table:style-name="Table69.B3" office:value-type="string">
            <text:p text:style-name="P9">Range</text:p>
          </table:table-cell>
          <table:table-cell table:style-name="Table69.B3" office:value-type="string">
            <text:p text:style-name="P9">Default</text:p>
          </table:table-cell>
        </table:table-row>
        <table:table-row>
          <table:covered-table-cell/>
          <table:table-cell table:style-name="Table69.A1" office:value-type="string">
            <text:p text:style-name="P6">&lt;frequency&gt;</text:p>
          </table:table-cell>
          <table:table-cell table:style-name="Table69.A1" office:value-type="string">
            <text:p text:style-name="P9">NR1</text:p>
          </table:table-cell>
          <table:table-cell table:style-name="Table69.A1" office:value-type="string">
            <text:p text:style-name="P9">15 – 14400</text:p>
          </table:table-cell>
          <table:table-cell table:style-name="Table69.A1" office:value-type="string">
            <text:p text:style-name="P9">720</text:p>
          </table:table-cell>
        </table:table-row>
        <table:table-row>
          <table:table-cell table:style-name="Table69.A1" office:value-type="string">
            <text:p text:style-name="P27">Return</text:p>
          </table:table-cell>
          <table:table-cell table:style-name="Table69.A1" table:number-columns-spanned="4" office:value-type="string">
            <text:p text:style-name="P6">The query command returns the period in minutes between two connection attempts to the NTP service.</text:p>
          </table:table-cell>
          <table:covered-table-cell/>
          <table:covered-table-cell/>
          <table:covered-table-cell/>
        </table:table-row>
        <table:table-row>
          <table:table-cell table:style-name="Table69.A1" office:value-type="string">
            <text:p text:style-name="P27"><text:span text:style-name="T5">Usage</text:span><text:span text:style-name="T6"> </text:span><text:span text:style-name="T5">example</text:span></text:p>
          </table:table-cell>
          <table:table-cell table:style-name="Table69.A1" table:number-columns-spanned="4" office:value-type="string">
            <text:p text:style-name="P24">SYST:COMM:NTP:FREQ 60</text:p>
            <text:p text:style-name="P25"/>
          </table:table-cell>
          <table:covered-table-cell/>
          <table:covered-table-cell/>
          <table:covered-table-cell/>
        </table:table-row>
        <table:table-row table:style-name="Table69.7">
          <table:table-cell table:style-name="Table69.A1" office:value-type="string">
            <text:p text:style-name="P27">Related Commands</text:p>
          </table:table-cell>
          <table:table-cell table:style-name="Table69.A1" table:number-columns-spanned="4" office:value-type="string">
            <text:p text:style-name="P6">*RST</text:p>
            <text:p text:style-name="P6">SYSTem:COMMunicate:NTP</text:p>
            <text:p text:style-name="P6">SYSTem:DATE</text:p>
            <text:p text:style-name="P6">SYSTem:TIME</text:p>
          </table:table-cell>
          <table:covered-table-cell/>
          <table:covered-table-cell/>
          <table:covered-table-cell/>
        </table:table-row>
      </table:table>
      <text:list xml:id="list983998889" text:continue-numbering="true" text:style-name="Outline">
        <text:list-item>
          <text:list>
            <text:list-item>
              <text:list>
                <text:list-item>
                  <text:h text:style-name="P38" text:outline-level="3"><text:bookmark text:name="syst_comm_usb_cla"/>SYSTem:COMMunicate:USB:CLAss</text:h>
                </text:list-item>
              </text:list>
            </text:list-item>
          </text:list>
        </text:list-item>
      </text:list>
      <table:table table:name="Table43" table:style-name="Table43">
        <table:table-column table:style-name="Table43.A"/>
        <table:table-column table:style-name="Table43.B" table:number-columns-repeated="4"/>
        <table:table-row>
          <table:table-cell table:style-name="Table43.A1" office:value-type="string">
            <text:p text:style-name="P27">Syntax</text:p>
          </table:table-cell>
          <table:table-cell table:style-name="Table43.A1" table:number-columns-spanned="4" office:value-type="string">
            <text:p text:style-name="P22">SYSTem:COMMunicate:USB:CLAss {&lt;usb_class&gt;}</text:p>
            <text:p text:style-name="P22"><text:soft-page-break/>SYSTem:COMMunicate:USB:CLAss?</text:p>
          </table:table-cell>
          <table:covered-table-cell/>
          <table:covered-table-cell/>
          <table:covered-table-cell/>
        </table:table-row>
        <table:table-row>
          <table:table-cell table:style-name="Table43.A1" office:value-type="string">
            <text:p text:style-name="P27">Description</text:p>
          </table:table-cell>
          <table:table-cell table:style-name="Table43.A1" table:number-columns-spanned="4" office:value-type="string">
            <text:p text:style-name="P6">Use this command to set the USB interface class.</text:p>
          </table:table-cell>
          <table:covered-table-cell/>
          <table:covered-table-cell/>
          <table:covered-table-cell/>
        </table:table-row>
        <table:table-row>
          <table:table-cell table:style-name="Table43.A1" table:number-rows-spanned="2" office:value-type="string">
            <text:p text:style-name="P27">Parameters</text:p>
          </table:table-cell>
          <table:table-cell table:style-name="Table43.B3" office:value-type="string">
            <text:p text:style-name="P9">Name</text:p>
          </table:table-cell>
          <table:table-cell table:style-name="Table43.B3" office:value-type="string">
            <text:p text:style-name="P9">Type</text:p>
          </table:table-cell>
          <table:table-cell table:style-name="Table43.B3" office:value-type="string">
            <text:p text:style-name="P9">Range</text:p>
          </table:table-cell>
          <table:table-cell table:style-name="Table43.B3" office:value-type="string">
            <text:p text:style-name="P9">Default</text:p>
          </table:table-cell>
        </table:table-row>
        <table:table-row>
          <table:covered-table-cell/>
          <table:table-cell table:style-name="Table43.A1" office:value-type="string">
            <text:p text:style-name="P6">&lt;usb_class&gt;</text:p>
          </table:table-cell>
          <table:table-cell table:style-name="Table43.A1" office:value-type="string">
            <text:p text:style-name="P9">Discrete</text:p>
          </table:table-cell>
          <table:table-cell table:style-name="Table43.A1" office:value-type="string">
            <text:p text:style-name="P6">VCOM|MSTOrage|HID</text:p>
          </table:table-cell>
          <table:table-cell table:style-name="Table43.A1" office:value-type="string">
            <text:p text:style-name="P9">–</text:p>
          </table:table-cell>
        </table:table-row>
        <table:table-row>
          <table:table-cell table:style-name="Table43.A1" office:value-type="string">
            <text:p text:style-name="P27">Return</text:p>
          </table:table-cell>
          <table:table-cell table:style-name="Table43.A1" table:number-columns-spanned="4" office:value-type="string">
            <text:p text:style-name="P6">The query command returns the USB interface class.</text:p>
          </table:table-cell>
          <table:covered-table-cell/>
          <table:covered-table-cell/>
          <table:covered-table-cell/>
        </table:table-row>
        <table:table-row>
          <table:table-cell table:style-name="Table43.A1" office:value-type="string">
            <text:p text:style-name="P27"><text:span text:style-name="T5">Usage</text:span><text:span text:style-name="T6"> </text:span><text:span text:style-name="T5">example</text:span></text:p>
          </table:table-cell>
          <table:table-cell table:style-name="Table43.A1" table:number-columns-spanned="4" office:value-type="string">
            <text:p text:style-name="P25">SYST:COMM:USB:MODE "DEV"</text:p>
            <text:p text:style-name="P24">SYST:COMM:USB:CLA <text:span text:style-name="T13">"VCOM"</text:span></text:p>
          </table:table-cell>
          <table:covered-table-cell/>
          <table:covered-table-cell/>
          <table:covered-table-cell/>
        </table:table-row>
        <table:table-row table:style-name="Table43.7">
          <table:table-cell table:style-name="Table43.A1" office:value-type="string">
            <text:p text:style-name="P27">Related Commands</text:p>
          </table:table-cell>
          <table:table-cell table:style-name="Table43.A1" table:number-columns-spanned="4" office:value-type="string">
            <text:p text:style-name="P6">*RST</text:p>
            <text:p text:style-name="P6">SYSTem:COMMunicate:ENABle</text:p>
            <text:p text:style-name="P6">SYSTem:COMMunicate:USB:MODE</text:p>
          </table:table-cell>
          <table:covered-table-cell/>
          <table:covered-table-cell/>
          <table:covered-table-cell/>
        </table:table-row>
      </table:table>
      <text:list xml:id="list1352351544" text:continue-numbering="true" text:style-name="Outline">
        <text:list-item>
          <text:list>
            <text:list-item>
              <text:list>
                <text:list-item>
                  <text:h text:style-name="P38" text:outline-level="3"><text:bookmark text:name="syst_comm_usb_mode"/>SYSTem:COMMunicate:USB:MODE</text:h>
                </text:list-item>
              </text:list>
            </text:list-item>
          </text:list>
        </text:list-item>
      </text:list>
      <table:table table:name="Table48" table:style-name="Table48">
        <table:table-column table:style-name="Table48.A"/>
        <table:table-column table:style-name="Table48.B" table:number-columns-repeated="4"/>
        <table:table-row>
          <table:table-cell table:style-name="Table48.A1" office:value-type="string">
            <text:p text:style-name="P27">Syntax</text:p>
          </table:table-cell>
          <table:table-cell table:style-name="Table48.A1" table:number-columns-spanned="4" office:value-type="string">
            <text:p text:style-name="P22">SYSTem:COMMunicate:USB:MODE {&lt;usb_mode&gt;}</text:p>
            <text:p text:style-name="P22">SYSTem:COMMunicate:USB:MODE?</text:p>
          </table:table-cell>
          <table:covered-table-cell/>
          <table:covered-table-cell/>
          <table:covered-table-cell/>
        </table:table-row>
        <table:table-row>
          <table:table-cell table:style-name="Table48.A1" office:value-type="string">
            <text:p text:style-name="P27">Description</text:p>
          </table:table-cell>
          <table:table-cell table:style-name="Table48.A1" table:number-columns-spanned="4" office:value-type="string">
            <text:p text:style-name="P6">Use this command to set the USB interface mode that could be one of the following:</text:p>
            <text:list xml:id="list1940082458" text:continue-list="list499661402" text:style-name="List_20_1">
              <text:list-item>
                <text:p text:style-name="P36">DEVice – the BB3 acts as an USB device when communicate with connected computer.</text:p>
              </text:list-item>
              <text:list-item>
                <text:p text:style-name="P37">HOST – in this mode the BB3 provides VBUS power for connected USB device (e.g. mouse, keypad, foot pedal, etc.). The USB class will be automatically set to HID.</text:p>
              </text:list-item>
              <text:list-item>
                <text:p text:style-name="P39">OTG – “on-the-go” mode allows detection of USB ID pin (set by USB cable or adapter) and adopt its USB mode and class in accordance with detected device.</text:p>
              </text:list-item>
            </text:list>
          </table:table-cell>
          <table:covered-table-cell/>
          <table:covered-table-cell/>
          <table:covered-table-cell/>
        </table:table-row>
        <table:table-row>
          <table:table-cell table:style-name="Table48.A1" table:number-rows-spanned="2" office:value-type="string">
            <text:p text:style-name="P27">Parameters</text:p>
          </table:table-cell>
          <table:table-cell table:style-name="Table48.B3" office:value-type="string">
            <text:p text:style-name="P9">Name</text:p>
          </table:table-cell>
          <table:table-cell table:style-name="Table48.B3" office:value-type="string">
            <text:p text:style-name="P9">Type</text:p>
          </table:table-cell>
          <table:table-cell table:style-name="Table48.B3" office:value-type="string">
            <text:p text:style-name="P9">Range</text:p>
          </table:table-cell>
          <table:table-cell table:style-name="Table48.B3" office:value-type="string">
            <text:p text:style-name="P9">Default</text:p>
          </table:table-cell>
        </table:table-row>
        <table:table-row>
          <table:covered-table-cell/>
          <table:table-cell table:style-name="Table48.A1" office:value-type="string">
            <text:p text:style-name="P6">&lt;usb_mode&gt;</text:p>
          </table:table-cell>
          <table:table-cell table:style-name="Table48.A1" office:value-type="string">
            <text:p text:style-name="P9">Discrete</text:p>
          </table:table-cell>
          <table:table-cell table:style-name="Table48.A1" office:value-type="string">
            <text:p text:style-name="P6">DEVice|HOST|OTG</text:p>
          </table:table-cell>
          <table:table-cell table:style-name="Table48.A1" office:value-type="string">
            <text:p text:style-name="P9">–</text:p>
          </table:table-cell>
        </table:table-row>
        <table:table-row>
          <table:table-cell table:style-name="Table48.A1" office:value-type="string">
            <text:p text:style-name="P27">Return</text:p>
          </table:table-cell>
          <table:table-cell table:style-name="Table48.A1" table:number-columns-spanned="4" office:value-type="string">
            <text:p text:style-name="P6">The query command returns the USB interface mode.</text:p>
          </table:table-cell>
          <table:covered-table-cell/>
          <table:covered-table-cell/>
          <table:covered-table-cell/>
        </table:table-row>
        <table:table-row>
          <table:table-cell table:style-name="Table48.A1" office:value-type="string">
            <text:p text:style-name="P27"><text:span text:style-name="T5">Usage</text:span><text:span text:style-name="T6"> </text:span><text:span text:style-name="T5">example</text:span></text:p>
          </table:table-cell>
          <table:table-cell table:style-name="Table48.A1" table:number-columns-spanned="4" office:value-type="string">
            <text:p text:style-name="P24">SYST:COMM:USB:MODE <text:span text:style-name="T13">"HOST"</text:span></text:p>
          </table:table-cell>
          <table:covered-table-cell/>
          <table:covered-table-cell/>
          <table:covered-table-cell/>
        </table:table-row>
        <table:table-row table:style-name="Table48.7">
          <table:table-cell table:style-name="Table48.A1" office:value-type="string">
            <text:p text:style-name="P27">Related Commands</text:p>
          </table:table-cell>
          <table:table-cell table:style-name="Table48.A1" table:number-columns-spanned="4" office:value-type="string">
            <text:p text:style-name="P6">*RST</text:p>
            <text:p text:style-name="P6">SYSTem:COMMunicate:ENABle</text:p>
            <text:p text:style-name="P6">SYSTem:COMMunicate:USB:CLAss</text:p>
          </table:table-cell>
          <table:covered-table-cell/>
          <table:covered-table-cell/>
          <table:covered-table-cell/>
        </table:table-row>
      </table:table>
      <text:list xml:id="list175827483" text:continue-list="list1352351544" text:style-name="Outline">
        <text:list-item>
          <text:list>
            <text:list-item>
              <text:list>
                <text:list-item>
                  <text:h text:style-name="P38" text:outline-level="3"><text:bookmark text:name="syst_comm_rlst"/>SYSTem:COMMunicate:RLSTate</text:h>
                </text:list-item>
              </text:list>
            </text:list-item>
          </text:list>
        </text:list-item>
      </text:list>
      <table:table table:name="Table19" table:style-name="Table19">
        <table:table-column table:style-name="Table19.A"/>
        <table:table-column table:style-name="Table19.B" table:number-columns-repeated="2"/>
        <table:table-column table:style-name="Table19.D"/>
        <table:table-column table:style-name="Table19.E"/>
        <table:table-row>
          <table:table-cell table:style-name="Table19.A1" office:value-type="string">
            <text:p text:style-name="P27">Syntax</text:p>
          </table:table-cell>
          <table:table-cell table:style-name="Table19.A1" table:number-columns-spanned="4" office:value-type="string">
            <text:p text:style-name="P22">SYSTem:COMMunicate:RLSTate {&lt;state&gt;}</text:p>
            <text:p text:style-name="P22">SYSTem:COMMunicate:RLSTate?</text:p>
          </table:table-cell>
          <table:covered-table-cell/>
          <table:covered-table-cell/>
          <table:covered-table-cell/>
        </table:table-row>
        <table:table-row>
          <table:table-cell table:style-name="Table19.A1" office:value-type="string">
            <text:p text:style-name="P27">Description</text:p>
          </table:table-cell>
          <table:table-cell table:style-name="Table19.A1" table:number-columns-spanned="4" office:value-type="string">
            <text:p text:style-name="P6">This command configures the remote/local state of the BB3 according to the following settings:</text:p>
            <text:list xml:id="list1508797999" text:continue-list="list1940082458" text:style-name="List_20_1">
              <text:list-item>
                <text:p text:style-name="P36">LOCal – The <text:span text:style-name="T1">BB3</text:span> is set to front panel and remote interface control.</text:p>
              </text:list-item>
              <text:list-item>
                <text:p text:style-name="P37">REMote – The <text:span text:style-name="T1">BB3</text:span> is set to front panel and remote interface control.</text:p>
              </text:list-item>
              <text:list-item>
                <text:p text:style-name="P39">RWLock – The front panel keys are disabled. The <text:span text:style-name="T1">BB3</text:span> can only be controlled via the remote interface. This programmable setting is completely independent from the front panel lock/unlock function that is available from the front panel menu. If you use this command to lock the front panel, the front panel will be unlocked when AC power is cycled.</text:p>
              </text:list-item>
            </text:list>
            <text:p text:style-name="P6">The LOCal parameter is the same as SYSTem:LOCal, the REMote parameter is the same as SYSTem:REMote, and the RWLock parameter is the same as SYSTem:RWLock.</text:p>
            <text:p text:style-name="P6"/>
            <text:p text:style-name="P6">The remote/local state is unaffected by *RST or any SCPI commands other than <text:soft-page-break/>SYSTem:COMMunicate:RLState.</text:p>
          </table:table-cell>
          <table:covered-table-cell/>
          <table:covered-table-cell/>
          <table:covered-table-cell/>
        </table:table-row>
        <table:table-row>
          <table:table-cell table:style-name="Table19.A1" table:number-rows-spanned="2" office:value-type="string">
            <text:p text:style-name="P27">Parameters</text:p>
          </table:table-cell>
          <table:table-cell table:style-name="Table19.B3" office:value-type="string">
            <text:p text:style-name="P9">Name</text:p>
          </table:table-cell>
          <table:table-cell table:style-name="Table19.B3" office:value-type="string">
            <text:p text:style-name="P9">Type</text:p>
          </table:table-cell>
          <table:table-cell table:style-name="Table19.B3" office:value-type="string">
            <text:p text:style-name="P9">Range</text:p>
          </table:table-cell>
          <table:table-cell table:style-name="Table19.B3" office:value-type="string">
            <text:p text:style-name="P9">Default</text:p>
          </table:table-cell>
        </table:table-row>
        <table:table-row>
          <table:covered-table-cell/>
          <table:table-cell table:style-name="Table19.A1" office:value-type="string">
            <text:p text:style-name="P6">&lt;state&gt;</text:p>
          </table:table-cell>
          <table:table-cell table:style-name="Table19.A1" office:value-type="string">
            <text:p text:style-name="P9">Discrete</text:p>
          </table:table-cell>
          <table:table-cell table:style-name="Table19.A1" office:value-type="string">
            <text:p text:style-name="P9">LOCal|REMote|RWLock</text:p>
          </table:table-cell>
          <table:table-cell table:style-name="Table19.A1" office:value-type="string">
            <text:p text:style-name="P9">LOCal</text:p>
          </table:table-cell>
        </table:table-row>
        <table:table-row>
          <table:table-cell table:style-name="Table19.A1" office:value-type="string">
            <text:p text:style-name="P27">Return</text:p>
          </table:table-cell>
          <table:table-cell table:style-name="Table19.A1" table:number-columns-spanned="4" office:value-type="string">
            <text:p text:style-name="P6">The query command returns control state of the <text:span text:style-name="T8">BB3</text:span> that could be LOC, REM, or RWL.</text:p>
          </table:table-cell>
          <table:covered-table-cell/>
          <table:covered-table-cell/>
          <table:covered-table-cell/>
        </table:table-row>
        <table:table-row>
          <table:table-cell table:style-name="Table19.A1" office:value-type="string">
            <text:p text:style-name="P27"><text:span text:style-name="T5">Usage</text:span><text:span text:style-name="T6"> </text:span><text:span text:style-name="T5">example</text:span></text:p>
          </table:table-cell>
          <table:table-cell table:style-name="Table19.A1" table:number-columns-spanned="4" office:value-type="string">
            <text:p text:style-name="P24">SYST:COMM:RLST?</text:p>
            <text:p text:style-name="P31">"LOC"</text:p>
          </table:table-cell>
          <table:covered-table-cell/>
          <table:covered-table-cell/>
          <table:covered-table-cell/>
        </table:table-row>
        <table:table-row>
          <table:table-cell table:style-name="Table19.A1" office:value-type="string">
            <text:p text:style-name="P27">Related Commands</text:p>
          </table:table-cell>
          <table:table-cell table:style-name="Table19.A1" table:number-columns-spanned="4" office:value-type="string">
            <text:p text:style-name="P24">*RST</text:p>
            <text:p text:style-name="P24">SYSTem:LOCal</text:p>
            <text:p text:style-name="P24">SYSTem:REMote</text:p>
            <text:p text:style-name="P24">SYSTem:RWLock</text:p>
          </table:table-cell>
          <table:covered-table-cell/>
          <table:covered-table-cell/>
          <table:covered-table-cell/>
        </table:table-row>
      </table:table>
      <text:list xml:id="list2052657553" text:continue-list="list175827483" text:style-name="Outline">
        <text:list-item>
          <text:list>
            <text:list-item>
              <text:list>
                <text:list-item>
                  <text:h text:style-name="P38" text:outline-level="3"><text:bookmark text:name="syst_cpu_firm"/>SYSTem:CPU:FIRMware?</text:h>
                </text:list-item>
              </text:list>
            </text:list-item>
          </text:list>
        </text:list-item>
      </text:list>
      <table:table table:name="Table62" table:style-name="Table62">
        <table:table-column table:style-name="Table62.A"/>
        <table:table-column table:style-name="Table62.B"/>
        <table:table-row>
          <table:table-cell table:style-name="Table62.A1" office:value-type="string">
            <text:p text:style-name="P27">Syntax</text:p>
          </table:table-cell>
          <table:table-cell table:style-name="Table62.A1" office:value-type="string">
            <text:p text:style-name="P22">SYSTem:CPU:FIRMware?</text:p>
          </table:table-cell>
        </table:table-row>
        <table:table-row>
          <table:table-cell table:style-name="Table62.A1" office:value-type="string">
            <text:p text:style-name="P27">Description</text:p>
          </table:table-cell>
          <table:table-cell table:style-name="Table62.A1" office:value-type="string">
            <text:p text:style-name="P6">This query returns BB3 (master) firmware version.</text:p>
          </table:table-cell>
        </table:table-row>
        <table:table-row>
          <table:table-cell table:style-name="Table62.A1" office:value-type="string">
            <text:p text:style-name="P27"><text:span text:style-name="T5">Usage</text:span><text:span text:style-name="T6"> </text:span><text:span text:style-name="T5">example</text:span></text:p>
          </table:table-cell>
          <table:table-cell table:style-name="Table62.A1" office:value-type="string">
            <text:p text:style-name="P24">SYST:CPU:FIRM?</text:p>
            <text:p text:style-name="P31">"1.0"</text:p>
          </table:table-cell>
        </table:table-row>
      </table:table>
      <text:list xml:id="list213788081" text:continue-numbering="true" text:style-name="Outline">
        <text:list-item>
          <text:list>
            <text:list-item>
              <text:list>
                <text:list-item>
                  <text:h text:style-name="P38" text:outline-level="3"><text:bookmark text:name="syst_cpu_ont_last"/>SYSTem:CPU:INFOrmation:ONTime:LAST?</text:h>
                </text:list-item>
              </text:list>
            </text:list-item>
          </text:list>
        </text:list-item>
      </text:list>
      <table:table table:name="Table14" table:style-name="Table14">
        <table:table-column table:style-name="Table14.A"/>
        <table:table-column table:style-name="Table14.B"/>
        <table:table-row>
          <table:table-cell table:style-name="Table14.A1" office:value-type="string">
            <text:p text:style-name="P27">Syntax</text:p>
          </table:table-cell>
          <table:table-cell table:style-name="Table14.A1" office:value-type="string">
            <text:p text:style-name="P22">SYSTem:CPU:INFOrmation:ONTime:LAST?</text:p>
          </table:table-cell>
        </table:table-row>
        <table:table-row>
          <table:table-cell table:style-name="Table14.A1" office:value-type="string">
            <text:p text:style-name="P27">Description</text:p>
          </table:table-cell>
          <table:table-cell table:style-name="Table14.A1" office:value-type="string">
            <text:p text:style-name="P6">This query returns time passed after last activation of the <text:span text:style-name="T8">BB3</text:span>. Resolution is 1 minute and this information is stored every 10 minutes in non-volatile memory. Therefore it’s possible that up to 10 minutes is lost after restart caused with power outage or system reset.</text:p>
          </table:table-cell>
        </table:table-row>
        <table:table-row>
          <table:table-cell table:style-name="Table14.A1" office:value-type="string">
            <text:p text:style-name="P27"><text:span text:style-name="T5">Usage</text:span><text:span text:style-name="T6"> </text:span><text:span text:style-name="T5">example</text:span></text:p>
          </table:table-cell>
          <table:table-cell table:style-name="Table14.A1" office:value-type="string">
            <text:p text:style-name="P24">SYST:CPU:INFO:ONT:LAST?</text:p>
            <text:p text:style-name="P31">15m</text:p>
          </table:table-cell>
        </table:table-row>
      </table:table>
      <text:list xml:id="list613836173" text:continue-numbering="true" text:style-name="Outline">
        <text:list-item>
          <text:list>
            <text:list-item>
              <text:list>
                <text:list-item>
                  <text:h text:style-name="P38" text:outline-level="3"><text:bookmark text:name="syst_cpu_ont_tot"/>SYSTem:CPU:INFOrmation:ONTime:TOTal?</text:h>
                </text:list-item>
              </text:list>
            </text:list-item>
          </text:list>
        </text:list-item>
      </text:list>
      <table:table table:name="Table15" table:style-name="Table15">
        <table:table-column table:style-name="Table15.A"/>
        <table:table-column table:style-name="Table15.B"/>
        <table:table-row>
          <table:table-cell table:style-name="Table15.A1" office:value-type="string">
            <text:p text:style-name="P27">Syntax</text:p>
          </table:table-cell>
          <table:table-cell table:style-name="Table15.A1" office:value-type="string">
            <text:p text:style-name="P22">SYSTem:CPU:INFOrmation:ONTime:TOTal?</text:p>
          </table:table-cell>
        </table:table-row>
        <table:table-row>
          <table:table-cell table:style-name="Table15.A1" office:value-type="string">
            <text:p text:style-name="P27">Description</text:p>
          </table:table-cell>
          <table:table-cell table:style-name="Table15.A1" office:value-type="string">
            <text:p text:style-name="P6">This query returns total active time of the <text:span text:style-name="T8">BB3</text:span>. Resolution is 1 minute and this information is stored every 10 minutes in non-volatile memory. Therefore it’s possible that up to 10 minutes is lost after restart caused with power outage or system reset.</text:p>
          </table:table-cell>
        </table:table-row>
        <table:table-row>
          <table:table-cell table:style-name="Table15.A1" office:value-type="string">
            <text:p text:style-name="P27"><text:span text:style-name="T5">Usage</text:span><text:span text:style-name="T6"> </text:span><text:span text:style-name="T5">example</text:span></text:p>
          </table:table-cell>
          <table:table-cell table:style-name="Table15.A1" office:value-type="string">
            <text:p text:style-name="P24">SYST:CPU:INFO:ONT:TOT?</text:p>
            <text:p text:style-name="P31">"1h 45m"</text:p>
          </table:table-cell>
        </table:table-row>
      </table:table>
      <text:list xml:id="list1048594988" text:continue-numbering="true" text:style-name="Outline">
        <text:list-item>
          <text:list>
            <text:list-item>
              <text:list>
                <text:list-item>
                  <text:h text:style-name="P38" text:outline-level="3"><text:bookmark text:name="syst_cpu_mod"/>SYSTem:CPU:MODel?</text:h>
                </text:list-item>
              </text:list>
            </text:list-item>
          </text:list>
        </text:list-item>
      </text:list>
      <table:table table:name="Table11" table:style-name="Table11">
        <table:table-column table:style-name="Table11.A"/>
        <table:table-column table:style-name="Table11.B"/>
        <table:table-row>
          <table:table-cell table:style-name="Table11.A1" office:value-type="string">
            <text:p text:style-name="P27">Syntax</text:p>
          </table:table-cell>
          <table:table-cell table:style-name="Table11.A1" office:value-type="string">
            <text:p text:style-name="P22">SYSTem:CPU:MODel?</text:p>
          </table:table-cell>
        </table:table-row>
        <table:table-row>
          <table:table-cell table:style-name="Table11.A1" office:value-type="string">
            <text:p text:style-name="P27">Description</text:p>
          </table:table-cell>
          <table:table-cell table:style-name="Table11.A1" office:value-type="string">
            <text:p text:style-name="P6">This query returns the model name and version of the <text:span text:style-name="T7">MCU board</text:span>. If simulator is used it returns “Simulator”.</text:p>
          </table:table-cell>
        </table:table-row>
        <table:table-row>
          <table:table-cell table:style-name="Table11.A1" office:value-type="string">
            <text:p text:style-name="P27"><text:span text:style-name="T5">Usage</text:span><text:span text:style-name="T6"> </text:span><text:span text:style-name="T5">example</text:span></text:p>
          </table:table-cell>
          <table:table-cell table:style-name="Table11.A1" office:value-type="string">
            <text:p text:style-name="P24">SYST:CPU:MOD?</text:p>
            <text:p text:style-name="P31">"STM32F7, M1 0.3"</text:p>
          </table:table-cell>
        </table:table-row>
        <table:table-row>
          <table:table-cell table:style-name="Table11.A1" office:value-type="string">
            <text:p text:style-name="P27">Related Commands</text:p>
          </table:table-cell>
          <table:table-cell table:style-name="Table11.A1" office:value-type="string">
            <text:p text:style-name="P6">SYSTem:CPU:INFOrmation:ONTime:LAST?</text:p>
            <text:p text:style-name="P6">SYSTem:CPU:INFOrmation:ONTime:TOTal?</text:p>
          </table:table-cell>
        </table:table-row>
      </table:table>
      <text:list xml:id="list393607956" text:continue-numbering="true" text:style-name="Outline">
        <text:list-item>
          <text:list>
            <text:list-item>
              <text:list>
                <text:list-item>
                  <text:h text:style-name="P38" text:outline-level="3"><text:bookmark text:name="syst_cpu_sno"/>SYSTem:CPU:SNO?</text:h>
                </text:list-item>
              </text:list>
            </text:list-item>
          </text:list>
        </text:list-item>
      </text:list>
      <table:table table:name="Table6" table:style-name="Table6">
        <table:table-column table:style-name="Table6.A"/>
        <table:table-column table:style-name="Table6.B"/>
        <table:table-row>
          <table:table-cell table:style-name="Table6.A1" office:value-type="string">
            <text:p text:style-name="P27">Syntax</text:p>
          </table:table-cell>
          <table:table-cell table:style-name="Table6.A1" office:value-type="string">
            <text:p text:style-name="P22">SYSTem:CPU:SNO?</text:p>
          </table:table-cell>
        </table:table-row>
        <text:soft-page-break/>
        <table:table-row>
          <table:table-cell table:style-name="Table6.A1" office:value-type="string">
            <text:p text:style-name="P27">Description</text:p>
          </table:table-cell>
          <table:table-cell table:style-name="Table6.A1" office:value-type="string">
            <text:p text:style-name="P6">This query returns the BB3 serial number.</text:p>
          </table:table-cell>
        </table:table-row>
        <table:table-row>
          <table:table-cell table:style-name="Table6.A1" office:value-type="string">
            <text:p text:style-name="P27"><text:span text:style-name="T5">Usage</text:span><text:span text:style-name="T6"> </text:span><text:span text:style-name="T5">example</text:span></text:p>
          </table:table-cell>
          <table:table-cell table:style-name="Table6.A1" office:value-type="string">
            <text:p text:style-name="P24">SYST:CPU:SNO?</text:p>
            <text:p text:style-name="P31">"992A003D3338510738323535"</text:p>
          </table:table-cell>
        </table:table-row>
        <table:table-row>
          <table:table-cell table:style-name="Table6.A1" office:value-type="string">
            <text:p text:style-name="P27">Related Commands</text:p>
          </table:table-cell>
          <table:table-cell table:style-name="Table6.A1" office:value-type="string">
            <text:p text:style-name="P6">*IDN?</text:p>
          </table:table-cell>
        </table:table-row>
      </table:table>
      <text:list xml:id="list1723709938" text:continue-numbering="true" text:style-name="Outline">
        <text:list-item>
          <text:list>
            <text:list-item>
              <text:list>
                <text:list-item>
                  <text:h text:style-name="P38" text:outline-level="3"><text:bookmark text:name="syst_cpu_vers"/>SYSTem:CPU:VERSion?</text:h>
                </text:list-item>
              </text:list>
            </text:list-item>
          </text:list>
        </text:list-item>
      </text:list>
      <table:table table:name="Table41" table:style-name="Table41">
        <table:table-column table:style-name="Table41.A"/>
        <table:table-column table:style-name="Table41.B"/>
        <table:table-row>
          <table:table-cell table:style-name="Table41.A1" office:value-type="string">
            <text:p text:style-name="P27">Syntax</text:p>
          </table:table-cell>
          <table:table-cell table:style-name="Table41.A1" office:value-type="string">
            <text:p text:style-name="P22">SYSTem:CPU:VERSion?</text:p>
          </table:table-cell>
        </table:table-row>
        <table:table-row>
          <table:table-cell table:style-name="Table41.A1" office:value-type="string">
            <text:p text:style-name="P27">Description</text:p>
          </table:table-cell>
          <table:table-cell table:style-name="Table41.A1" office:value-type="string">
            <text:p text:style-name="P6">This query returns the BB3 version number.</text:p>
          </table:table-cell>
        </table:table-row>
        <table:table-row>
          <table:table-cell table:style-name="Table41.A1" office:value-type="string">
            <text:p text:style-name="P27"><text:span text:style-name="T5">Usage</text:span><text:span text:style-name="T6"> </text:span><text:span text:style-name="T5">example</text:span></text:p>
          </table:table-cell>
          <table:table-cell table:style-name="Table41.A1" office:value-type="string">
            <text:p text:style-name="P24">SYST:CPU:VERS?</text:p>
            <text:p text:style-name="P31">"R2B4"</text:p>
          </table:table-cell>
        </table:table-row>
        <table:table-row>
          <table:table-cell table:style-name="Table41.A1" office:value-type="string">
            <text:p text:style-name="P27">Related Commands</text:p>
          </table:table-cell>
          <table:table-cell table:style-name="Table41.A1" office:value-type="string">
            <text:p text:style-name="P6">*IDN?</text:p>
          </table:table-cell>
        </table:table-row>
      </table:table>
      <text:list xml:id="list846644521" text:continue-numbering="true" text:style-name="Outline">
        <text:list-item>
          <text:list>
            <text:list-item>
              <text:list>
                <text:list-item>
                  <text:h text:style-name="P38" text:outline-level="3"><text:bookmark text:name="syst_date"/>SYSTem:DATE</text:h>
                </text:list-item>
              </text:list>
            </text:list-item>
          </text:list>
        </text:list-item>
      </text:list>
      <table:table table:name="Table83" table:style-name="Table83">
        <table:table-column table:style-name="Table83.A"/>
        <table:table-column table:style-name="Table83.B" table:number-columns-repeated="4"/>
        <table:table-row>
          <table:table-cell table:style-name="Table83.A1" office:value-type="string">
            <text:p text:style-name="P27">Syntax</text:p>
          </table:table-cell>
          <table:table-cell table:style-name="Table83.A1" table:number-columns-spanned="4" office:value-type="string">
            <text:p text:style-name="P22">SYSTem:DATE {&lt;year&gt;}, {&lt;month&gt;}, {&lt;day&gt;}</text:p>
            <text:p text:style-name="P22">SYSTem:DATE?</text:p>
          </table:table-cell>
          <table:covered-table-cell/>
          <table:covered-table-cell/>
          <table:covered-table-cell/>
        </table:table-row>
        <table:table-row>
          <table:table-cell table:style-name="Table83.A1" office:value-type="string">
            <text:p text:style-name="P27">Description</text:p>
          </table:table-cell>
          <table:table-cell table:style-name="Table83.A1" table:number-columns-spanned="4" office:value-type="string">
            <text:p text:style-name="P6">Sets the date of the system clock (RTC). Specify the year, month, and day. </text:p>
            <text:p text:style-name="P7">The self-test procedure compare date and time stored in RTC registers with values stored in the non-volatile memory (EEPROM). When the later is greater then former or any of them lost integrity (i.e. any of value is outside allowed range: for example seconds are higher then 60 or months are higher then 12, etc.) self-test will failed. The *TST? will return 1 and detailed report could be queried using the DIAGnostic:TEST? command.</text:p>
            <text:p text:style-name="P7"/>
            <text:p text:style-name="Standard"><text:span text:style-name="T4">The bit 3 (TIME) of the Questionable Status register will be set (see </text:span><text:a xlink:type="simple" xlink:href="https://www.envox.hr/eez/eez-bench-box-3/bb3-scpi-reference-manual/bb3-scpi-registers-and-queues.html#ques_stat_reg" text:style-name="Internet_20_link" text:visited-style-name="Visited_20_Internet_20_Link">Section 3.4</text:a><text:span text:style-name="T4">) if datetime self-test failed or datetime was never set.</text:span></text:p>
          </table:table-cell>
          <table:covered-table-cell/>
          <table:covered-table-cell/>
          <table:covered-table-cell/>
        </table:table-row>
        <table:table-row>
          <table:table-cell table:style-name="Table83.A1" table:number-rows-spanned="4" office:value-type="string">
            <text:p text:style-name="P27">Parameters</text:p>
          </table:table-cell>
          <table:table-cell table:style-name="Table83.B3" office:value-type="string">
            <text:p text:style-name="P9">Name</text:p>
          </table:table-cell>
          <table:table-cell table:style-name="Table83.B3" office:value-type="string">
            <text:p text:style-name="P9">Type</text:p>
          </table:table-cell>
          <table:table-cell table:style-name="Table83.B3" office:value-type="string">
            <text:p text:style-name="P9">Range</text:p>
          </table:table-cell>
          <table:table-cell table:style-name="Table83.B3" office:value-type="string">
            <text:p text:style-name="P9">Default</text:p>
          </table:table-cell>
        </table:table-row>
        <table:table-row>
          <table:covered-table-cell/>
          <table:table-cell table:style-name="Table83.A1" office:value-type="string">
            <text:p text:style-name="P6">&lt;year&gt;</text:p>
          </table:table-cell>
          <table:table-cell table:style-name="Table83.A1" office:value-type="string">
            <text:p text:style-name="P9">NR1</text:p>
          </table:table-cell>
          <table:table-cell table:style-name="Table83.A1" office:value-type="string">
            <text:p text:style-name="P9">2000 – 2099</text:p>
          </table:table-cell>
          <table:table-cell table:style-name="Table83.A1" office:value-type="string">
            <text:p text:style-name="P9">–</text:p>
          </table:table-cell>
        </table:table-row>
        <table:table-row>
          <table:covered-table-cell/>
          <table:table-cell table:style-name="Table83.A1" office:value-type="string">
            <text:p text:style-name="P6">&lt;month&gt;</text:p>
          </table:table-cell>
          <table:table-cell table:style-name="Table83.A1" office:value-type="string">
            <text:p text:style-name="P9">NR1</text:p>
          </table:table-cell>
          <table:table-cell table:style-name="Table83.A1" office:value-type="string">
            <text:p text:style-name="P9">1 – 12</text:p>
          </table:table-cell>
          <table:table-cell table:style-name="Table83.A1" office:value-type="string">
            <text:p text:style-name="P9">–</text:p>
          </table:table-cell>
        </table:table-row>
        <table:table-row>
          <table:covered-table-cell/>
          <table:table-cell table:style-name="Table83.A1" office:value-type="string">
            <text:p text:style-name="P6">&lt;day&gt;</text:p>
          </table:table-cell>
          <table:table-cell table:style-name="Table83.A1" office:value-type="string">
            <text:p text:style-name="P9">NR1</text:p>
          </table:table-cell>
          <table:table-cell table:style-name="Table83.A1" office:value-type="string">
            <text:p text:style-name="P9">1 – 31</text:p>
          </table:table-cell>
          <table:table-cell table:style-name="Table83.A1" office:value-type="string">
            <text:p text:style-name="P9">–</text:p>
          </table:table-cell>
        </table:table-row>
        <table:table-row>
          <table:table-cell table:style-name="Table83.A1" office:value-type="string">
            <text:p text:style-name="P27">Return</text:p>
          </table:table-cell>
          <table:table-cell table:style-name="Table83.A1" table:number-columns-spanned="4" office:value-type="string">
            <text:p text:style-name="P6">Query the current date of the system clock in YYYY, MM, DD format.</text:p>
          </table:table-cell>
          <table:covered-table-cell/>
          <table:covered-table-cell/>
          <table:covered-table-cell/>
        </table:table-row>
        <table:table-row>
          <table:table-cell table:style-name="Table83.A1" office:value-type="string">
            <text:p text:style-name="P27"><text:span text:style-name="T5">Usage</text:span><text:span text:style-name="T6"> </text:span><text:span text:style-name="T5">example</text:span></text:p>
          </table:table-cell>
          <table:table-cell table:style-name="Table83.A1" table:number-columns-spanned="4" office:value-type="string">
            <text:p text:style-name="P24">SYST:DATE?</text:p>
            <text:p text:style-name="P31">2015, 10, 24</text:p>
          </table:table-cell>
          <table:covered-table-cell/>
          <table:covered-table-cell/>
          <table:covered-table-cell/>
        </table:table-row>
        <table:table-row>
          <table:table-cell table:style-name="Table83.A1" office:value-type="string">
            <text:p text:style-name="P27">Related Commands</text:p>
          </table:table-cell>
          <table:table-cell table:style-name="Table83.A1" table:number-columns-spanned="4" office:value-type="string">
            <text:p text:style-name="P6">*TST?</text:p>
            <text:p text:style-name="P6">DIAGnostic[:INFOrmation]:TEST?</text:p>
            <text:p text:style-name="P6">SYSTem:FORMat:TIME</text:p>
            <text:p text:style-name="P6">SYSTem:TIME</text:p>
          </table:table-cell>
          <table:covered-table-cell/>
          <table:covered-table-cell/>
          <table:covered-table-cell/>
        </table:table-row>
      </table:table>
      <text:list xml:id="list2033493336" text:continue-numbering="true" text:style-name="Outline">
        <text:list-item>
          <text:list>
            <text:list-item>
              <text:list>
                <text:list-item>
                  <text:h text:style-name="P38" text:outline-level="3"><text:bookmark text:name="syst_del"/>SYSTem:DELay</text:h>
                </text:list-item>
              </text:list>
            </text:list-item>
          </text:list>
        </text:list-item>
      </text:list>
      <table:table table:name="Table68" table:style-name="Table68">
        <table:table-column table:style-name="Table68.A"/>
        <table:table-column table:style-name="Table68.B" table:number-columns-repeated="4"/>
        <table:table-row>
          <table:table-cell table:style-name="Table68.A1" office:value-type="string">
            <text:p text:style-name="P27">Syntax</text:p>
          </table:table-cell>
          <table:table-cell table:style-name="Table68.A1" table:number-columns-spanned="4" office:value-type="string">
            <text:p text:style-name="P22">SYSTem:DELay {&lt;time&gt;}</text:p>
          </table:table-cell>
          <table:covered-table-cell/>
          <table:covered-table-cell/>
          <table:covered-table-cell/>
        </table:table-row>
        <table:table-row>
          <table:table-cell table:style-name="Table68.A1" office:value-type="string">
            <text:p text:style-name="P27">Description</text:p>
          </table:table-cell>
          <table:table-cell table:style-name="Table68.A1" table:number-columns-spanned="4" office:value-type="string">
            <text:p text:style-name="P6">This command inserts pause in parsing and executing SCPI commands. Execution of the next SCPI command will start only when the set delay expires. The programmed value can be up to 10 seconds (set in milliseconds).</text:p>
          </table:table-cell>
          <table:covered-table-cell/>
          <table:covered-table-cell/>
          <table:covered-table-cell/>
        </table:table-row>
        <table:table-row>
          <table:table-cell table:style-name="Table68.A1" table:number-rows-spanned="2" office:value-type="string">
            <text:p text:style-name="P27">Parameters</text:p>
          </table:table-cell>
          <table:table-cell table:style-name="Table68.B3" office:value-type="string">
            <text:p text:style-name="P9">Name</text:p>
          </table:table-cell>
          <table:table-cell table:style-name="Table68.B3" office:value-type="string">
            <text:p text:style-name="P9">Type</text:p>
          </table:table-cell>
          <table:table-cell table:style-name="Table68.B3" office:value-type="string">
            <text:p text:style-name="P9">Range</text:p>
          </table:table-cell>
          <table:table-cell table:style-name="Table68.B3" office:value-type="string">
            <text:p text:style-name="P9">Default</text:p>
          </table:table-cell>
        </table:table-row>
        <table:table-row>
          <table:covered-table-cell/>
          <table:table-cell table:style-name="Table68.A1" office:value-type="string">
            <text:p text:style-name="P6">&lt;time&gt;</text:p>
          </table:table-cell>
          <table:table-cell table:style-name="Table68.A1" office:value-type="string">
            <text:p text:style-name="P9">NR1</text:p>
          </table:table-cell>
          <table:table-cell table:style-name="Table68.A1" office:value-type="string">
            <text:p text:style-name="P9">1 – 10000</text:p>
          </table:table-cell>
          <table:table-cell table:style-name="Table68.A1" office:value-type="string">
            <text:p text:style-name="P9">–</text:p>
          </table:table-cell>
        </table:table-row>
        <table:table-row>
          <table:table-cell table:style-name="Table68.A1" office:value-type="string">
            <text:p text:style-name="P27"><text:span text:style-name="T5">Usage</text:span><text:span text:style-name="T6"> </text:span><text:span text:style-name="T5">example</text:span></text:p>
          </table:table-cell>
          <table:table-cell table:style-name="Table68.A1" table:number-columns-spanned="4" office:value-type="string">
            <text:p text:style-name="P33">SYST:DEL 1500</text:p>
          </table:table-cell>
          <table:covered-table-cell/>
          <table:covered-table-cell/>
          <table:covered-table-cell/>
        </table:table-row>
      </table:table>
      <text:list xml:id="list676417636" text:continue-numbering="true" text:style-name="Outline">
        <text:list-item>
          <text:list>
            <text:list-item>
              <text:list>
                <text:list-item>
                  <text:h text:style-name="P38" text:outline-level="3"><text:bookmark text:name="syst_dig_inp_data"/><text:soft-page-break/>SYSTem:DIGital:INPut:DATA</text:h>
                </text:list-item>
              </text:list>
            </text:list-item>
          </text:list>
        </text:list-item>
      </text:list>
      <table:table table:name="Table44" table:style-name="Table44">
        <table:table-column table:style-name="Table44.A"/>
        <table:table-column table:style-name="Table44.B" table:number-columns-repeated="4"/>
        <table:table-row>
          <table:table-cell table:style-name="Table44.A1" office:value-type="string">
            <text:p text:style-name="P27">Syntax</text:p>
          </table:table-cell>
          <table:table-cell table:style-name="Table44.A1" table:number-columns-spanned="4" office:value-type="string">
            <text:p text:style-name="P22">SYSTem:DIGital:INPut:DATA? {&lt;pin&gt;}</text:p>
          </table:table-cell>
          <table:covered-table-cell/>
          <table:covered-table-cell/>
          <table:covered-table-cell/>
        </table:table-row>
        <table:table-row>
          <table:table-cell table:style-name="Table44.A1" office:value-type="string">
            <text:p text:style-name="P27">Description</text:p>
          </table:table-cell>
          <table:table-cell table:style-name="Table44.A1" table:number-columns-spanned="4" office:value-type="string">
            <text:p text:style-name="P6">This query reads the state of the digital control port.</text:p>
            <text:p text:style-name="P20">Applies only to pin 1. </text:p>
          </table:table-cell>
          <table:covered-table-cell/>
          <table:covered-table-cell/>
          <table:covered-table-cell/>
        </table:table-row>
        <table:table-row>
          <table:table-cell table:style-name="Table44.A1" table:number-rows-spanned="2" office:value-type="string">
            <text:p text:style-name="P27">Parameters</text:p>
          </table:table-cell>
          <table:table-cell table:style-name="Table44.B3" office:value-type="string">
            <text:p text:style-name="P9">Name</text:p>
          </table:table-cell>
          <table:table-cell table:style-name="Table44.B3" office:value-type="string">
            <text:p text:style-name="P9">Type</text:p>
          </table:table-cell>
          <table:table-cell table:style-name="Table44.B3" office:value-type="string">
            <text:p text:style-name="P9">Range</text:p>
          </table:table-cell>
          <table:table-cell table:style-name="Table44.B3" office:value-type="string">
            <text:p text:style-name="P9">Default</text:p>
          </table:table-cell>
        </table:table-row>
        <table:table-row>
          <table:covered-table-cell/>
          <table:table-cell table:style-name="Table44.A1" office:value-type="string">
            <text:p text:style-name="P6">&lt;pin&gt;</text:p>
          </table:table-cell>
          <table:table-cell table:style-name="Table44.A1" office:value-type="string">
            <text:p text:style-name="P9">NR1</text:p>
          </table:table-cell>
          <table:table-cell table:style-name="Table44.A1" office:value-type="string">
            <text:p text:style-name="P9">1</text:p>
          </table:table-cell>
          <table:table-cell table:style-name="Table44.A1" office:value-type="string">
            <text:p text:style-name="P9">1</text:p>
          </table:table-cell>
        </table:table-row>
        <table:table-row>
          <table:table-cell table:style-name="Table44.A1" office:value-type="string">
            <text:p text:style-name="P27">Return</text:p>
          </table:table-cell>
          <table:table-cell table:style-name="Table44.A1" table:number-columns-spanned="4" office:value-type="string">
            <text:p text:style-name="P6">The query returns the value of the state of input pin.</text:p>
          </table:table-cell>
          <table:covered-table-cell/>
          <table:covered-table-cell/>
          <table:covered-table-cell/>
        </table:table-row>
        <table:table-row>
          <table:table-cell table:style-name="Table44.A1" office:value-type="string">
            <text:p text:style-name="P27"><text:span text:style-name="T5">Usage</text:span><text:span text:style-name="T6"> </text:span><text:span text:style-name="T5">example</text:span></text:p>
          </table:table-cell>
          <table:table-cell table:style-name="Table44.A1" table:number-columns-spanned="4" office:value-type="string">
            <text:p text:style-name="P33">SYST:DIG:INP:DATA? 1</text:p>
            <text:p text:style-name="P24">1</text:p>
          </table:table-cell>
          <table:covered-table-cell/>
          <table:covered-table-cell/>
          <table:covered-table-cell/>
        </table:table-row>
        <table:table-row>
          <table:table-cell table:style-name="Table44.A1" office:value-type="string">
            <text:p text:style-name="P27">Related Commands</text:p>
          </table:table-cell>
          <table:table-cell table:style-name="Table44.A1" table:number-columns-spanned="4" office:value-type="string">
            <text:p text:style-name="P6">SYSTem:DIGital:PIN&lt;n&gt;:FUNCtion</text:p>
            <text:p text:style-name="P6">SYSTem:DIGital:PIN&lt;n&gt;:POLarity</text:p>
          </table:table-cell>
          <table:covered-table-cell/>
          <table:covered-table-cell/>
          <table:covered-table-cell/>
        </table:table-row>
      </table:table>
      <text:list xml:id="list1312599817" text:continue-numbering="true" text:style-name="Outline">
        <text:list-item>
          <text:list>
            <text:list-item>
              <text:list>
                <text:list-item>
                  <text:h text:style-name="P38" text:outline-level="3"><text:bookmark text:name="syst_dig_outp_data"/>SYSTem:DIGital:OUTPut:DATA</text:h>
                </text:list-item>
              </text:list>
            </text:list-item>
          </text:list>
        </text:list-item>
      </text:list>
      <table:table table:name="Table45" table:style-name="Table45">
        <table:table-column table:style-name="Table45.A"/>
        <table:table-column table:style-name="Table45.B" table:number-columns-repeated="4"/>
        <table:table-row>
          <table:table-cell table:style-name="Table45.A1" office:value-type="string">
            <text:p text:style-name="P27">Syntax</text:p>
          </table:table-cell>
          <table:table-cell table:style-name="Table45.A1" table:number-columns-spanned="4" office:value-type="string">
            <text:p text:style-name="P22">SYSTem:DIGital:OUTPut:DATA {&lt;pin&gt;}, {&lt;state&gt;}</text:p>
            <text:p text:style-name="P22">SYSTem:DIGital:OUTPut:DATA? {&lt;pin&gt;}</text:p>
          </table:table-cell>
          <table:covered-table-cell/>
          <table:covered-table-cell/>
          <table:covered-table-cell/>
        </table:table-row>
        <table:table-row>
          <table:table-cell table:style-name="Table45.A1" office:value-type="string">
            <text:p text:style-name="P27">Description</text:p>
          </table:table-cell>
          <table:table-cell table:style-name="Table45.A1" table:number-columns-spanned="4" office:value-type="string">
            <text:p text:style-name="P6">This command sets the output data on the digital output pin. Applies only to pin 3 and 4.</text:p>
          </table:table-cell>
          <table:covered-table-cell/>
          <table:covered-table-cell/>
          <table:covered-table-cell/>
        </table:table-row>
        <table:table-row>
          <table:table-cell table:style-name="Table45.A1" table:number-rows-spanned="2" office:value-type="string">
            <text:p text:style-name="P27">Parameters</text:p>
          </table:table-cell>
          <table:table-cell table:style-name="Table45.B3" office:value-type="string">
            <text:p text:style-name="P9">Name</text:p>
          </table:table-cell>
          <table:table-cell table:style-name="Table45.B3" office:value-type="string">
            <text:p text:style-name="P9">Type</text:p>
          </table:table-cell>
          <table:table-cell table:style-name="Table45.B3" office:value-type="string">
            <text:p text:style-name="P9">Range</text:p>
          </table:table-cell>
          <table:table-cell table:style-name="Table45.B3" office:value-type="string">
            <text:p text:style-name="P9">Default</text:p>
          </table:table-cell>
        </table:table-row>
        <table:table-row>
          <table:covered-table-cell/>
          <table:table-cell table:style-name="Table45.A1" office:value-type="string">
            <text:p text:style-name="P6">&lt;pin&gt;</text:p>
          </table:table-cell>
          <table:table-cell table:style-name="Table45.A1" office:value-type="string">
            <text:p text:style-name="P9">NR1</text:p>
          </table:table-cell>
          <table:table-cell table:style-name="Table45.A1" office:value-type="string">
            <text:p text:style-name="P9">3 – 4</text:p>
          </table:table-cell>
          <table:table-cell table:style-name="Table45.A1" office:value-type="string">
            <text:p text:style-name="P12">–</text:p>
          </table:table-cell>
        </table:table-row>
        <table:table-row>
          <table:table-cell table:style-name="Table45.A1" office:value-type="string">
            <text:p text:style-name="P6"/>
          </table:table-cell>
          <table:table-cell table:style-name="Table45.A1" office:value-type="string">
            <text:p text:style-name="P6">&lt;state&gt;</text:p>
          </table:table-cell>
          <table:table-cell table:style-name="Table45.A1" office:value-type="string">
            <text:p text:style-name="P9">Discrete</text:p>
          </table:table-cell>
          <table:table-cell table:style-name="Table45.A1" office:value-type="string">
            <text:p text:style-name="P9">ON|OFF|0|1</text:p>
          </table:table-cell>
          <table:table-cell table:style-name="Table45.A1" office:value-type="string">
            <text:p text:style-name="P12">–</text:p>
          </table:table-cell>
        </table:table-row>
        <table:table-row>
          <table:table-cell table:style-name="Table45.A1" office:value-type="string">
            <text:p text:style-name="P27">Return</text:p>
          </table:table-cell>
          <table:table-cell table:style-name="Table45.A1" table:number-columns-spanned="4" office:value-type="string">
            <text:p text:style-name="P6">The query returns the last programmed value on the selected pin.</text:p>
          </table:table-cell>
          <table:covered-table-cell/>
          <table:covered-table-cell/>
          <table:covered-table-cell/>
        </table:table-row>
        <table:table-row>
          <table:table-cell table:style-name="Table45.A1" office:value-type="string">
            <text:p text:style-name="P27"><text:span text:style-name="T5">Usage</text:span><text:span text:style-name="T6"> </text:span><text:span text:style-name="T5">example</text:span></text:p>
          </table:table-cell>
          <table:table-cell table:style-name="Table45.A1" table:number-columns-spanned="4" office:value-type="string">
            <text:p text:style-name="P26">SYST:DIG:OUTP:DATA 3, 0</text:p>
          </table:table-cell>
          <table:covered-table-cell/>
          <table:covered-table-cell/>
          <table:covered-table-cell/>
        </table:table-row>
        <table:table-row>
          <table:table-cell table:style-name="Table45.A1" office:value-type="string">
            <text:p text:style-name="P27">Errors</text:p>
          </table:table-cell>
          <table:table-cell table:style-name="Table45.A1" table:number-columns-spanned="4" office:value-type="string">
            <text:p text:style-name="P24">-114,"Header suffix out of range"</text:p>
          </table:table-cell>
          <table:covered-table-cell/>
          <table:covered-table-cell/>
          <table:covered-table-cell/>
        </table:table-row>
        <table:table-row>
          <table:table-cell table:style-name="Table45.A1" office:value-type="string">
            <text:p text:style-name="P27">Related Commands</text:p>
          </table:table-cell>
          <table:table-cell table:style-name="Table45.A1" table:number-columns-spanned="4" office:value-type="string">
            <text:p text:style-name="P6">SYSTem:DIGital:PIN&lt;n&gt;:FUNCtion</text:p>
            <text:p text:style-name="P6">SYSTem:DIGital:PIN&lt;n&gt;:POLarity</text:p>
          </table:table-cell>
          <table:covered-table-cell/>
          <table:covered-table-cell/>
          <table:covered-table-cell/>
        </table:table-row>
      </table:table>
      <text:list xml:id="list600360910" text:continue-numbering="true" text:style-name="Outline">
        <text:list-item>
          <text:list>
            <text:list-item>
              <text:list>
                <text:list-item>
                  <text:h text:style-name="P38" text:outline-level="3"><text:bookmark text:name="syst_dig_outp_pwm_duty"/>SYSTem:DIGital:OUTPut:PWM:DUTY</text:h>
                </text:list-item>
              </text:list>
            </text:list-item>
          </text:list>
        </text:list-item>
      </text:list>
      <table:table table:name="Table39" table:style-name="Table39">
        <table:table-column table:style-name="Table39.A"/>
        <table:table-column table:style-name="Table39.B" table:number-columns-repeated="4"/>
        <table:table-row>
          <table:table-cell table:style-name="Table39.A1" office:value-type="string">
            <text:p text:style-name="P27">Syntax</text:p>
          </table:table-cell>
          <table:table-cell table:style-name="Table39.A1" table:number-columns-spanned="4" office:value-type="string">
            <text:p text:style-name="P22">SYSTem:DIGital:OUTPut:PWM:DUTY {&lt;pin&gt;}, {&lt;duty&gt;}</text:p>
            <text:p text:style-name="P22">SYSTem:DIGital:OUTPut:PWM:DUTY? {&lt;pin&gt;}</text:p>
          </table:table-cell>
          <table:covered-table-cell/>
          <table:covered-table-cell/>
          <table:covered-table-cell/>
        </table:table-row>
        <table:table-row>
          <table:table-cell table:style-name="Table39.A1" office:value-type="string">
            <text:p text:style-name="P27">Description</text:p>
          </table:table-cell>
          <table:table-cell table:style-name="Table39.A1" table:number-columns-spanned="4" office:value-type="string">
            <text:p text:style-name="P6">Use this command to set duty cycle of the output pin defined as PWM (see the SYSTem:DIGital:PIN&lt;n&gt;:FUNCtion command). Applies only to 4.</text:p>
          </table:table-cell>
          <table:covered-table-cell/>
          <table:covered-table-cell/>
          <table:covered-table-cell/>
        </table:table-row>
        <table:table-row>
          <table:table-cell table:style-name="Table39.A1" table:number-rows-spanned="2" office:value-type="string">
            <text:p text:style-name="P27">Parameters</text:p>
          </table:table-cell>
          <table:table-cell table:style-name="Table39.B3" office:value-type="string">
            <text:p text:style-name="P9">Name</text:p>
          </table:table-cell>
          <table:table-cell table:style-name="Table39.B3" office:value-type="string">
            <text:p text:style-name="P9">Type</text:p>
          </table:table-cell>
          <table:table-cell table:style-name="Table39.B3" office:value-type="string">
            <text:p text:style-name="P9">Range</text:p>
          </table:table-cell>
          <table:table-cell table:style-name="Table39.B3" office:value-type="string">
            <text:p text:style-name="P9">Default</text:p>
          </table:table-cell>
        </table:table-row>
        <table:table-row>
          <table:covered-table-cell/>
          <table:table-cell table:style-name="Table39.A1" office:value-type="string">
            <text:p text:style-name="P6">&lt;pin&gt;</text:p>
          </table:table-cell>
          <table:table-cell table:style-name="Table39.A1" office:value-type="string">
            <text:p text:style-name="P9">NR1</text:p>
          </table:table-cell>
          <table:table-cell table:style-name="Table39.A1" office:value-type="string">
            <text:p text:style-name="P9">4</text:p>
          </table:table-cell>
          <table:table-cell table:style-name="Table39.A1" office:value-type="string">
            <text:p text:style-name="P12">–</text:p>
          </table:table-cell>
        </table:table-row>
        <table:table-row>
          <table:table-cell table:style-name="Table39.A1" office:value-type="string">
            <text:p text:style-name="P6"/>
          </table:table-cell>
          <table:table-cell table:style-name="Table39.A1" office:value-type="string">
            <text:p text:style-name="P6">&lt;duty&gt;</text:p>
          </table:table-cell>
          <table:table-cell table:style-name="Table39.A1" office:value-type="string">
            <text:p text:style-name="P9">NR3</text:p>
          </table:table-cell>
          <table:table-cell table:style-name="Table39.A1" office:value-type="string">
            <text:p text:style-name="P9">0 – 100</text:p>
          </table:table-cell>
          <table:table-cell table:style-name="Table39.A1" office:value-type="string">
            <text:p text:style-name="P12">50</text:p>
          </table:table-cell>
        </table:table-row>
        <table:table-row>
          <table:table-cell table:style-name="Table39.A1" office:value-type="string">
            <text:p text:style-name="P27">Return</text:p>
          </table:table-cell>
          <table:table-cell table:style-name="Table39.A1" table:number-columns-spanned="4" office:value-type="string">
            <text:p text:style-name="P6">The query returns the square ware generator duty cycle for the specified output pin.</text:p>
          </table:table-cell>
          <table:covered-table-cell/>
          <table:covered-table-cell/>
          <table:covered-table-cell/>
        </table:table-row>
        <table:table-row>
          <table:table-cell table:style-name="Table39.A1" office:value-type="string">
            <text:p text:style-name="P27"><text:span text:style-name="T5">Usage</text:span><text:span text:style-name="T6"> </text:span><text:span text:style-name="T5">example</text:span></text:p>
          </table:table-cell>
          <table:table-cell table:style-name="Table39.A1" table:number-columns-spanned="4" office:value-type="string">
            <text:p text:style-name="P26">SYST:DIG:OUTP:PWM:DUTY 4, 10</text:p>
          </table:table-cell>
          <table:covered-table-cell/>
          <table:covered-table-cell/>
          <table:covered-table-cell/>
        </table:table-row>
        <table:table-row>
          <table:table-cell table:style-name="Table39.A1" office:value-type="string">
            <text:p text:style-name="P27">Errors</text:p>
          </table:table-cell>
          <table:table-cell table:style-name="Table39.A1" table:number-columns-spanned="4" office:value-type="string">
            <text:p text:style-name="P24">-224,"Illegal parameter value"</text:p>
            <text:p text:style-name="P24">-230,"Digital pin function mismatch"</text:p>
          </table:table-cell>
          <table:covered-table-cell/>
          <table:covered-table-cell/>
          <table:covered-table-cell/>
        </table:table-row>
        <table:table-row>
          <table:table-cell table:style-name="Table39.A1" office:value-type="string">
            <text:p text:style-name="P27">Related Commands</text:p>
          </table:table-cell>
          <table:table-cell table:style-name="Table39.A1" table:number-columns-spanned="4" office:value-type="string">
            <text:p text:style-name="P6">SYSTem:DIGital:OUTPut:PWM:FREQuency</text:p>
            <text:p text:style-name="P6">SYSTem:DIGital:PIN&lt;n&gt;:FUNCtion</text:p>
          </table:table-cell>
          <table:covered-table-cell/>
          <table:covered-table-cell/>
          <table:covered-table-cell/>
        </table:table-row>
      </table:table>
      <text:list xml:id="list1502431181" text:continue-numbering="true" text:style-name="Outline">
        <text:list-item>
          <text:list>
            <text:list-item>
              <text:list>
                <text:list-item>
                  <text:h text:style-name="P38" text:outline-level="3"><text:bookmark text:name="syst_dig_outp_pwm_freq"/>SYSTem:DIGital:OUTPut:PWM:FREQuency</text:h>
                </text:list-item>
              </text:list>
            </text:list-item>
          </text:list>
        </text:list-item>
      </text:list>
      <table:table table:name="Table50" table:style-name="Table50">
        <table:table-column table:style-name="Table50.A"/>
        <table:table-column table:style-name="Table50.B" table:number-columns-repeated="4"/>
        <table:table-row>
          <table:table-cell table:style-name="Table50.A1" office:value-type="string">
            <text:p text:style-name="P27">Syntax</text:p>
          </table:table-cell>
          <table:table-cell table:style-name="Table50.A1" table:number-columns-spanned="4" office:value-type="string">
            <text:p text:style-name="P22">SYSTem:DIGital:OUTPut:PWM:FREQuency {&lt;pin&gt;}, {&lt;frequency&gt;}</text:p>
            <text:p text:style-name="P22">SYSTem:DIGital:OUTPut:PWM:FREQuency? {&lt;pin&gt;}</text:p>
          </table:table-cell>
          <table:covered-table-cell/>
          <table:covered-table-cell/>
          <table:covered-table-cell/>
        </table:table-row>
        <text:soft-page-break/>
        <table:table-row>
          <table:table-cell table:style-name="Table50.A1" office:value-type="string">
            <text:p text:style-name="P27">Description</text:p>
          </table:table-cell>
          <table:table-cell table:style-name="Table50.A1" table:number-columns-spanned="4" office:value-type="string">
            <text:p text:style-name="P6">Use this command to set frequency of the output pin defined as PWM (see the SYSTem:DIGital:PIN&lt;n&gt;:FUNCtion command). Applies only to 4.</text:p>
          </table:table-cell>
          <table:covered-table-cell/>
          <table:covered-table-cell/>
          <table:covered-table-cell/>
        </table:table-row>
        <table:table-row>
          <table:table-cell table:style-name="Table50.A1" table:number-rows-spanned="2" office:value-type="string">
            <text:p text:style-name="P27">Parameters</text:p>
          </table:table-cell>
          <table:table-cell table:style-name="Table50.B3" office:value-type="string">
            <text:p text:style-name="P9">Name</text:p>
          </table:table-cell>
          <table:table-cell table:style-name="Table50.B3" office:value-type="string">
            <text:p text:style-name="P9">Type</text:p>
          </table:table-cell>
          <table:table-cell table:style-name="Table50.B3" office:value-type="string">
            <text:p text:style-name="P9">Range</text:p>
          </table:table-cell>
          <table:table-cell table:style-name="Table50.B3" office:value-type="string">
            <text:p text:style-name="P9">Default</text:p>
          </table:table-cell>
        </table:table-row>
        <table:table-row>
          <table:covered-table-cell/>
          <table:table-cell table:style-name="Table50.A1" office:value-type="string">
            <text:p text:style-name="P6">&lt;pin&gt;</text:p>
          </table:table-cell>
          <table:table-cell table:style-name="Table50.A1" office:value-type="string">
            <text:p text:style-name="P9">NR1</text:p>
          </table:table-cell>
          <table:table-cell table:style-name="Table50.A1" office:value-type="string">
            <text:p text:style-name="P9">4</text:p>
          </table:table-cell>
          <table:table-cell table:style-name="Table50.A1" office:value-type="string">
            <text:p text:style-name="P12">–</text:p>
          </table:table-cell>
        </table:table-row>
        <table:table-row>
          <table:table-cell table:style-name="Table50.A1" office:value-type="string">
            <text:p text:style-name="P6"/>
          </table:table-cell>
          <table:table-cell table:style-name="Table50.A1" office:value-type="string">
            <text:p text:style-name="P6">&lt;frequency&gt;</text:p>
          </table:table-cell>
          <table:table-cell table:style-name="Table50.A1" office:value-type="string">
            <text:p text:style-name="P9">NR3</text:p>
          </table:table-cell>
          <table:table-cell table:style-name="Table50.A1" office:value-type="string">
            <text:p text:style-name="P9">0.03 – 5000000</text:p>
          </table:table-cell>
          <table:table-cell table:style-name="Table50.A1" office:value-type="string">
            <text:p text:style-name="P12">0</text:p>
          </table:table-cell>
        </table:table-row>
        <table:table-row>
          <table:table-cell table:style-name="Table50.A1" office:value-type="string">
            <text:p text:style-name="P27">Return</text:p>
          </table:table-cell>
          <table:table-cell table:style-name="Table50.A1" table:number-columns-spanned="4" office:value-type="string">
            <text:p text:style-name="P6">The query returns the square ware generator frequency for the specified output pin.</text:p>
          </table:table-cell>
          <table:covered-table-cell/>
          <table:covered-table-cell/>
          <table:covered-table-cell/>
        </table:table-row>
        <table:table-row>
          <table:table-cell table:style-name="Table50.A1" office:value-type="string">
            <text:p text:style-name="P27"><text:span text:style-name="T5">Usage</text:span><text:span text:style-name="T6"> </text:span><text:span text:style-name="T5">example</text:span></text:p>
          </table:table-cell>
          <table:table-cell table:style-name="Table50.A1" table:number-columns-spanned="4" office:value-type="string">
            <text:p text:style-name="P26">SYST:DIG:OUTP:PWM:FREQ 4, 1000</text:p>
          </table:table-cell>
          <table:covered-table-cell/>
          <table:covered-table-cell/>
          <table:covered-table-cell/>
        </table:table-row>
        <table:table-row>
          <table:table-cell table:style-name="Table50.A1" office:value-type="string">
            <text:p text:style-name="P27">Errors</text:p>
          </table:table-cell>
          <table:table-cell table:style-name="Table50.A1" table:number-columns-spanned="4" office:value-type="string">
            <text:p text:style-name="P24">-224,"Illegal parameter value"</text:p>
            <text:p text:style-name="P24">-230,"Digital pin function mismatch"</text:p>
          </table:table-cell>
          <table:covered-table-cell/>
          <table:covered-table-cell/>
          <table:covered-table-cell/>
        </table:table-row>
        <table:table-row>
          <table:table-cell table:style-name="Table50.A1" office:value-type="string">
            <text:p text:style-name="P27">Related Commands</text:p>
          </table:table-cell>
          <table:table-cell table:style-name="Table50.A1" table:number-columns-spanned="4" office:value-type="string">
            <text:p text:style-name="P6">SYSTem:DIGital:OUTPut:PWM:DUTY</text:p>
            <text:p text:style-name="P6">SYSTem:DIGital:PIN&lt;n&gt;:FUNCtion</text:p>
          </table:table-cell>
          <table:covered-table-cell/>
          <table:covered-table-cell/>
          <table:covered-table-cell/>
        </table:table-row>
      </table:table>
      <text:list xml:id="list2056740713" text:continue-numbering="true" text:style-name="Outline">
        <text:list-item>
          <text:list>
            <text:list-item>
              <text:list>
                <text:list-item>
                  <text:h text:style-name="P38" text:outline-level="3"><text:bookmark text:name="syst_dig_pin_func"/>SYSTem:DIGital:PIN&lt;n&gt;:FUNCtion</text:h>
                </text:list-item>
              </text:list>
            </text:list-item>
          </text:list>
        </text:list-item>
      </text:list>
      <table:table table:name="Table46" table:style-name="Table46">
        <table:table-column table:style-name="Table46.A"/>
        <table:table-column table:style-name="Table46.B" table:number-columns-repeated="4"/>
        <table:table-row>
          <table:table-cell table:style-name="Table46.A1" office:value-type="string">
            <text:p text:style-name="P27">Syntax</text:p>
          </table:table-cell>
          <table:table-cell table:style-name="Table46.A1" table:number-columns-spanned="4" office:value-type="string">
            <text:p text:style-name="P22">SYSTem:DIGital:PIN&lt;n&gt;:FUNCtion {&lt;function&gt;}</text:p>
            <text:p text:style-name="P22">SYSTem:DIGital:PIN&lt;n&gt;:FUNCtion?</text:p>
          </table:table-cell>
          <table:covered-table-cell/>
          <table:covered-table-cell/>
          <table:covered-table-cell/>
        </table:table-row>
        <table:table-row>
          <table:table-cell table:style-name="Table46.A1" office:value-type="string">
            <text:p text:style-name="P27">Description</text:p>
          </table:table-cell>
          <table:table-cell table:style-name="Table46.A1" table:number-columns-spanned="4" office:value-type="string">
            <text:p text:style-name="P6">Use this command to set function of the selected digital port pin. The pin function is saved in non-volatile memory.</text:p>
            <text:p text:style-name="P6"/>
            <text:p text:style-name="P20">All input functions applies only to pin 1 and 2 and all output functions applies only to pin 3 and pin 4.</text:p>
            <text:list xml:id="list1749014143" text:continue-list="list1508797999" text:style-name="List_20_1">
              <text:list-item>
                <text:p text:style-name="P36">DINPut – The pin is in digital input mode.</text:p>
              </text:list-item>
              <text:list-item>
                <text:p text:style-name="P37">DLOGtrig – The pin is configured as a DLOG trigger input.</text:p>
              </text:list-item>
              <text:list-item>
                <text:p text:style-name="P37">DOUTput – The pin is in digital output mode.</text:p>
              </text:list-item>
              <text:list-item>
                <text:p text:style-name="P37">FAULt – Setting FAULt means that pin functions as an isolated fault output. The fault signal is true when any output is in a protected state (from OCP, OVP, OTP, OPP) or Fan fault is detected.</text:p>
              </text:list-item>
              <text:list-item>
                <text:p text:style-name="P37">INHibit – When pin is configured as an inhibit input, a true signal at the pin will disable all output channels.</text:p>
              </text:list-item>
              <text:list-item>
                <text:p text:style-name="P37">ONCouple – output pin synchronize channel output state.</text:p>
              </text:list-item>
              <text:list-item>
                <text:p text:style-name="P37">PWM – (<text:span text:style-name="T6">pin 4 only</text:span>) square wave generator output.</text:p>
              </text:list-item>
              <text:list-item>
                <text:p text:style-name="P37">SYSTrig – The pin is configured as a system trigger input. When configured as a trigger input, the pin can be selected as the source for trigger signals. See TRIGger[:SEQuence]:SOURce.</text:p>
              </text:list-item>
              <text:list-item>
                <text:p text:style-name="P39">TOUTput – This allows a BUS trigger to be sent to any digital port pin that has been configured as a trigger output. A trigger out pulse is generated when the state is on and a bus trigger is received. A BUS trigger is generated using the *TRG command.</text:p>
              </text:list-item>
            </text:list>
          </table:table-cell>
          <table:covered-table-cell/>
          <table:covered-table-cell/>
          <table:covered-table-cell/>
        </table:table-row>
        <table:table-row>
          <table:table-cell table:style-name="Table46.A1" office:value-type="string">
            <text:p text:style-name="P27">Parameters</text:p>
          </table:table-cell>
          <table:table-cell table:style-name="Table46.B3" office:value-type="string">
            <text:p text:style-name="P9">Name</text:p>
          </table:table-cell>
          <table:table-cell table:style-name="Table46.B3" office:value-type="string">
            <text:p text:style-name="P9">Type</text:p>
          </table:table-cell>
          <table:table-cell table:style-name="Table46.B3" office:value-type="string">
            <text:p text:style-name="P9">Range</text:p>
          </table:table-cell>
          <table:table-cell table:style-name="Table46.B3" office:value-type="string">
            <text:p text:style-name="P9">Default</text:p>
          </table:table-cell>
        </table:table-row>
        <table:table-row>
          <table:table-cell table:style-name="Table46.A1" office:value-type="string">
            <text:p text:style-name="P6"/>
          </table:table-cell>
          <table:table-cell table:style-name="Table46.A1" office:value-type="string">
            <text:p text:style-name="P6">&lt;function&gt;</text:p>
          </table:table-cell>
          <table:table-cell table:style-name="Table46.A1" office:value-type="string">
            <text:p text:style-name="P9">Discrete</text:p>
          </table:table-cell>
          <table:table-cell table:style-name="Table46.A1" office:value-type="string">
            <text:p text:style-name="P10">DINP|DLOG|DOUT|FAUL|INH|ONC|PWM|SYST|TOUT</text:p>
          </table:table-cell>
          <table:table-cell table:style-name="Table46.A1" office:value-type="string">
            <text:p text:style-name="P12">–</text:p>
          </table:table-cell>
        </table:table-row>
        <table:table-row>
          <table:table-cell table:style-name="Table46.A1" office:value-type="string">
            <text:p text:style-name="P27">Return</text:p>
          </table:table-cell>
          <table:table-cell table:style-name="Table46.A1" table:number-columns-spanned="4" office:value-type="string">
            <text:p text:style-name="P6">The query command returns DINP, DOUT, FAUL, INH or TINP.</text:p>
          </table:table-cell>
          <table:covered-table-cell/>
          <table:covered-table-cell/>
          <table:covered-table-cell/>
        </table:table-row>
        <table:table-row>
          <table:table-cell table:style-name="Table46.A1" office:value-type="string">
            <text:p text:style-name="P27"><text:span text:style-name="T5">Usage</text:span><text:span text:style-name="T6"> </text:span><text:span text:style-name="T5">example</text:span></text:p>
          </table:table-cell>
          <table:table-cell table:style-name="Table46.A1" table:number-columns-spanned="4" office:value-type="string">
            <text:p text:style-name="P24">SYST:DIG:PIN1:FUNC INH</text:p>
            <text:p text:style-name="P24">SYST:DIG:PIN2:FUNC TINP</text:p>
            <text:p text:style-name="P24">SYST:DIG:PIN3:FUNC FAUL</text:p>
            <text:p text:style-name="P24">SYST:DIG:PIN4:FUNC ONC</text:p>
          </table:table-cell>
          <table:covered-table-cell/>
          <table:covered-table-cell/>
          <table:covered-table-cell/>
        </table:table-row>
        <table:table-row>
          <table:table-cell table:style-name="Table46.A1" office:value-type="string">
            <text:p text:style-name="P27">Errors</text:p>
          </table:table-cell>
          <table:table-cell table:style-name="Table46.A1" table:number-columns-spanned="4" office:value-type="string">
            <text:p text:style-name="P24">-114,"Header suffix out of range"</text:p>
          </table:table-cell>
          <table:covered-table-cell/>
          <table:covered-table-cell/>
          <table:covered-table-cell/>
        </table:table-row>
        <table:table-row>
          <table:table-cell table:style-name="Table46.A1" office:value-type="string">
            <text:p text:style-name="P27">Related Commands</text:p>
          </table:table-cell>
          <table:table-cell table:style-name="Table46.A1" table:number-columns-spanned="4" office:value-type="string">
            <text:p text:style-name="P6">TRIGger[:SEQuence]:SOURce</text:p>
            <text:p text:style-name="P6">SYSTem:DIGital:INPut:DATA</text:p>
            <text:p text:style-name="P6">SYSTem:DIGital:OUTPut:DATA</text:p>
            <text:p text:style-name="P6"><text:soft-page-break/>SYSTem:DIGital:OUTPut:PWM:DUTY</text:p>
            <text:p text:style-name="P6">SYSTem:DIGital:OUTPut:PWM:FREQuency</text:p>
          </table:table-cell>
          <table:covered-table-cell/>
          <table:covered-table-cell/>
          <table:covered-table-cell/>
        </table:table-row>
      </table:table>
      <text:list xml:id="list1829821252" text:continue-list="list2056740713" text:style-name="Outline">
        <text:list-item>
          <text:list>
            <text:list-item>
              <text:list>
                <text:list-item>
                  <text:h text:style-name="P38" text:outline-level="3"><text:bookmark text:name="syst_dig_pin_pol"/>SYSTem:DIGital:PIN&lt;n&gt;:POLarity</text:h>
                </text:list-item>
              </text:list>
            </text:list-item>
          </text:list>
        </text:list-item>
      </text:list>
      <table:table table:name="Table47" table:style-name="Table47">
        <table:table-column table:style-name="Table47.A"/>
        <table:table-column table:style-name="Table47.B" table:number-columns-repeated="4"/>
        <table:table-row>
          <table:table-cell table:style-name="Table47.A1" office:value-type="string">
            <text:p text:style-name="P27">Syntax</text:p>
          </table:table-cell>
          <table:table-cell table:style-name="Table47.A1" table:number-columns-spanned="4" office:value-type="string">
            <text:p text:style-name="P22">SYSTem:DIGital:PIN&lt;n&gt;:POLarity {&lt;polarity&gt;}</text:p>
            <text:p text:style-name="P22">SYSTem:DIGital:PIN&lt;n&gt;:POLarity?</text:p>
          </table:table-cell>
          <table:covered-table-cell/>
          <table:covered-table-cell/>
          <table:covered-table-cell/>
        </table:table-row>
        <table:table-row>
          <table:table-cell table:style-name="Table47.A1" office:value-type="string">
            <text:p text:style-name="P27">Description</text:p>
          </table:table-cell>
          <table:table-cell table:style-name="Table47.A1" table:number-columns-spanned="4" office:value-type="string">
            <text:p text:style-name="P6">This command sets the polarity of the selected digital port pin. The pin polarity is saved in non-volatile memory.</text:p>
            <text:list xml:id="list1191334529" text:continue-list="list1749014143" text:style-name="List_20_1">
              <text:list-item>
                <text:p text:style-name="P36">POSitive – a logical true signal is a voltage high at the pin. For trigger inputs and outputs, POSitive means a rising edge.</text:p>
              </text:list-item>
              <text:list-item>
                <text:p text:style-name="P39">NEGative <text:span text:style-name="T8">–</text:span> a logical true signal is a voltage low at the pin. For trigger inputs and outputs, NEGative means a falling edge.</text:p>
              </text:list-item>
            </text:list>
          </table:table-cell>
          <table:covered-table-cell/>
          <table:covered-table-cell/>
          <table:covered-table-cell/>
        </table:table-row>
        <table:table-row>
          <table:table-cell table:style-name="Table47.A1" office:value-type="string">
            <text:p text:style-name="P27">Parameters</text:p>
          </table:table-cell>
          <table:table-cell table:style-name="Table47.B3" office:value-type="string">
            <text:p text:style-name="P9">Name</text:p>
          </table:table-cell>
          <table:table-cell table:style-name="Table47.B3" office:value-type="string">
            <text:p text:style-name="P9">Type</text:p>
          </table:table-cell>
          <table:table-cell table:style-name="Table47.B3" office:value-type="string">
            <text:p text:style-name="P9">Range</text:p>
          </table:table-cell>
          <table:table-cell table:style-name="Table47.B3" office:value-type="string">
            <text:p text:style-name="P9">Default</text:p>
          </table:table-cell>
        </table:table-row>
        <table:table-row>
          <table:table-cell table:style-name="Table47.A1" office:value-type="string">
            <text:p text:style-name="P6"/>
          </table:table-cell>
          <table:table-cell table:style-name="Table47.A1" office:value-type="string">
            <text:p text:style-name="P6">&lt;polarity&gt;</text:p>
          </table:table-cell>
          <table:table-cell table:style-name="Table47.A1" office:value-type="string">
            <text:p text:style-name="P9">Discrete</text:p>
          </table:table-cell>
          <table:table-cell table:style-name="Table47.A1" office:value-type="string">
            <text:p text:style-name="P10">POSitive|NEGative</text:p>
          </table:table-cell>
          <table:table-cell table:style-name="Table47.A1" office:value-type="string">
            <text:p text:style-name="P12">–</text:p>
          </table:table-cell>
        </table:table-row>
        <table:table-row>
          <table:table-cell table:style-name="Table47.A1" office:value-type="string">
            <text:p text:style-name="P27">Return</text:p>
          </table:table-cell>
          <table:table-cell table:style-name="Table47.A1" table:number-columns-spanned="4" office:value-type="string">
            <text:p text:style-name="P6">The query command returns POS or NEG.</text:p>
          </table:table-cell>
          <table:covered-table-cell/>
          <table:covered-table-cell/>
          <table:covered-table-cell/>
        </table:table-row>
        <table:table-row>
          <table:table-cell table:style-name="Table47.A1" office:value-type="string">
            <text:p text:style-name="P27"><text:span text:style-name="T5">Usage</text:span><text:span text:style-name="T6"> </text:span><text:span text:style-name="T5">example</text:span></text:p>
          </table:table-cell>
          <table:table-cell table:style-name="Table47.A1" table:number-columns-spanned="4" office:value-type="string">
            <text:p text:style-name="P24">SYST:DIG:PIN1:POL POS</text:p>
            <text:p text:style-name="P24">SYST:DIG:PIN2:POL NEG</text:p>
          </table:table-cell>
          <table:covered-table-cell/>
          <table:covered-table-cell/>
          <table:covered-table-cell/>
        </table:table-row>
        <table:table-row>
          <table:table-cell table:style-name="Table47.A1" office:value-type="string">
            <text:p text:style-name="P27">Errors</text:p>
          </table:table-cell>
          <table:table-cell table:style-name="Table47.A1" table:number-columns-spanned="4" office:value-type="string">
            <text:p text:style-name="P24">-114,"Header suffix out of range"</text:p>
          </table:table-cell>
          <table:covered-table-cell/>
          <table:covered-table-cell/>
          <table:covered-table-cell/>
        </table:table-row>
        <table:table-row>
          <table:table-cell table:style-name="Table47.A1" office:value-type="string">
            <text:p text:style-name="P27">Related Commands</text:p>
          </table:table-cell>
          <table:table-cell table:style-name="Table47.A1" table:number-columns-spanned="4" office:value-type="string">
            <text:p text:style-name="P6">TRIGger[:SEQuence]:SOURce</text:p>
            <text:p text:style-name="P6">SYSTem:DIGital:INPut:DATA</text:p>
            <text:p text:style-name="P6">SYSTem:DIGital:OUTPut:DATA</text:p>
          </table:table-cell>
          <table:covered-table-cell/>
          <table:covered-table-cell/>
          <table:covered-table-cell/>
        </table:table-row>
      </table:table>
      <text:list xml:id="list952350401" text:continue-list="list1829821252" text:style-name="Outline">
        <text:list-item>
          <text:list>
            <text:list-item>
              <text:list>
                <text:list-item>
                  <text:h text:style-name="P38" text:outline-level="3"><text:bookmark-start text:name="__RefHeading__23078_295952897"/><text:bookmark text:name="syst_err"/>SYSTem:ERRor<text:bookmark-end text:name="__RefHeading__23078_295952897"/></text:h>
                </text:list-item>
              </text:list>
            </text:list-item>
          </text:list>
        </text:list-item>
      </text:list>
      <table:table table:name="Table37" table:style-name="Table37">
        <table:table-column table:style-name="Table37.A"/>
        <table:table-column table:style-name="Table37.B"/>
        <table:table-row>
          <table:table-cell table:style-name="Table37.A1" office:value-type="string">
            <text:p text:style-name="P27">Syntax</text:p>
          </table:table-cell>
          <table:table-cell table:style-name="Table37.A1" office:value-type="string">
            <text:p text:style-name="P22">SYSTem:ERRor[:NEXT]?</text:p>
          </table:table-cell>
        </table:table-row>
        <table:table-row>
          <table:table-cell table:style-name="Table37.A1" office:value-type="string">
            <text:p text:style-name="P27">Description</text:p>
          </table:table-cell>
          <table:table-cell table:style-name="Table37.A1" office:value-type="string">
            <text:p text:style-name="P6">This query command reads and clear errors from the error queue. A record of up to 20 errors can be stored in the <text:span text:style-name="T8">BB3</text:span>’s error queue. See also <text:span text:style-name="T8">“</text:span>Error Messages<text:span text:style-name="T8">”</text:span> in <text:a xlink:type="simple" xlink:href="http://www.envox.hr/eez/bench-power-supply/psu-scpi-reference-manual/psu-scpi-error-messages.html" text:style-name="Internet_20_link" text:visited-style-name="Visited_20_Internet_20_Link">Section 7</text:a>.</text:p>
            <text:p text:style-name="P6">Errors are retrieved in first-in-first-out (FIFO) order. The first error returned is the first error that was stored. The <text:span text:style-name="T8">BB3</text:span> beeps once each time an error is generated. The error queue is cleared when power has been off or after a *CLS command.</text:p>
          </table:table-cell>
        </table:table-row>
        <table:table-row>
          <table:table-cell table:style-name="Table37.A1" office:value-type="string">
            <text:p text:style-name="P27">Return</text:p>
          </table:table-cell>
          <table:table-cell table:style-name="Table37.A1" office:value-type="string">
            <text:p text:style-name="P6"><text:span text:style-name="T18">SYSTem:ERRor[:NEXT]? q</text:span>ueries and clears the error messages in the error queue. The query returns the number and content of the error message.</text:p>
          </table:table-cell>
        </table:table-row>
        <table:table-row>
          <table:table-cell table:style-name="Table37.A1" office:value-type="string">
            <text:p text:style-name="P27"><text:span text:style-name="T5">Usage</text:span><text:span text:style-name="T6"> </text:span><text:span text:style-name="T5">example</text:span></text:p>
          </table:table-cell>
          <table:table-cell table:style-name="Table37.A1" office:value-type="string">
            <text:p text:style-name="P24">SYST:ERR?</text:p>
            <text:p text:style-name="P31">-113,"Undefined header"</text:p>
          </table:table-cell>
        </table:table-row>
        <table:table-row>
          <table:table-cell table:style-name="Table37.A1" office:value-type="string">
            <text:p text:style-name="P27">Errors</text:p>
          </table:table-cell>
          <table:table-cell table:style-name="Table37.A1" office:value-type="string">
            <text:p text:style-name="P6">If more than 20 errors have occurred, the last error stored in the queue (the most recent error) is replaced with:</text:p>
            <text:p text:style-name="P26">-350,"Queue overflow<text:span text:style-name="T13">"</text:span></text:p>
            <text:p text:style-name="P6">No additional errors are stored until you remove errors from the queue. </text:p>
          </table:table-cell>
        </table:table-row>
        <table:table-row>
          <table:table-cell table:style-name="Table37.A1" office:value-type="string">
            <text:p text:style-name="P27">Related Commands</text:p>
          </table:table-cell>
          <table:table-cell table:style-name="Table37.A1" office:value-type="string">
            <text:p text:style-name="P6">*CLS</text:p>
            <text:p text:style-name="P6">*RST</text:p>
            <text:p text:style-name="P6">SYSTem:ERRor:COUNt</text:p>
          </table:table-cell>
        </table:table-row>
      </table:table>
      <text:list xml:id="list1259901328" text:continue-numbering="true" text:style-name="Outline">
        <text:list-item>
          <text:list>
            <text:list-item>
              <text:list>
                <text:list-item>
                  <text:h text:style-name="P38" text:outline-level="3"><text:bookmark text:name="syst_err_coun"/>SYSTem:ERRor:COUNt?</text:h>
                </text:list-item>
              </text:list>
            </text:list-item>
          </text:list>
        </text:list-item>
      </text:list>
      <table:table table:name="Table196" table:style-name="Table196">
        <table:table-column table:style-name="Table196.A"/>
        <table:table-column table:style-name="Table196.B"/>
        <table:table-row>
          <table:table-cell table:style-name="Table196.A1" office:value-type="string">
            <text:p text:style-name="P27">Syntax</text:p>
          </table:table-cell>
          <table:table-cell table:style-name="Table196.A1" office:value-type="string">
            <text:p text:style-name="P22">SYSTem:ERRor:COUNt?</text:p>
          </table:table-cell>
        </table:table-row>
        <table:table-row>
          <table:table-cell table:style-name="Table196.A1" office:value-type="string">
            <text:p text:style-name="P27">Description</text:p>
          </table:table-cell>
          <table:table-cell table:style-name="Table196.A1" office:value-type="string">
            <text:p text:style-name="P6">This query command queries the error/event queue for the number of unread items. As errors and events may occur at any time, more items may be present in the queue at the time it is actually read.</text:p>
          </table:table-cell>
        </table:table-row>
        <table:table-row>
          <table:table-cell table:style-name="Table196.A1" office:value-type="string">
            <text:p text:style-name="P27"><text:span text:style-name="T5">Usage</text:span><text:span text:style-name="T6"> </text:span><text:span text:style-name="T5">example</text:span></text:p>
          </table:table-cell>
          <table:table-cell table:style-name="Table196.A1" office:value-type="string">
            <text:p text:style-name="P24">SYST:ERR:COUN?</text:p>
            <text:p text:style-name="P31"><text:soft-page-break/>10</text:p>
          </table:table-cell>
        </table:table-row>
        <table:table-row>
          <table:table-cell table:style-name="Table196.A1" office:value-type="string">
            <text:p text:style-name="P27">Related Commands</text:p>
          </table:table-cell>
          <table:table-cell table:style-name="Table196.A1" office:value-type="string">
            <text:p text:style-name="P6">*CLS</text:p>
            <text:p text:style-name="P6">*RST</text:p>
            <text:p text:style-name="P6">SYSTem:ERRor[:NEXT]</text:p>
          </table:table-cell>
        </table:table-row>
      </table:table>
      <text:list xml:id="list152003444" text:continue-numbering="true" text:style-name="Outline">
        <text:list-item>
          <text:list>
            <text:list-item>
              <text:list>
                <text:list-item>
                  <text:h text:style-name="P38" text:outline-level="3"><text:bookmark text:name="syst_fan_spe"/>SYSTem:FAN:SPEed?</text:h>
                </text:list-item>
              </text:list>
            </text:list-item>
          </text:list>
        </text:list-item>
      </text:list>
      <table:table table:name="Table57" table:style-name="Table57">
        <table:table-column table:style-name="Table57.A"/>
        <table:table-column table:style-name="Table57.B"/>
        <table:table-row>
          <table:table-cell table:style-name="Table57.A1" office:value-type="string">
            <text:p text:style-name="P27">Syntax</text:p>
          </table:table-cell>
          <table:table-cell table:style-name="Table57.A1" office:value-type="string">
            <text:p text:style-name="P22">SYSTem:FAN:SPEed?</text:p>
          </table:table-cell>
        </table:table-row>
        <table:table-row>
          <table:table-cell table:style-name="Table57.A1" office:value-type="string">
            <text:p text:style-name="P27">Description</text:p>
          </table:table-cell>
          <table:table-cell table:style-name="Table57.A1" office:value-type="string">
            <text:p text:style-name="P6">Use this query to obtain cooling fan speed in rpm.</text:p>
          </table:table-cell>
        </table:table-row>
        <table:table-row>
          <table:table-cell table:style-name="Table57.A1" office:value-type="string">
            <text:p text:style-name="P27"><text:span text:style-name="T5">Usage</text:span><text:span text:style-name="T6"> </text:span><text:span text:style-name="T5">example</text:span></text:p>
          </table:table-cell>
          <table:table-cell table:style-name="Table57.A1" office:value-type="string">
            <text:p text:style-name="P24">SYST:FAN:SPE?</text:p>
            <text:p text:style-name="P31">1450</text:p>
          </table:table-cell>
        </table:table-row>
        <table:table-row>
          <table:table-cell table:style-name="Table57.A1" office:value-type="string">
            <text:p text:style-name="P27">Related Commands</text:p>
          </table:table-cell>
          <table:table-cell table:style-name="Table57.A1" office:value-type="string">
            <text:p text:style-name="P6">SYSTem:FAN:STATus?</text:p>
          </table:table-cell>
        </table:table-row>
      </table:table>
      <text:list xml:id="list679155905" text:continue-numbering="true" text:style-name="Outline">
        <text:list-item>
          <text:list>
            <text:list-item>
              <text:list>
                <text:list-item>
                  <text:h text:style-name="P38" text:outline-level="3"><text:bookmark text:name="syst_fan_stat"/>SYSTem:FAN:STATus?</text:h>
                </text:list-item>
              </text:list>
            </text:list-item>
          </text:list>
        </text:list-item>
      </text:list>
      <table:table table:name="Table58" table:style-name="Table58">
        <table:table-column table:style-name="Table58.A"/>
        <table:table-column table:style-name="Table58.B"/>
        <table:table-row>
          <table:table-cell table:style-name="Table58.A1" office:value-type="string">
            <text:p text:style-name="P27">Syntax</text:p>
          </table:table-cell>
          <table:table-cell table:style-name="Table58.A1" office:value-type="string">
            <text:p text:style-name="P22">SYSTem:FAN:STATus?</text:p>
          </table:table-cell>
        </table:table-row>
        <table:table-row>
          <table:table-cell table:style-name="Table58.A1" office:value-type="string">
            <text:p text:style-name="P27">Description</text:p>
          </table:table-cell>
          <table:table-cell table:style-name="Table58.A1" office:value-type="string">
            <text:p text:style-name="P6">Use this query to obtain information about cooling fan state.</text:p>
            <text:p text:style-name="P6">Cooling fan is periodically tested while it’s working (that depends of measured channel’s temperature sensor value). When it does not passed the test, programmed output current is automatically limited to 2 A.</text:p>
          </table:table-cell>
        </table:table-row>
        <table:table-row>
          <table:table-cell table:style-name="Table58.A1" office:value-type="string">
            <text:p text:style-name="P27">Return</text:p>
          </table:table-cell>
          <table:table-cell table:style-name="Table58.A1" office:value-type="string">
            <text:p text:style-name="P6">Returns numerical status of the cooling fan:</text:p>
            <text:list xml:id="list2164149671" text:continue-list="list1191334529" text:style-name="List_20_1">
              <text:list-item>
                <text:p text:style-name="P36">0 – fault is detected</text:p>
              </text:list-item>
              <text:list-item>
                <text:p text:style-name="P37">1 – fan is up and running</text:p>
              </text:list-item>
              <text:list-item>
                <text:p text:style-name="P37">2 – fan testing is in progress</text:p>
              </text:list-item>
              <text:list-item>
                <text:p text:style-name="P39">3 – fan is not installed</text:p>
              </text:list-item>
            </text:list>
          </table:table-cell>
        </table:table-row>
        <table:table-row>
          <table:table-cell table:style-name="Table58.A1" office:value-type="string">
            <text:p text:style-name="P27"><text:span text:style-name="T5">Usage</text:span><text:span text:style-name="T6"> </text:span><text:span text:style-name="T5">example</text:span></text:p>
          </table:table-cell>
          <table:table-cell table:style-name="Table58.A1" office:value-type="string">
            <text:p text:style-name="P24">SYST:FAN:STAT?</text:p>
            <text:p text:style-name="P31">1</text:p>
          </table:table-cell>
        </table:table-row>
        <table:table-row>
          <table:table-cell table:style-name="Table58.A1" office:value-type="string">
            <text:p text:style-name="P27">Related Commands</text:p>
          </table:table-cell>
          <table:table-cell table:style-name="Table58.A1" office:value-type="string">
            <text:p text:style-name="P6">SYSTem:FAN:SPEed?</text:p>
          </table:table-cell>
        </table:table-row>
      </table:table>
      <text:list xml:id="list2159068337" text:continue-list="list679155905" text:style-name="Outline">
        <text:list-item>
          <text:list>
            <text:list-item>
              <text:list>
                <text:list-item>
                  <text:h text:style-name="P38" text:outline-level="3"><text:bookmark text:name="syst_form_date"/>SYSTem:FORMat:DATE</text:h>
                </text:list-item>
              </text:list>
            </text:list-item>
          </text:list>
        </text:list-item>
      </text:list>
      <table:table table:name="Table51" table:style-name="Table51">
        <table:table-column table:style-name="Table51.A"/>
        <table:table-column table:style-name="Table51.B" table:number-columns-repeated="4"/>
        <table:table-row>
          <table:table-cell table:style-name="Table51.A1" office:value-type="string">
            <text:p text:style-name="P27">Syntax</text:p>
          </table:table-cell>
          <table:table-cell table:style-name="Table51.A1" table:number-columns-spanned="4" office:value-type="string">
            <text:p text:style-name="P22">SYSTem:FORMat:DATE {&lt;format&gt;}</text:p>
            <text:p text:style-name="P22">SYSTem:FORMat:DATE?</text:p>
          </table:table-cell>
          <table:covered-table-cell/>
          <table:covered-table-cell/>
          <table:covered-table-cell/>
        </table:table-row>
        <table:table-row>
          <table:table-cell table:style-name="Table51.A1" office:value-type="string">
            <text:p text:style-name="P27">Description</text:p>
          </table:table-cell>
          <table:table-cell table:style-name="Table51.A1" table:number-columns-spanned="4" office:value-type="string">
            <text:p text:style-name="P6">Set format that will be used for displaying date. </text:p>
          </table:table-cell>
          <table:covered-table-cell/>
          <table:covered-table-cell/>
          <table:covered-table-cell/>
        </table:table-row>
        <table:table-row>
          <table:table-cell table:style-name="Table51.A1" office:value-type="string">
            <text:p text:style-name="P27">Parameters</text:p>
          </table:table-cell>
          <table:table-cell table:style-name="Table51.B3" office:value-type="string">
            <text:p text:style-name="P9">Name</text:p>
          </table:table-cell>
          <table:table-cell table:style-name="Table51.B3" office:value-type="string">
            <text:p text:style-name="P9">Type</text:p>
          </table:table-cell>
          <table:table-cell table:style-name="Table51.B3" office:value-type="string">
            <text:p text:style-name="P9">Range</text:p>
          </table:table-cell>
          <table:table-cell table:style-name="Table51.B3" office:value-type="string">
            <text:p text:style-name="P9">Default</text:p>
          </table:table-cell>
        </table:table-row>
        <table:table-row>
          <table:table-cell table:style-name="Table51.A1" office:value-type="string">
            <text:p text:style-name="P6"/>
          </table:table-cell>
          <table:table-cell table:style-name="Table51.A1" office:value-type="string">
            <text:p text:style-name="P6">&lt;format&gt;</text:p>
          </table:table-cell>
          <table:table-cell table:style-name="Table51.A1" office:value-type="string">
            <text:p text:style-name="P9">Discrete</text:p>
          </table:table-cell>
          <table:table-cell table:style-name="Table51.A1" office:value-type="string">
            <text:p text:style-name="P10">DMY|MDY</text:p>
          </table:table-cell>
          <table:table-cell table:style-name="Table51.A1" office:value-type="string">
            <text:p text:style-name="P12">–</text:p>
          </table:table-cell>
        </table:table-row>
        <table:table-row>
          <table:table-cell table:style-name="Table51.A1" office:value-type="string">
            <text:p text:style-name="P27">Return</text:p>
          </table:table-cell>
          <table:table-cell table:style-name="Table51.A1" table:number-columns-spanned="4" office:value-type="string">
            <text:p text:style-name="P6">The query command returns “DMY” or “MDY”.</text:p>
          </table:table-cell>
          <table:covered-table-cell/>
          <table:covered-table-cell/>
          <table:covered-table-cell/>
        </table:table-row>
        <table:table-row>
          <table:table-cell table:style-name="Table51.A1" office:value-type="string">
            <text:p text:style-name="P27"><text:span text:style-name="T5">Usage</text:span><text:span text:style-name="T6"> </text:span><text:span text:style-name="T5">example</text:span></text:p>
          </table:table-cell>
          <table:table-cell table:style-name="Table51.A1" table:number-columns-spanned="4" office:value-type="string">
            <text:p text:style-name="P24">SYST:FORM:DATE MDY</text:p>
            <text:p text:style-name="P24"/>
          </table:table-cell>
          <table:covered-table-cell/>
          <table:covered-table-cell/>
          <table:covered-table-cell/>
        </table:table-row>
        <table:table-row>
          <table:table-cell table:style-name="Table51.A1" office:value-type="string">
            <text:p text:style-name="P27">Related Commands</text:p>
          </table:table-cell>
          <table:table-cell table:style-name="Table51.A1" table:number-columns-spanned="4" office:value-type="string">
            <text:p text:style-name="P6">SYSTem:DATE</text:p>
            <text:p text:style-name="P6">SYSTem:FORMat:DATE</text:p>
            <text:p text:style-name="P6">SYSTem:FORMat:TIME</text:p>
          </table:table-cell>
          <table:covered-table-cell/>
          <table:covered-table-cell/>
          <table:covered-table-cell/>
        </table:table-row>
      </table:table>
      <text:list xml:id="list923256335" text:continue-numbering="true" text:style-name="Outline">
        <text:list-item>
          <text:list>
            <text:list-item>
              <text:list>
                <text:list-item>
                  <text:h text:style-name="P38" text:outline-level="3"><text:bookmark text:name="syst_form_time"/>SYSTem:FORMat:TIME</text:h>
                </text:list-item>
              </text:list>
            </text:list-item>
          </text:list>
        </text:list-item>
      </text:list>
      <table:table table:name="Table53" table:style-name="Table53">
        <table:table-column table:style-name="Table53.A"/>
        <table:table-column table:style-name="Table53.B" table:number-columns-repeated="4"/>
        <table:table-row>
          <table:table-cell table:style-name="Table53.A1" office:value-type="string">
            <text:p text:style-name="P27">Syntax</text:p>
          </table:table-cell>
          <table:table-cell table:style-name="Table53.A1" table:number-columns-spanned="4" office:value-type="string">
            <text:p text:style-name="P22">SYSTem:FORMat:TIME {&lt;format&gt;}</text:p>
            <text:p text:style-name="P22">SYSTem:FORMat:TIME?</text:p>
          </table:table-cell>
          <table:covered-table-cell/>
          <table:covered-table-cell/>
          <table:covered-table-cell/>
        </table:table-row>
        <table:table-row>
          <table:table-cell table:style-name="Table53.A1" office:value-type="string">
            <text:p text:style-name="P27">Description</text:p>
          </table:table-cell>
          <table:table-cell table:style-name="Table53.A1" table:number-columns-spanned="4" office:value-type="string">
            <text:p text:style-name="P6">Set clock format that will be used for displaying time. </text:p>
          </table:table-cell>
          <table:covered-table-cell/>
          <table:covered-table-cell/>
          <table:covered-table-cell/>
        </table:table-row>
        <text:soft-page-break/>
        <table:table-row>
          <table:table-cell table:style-name="Table53.A1" office:value-type="string">
            <text:p text:style-name="P27">Parameters</text:p>
          </table:table-cell>
          <table:table-cell table:style-name="Table53.B3" office:value-type="string">
            <text:p text:style-name="P9">Name</text:p>
          </table:table-cell>
          <table:table-cell table:style-name="Table53.B3" office:value-type="string">
            <text:p text:style-name="P9">Type</text:p>
          </table:table-cell>
          <table:table-cell table:style-name="Table53.B3" office:value-type="string">
            <text:p text:style-name="P9">Range</text:p>
          </table:table-cell>
          <table:table-cell table:style-name="Table53.B3" office:value-type="string">
            <text:p text:style-name="P9">Default</text:p>
          </table:table-cell>
        </table:table-row>
        <table:table-row>
          <table:table-cell table:style-name="Table53.A1" office:value-type="string">
            <text:p text:style-name="P6"/>
          </table:table-cell>
          <table:table-cell table:style-name="Table53.A1" office:value-type="string">
            <text:p text:style-name="P6">&lt;format&gt;</text:p>
          </table:table-cell>
          <table:table-cell table:style-name="Table53.A1" office:value-type="string">
            <text:p text:style-name="P9">NR1</text:p>
          </table:table-cell>
          <table:table-cell table:style-name="Table53.A1" office:value-type="string">
            <text:p text:style-name="P10">12|24</text:p>
          </table:table-cell>
          <table:table-cell table:style-name="Table53.A1" office:value-type="string">
            <text:p text:style-name="P12">–</text:p>
          </table:table-cell>
        </table:table-row>
        <table:table-row>
          <table:table-cell table:style-name="Table53.A1" office:value-type="string">
            <text:p text:style-name="P27">Return</text:p>
          </table:table-cell>
          <table:table-cell table:style-name="Table53.A1" table:number-columns-spanned="4" office:value-type="string">
            <text:p text:style-name="P6">The query command returns 12 or 24 clock format.</text:p>
          </table:table-cell>
          <table:covered-table-cell/>
          <table:covered-table-cell/>
          <table:covered-table-cell/>
        </table:table-row>
        <table:table-row>
          <table:table-cell table:style-name="Table53.A1" office:value-type="string">
            <text:p text:style-name="P27"><text:span text:style-name="T5">Usage</text:span><text:span text:style-name="T6"> </text:span><text:span text:style-name="T5">example</text:span></text:p>
          </table:table-cell>
          <table:table-cell table:style-name="Table53.A1" table:number-columns-spanned="4" office:value-type="string">
            <text:p text:style-name="P24">SYST:FORM:TIME 12</text:p>
            <text:p text:style-name="P24"/>
          </table:table-cell>
          <table:covered-table-cell/>
          <table:covered-table-cell/>
          <table:covered-table-cell/>
        </table:table-row>
        <table:table-row>
          <table:table-cell table:style-name="Table53.A1" office:value-type="string">
            <text:p text:style-name="P27">Related Commands</text:p>
          </table:table-cell>
          <table:table-cell table:style-name="Table53.A1" table:number-columns-spanned="4" office:value-type="string">
            <text:p text:style-name="P6">SYSTem:DATE</text:p>
            <text:p text:style-name="P6">SYSTem:FORMat:DATE</text:p>
            <text:p text:style-name="P6">SYSTem:FORMat:TIME</text:p>
          </table:table-cell>
          <table:covered-table-cell/>
          <table:covered-table-cell/>
          <table:covered-table-cell/>
        </table:table-row>
      </table:table>
      <text:list xml:id="list1910383288" text:continue-numbering="true" text:style-name="Outline">
        <text:list-item>
          <text:list>
            <text:list-item>
              <text:list>
                <text:list-item>
                  <text:h text:style-name="P38" text:outline-level="3"><text:bookmark text:name="syst_inh"/>SYSTem:INHibit?</text:h>
                </text:list-item>
              </text:list>
            </text:list-item>
          </text:list>
        </text:list-item>
      </text:list>
      <table:table table:name="Table32" table:style-name="Table32">
        <table:table-column table:style-name="Table32.A"/>
        <table:table-column table:style-name="Table32.B"/>
        <table:table-row>
          <table:table-cell table:style-name="Table32.A1" office:value-type="string">
            <text:p text:style-name="P27">Syntax</text:p>
          </table:table-cell>
          <table:table-cell table:style-name="Table32.A1" office:value-type="string">
            <text:p text:style-name="P22">SYSTem:INHibit?</text:p>
          </table:table-cell>
        </table:table-row>
        <table:table-row>
          <table:table-cell table:style-name="Table32.A1" office:value-type="string">
            <text:p text:style-name="P27">Description</text:p>
          </table:table-cell>
          <table:table-cell table:style-name="Table32.A1" office:value-type="string">
            <text:p text:style-name="P6">Use this command to q<text:span text:style-name="T7">uery </text:span><text:span text:style-name="T11">BB3</text:span><text:span text:style-name="T7">’s inhibit state that is controlled with digital input (see [SOURce]:DIGital:PIN&lt;n&gt;:FUNCtion command). When </text:span><text:span text:style-name="T11">BB3</text:span><text:span text:style-name="T7"> is in inhibited state, all channel’s output will be disabled (OFF) and triggered action (e.g. LIST) will be paused.</text:span></text:p>
            <text:p text:style-name="P7"/>
            <text:p text:style-name="P7">Channel output state command (OUTPut[:STATe]) can be used when <text:span text:style-name="T8">BB3</text:span> is in inhibited mode but it will not affect output (i.e. change it to enable state).</text:p>
          </table:table-cell>
        </table:table-row>
        <table:table-row>
          <table:table-cell table:style-name="Table32.A1" office:value-type="string">
            <text:p text:style-name="P27">Return</text:p>
          </table:table-cell>
          <table:table-cell table:style-name="Table32.A1" office:value-type="string">
            <text:p text:style-name="P7">Returns 0 if inhibit is not active or 1 if inhibit is active.</text:p>
          </table:table-cell>
        </table:table-row>
        <table:table-row>
          <table:table-cell table:style-name="Table32.A1" office:value-type="string">
            <text:p text:style-name="P27"><text:span text:style-name="T5">Usage</text:span><text:span text:style-name="T6"> </text:span><text:span text:style-name="T5">example</text:span></text:p>
          </table:table-cell>
          <table:table-cell table:style-name="Table32.A1" office:value-type="string">
            <text:p text:style-name="P24">SYST:INH?</text:p>
            <text:p text:style-name="P24">0</text:p>
          </table:table-cell>
        </table:table-row>
        <table:table-row>
          <table:table-cell table:style-name="Table32.A1" office:value-type="string">
            <text:p text:style-name="P27">Related Commands</text:p>
          </table:table-cell>
          <table:table-cell table:style-name="Table32.A1" office:value-type="string">
            <text:p text:style-name="P6">OUTPut[:STATe] {&lt;bool&gt;} [, &lt;channel&gt;]</text:p>
            <text:p text:style-name="P6">[SOURce]:DIGital:PIN&lt;n&gt;:FUNCtion</text:p>
          </table:table-cell>
        </table:table-row>
      </table:table>
      <text:list xml:id="list994311557" text:continue-numbering="true" text:style-name="Outline">
        <text:list-item>
          <text:list>
            <text:list-item>
              <text:list>
                <text:list-item>
                  <text:h text:style-name="P38" text:outline-level="3"><text:bookmark text:name="syst_kloc"/>SYSTem:KLOCk</text:h>
                </text:list-item>
              </text:list>
            </text:list-item>
          </text:list>
        </text:list-item>
      </text:list>
      <table:table table:name="Table25" table:style-name="Table25">
        <table:table-column table:style-name="Table25.A"/>
        <table:table-column table:style-name="Table25.B"/>
        <table:table-row>
          <table:table-cell table:style-name="Table25.A1" office:value-type="string">
            <text:p text:style-name="P27">Syntax</text:p>
          </table:table-cell>
          <table:table-cell table:style-name="Table25.A1" office:value-type="string">
            <text:p text:style-name="P22">SYSTem:KLOCk</text:p>
          </table:table-cell>
        </table:table-row>
        <table:table-row>
          <table:table-cell table:style-name="Table25.A1" office:value-type="string">
            <text:p text:style-name="P27">Description</text:p>
          </table:table-cell>
          <table:table-cell table:style-name="Table25.A1" office:value-type="string">
            <text:p text:style-name="P6">This command similar to the SYSTem:REMote command disables all front-panel options except for [Lock/Unlock] icon. You can push and hold the [Lock/Unlock] for a few seconds to unlock the front panel. The system password may be needed if it is set.</text:p>
            <text:p text:style-name="P6">Lock state is saved in non-volatile memory. Therefore, the front panel remains locked even after AC power is cycled.</text:p>
          </table:table-cell>
        </table:table-row>
        <table:table-row>
          <table:table-cell table:style-name="Table25.A1" office:value-type="string">
            <text:p text:style-name="P27"><text:span text:style-name="T5">Usage</text:span><text:span text:style-name="T6"> </text:span><text:span text:style-name="T5">example</text:span></text:p>
          </table:table-cell>
          <table:table-cell table:style-name="Table25.A1" office:value-type="string">
            <text:p text:style-name="P26">SYST:KLOC</text:p>
          </table:table-cell>
        </table:table-row>
        <table:table-row>
          <table:table-cell table:style-name="Table25.A1" office:value-type="string">
            <text:p text:style-name="P27">Related Commands</text:p>
          </table:table-cell>
          <table:table-cell table:style-name="Table25.A1" office:value-type="string">
            <text:p text:style-name="P6">SYSTem:COMMunicate:RLSTate</text:p>
            <text:p text:style-name="P6">SYSTem:REMote</text:p>
          </table:table-cell>
        </table:table-row>
      </table:table>
      <text:list xml:id="list967558985" text:continue-numbering="true" text:style-name="Outline">
        <text:list-item>
          <text:list>
            <text:list-item>
              <text:list>
                <text:list-item>
                  <text:h text:style-name="P38" text:outline-level="3"><text:bookmark text:name="syst_lfr"/>SYSTem:LFRequency</text:h>
                </text:list-item>
              </text:list>
            </text:list-item>
          </text:list>
        </text:list-item>
      </text:list>
      <table:table table:name="Table75" table:style-name="Table75">
        <table:table-column table:style-name="Table75.A"/>
        <table:table-column table:style-name="Table75.B" table:number-columns-repeated="4"/>
        <table:table-row>
          <table:table-cell table:style-name="Table75.A1" office:value-type="string">
            <text:p text:style-name="P27">Syntax</text:p>
          </table:table-cell>
          <table:table-cell table:style-name="Table75.A1" table:number-columns-spanned="4" office:value-type="string">
            <text:p text:style-name="P22">SYSTem:LFRequency {&lt;frequency&gt;}</text:p>
            <text:p text:style-name="P22">SYSTem:LFRequency?</text:p>
          </table:table-cell>
          <table:covered-table-cell/>
          <table:covered-table-cell/>
          <table:covered-table-cell/>
        </table:table-row>
        <table:table-row>
          <table:table-cell table:style-name="Table75.A1" office:value-type="string">
            <text:p text:style-name="P27">Description</text:p>
          </table:table-cell>
          <table:table-cell table:style-name="Table75.A1" table:number-columns-spanned="4" office:value-type="string">
            <text:p text:style-name="P6">Use this command to set the AC mains frequency. This parameter determines the PLC (power line cycle) used for A/D conversion in modules such as MIO168 (default value is 50 Hz).</text:p>
          </table:table-cell>
          <table:covered-table-cell/>
          <table:covered-table-cell/>
          <table:covered-table-cell/>
        </table:table-row>
        <table:table-row>
          <table:table-cell table:style-name="Table75.A1" table:number-rows-spanned="2" office:value-type="string">
            <text:p text:style-name="P27">Parameters</text:p>
          </table:table-cell>
          <table:table-cell table:style-name="Table75.B3" office:value-type="string">
            <text:p text:style-name="P9">Name</text:p>
          </table:table-cell>
          <table:table-cell table:style-name="Table75.B3" office:value-type="string">
            <text:p text:style-name="P9">Type</text:p>
          </table:table-cell>
          <table:table-cell table:style-name="Table75.B3" office:value-type="string">
            <text:p text:style-name="P9">Range</text:p>
          </table:table-cell>
          <table:table-cell table:style-name="Table75.B3" office:value-type="string">
            <text:p text:style-name="P9">Default</text:p>
          </table:table-cell>
        </table:table-row>
        <table:table-row>
          <table:covered-table-cell/>
          <table:table-cell table:style-name="Table75.A1" office:value-type="string">
            <text:p text:style-name="P6">&lt;frequency&gt;</text:p>
          </table:table-cell>
          <table:table-cell table:style-name="Table75.A1" office:value-type="string">
            <text:p text:style-name="P9">NR1</text:p>
          </table:table-cell>
          <table:table-cell table:style-name="Table75.A1" office:value-type="string">
            <text:p text:style-name="P6">50|60</text:p>
          </table:table-cell>
          <table:table-cell table:style-name="Table75.A1" office:value-type="string">
            <text:p text:style-name="P9">50</text:p>
          </table:table-cell>
        </table:table-row>
        <table:table-row>
          <table:table-cell table:style-name="Table75.A1" office:value-type="string">
            <text:p text:style-name="P27">Return</text:p>
          </table:table-cell>
          <table:table-cell table:style-name="Table75.A1" table:number-columns-spanned="4" office:value-type="string">
            <text:p text:style-name="P6">The query returns the Ethernet communication port number.</text:p>
          </table:table-cell>
          <table:covered-table-cell/>
          <table:covered-table-cell/>
          <table:covered-table-cell/>
        </table:table-row>
        <table:table-row>
          <table:table-cell table:style-name="Table75.A1" office:value-type="string">
            <text:p text:style-name="P27"><text:span text:style-name="T5">Usage</text:span><text:span text:style-name="T6"> </text:span><text:span text:style-name="T5">example</text:span></text:p>
          </table:table-cell>
          <table:table-cell table:style-name="Table75.A1" table:number-columns-spanned="4" office:value-type="string">
            <text:p text:style-name="P24">SYST:LFR?</text:p>
            <text:p text:style-name="P31">50</text:p>
          </table:table-cell>
          <table:covered-table-cell/>
          <table:covered-table-cell/>
          <table:covered-table-cell/>
        </table:table-row>
        <table:table-row>
          <table:table-cell table:style-name="Table75.A1" office:value-type="string">
            <text:p text:style-name="P27">Related Commands</text:p>
          </table:table-cell>
          <table:table-cell table:style-name="Table75.A1" table:number-columns-spanned="4" office:value-type="string">
            <text:p text:style-name="P6"/>
          </table:table-cell>
          <table:covered-table-cell/>
          <table:covered-table-cell/>
          <table:covered-table-cell/>
        </table:table-row>
      </table:table>
      <text:list xml:id="list713192423" text:continue-numbering="true" text:style-name="Outline">
        <text:list-item>
          <text:list>
            <text:list-item>
              <text:list>
                <text:list-item>
                  <text:h text:style-name="P38" text:outline-level="3"><text:bookmark text:name="syst_loc"/><text:soft-page-break/>SYSTem:LOCal</text:h>
                </text:list-item>
              </text:list>
            </text:list-item>
          </text:list>
        </text:list-item>
      </text:list>
      <table:table table:name="Table20" table:style-name="Table20">
        <table:table-column table:style-name="Table20.A"/>
        <table:table-column table:style-name="Table20.B"/>
        <table:table-row>
          <table:table-cell table:style-name="Table20.A1" office:value-type="string">
            <text:p text:style-name="P27">Syntax</text:p>
          </table:table-cell>
          <table:table-cell table:style-name="Table20.A1" office:value-type="string">
            <text:p text:style-name="P22">SYSTem:LOCal</text:p>
          </table:table-cell>
        </table:table-row>
        <table:table-row>
          <table:table-cell table:style-name="Table20.A1" office:value-type="string">
            <text:p text:style-name="P27">Description</text:p>
          </table:table-cell>
          <table:table-cell table:style-name="Table20.A1" office:value-type="string">
            <text:p text:style-name="P6">This command places the <text:span text:style-name="T8">BB3</text:span> in the local mode during remote operation. All options on the front panel are fully functional.</text:p>
          </table:table-cell>
        </table:table-row>
        <table:table-row>
          <table:table-cell table:style-name="Table20.A1" office:value-type="string">
            <text:p text:style-name="P27"><text:span text:style-name="T5">Usage</text:span><text:span text:style-name="T6"> </text:span><text:span text:style-name="T5">example</text:span></text:p>
          </table:table-cell>
          <table:table-cell table:style-name="Table20.A1" office:value-type="string">
            <text:p text:style-name="P26">SYST:LOC</text:p>
          </table:table-cell>
        </table:table-row>
        <table:table-row>
          <table:table-cell table:style-name="Table20.A1" office:value-type="string">
            <text:p text:style-name="P27">Related Commands</text:p>
          </table:table-cell>
          <table:table-cell table:style-name="Table20.A1" office:value-type="string">
            <text:p text:style-name="P6">SYSTem:COMMunicate:RLSTate</text:p>
            <text:p text:style-name="P6">SYSTem:REMote</text:p>
            <text:p text:style-name="P6">SYSTem:RWLock</text:p>
          </table:table-cell>
        </table:table-row>
      </table:table>
      <text:list xml:id="list165473347" text:continue-numbering="true" text:style-name="Outline">
        <text:list-item>
          <text:list>
            <text:list-item>
              <text:list>
                <text:list-item>
                  <text:h text:style-name="P38" text:outline-level="3"><text:bookmark text:name="syst_meas_temp"/>SYSTem:MEASure[:SCALar]:TEMPerature[:THERmistor][:DC]</text:h>
                </text:list-item>
              </text:list>
            </text:list-item>
          </text:list>
        </text:list-item>
      </text:list>
      <table:table table:name="Table122" table:style-name="Table122">
        <table:table-column table:style-name="Table122.A"/>
        <table:table-column table:style-name="Table122.B"/>
        <table:table-column table:style-name="Table122.C"/>
        <table:table-column table:style-name="Table122.D"/>
        <table:table-column table:style-name="Table122.E"/>
        <table:table-row>
          <table:table-cell table:style-name="Table122.A1" office:value-type="string">
            <text:p text:style-name="P27">Syntax</text:p>
          </table:table-cell>
          <table:table-cell table:style-name="Table122.A1" table:number-columns-spanned="4" office:value-type="string">
            <text:p text:style-name="P22">SYSTem:MEASure[:SCALar]:TEMPerature[:THERmistor][:DC]? {&lt;sensor&gt;}</text:p>
          </table:table-cell>
          <table:covered-table-cell/>
          <table:covered-table-cell/>
          <table:covered-table-cell/>
        </table:table-row>
        <table:table-row>
          <table:table-cell table:style-name="Table122.A1" office:value-type="string">
            <text:p text:style-name="P27">Description</text:p>
          </table:table-cell>
          <table:table-cell table:style-name="Table122.A1" table:number-columns-spanned="4" office:value-type="string">
            <text:p text:style-name="P6">Query the temperature measured using the specified temperature sensors as follows:</text:p>
            <text:list xml:id="list726451689" text:continue-list="list2164149671" text:style-name="List_20_1">
              <text:list-item>
                <text:p text:style-name="P36">AUX – auxiliary temperature sensor (built-in fan controller) used to monitor temperature inside BB3 chassis</text:p>
              </text:list-item>
              <text:list-item>
                <text:p text:style-name="P39">CH1, CH2, CH3, CH4, CH5, CH6 <text:s/>– temperature sensor connected to channel power module used to regulate fan speed</text:p>
              </text:list-item>
            </text:list>
            <text:p text:style-name="P6">All installed sensors are periodically tested. When sensor does not passed the test, programmed output current is automatically limited to 2 A. If load that draws more current then 2 A output current will be set to zero.</text:p>
          </table:table-cell>
          <table:covered-table-cell/>
          <table:covered-table-cell/>
          <table:covered-table-cell/>
        </table:table-row>
        <table:table-row>
          <table:table-cell table:style-name="Table122.A1" table:number-rows-spanned="2" office:value-type="string">
            <text:p text:style-name="P27">Parameters</text:p>
          </table:table-cell>
          <table:table-cell table:style-name="Table122.B3" office:value-type="string">
            <text:p text:style-name="P9">Name</text:p>
          </table:table-cell>
          <table:table-cell table:style-name="Table122.B3" office:value-type="string">
            <text:p text:style-name="P9">Type</text:p>
          </table:table-cell>
          <table:table-cell table:style-name="Table122.B3" office:value-type="string">
            <text:p text:style-name="P9">Range</text:p>
          </table:table-cell>
          <table:table-cell table:style-name="Table122.B3" office:value-type="string">
            <text:p text:style-name="P9">Default</text:p>
          </table:table-cell>
        </table:table-row>
        <table:table-row>
          <table:covered-table-cell/>
          <table:table-cell table:style-name="Table122.A1" office:value-type="string">
            <text:p text:style-name="P6">&lt;sensor&gt;</text:p>
          </table:table-cell>
          <table:table-cell table:style-name="Table122.A1" office:value-type="string">
            <text:p text:style-name="P9">Discrete</text:p>
          </table:table-cell>
          <table:table-cell table:style-name="Table122.A1" office:value-type="string">
            <text:p text:style-name="P9">AUX|CH1|CH2|CH3|CH4|CH5|CH6</text:p>
          </table:table-cell>
          <table:table-cell table:style-name="Table122.A1" office:value-type="string">
            <text:p text:style-name="P9">AUX</text:p>
          </table:table-cell>
        </table:table-row>
        <table:table-row>
          <table:table-cell table:style-name="Table122.A1" office:value-type="string">
            <text:p text:style-name="P27">Return</text:p>
          </table:table-cell>
          <table:table-cell table:style-name="Table122.A1" table:number-columns-spanned="4" office:value-type="string">
            <text:p text:style-name="P6">Returns the average temperature value in degrees Celsius (<text:span text:style-name="T15">o</text:span>C) as decimal number (NR2). If self-test detect selected temperature sensor failure or sensor is not installed a -240 or -241 error will be generated. </text:p>
          </table:table-cell>
          <table:covered-table-cell/>
          <table:covered-table-cell/>
          <table:covered-table-cell/>
        </table:table-row>
        <table:table-row>
          <table:table-cell table:style-name="Table122.A1" office:value-type="string">
            <text:p text:style-name="P27"><text:span text:style-name="T5">Usage</text:span><text:span text:style-name="T6"> </text:span><text:span text:style-name="T5">example</text:span></text:p>
          </table:table-cell>
          <table:table-cell table:style-name="Table122.A1" table:number-columns-spanned="4" office:value-type="string">
            <text:p text:style-name="P24">SYST:MEAS:TEMP? CH2</text:p>
            <text:p text:style-name="P31">49</text:p>
          </table:table-cell>
          <table:covered-table-cell/>
          <table:covered-table-cell/>
          <table:covered-table-cell/>
        </table:table-row>
        <table:table-row>
          <table:table-cell table:style-name="Table122.A1" office:value-type="string">
            <text:p text:style-name="P27">Errors</text:p>
          </table:table-cell>
          <table:table-cell table:style-name="Table122.A1" table:number-columns-spanned="4" office:value-type="string">
            <text:p text:style-name="P24">-240,"Hardware error"</text:p>
            <text:p text:style-name="P24">-241,"Hardware missing<text:span text:style-name="T13">"</text:span></text:p>
          </table:table-cell>
          <table:covered-table-cell/>
          <table:covered-table-cell/>
          <table:covered-table-cell/>
        </table:table-row>
        <table:table-row>
          <table:table-cell table:style-name="Table122.A1" office:value-type="string">
            <text:p text:style-name="P27">Related Commands</text:p>
          </table:table-cell>
          <table:table-cell table:style-name="Table122.A1" table:number-columns-spanned="4" office:value-type="string">
            <text:p text:style-name="P6">DIAGnostic[:INFOrmation]:FAN?</text:p>
            <text:p text:style-name="P6">MEASure[:SCALar]:TEMPerature[:THERmistor][:DC]</text:p>
            <text:p text:style-name="P6">SYSTem:CPU:OPTion?</text:p>
            <text:p text:style-name="P6">SYSTem:TEMPerature:PROTection[:HIGH][:LEVel]</text:p>
            <text:p text:style-name="P6">SYSTem:TEMPerature:PROTection[:HIGH]:DELay[:TIME]</text:p>
            <text:p text:style-name="P6">SYSTem:TEMPerature:PROTection[:HIGH]:STATe</text:p>
            <text:p text:style-name="P6">SYSTem:TEMPerature:PROTection[:HIGH]:TRIPped?</text:p>
          </table:table-cell>
          <table:covered-table-cell/>
          <table:covered-table-cell/>
          <table:covered-table-cell/>
        </table:table-row>
      </table:table>
      <text:list xml:id="list855313800" text:continue-list="list165473347" text:style-name="Outline">
        <text:list-item>
          <text:list>
            <text:list-item>
              <text:list>
                <text:list-item>
                  <text:h text:style-name="P38" text:outline-level="3"><text:bookmark text:name="syst_meas_volt"/>SYSTem:MEASure[:SCALar][:VOLTage][:DC]?</text:h>
                </text:list-item>
              </text:list>
            </text:list-item>
          </text:list>
        </text:list-item>
      </text:list>
      <table:table table:name="Table7" table:style-name="Table7">
        <table:table-column table:style-name="Table7.A"/>
        <table:table-column table:style-name="Table7.B" table:number-columns-repeated="4"/>
        <table:table-row>
          <table:table-cell table:style-name="Table7.A1" office:value-type="string">
            <text:p text:style-name="P27">Syntax</text:p>
          </table:table-cell>
          <table:table-cell table:style-name="Table7.A1" table:number-columns-spanned="4" office:value-type="string">
            <text:p text:style-name="P22">SYSTem:MEASure[:SCALar][:VOLTage][:DC]? {&lt;device&gt;}</text:p>
          </table:table-cell>
          <table:covered-table-cell/>
          <table:covered-table-cell/>
          <table:covered-table-cell/>
        </table:table-row>
        <table:table-row>
          <table:table-cell table:style-name="Table7.A1" office:value-type="string">
            <text:p text:style-name="P27">Description</text:p>
          </table:table-cell>
          <table:table-cell table:style-name="Table7.A1" table:number-columns-spanned="4" office:value-type="string">
            <text:p text:style-name="P6">Returns voltage of the RTC (Real-time-clock) backup battery.</text:p>
          </table:table-cell>
          <table:covered-table-cell/>
          <table:covered-table-cell/>
          <table:covered-table-cell/>
        </table:table-row>
        <table:table-row>
          <table:table-cell table:style-name="Table7.A1" office:value-type="string">
            <text:p text:style-name="P27">Parameters</text:p>
          </table:table-cell>
          <table:table-cell table:style-name="Table7.B3" office:value-type="string">
            <text:p text:style-name="P9">Name</text:p>
          </table:table-cell>
          <table:table-cell table:style-name="Table7.B3" office:value-type="string">
            <text:p text:style-name="P9">Type</text:p>
          </table:table-cell>
          <table:table-cell table:style-name="Table7.B3" office:value-type="string">
            <text:p text:style-name="P9">Range</text:p>
          </table:table-cell>
          <table:table-cell table:style-name="Table7.B3" office:value-type="string">
            <text:p text:style-name="P9">Default</text:p>
          </table:table-cell>
        </table:table-row>
        <table:table-row>
          <table:table-cell table:style-name="Table7.A1" office:value-type="string">
            <text:p text:style-name="P6"/>
          </table:table-cell>
          <table:table-cell table:style-name="Table7.A1" office:value-type="string">
            <text:p text:style-name="P6">&lt;device&gt;</text:p>
          </table:table-cell>
          <table:table-cell table:style-name="Table7.A1" office:value-type="string">
            <text:p text:style-name="P9">Discrete</text:p>
          </table:table-cell>
          <table:table-cell table:style-name="Table7.A1" office:value-type="string">
            <text:p text:style-name="P9">RTC</text:p>
          </table:table-cell>
          <table:table-cell table:style-name="Table7.A1" office:value-type="string">
            <text:p text:style-name="P12">RTC</text:p>
          </table:table-cell>
        </table:table-row>
        <table:table-row>
          <table:table-cell table:style-name="Table7.A1" office:value-type="string">
            <text:p text:style-name="P27"><text:span text:style-name="T5">Usage</text:span><text:span text:style-name="T6"> </text:span><text:span text:style-name="T5">example</text:span></text:p>
          </table:table-cell>
          <table:table-cell table:style-name="Table7.A1" table:number-columns-spanned="4" office:value-type="string">
            <text:p text:style-name="P24">SYST:MEAS? RTC</text:p>
            <text:p text:style-name="P31">3.07</text:p>
          </table:table-cell>
          <table:covered-table-cell/>
          <table:covered-table-cell/>
          <table:covered-table-cell/>
        </table:table-row>
      </table:table>
      <text:list xml:id="list1640565240" text:continue-numbering="true" text:style-name="Outline">
        <text:list-item>
          <text:list>
            <text:list-item>
              <text:list>
                <text:list-item>
                  <text:h text:style-name="P38" text:outline-level="3"><text:bookmark text:name="syst_pass_cal_res"/><text:soft-page-break/>SYSTem:PASSword:CALibration:RESet</text:h>
                </text:list-item>
              </text:list>
            </text:list-item>
          </text:list>
        </text:list-item>
      </text:list>
      <table:table table:name="Table18" table:style-name="Table18">
        <table:table-column table:style-name="Table18.A"/>
        <table:table-column table:style-name="Table18.B"/>
        <table:table-row>
          <table:table-cell table:style-name="Table18.A1" office:value-type="string">
            <text:p text:style-name="P27">Syntax</text:p>
          </table:table-cell>
          <table:table-cell table:style-name="Table18.A1" office:value-type="string">
            <text:p text:style-name="P22">SYSTem:PASSword:CALibration:RESet</text:p>
          </table:table-cell>
        </table:table-row>
        <table:table-row>
          <table:table-cell table:style-name="Table18.A1" office:value-type="string">
            <text:p text:style-name="P27">Description</text:p>
          </table:table-cell>
          <table:table-cell table:style-name="Table18.A1" office:value-type="string">
            <text:p text:style-name="P6">This command resets the calibration password to the firmware default setting, which is “eezbb3”. This command does not reset the system password.</text:p>
          </table:table-cell>
        </table:table-row>
        <table:table-row>
          <table:table-cell table:style-name="Table18.A1" office:value-type="string">
            <text:p text:style-name="P27"><text:span text:style-name="T5">Usage</text:span><text:span text:style-name="T6"> </text:span><text:span text:style-name="T5">example</text:span></text:p>
          </table:table-cell>
          <table:table-cell table:style-name="Table18.A1" office:value-type="string">
            <text:p text:style-name="P26">SYST:PASS:CAL:RES</text:p>
          </table:table-cell>
        </table:table-row>
        <table:table-row>
          <table:table-cell table:style-name="Table18.A1" office:value-type="string">
            <text:p text:style-name="P27">Related Commands</text:p>
          </table:table-cell>
          <table:table-cell table:style-name="Table18.A1" office:value-type="string">
            <text:p text:style-name="P6">CALibration[:MODE]</text:p>
            <text:p text:style-name="P6">CALibration:PASSword:NEW</text:p>
          </table:table-cell>
        </table:table-row>
      </table:table>
      <text:list xml:id="list597919489" text:continue-numbering="true" text:style-name="Outline">
        <text:list-item>
          <text:list>
            <text:list-item>
              <text:list>
                <text:list-item>
                  <text:h text:style-name="P38" text:outline-level="3"><text:bookmark text:name="syst_pass_fpan_res"/>SYSTem:PASSword:FPANel:RESet</text:h>
                </text:list-item>
              </text:list>
            </text:list-item>
          </text:list>
        </text:list-item>
      </text:list>
      <table:table table:name="Table24" table:style-name="Table24">
        <table:table-column table:style-name="Table24.A"/>
        <table:table-column table:style-name="Table24.B"/>
        <table:table-row>
          <table:table-cell table:style-name="Table24.A1" office:value-type="string">
            <text:p text:style-name="P27">Syntax</text:p>
          </table:table-cell>
          <table:table-cell table:style-name="Table24.A1" office:value-type="string">
            <text:p text:style-name="P22">SYSTem:PASSword:FPANel:RESet</text:p>
          </table:table-cell>
        </table:table-row>
        <table:table-row>
          <table:table-cell table:style-name="Table24.A1" office:value-type="string">
            <text:p text:style-name="P27">Description</text:p>
          </table:table-cell>
          <table:table-cell table:style-name="Table24.A1" office:value-type="string">
            <text:p text:style-name="P6">This command resets the front panel lockout password to the firmware default setting, which is empty space (“”). This command does not reset the calibration password.</text:p>
          </table:table-cell>
        </table:table-row>
        <table:table-row>
          <table:table-cell table:style-name="Table24.A1" office:value-type="string">
            <text:p text:style-name="P27"><text:span text:style-name="T5">Usage</text:span><text:span text:style-name="T6"> </text:span><text:span text:style-name="T5">example</text:span></text:p>
          </table:table-cell>
          <table:table-cell table:style-name="Table24.A1" office:value-type="string">
            <text:p text:style-name="P26">SYST:PASS:FPAN:RES</text:p>
          </table:table-cell>
        </table:table-row>
        <table:table-row>
          <table:table-cell table:style-name="Table24.A1" office:value-type="string">
            <text:p text:style-name="P27">Related Commands</text:p>
          </table:table-cell>
          <table:table-cell table:style-name="Table24.A1" office:value-type="string">
            <text:p text:style-name="P6">SYSTem:KLOCk</text:p>
            <text:p text:style-name="P6">SYSTem:PASSword:NEW</text:p>
          </table:table-cell>
        </table:table-row>
      </table:table>
      <text:list xml:id="list1035395776" text:continue-numbering="true" text:style-name="Outline">
        <text:list-item>
          <text:list>
            <text:list-item>
              <text:list>
                <text:list-item>
                  <text:h text:style-name="P38" text:outline-level="3"><text:bookmark text:name="syst_pass_new"/>SYSTem:PASSword:NEW</text:h>
                </text:list-item>
              </text:list>
            </text:list-item>
          </text:list>
        </text:list-item>
      </text:list>
      <table:table table:name="Table23" table:style-name="Table23">
        <table:table-column table:style-name="Table23.A"/>
        <table:table-column table:style-name="Table23.B" table:number-columns-repeated="2"/>
        <table:table-column table:style-name="Table23.D"/>
        <table:table-column table:style-name="Table23.E"/>
        <table:table-row>
          <table:table-cell table:style-name="Table23.A1" office:value-type="string">
            <text:p text:style-name="P27">Syntax</text:p>
          </table:table-cell>
          <table:table-cell table:style-name="Table23.A1" table:number-columns-spanned="4" office:value-type="string">
            <text:p text:style-name="P22">SYSTem:PASSword:NEW {&lt;old&gt;}, {&lt;new&gt;}</text:p>
          </table:table-cell>
          <table:covered-table-cell/>
          <table:covered-table-cell/>
          <table:covered-table-cell/>
        </table:table-row>
        <table:table-row>
          <table:table-cell table:style-name="Table23.A1" office:value-type="string">
            <text:p text:style-name="P27">Description</text:p>
          </table:table-cell>
          <table:table-cell table:style-name="Table23.A1" table:number-columns-spanned="4" office:value-type="string">
            <text:p text:style-name="P7">Enter a new system password. To change the password, first unsecure the <text:span text:style-name="T8">BB3</text:span> using the old password. Then, the new code has to be entered. The calibration code may contain up to 16 characters over the remote interface. Minimum length is 4 characters.</text:p>
            <text:p text:style-name="P7">The new password is automatically stored in non-volatile memory</text:p>
          </table:table-cell>
          <table:covered-table-cell/>
          <table:covered-table-cell/>
          <table:covered-table-cell/>
        </table:table-row>
        <table:table-row>
          <table:table-cell table:style-name="Table23.A1" table:number-rows-spanned="3" office:value-type="string">
            <text:p text:style-name="P27">Parameters</text:p>
          </table:table-cell>
          <table:table-cell table:style-name="Table23.B3" office:value-type="string">
            <text:p text:style-name="P9">Name</text:p>
          </table:table-cell>
          <table:table-cell table:style-name="Table23.B3" office:value-type="string">
            <text:p text:style-name="P9">Type</text:p>
          </table:table-cell>
          <table:table-cell table:style-name="Table23.B3" office:value-type="string">
            <text:p text:style-name="P9">Range</text:p>
          </table:table-cell>
          <table:table-cell table:style-name="Table23.B3" office:value-type="string">
            <text:p text:style-name="P9">Default</text:p>
          </table:table-cell>
        </table:table-row>
        <table:table-row>
          <table:covered-table-cell/>
          <table:table-cell table:style-name="Table23.A1" office:value-type="string">
            <text:p text:style-name="P7">&lt;old&gt;</text:p>
          </table:table-cell>
          <table:table-cell table:style-name="Table23.A1" office:value-type="string">
            <text:p text:style-name="P9">Quoted string</text:p>
          </table:table-cell>
          <table:table-cell table:style-name="Table23.A1" office:value-type="string">
            <text:p text:style-name="P9">0 to 16 characters</text:p>
          </table:table-cell>
          <table:table-cell table:style-name="Table23.A1" office:value-type="string">
            <text:p text:style-name="P9">–</text:p>
          </table:table-cell>
        </table:table-row>
        <table:table-row>
          <table:covered-table-cell/>
          <table:table-cell table:style-name="Table23.A1" office:value-type="string">
            <text:p text:style-name="P7">&lt;new&gt;</text:p>
          </table:table-cell>
          <table:table-cell table:style-name="Table23.A1" office:value-type="string">
            <text:p text:style-name="P9">Quoted string</text:p>
          </table:table-cell>
          <table:table-cell table:style-name="Table23.A1" office:value-type="string">
            <text:p text:style-name="P9">4 to 16 characters</text:p>
          </table:table-cell>
          <table:table-cell table:style-name="Table23.A1" office:value-type="string">
            <text:p text:style-name="P9">–</text:p>
          </table:table-cell>
        </table:table-row>
        <table:table-row>
          <table:table-cell table:style-name="Table23.A1" office:value-type="string">
            <text:p text:style-name="P27"><text:span text:style-name="T5">Usage</text:span><text:span text:style-name="T6"> </text:span><text:span text:style-name="T5">example</text:span></text:p>
          </table:table-cell>
          <table:table-cell table:style-name="Table23.A1" table:number-columns-spanned="4" office:value-type="string">
            <text:p text:style-name="P26">SYST:PASS:NEW "","mypass2016"</text:p>
          </table:table-cell>
          <table:covered-table-cell/>
          <table:covered-table-cell/>
          <table:covered-table-cell/>
        </table:table-row>
        <table:table-row>
          <table:table-cell table:style-name="Table23.A1" office:value-type="string">
            <text:p text:style-name="P27">Errors</text:p>
          </table:table-cell>
          <table:table-cell table:style-name="Table23.A1" table:number-columns-spanned="4" office:value-type="string">
            <text:p text:style-name="P24">122,"Invalid sys password"</text:p>
            <text:p text:style-name="P24">125,"Sys password too long"</text:p>
            <text:p text:style-name="P24">126,"Sys password too short"</text:p>
          </table:table-cell>
          <table:covered-table-cell/>
          <table:covered-table-cell/>
          <table:covered-table-cell/>
        </table:table-row>
        <table:table-row>
          <table:table-cell table:style-name="Table23.A1" office:value-type="string">
            <text:p text:style-name="P27">Related Commands</text:p>
          </table:table-cell>
          <table:table-cell table:style-name="Table23.A1" table:number-columns-spanned="4" office:value-type="string">
            <text:p text:style-name="P6">SYSTem:KLOCk</text:p>
          </table:table-cell>
          <table:covered-table-cell/>
          <table:covered-table-cell/>
          <table:covered-table-cell/>
        </table:table-row>
      </table:table>
      <text:list xml:id="list73211659" text:continue-numbering="true" text:style-name="Outline">
        <text:list-item>
          <text:list>
            <text:list-item>
              <text:list>
                <text:list-item>
                  <text:h text:style-name="P38" text:outline-level="3"><text:bookmark text:name="syst_pon_outp_dis"/>SYSTem:PON:OUTPut:DISable</text:h>
                </text:list-item>
              </text:list>
            </text:list-item>
          </text:list>
        </text:list-item>
      </text:list>
      <table:table table:name="Table17" table:style-name="Table17">
        <table:table-column table:style-name="Table17.A"/>
        <table:table-column table:style-name="Table17.B" table:number-columns-repeated="4"/>
        <table:table-row>
          <table:table-cell table:style-name="Table17.A1" office:value-type="string">
            <text:p text:style-name="P27">Syntax</text:p>
          </table:table-cell>
          <table:table-cell table:style-name="Table17.A1" table:number-columns-spanned="4" office:value-type="string">
            <text:p text:style-name="P22">SYSTem:PON:OUTPut:DISable {&lt;bool&gt;}</text:p>
            <text:p text:style-name="P22">SYSTem:PON:OUTPut:DISable?</text:p>
          </table:table-cell>
          <table:covered-table-cell/>
          <table:covered-table-cell/>
          <table:covered-table-cell/>
        </table:table-row>
        <table:table-row>
          <table:table-cell table:style-name="Table17.A1" office:value-type="string">
            <text:p text:style-name="P27">Description</text:p>
          </table:table-cell>
          <table:table-cell table:style-name="Table17.A1" table:number-columns-spanned="4" office:value-type="string">
            <text:p text:style-name="P6">This command controls status off all channel outputs on power up. If enabled (ON), all outputs will be disabled regardless of what is stored in user profile selected for auto recall.</text:p>
          </table:table-cell>
          <table:covered-table-cell/>
          <table:covered-table-cell/>
          <table:covered-table-cell/>
        </table:table-row>
        <table:table-row>
          <table:table-cell table:style-name="Table17.A1" table:number-rows-spanned="2" office:value-type="string">
            <text:p text:style-name="P27">Parameters</text:p>
          </table:table-cell>
          <table:table-cell table:style-name="Table17.B3" office:value-type="string">
            <text:p text:style-name="P9">Name</text:p>
          </table:table-cell>
          <table:table-cell table:style-name="Table17.B3" office:value-type="string">
            <text:p text:style-name="P9">Type</text:p>
          </table:table-cell>
          <table:table-cell table:style-name="Table17.B3" office:value-type="string">
            <text:p text:style-name="P9">Range</text:p>
          </table:table-cell>
          <table:table-cell table:style-name="Table17.B3" office:value-type="string">
            <text:p text:style-name="P9">Default</text:p>
          </table:table-cell>
        </table:table-row>
        <table:table-row>
          <table:covered-table-cell/>
          <table:table-cell table:style-name="Table17.A1" office:value-type="string">
            <text:p text:style-name="P6">&lt;bool&gt;</text:p>
          </table:table-cell>
          <table:table-cell table:style-name="Table17.A1" office:value-type="string">
            <text:p text:style-name="P9">Boolean</text:p>
          </table:table-cell>
          <table:table-cell table:style-name="Table17.A1" office:value-type="string">
            <text:p text:style-name="P9">ON|OFF|0|1</text:p>
          </table:table-cell>
          <table:table-cell table:style-name="Table17.A1" office:value-type="string">
            <text:p text:style-name="P9">OFF</text:p>
          </table:table-cell>
        </table:table-row>
        <table:table-row>
          <table:table-cell table:style-name="Table17.A1" office:value-type="string">
            <text:p text:style-name="P27">Return</text:p>
          </table:table-cell>
          <table:table-cell table:style-name="Table17.A1" table:number-columns-spanned="4" office:value-type="string">
            <text:p text:style-name="P6">Query returns status of forced output disabling on power up.</text:p>
          </table:table-cell>
          <table:covered-table-cell/>
          <table:covered-table-cell/>
          <table:covered-table-cell/>
        </table:table-row>
        <table:table-row>
          <table:table-cell table:style-name="Table17.A1" office:value-type="string">
            <text:p text:style-name="P27"><text:span text:style-name="T5">Usage</text:span><text:span text:style-name="T6"> </text:span><text:span text:style-name="T5">example</text:span></text:p>
          </table:table-cell>
          <table:table-cell table:style-name="Table17.A1" table:number-columns-spanned="4" office:value-type="string">
            <text:p text:style-name="P24">OUTP?</text:p>
            <text:p text:style-name="P24">1</text:p>
            <text:p text:style-name="P26">SYST:PON:OUTP:DIS 1</text:p>
            <text:p text:style-name="P6"><text:soft-page-break/>(Restart)</text:p>
            <text:p text:style-name="P26">OUTP?</text:p>
            <text:p text:style-name="P24">0</text:p>
          </table:table-cell>
          <table:covered-table-cell/>
          <table:covered-table-cell/>
          <table:covered-table-cell/>
        </table:table-row>
        <table:table-row>
          <table:table-cell table:style-name="Table17.A1" office:value-type="string">
            <text:p text:style-name="P27">Related Commands</text:p>
          </table:table-cell>
          <table:table-cell table:style-name="Table17.A1" table:number-columns-spanned="4" office:value-type="string">
            <text:p text:style-name="P6">MEMory:STATe:RECall:AUTO</text:p>
            <text:p text:style-name="P6">SYSTem:POWer</text:p>
          </table:table-cell>
          <table:covered-table-cell/>
          <table:covered-table-cell/>
          <table:covered-table-cell/>
        </table:table-row>
      </table:table>
      <text:list xml:id="list1612808371" text:continue-numbering="true" text:style-name="Outline">
        <text:list-item>
          <text:list>
            <text:list-item>
              <text:list>
                <text:list-item>
                  <text:h text:style-name="P38" text:outline-level="3"><text:bookmark text:name="syst_pow"/>SYSTem:POWer</text:h>
                </text:list-item>
              </text:list>
            </text:list-item>
          </text:list>
        </text:list-item>
      </text:list>
      <table:table table:name="Table82" table:style-name="Table82">
        <table:table-column table:style-name="Table82.A"/>
        <table:table-column table:style-name="Table82.B" table:number-columns-repeated="4"/>
        <table:table-row>
          <table:table-cell table:style-name="Table82.A1" office:value-type="string">
            <text:p text:style-name="P27">Syntax</text:p>
          </table:table-cell>
          <table:table-cell table:style-name="Table82.A1" table:number-columns-spanned="4" office:value-type="string">
            <text:p text:style-name="P22">SYSTem:POWer {&lt;bool&gt;}</text:p>
            <text:p text:style-name="P22">SYSTem:POWer?</text:p>
          </table:table-cell>
          <table:covered-table-cell/>
          <table:covered-table-cell/>
          <table:covered-table-cell/>
        </table:table-row>
        <table:table-row>
          <table:table-cell table:style-name="Table82.A1" office:value-type="string">
            <text:p text:style-name="P27">Description</text:p>
          </table:table-cell>
          <table:table-cell table:style-name="Table82.A1" table:number-columns-spanned="4" office:value-type="string">
            <text:p text:style-name="P6">This command controls powering down and powering up sequence of the AC power inputs. The <text:span text:style-name="T8">“</text:span>Standby<text:span text:style-name="T8">”</text:span> indicator will be switched on when the <text:span text:style-name="T8">BB3</text:span> enters the standby mode.</text:p>
          </table:table-cell>
          <table:covered-table-cell/>
          <table:covered-table-cell/>
          <table:covered-table-cell/>
        </table:table-row>
        <table:table-row>
          <table:table-cell table:style-name="Table82.A1" table:number-rows-spanned="2" office:value-type="string">
            <text:p text:style-name="P27">Parameters</text:p>
          </table:table-cell>
          <table:table-cell table:style-name="Table82.B3" office:value-type="string">
            <text:p text:style-name="P9">Name</text:p>
          </table:table-cell>
          <table:table-cell table:style-name="Table82.B3" office:value-type="string">
            <text:p text:style-name="P9">Type</text:p>
          </table:table-cell>
          <table:table-cell table:style-name="Table82.B3" office:value-type="string">
            <text:p text:style-name="P9">Range</text:p>
          </table:table-cell>
          <table:table-cell table:style-name="Table82.B3" office:value-type="string">
            <text:p text:style-name="P9">Default</text:p>
          </table:table-cell>
        </table:table-row>
        <table:table-row>
          <table:covered-table-cell/>
          <table:table-cell table:style-name="Table82.A1" office:value-type="string">
            <text:p text:style-name="P6">&lt;bool&gt;</text:p>
          </table:table-cell>
          <table:table-cell table:style-name="Table82.A1" office:value-type="string">
            <text:p text:style-name="P9">Boolean</text:p>
          </table:table-cell>
          <table:table-cell table:style-name="Table82.A1" office:value-type="string">
            <text:p text:style-name="P9">ON|OFF|0|1</text:p>
          </table:table-cell>
          <table:table-cell table:style-name="Table82.A1" office:value-type="string">
            <text:p text:style-name="P9">OFF</text:p>
          </table:table-cell>
        </table:table-row>
        <table:table-row>
          <table:table-cell table:style-name="Table82.A1" office:value-type="string">
            <text:p text:style-name="P27">Return</text:p>
          </table:table-cell>
          <table:table-cell table:style-name="Table82.A1" table:number-columns-spanned="4" office:value-type="string">
            <text:p text:style-name="P6">Query returns <text:span text:style-name="T8">BB3</text:span> power standby status.</text:p>
          </table:table-cell>
          <table:covered-table-cell/>
          <table:covered-table-cell/>
          <table:covered-table-cell/>
        </table:table-row>
        <table:table-row>
          <table:table-cell table:style-name="Table82.A1" office:value-type="string">
            <text:p text:style-name="P27"><text:span text:style-name="T5">Usage</text:span><text:span text:style-name="T6"> </text:span><text:span text:style-name="T5">example</text:span></text:p>
          </table:table-cell>
          <table:table-cell table:style-name="Table82.A1" table:number-columns-spanned="4" office:value-type="string">
            <text:p text:style-name="P24">SYST:POW ON</text:p>
            <text:p text:style-name="P24">SYST:POW?</text:p>
            <text:p text:style-name="P31">1</text:p>
          </table:table-cell>
          <table:covered-table-cell/>
          <table:covered-table-cell/>
          <table:covered-table-cell/>
        </table:table-row>
        <table:table-row>
          <table:table-cell table:style-name="Table82.A1" office:value-type="string">
            <text:p text:style-name="P27">Related Commands</text:p>
          </table:table-cell>
          <table:table-cell table:style-name="Table82.A1" table:number-columns-spanned="4" office:value-type="string">
            <text:p text:style-name="P6">*RST</text:p>
            <text:p text:style-name="P6">*TST?</text:p>
            <text:p text:style-name="P6">SYSTem:BEEP:STATe</text:p>
          </table:table-cell>
          <table:covered-table-cell/>
          <table:covered-table-cell/>
          <table:covered-table-cell/>
        </table:table-row>
      </table:table>
      <text:list xml:id="list1395297626" text:continue-numbering="true" text:style-name="Outline">
        <text:list-item>
          <text:list>
            <text:list-item>
              <text:list>
                <text:list-item>
                  <text:h text:style-name="P38" text:outline-level="3"><text:bookmark text:name="syst_pow_prot_trip"/>SYSTem:POWer:PROTection:TRIP</text:h>
                </text:list-item>
              </text:list>
            </text:list-item>
          </text:list>
        </text:list-item>
      </text:list>
      <table:table table:name="Table16" table:style-name="Table16">
        <table:table-column table:style-name="Table16.A"/>
        <table:table-column table:style-name="Table16.B" table:number-columns-repeated="4"/>
        <table:table-row>
          <table:table-cell table:style-name="Table16.A1" office:value-type="string">
            <text:p text:style-name="P27">Syntax</text:p>
          </table:table-cell>
          <table:table-cell table:style-name="Table16.A1" table:number-columns-spanned="4" office:value-type="string">
            <text:p text:style-name="P22">SYSTem:POWer:PROTection:TRIP {&lt;bool&gt;}</text:p>
            <text:p text:style-name="P22">SYSTem:POWer:PROTection:TRIP?</text:p>
          </table:table-cell>
          <table:covered-table-cell/>
          <table:covered-table-cell/>
          <table:covered-table-cell/>
        </table:table-row>
        <table:table-row>
          <table:table-cell table:style-name="Table16.A1" office:value-type="string">
            <text:p text:style-name="P27">Description</text:p>
          </table:table-cell>
          <table:table-cell table:style-name="Table16.A1" table:number-columns-spanned="4" office:value-type="string">
            <text:p text:style-name="P6">Use this command to shut down (set to standby mode) the <text:span text:style-name="T8">BB3</text:span> when any of channel’s protection tripped. The SYSTem:POWer command has to be used to power the <text:span text:style-name="T8">BB3</text:span> on again.</text:p>
          </table:table-cell>
          <table:covered-table-cell/>
          <table:covered-table-cell/>
          <table:covered-table-cell/>
        </table:table-row>
        <table:table-row>
          <table:table-cell table:style-name="Table16.A1" table:number-rows-spanned="2" office:value-type="string">
            <text:p text:style-name="P27">Parameters</text:p>
          </table:table-cell>
          <table:table-cell table:style-name="Table16.B3" office:value-type="string">
            <text:p text:style-name="P9">Name</text:p>
          </table:table-cell>
          <table:table-cell table:style-name="Table16.B3" office:value-type="string">
            <text:p text:style-name="P9">Type</text:p>
          </table:table-cell>
          <table:table-cell table:style-name="Table16.B3" office:value-type="string">
            <text:p text:style-name="P9">Range</text:p>
          </table:table-cell>
          <table:table-cell table:style-name="Table16.B3" office:value-type="string">
            <text:p text:style-name="P9">Default</text:p>
          </table:table-cell>
        </table:table-row>
        <table:table-row>
          <table:covered-table-cell/>
          <table:table-cell table:style-name="Table16.A1" office:value-type="string">
            <text:p text:style-name="P6">&lt;bool&gt;</text:p>
          </table:table-cell>
          <table:table-cell table:style-name="Table16.A1" office:value-type="string">
            <text:p text:style-name="P9">Boolean</text:p>
          </table:table-cell>
          <table:table-cell table:style-name="Table16.A1" office:value-type="string">
            <text:p text:style-name="P9">ON|OFF|0|1</text:p>
          </table:table-cell>
          <table:table-cell table:style-name="Table16.A1" office:value-type="string">
            <text:p text:style-name="P9">OFF</text:p>
          </table:table-cell>
        </table:table-row>
        <table:table-row>
          <table:table-cell table:style-name="Table16.A1" office:value-type="string">
            <text:p text:style-name="P27">Return</text:p>
          </table:table-cell>
          <table:table-cell table:style-name="Table16.A1" table:number-columns-spanned="4" office:value-type="string">
            <text:p text:style-name="P6">Query returns status of shutdown when tripped mode.</text:p>
          </table:table-cell>
          <table:covered-table-cell/>
          <table:covered-table-cell/>
          <table:covered-table-cell/>
        </table:table-row>
        <table:table-row>
          <table:table-cell table:style-name="Table16.A1" office:value-type="string">
            <text:p text:style-name="P27"><text:span text:style-name="T5">Usage</text:span><text:span text:style-name="T6"> </text:span><text:span text:style-name="T5">example</text:span></text:p>
          </table:table-cell>
          <table:table-cell table:style-name="Table16.A1" table:number-columns-spanned="4" office:value-type="string">
            <text:p text:style-name="P24">SYST:POW:PROT:TRIP?</text:p>
            <text:p text:style-name="P31">1</text:p>
          </table:table-cell>
          <table:covered-table-cell/>
          <table:covered-table-cell/>
          <table:covered-table-cell/>
        </table:table-row>
        <table:table-row>
          <table:table-cell table:style-name="Table16.A1" office:value-type="string">
            <text:p text:style-name="P27">Related Commands</text:p>
          </table:table-cell>
          <table:table-cell table:style-name="Table16.A1" table:number-columns-spanned="4" office:value-type="string">
            <text:p text:style-name="P6">SYSTem:POWer</text:p>
          </table:table-cell>
          <table:covered-table-cell/>
          <table:covered-table-cell/>
          <table:covered-table-cell/>
        </table:table-row>
      </table:table>
      <text:list xml:id="list1763215491" text:continue-numbering="true" text:style-name="Outline">
        <text:list-item>
          <text:list>
            <text:list-item>
              <text:list>
                <text:list-item>
                  <text:h text:style-name="P38" text:outline-level="3"><text:bookmark text:name="syst_rel_cycl"/>SYSTem:RELay:CYCLes?</text:h>
                </text:list-item>
              </text:list>
            </text:list-item>
          </text:list>
        </text:list-item>
      </text:list>
      <table:table table:name="Table67" table:style-name="Table67">
        <table:table-column table:style-name="Table67.A"/>
        <table:table-column table:style-name="Table67.B"/>
        <table:table-column table:style-name="Table67.C"/>
        <table:table-column table:style-name="Table67.D"/>
        <table:table-column table:style-name="Table67.E"/>
        <table:table-row>
          <table:table-cell table:style-name="Table67.A1" office:value-type="string">
            <text:p text:style-name="P27">Syntax</text:p>
          </table:table-cell>
          <table:table-cell table:style-name="Table67.A1" table:number-columns-spanned="4" office:value-type="string">
            <text:p text:style-name="P22">SYSTem:RELay:CYCLes? {&lt;chanlist&gt;}</text:p>
          </table:table-cell>
          <table:covered-table-cell/>
          <table:covered-table-cell/>
          <table:covered-table-cell/>
        </table:table-row>
        <table:table-row>
          <table:table-cell table:style-name="Table67.A1" office:value-type="string">
            <text:p text:style-name="Default_5f_nt2">Modules</text:p>
          </table:table-cell>
          <table:table-cell table:style-name="Table67.A1" table:number-columns-spanned="4" office:value-type="string">
            <text:p text:style-name="Standard"><text:span text:style-name="DCP405"><text:span text:style-name="T17"> SMX </text:span></text:span></text:p>
          </table:table-cell>
          <table:covered-table-cell/>
          <table:covered-table-cell/>
          <table:covered-table-cell/>
        </table:table-row>
        <table:table-row>
          <table:table-cell table:style-name="Table67.A1" office:value-type="string">
            <text:p text:style-name="P27">Description</text:p>
          </table:table-cell>
          <table:table-cell table:style-name="Table67.A1" table:number-columns-spanned="4" office:value-type="string">
            <text:p text:style-name="P6">This query returns the cycle count on the specified channels. </text:p>
            <text:p text:style-name="Standard">The SMX46 module channels are mapped in the following way (n is slot number):</text:p>
            <text:list xml:id="list278263139" text:continue-list="list726451689" text:style-name="List_20_1">
              <text:list-item>
                <text:p text:style-name="List_20_1_20_Start">(@n03) – Power relay (max. 250 Vac, 8 A per contact)</text:p>
              </text:list-item>
              <text:list-item>
                <text:p text:style-name="List_20_1_20_End">(@nrc) – Signal relay (1 A max., 30 Vdc / 0.3 A, 125 Vac) in switch matrix consists of 4 rows (r value) and 6 columns (c value). For example, use (@n23) to address relay for switch in row 2 and column 3.</text:p>
              </text:list-item>
            </text:list>
            <text:p text:style-name="P20">When list of channels separated with comma is specified no space is allowed.</text:p>
          </table:table-cell>
          <table:covered-table-cell/>
          <table:covered-table-cell/>
          <table:covered-table-cell/>
        </table:table-row>
        <text:soft-page-break/>
        <table:table-row>
          <table:table-cell table:style-name="Table67.A1" table:number-rows-spanned="2" office:value-type="string">
            <text:p text:style-name="P27">Parameters</text:p>
          </table:table-cell>
          <table:table-cell table:style-name="Table67.B4" office:value-type="string">
            <text:p text:style-name="P9">Name</text:p>
          </table:table-cell>
          <table:table-cell table:style-name="Table67.B4" office:value-type="string">
            <text:p text:style-name="P9">Type</text:p>
          </table:table-cell>
          <table:table-cell table:style-name="Table67.B4" office:value-type="string">
            <text:p text:style-name="P9">Range</text:p>
          </table:table-cell>
          <table:table-cell table:style-name="Table67.B4" office:value-type="string">
            <text:p text:style-name="P9">Default</text:p>
          </table:table-cell>
        </table:table-row>
        <table:table-row>
          <table:covered-table-cell/>
          <table:table-cell table:style-name="Table67.A1" office:value-type="string">
            <text:p text:style-name="P6">&lt;chanlist&gt;</text:p>
          </table:table-cell>
          <table:table-cell table:style-name="Table67.A1" office:value-type="string">
            <text:p text:style-name="P9">ChannelList</text:p>
          </table:table-cell>
          <table:table-cell table:style-name="Table67.A1" office:value-type="string">
            <text:p text:style-name="P9">See channels mapping described above</text:p>
          </table:table-cell>
          <table:table-cell table:style-name="Table67.A1" office:value-type="string">
            <text:p text:style-name="P9">–</text:p>
          </table:table-cell>
        </table:table-row>
        <table:table-row>
          <table:table-cell table:style-name="Table67.A1" office:value-type="string">
            <text:p text:style-name="P27"><text:span text:style-name="T5">Usage</text:span><text:span text:style-name="T6"> </text:span><text:span text:style-name="T5">example</text:span></text:p>
          </table:table-cell>
          <table:table-cell table:style-name="Table67.A1" table:number-columns-spanned="4" office:value-type="string">
            <text:p text:style-name="P6">Query cycle count of power relay on the SMX46 installed in slot 2:</text:p>
            <text:p text:style-name="P31">SYST:REL:CYCL? (@203)</text:p>
            <text:p text:style-name="P26">44</text:p>
            <text:p text:style-name="P6">Query cycle count of multiple signal relays on the SMX46 installed in slot 3:</text:p>
            <text:p text:style-name="P31">SYST:REL:CYCL? (@311,312,313)</text:p>
            <text:p text:style-name="P26">13,44,1023</text:p>
          </table:table-cell>
          <table:covered-table-cell/>
          <table:covered-table-cell/>
          <table:covered-table-cell/>
        </table:table-row>
        <table:table-row>
          <table:table-cell table:style-name="Table67.A1" office:value-type="string">
            <text:p text:style-name="P27">Related Commands</text:p>
          </table:table-cell>
          <table:table-cell table:style-name="Table67.A1" table:number-columns-spanned="4" office:value-type="string">
            <text:p text:style-name="P6">SYSTem:SLOT[:COUNt]?</text:p>
            <text:p text:style-name="P6">SYSTem:SLOT:STATe</text:p>
            <text:p text:style-name="P6">SYSTem:SLOT:VERSion?</text:p>
          </table:table-cell>
          <table:covered-table-cell/>
          <table:covered-table-cell/>
          <table:covered-table-cell/>
        </table:table-row>
      </table:table>
      <text:list xml:id="list1247601208" text:continue-list="list1763215491" text:style-name="Outline">
        <text:list-item>
          <text:list>
            <text:list-item>
              <text:list>
                <text:list-item>
                  <text:h text:style-name="P38" text:outline-level="3"><text:bookmark text:name="syst_rem"/>SYSTem:REMote</text:h>
                </text:list-item>
              </text:list>
            </text:list-item>
          </text:list>
        </text:list-item>
      </text:list>
      <table:table table:name="Table21" table:style-name="Table21">
        <table:table-column table:style-name="Table21.A"/>
        <table:table-column table:style-name="Table21.B"/>
        <table:table-row>
          <table:table-cell table:style-name="Table21.A1" office:value-type="string">
            <text:p text:style-name="P27">Syntax</text:p>
          </table:table-cell>
          <table:table-cell table:style-name="Table21.A1" office:value-type="string">
            <text:p text:style-name="P22">SYSTem:REMote</text:p>
          </table:table-cell>
        </table:table-row>
        <table:table-row>
          <table:table-cell table:style-name="Table21.A1" office:value-type="string">
            <text:p text:style-name="P27">Description</text:p>
          </table:table-cell>
          <table:table-cell table:style-name="Table21.A1" office:value-type="string">
            <text:p text:style-name="P6">Use this command to place the <text:span text:style-name="T8">BB3</text:span> into remote mode for USB (Virtual COM) or Ethernet remote control. All front-panel options are disabled except for [Lock/Unlock] icon. You can push and hold the [Lock/Unlock] for a few seconds to unlock the front panel. The system password may be needed if it is set.</text:p>
          </table:table-cell>
        </table:table-row>
        <table:table-row>
          <table:table-cell table:style-name="Table21.A1" office:value-type="string">
            <text:p text:style-name="P27"><text:span text:style-name="T5">Usage</text:span><text:span text:style-name="T6"> </text:span><text:span text:style-name="T5">example</text:span></text:p>
          </table:table-cell>
          <table:table-cell table:style-name="Table21.A1" office:value-type="string">
            <text:p text:style-name="P24">SYST:REM</text:p>
            <text:p text:style-name="P31"/>
          </table:table-cell>
        </table:table-row>
        <table:table-row>
          <table:table-cell table:style-name="Table21.A1" office:value-type="string">
            <text:p text:style-name="P27">Related Commands</text:p>
          </table:table-cell>
          <table:table-cell table:style-name="Table21.A1" office:value-type="string">
            <text:p text:style-name="P6">SYSTem:COMMunicate:RLSTate</text:p>
            <text:p text:style-name="P6">SYSTem:LOCal</text:p>
            <text:p text:style-name="P6">SYSTem:RWLock</text:p>
          </table:table-cell>
        </table:table-row>
      </table:table>
      <text:list xml:id="list258443374" text:continue-numbering="true" text:style-name="Outline">
        <text:list-item>
          <text:list>
            <text:list-item>
              <text:list>
                <text:list-item>
                  <text:h text:style-name="P38" text:outline-level="3"><text:bookmark text:name="syst_res"/>SYSTem:REStart</text:h>
                </text:list-item>
              </text:list>
            </text:list-item>
          </text:list>
        </text:list-item>
      </text:list>
      <table:table table:name="Table55" table:style-name="Table55">
        <table:table-column table:style-name="Table55.A"/>
        <table:table-column table:style-name="Table55.B"/>
        <table:table-row>
          <table:table-cell table:style-name="Table55.A1" office:value-type="string">
            <text:p text:style-name="P27">Syntax</text:p>
          </table:table-cell>
          <table:table-cell table:style-name="Table55.A1" office:value-type="string">
            <text:p text:style-name="P22">SYSTem:REStart</text:p>
          </table:table-cell>
        </table:table-row>
        <table:table-row>
          <table:table-cell table:style-name="Table55.A1" office:value-type="string">
            <text:p text:style-name="P27">Description</text:p>
          </table:table-cell>
          <table:table-cell table:style-name="Table55.A1" office:value-type="string">
            <text:p text:style-name="P6">Use this command to initiate low-level (hardware) reset. When executed the power up procedure will start and currently active SCPI session will be lost.</text:p>
          </table:table-cell>
        </table:table-row>
        <table:table-row>
          <table:table-cell table:style-name="Table55.A1" office:value-type="string">
            <text:p text:style-name="P27"><text:span text:style-name="T5">Usage</text:span><text:span text:style-name="T6"> </text:span><text:span text:style-name="T5">example</text:span></text:p>
          </table:table-cell>
          <table:table-cell table:style-name="Table55.A1" office:value-type="string">
            <text:p text:style-name="P24">SYST:RES</text:p>
            <text:p text:style-name="P31"/>
          </table:table-cell>
        </table:table-row>
        <table:table-row>
          <table:table-cell table:style-name="Table55.A1" office:value-type="string">
            <text:p text:style-name="P27">Related Commands</text:p>
          </table:table-cell>
          <table:table-cell table:style-name="Table55.A1" office:value-type="string">
            <text:p text:style-name="P6">*RST</text:p>
          </table:table-cell>
        </table:table-row>
      </table:table>
      <text:list xml:id="list1557156850" text:continue-numbering="true" text:style-name="Outline">
        <text:list-item>
          <text:list>
            <text:list-item>
              <text:list>
                <text:list-item>
                  <text:h text:style-name="P38" text:outline-level="3"><text:bookmark text:name="syst_rwl"/>SYSTem:RWLock</text:h>
                </text:list-item>
              </text:list>
            </text:list-item>
          </text:list>
        </text:list-item>
      </text:list>
      <table:table table:name="Table22" table:style-name="Table22">
        <table:table-column table:style-name="Table22.A"/>
        <table:table-column table:style-name="Table22.B"/>
        <table:table-row>
          <table:table-cell table:style-name="Table22.A1" office:value-type="string">
            <text:p text:style-name="P27">Syntax</text:p>
          </table:table-cell>
          <table:table-cell table:style-name="Table22.A1" office:value-type="string">
            <text:p text:style-name="P22">SYSTem:RWLock</text:p>
          </table:table-cell>
        </table:table-row>
        <table:table-row>
          <table:table-cell table:style-name="Table22.A1" office:value-type="string">
            <text:p text:style-name="P27">Description</text:p>
          </table:table-cell>
          <table:table-cell table:style-name="Table22.A1" office:value-type="string">
            <text:p text:style-name="P6">Places the <text:span text:style-name="T8">BB3</text:span> in the remote mode for USB (Virtual COM) or Ethernet remote control. This command is the same as SYSTem:REMote, except that all front panel options are disabled, including the [Lock/Unlock] icon.</text:p>
          </table:table-cell>
        </table:table-row>
        <table:table-row>
          <table:table-cell table:style-name="Table22.A1" office:value-type="string">
            <text:p text:style-name="P27"><text:span text:style-name="T5">Usage</text:span><text:span text:style-name="T6"> </text:span><text:span text:style-name="T5">example</text:span></text:p>
          </table:table-cell>
          <table:table-cell table:style-name="Table22.A1" office:value-type="string">
            <text:p text:style-name="P24">SYST:RWL</text:p>
          </table:table-cell>
        </table:table-row>
        <table:table-row>
          <table:table-cell table:style-name="Table22.A1" office:value-type="string">
            <text:p text:style-name="P27">Related Commands</text:p>
          </table:table-cell>
          <table:table-cell table:style-name="Table22.A1" office:value-type="string">
            <text:p text:style-name="P6">SYSTem:COMMunicate:RLSTate</text:p>
            <text:p text:style-name="P6">SYSTem:LOCal</text:p>
            <text:p text:style-name="P6">SYSTem:REMote</text:p>
          </table:table-cell>
        </table:table-row>
      </table:table>
      <text:list xml:id="list1814256013" text:continue-numbering="true" text:style-name="Outline">
        <text:list-item>
          <text:list>
            <text:list-item>
              <text:list>
                <text:list-item>
                  <text:h text:style-name="P38" text:outline-level="3"><text:bookmark text:name="syst_slot_coun"/>SYSTem:SLOT[:COUNt]?</text:h>
                </text:list-item>
              </text:list>
            </text:list-item>
          </text:list>
        </text:list-item>
      </text:list>
      <table:table table:name="Table63" table:style-name="Table63">
        <table:table-column table:style-name="Table63.A"/>
        <table:table-column table:style-name="Table63.B"/>
        <table:table-row>
          <table:table-cell table:style-name="Table63.A1" office:value-type="string">
            <text:p text:style-name="P27">Syntax</text:p>
          </table:table-cell>
          <table:table-cell table:style-name="Table63.A1" office:value-type="string">
            <text:p text:style-name="P22">SYSTem:SLOT[:COUNt]?</text:p>
          </table:table-cell>
        </table:table-row>
        <text:soft-page-break/>
        <table:table-row>
          <table:table-cell table:style-name="Table63.A1" office:value-type="string">
            <text:p text:style-name="P27">Description</text:p>
          </table:table-cell>
          <table:table-cell table:style-name="Table63.A1" office:value-type="string">
            <text:p text:style-name="P6">This query returns the number of available slots in BB3 enclosure. That number is always 3.</text:p>
          </table:table-cell>
        </table:table-row>
        <table:table-row>
          <table:table-cell table:style-name="Table63.A1" office:value-type="string">
            <text:p text:style-name="P27"><text:span text:style-name="T5">Usage</text:span><text:span text:style-name="T6"> </text:span><text:span text:style-name="T5">example</text:span></text:p>
          </table:table-cell>
          <table:table-cell table:style-name="Table63.A1" office:value-type="string">
            <text:p text:style-name="P24">SYST:SLOT?</text:p>
            <text:p text:style-name="P31">3</text:p>
          </table:table-cell>
        </table:table-row>
        <table:table-row>
          <table:table-cell table:style-name="Table63.A1" office:value-type="string">
            <text:p text:style-name="P27">Related Commands</text:p>
          </table:table-cell>
          <table:table-cell table:style-name="Table63.A1" office:value-type="string">
            <text:p text:style-name="P6">SYSTem:SLOT:MODel?</text:p>
            <text:p text:style-name="P6">SYSTem:SLOT:STATe</text:p>
            <text:p text:style-name="P6">SYSTem:SLOT:VERSion?</text:p>
          </table:table-cell>
        </table:table-row>
      </table:table>
      <text:list xml:id="list1727168449" text:continue-numbering="true" text:style-name="Outline">
        <text:list-item>
          <text:list>
            <text:list-item>
              <text:list>
                <text:list-item>
                  <text:h text:style-name="P38" text:outline-level="3"><text:bookmark text:name="syst_slot_col"/>SYSTem:SLOT:COLor</text:h>
                </text:list-item>
              </text:list>
            </text:list-item>
          </text:list>
        </text:list-item>
      </text:list>
      <table:table table:name="Table70" table:style-name="Table70">
        <table:table-column table:style-name="Table70.A"/>
        <table:table-column table:style-name="Table70.B"/>
        <table:table-column table:style-name="Table70.C"/>
        <table:table-column table:style-name="Table70.D"/>
        <table:table-column table:style-name="Table70.E"/>
        <table:table-row>
          <table:table-cell table:style-name="Table70.A1" office:value-type="string">
            <text:p text:style-name="P27">Syntax</text:p>
          </table:table-cell>
          <table:table-cell table:style-name="Table70.A1" table:number-columns-spanned="4" office:value-type="string">
            <text:p text:style-name="P22">SYSTem:SLOT:COLor {&lt;slot&gt;}, {&lt;color&gt;}</text:p>
            <text:p text:style-name="P22">SYSTem:SLOT:COLor? [&lt;slot&gt;]</text:p>
          </table:table-cell>
          <table:covered-table-cell/>
          <table:covered-table-cell/>
          <table:covered-table-cell/>
        </table:table-row>
        <table:table-row>
          <table:table-cell table:style-name="Table70.A1" office:value-type="string">
            <text:p text:style-name="Default_5f_nt2">Modules</text:p>
          </table:table-cell>
          <table:table-cell table:style-name="Table70.A1" table:number-columns-spanned="4" office:value-type="string">
            <text:p text:style-name="Standard"><text:span text:style-name="DCP405"><text:span text:style-name="T17"> SMX </text:span></text:span><text:span text:style-name="DCP405"><text:span text:style-name="T19"> PREL </text:span></text:span></text:p>
          </table:table-cell>
          <table:covered-table-cell/>
          <table:covered-table-cell/>
          <table:covered-table-cell/>
        </table:table-row>
        <table:table-row>
          <table:table-cell table:style-name="Table70.A1" office:value-type="string">
            <text:p text:style-name="P27">Description</text:p>
          </table:table-cell>
          <table:table-cell table:style-name="Table70.A1" table:number-columns-spanned="4" office:value-type="string">
            <text:p text:style-name="Standard"><text:span text:style-name="T2">Use this command to set </text:span><text:span text:style-name="T12">module</text:span><text:span text:style-name="T2"> header and frame color as defined with &lt;color&gt; value. Use 0 to reset </text:span><text:span text:style-name="T12">module</text:span><text:span text:style-name="T2"> color to the default value. Default </text:span><text:span text:style-name="T12">module</text:span><text:span text:style-name="T2"> </text:span><text:span text:style-name="T12">color</text:span><text:span text:style-name="T2"> coresponds to the </text:span><text:span text:style-name="T12">module slot</text:span><text:span text:style-name="T2"> number. </text:span><text:span text:style-name="T12">A</text:span><text:span text:style-name="T2">vailable colors and its RGB values </text:span><text:span text:style-name="T12">can be found in the SYSTem:CHANnel:COLor command description.</text:span></text:p>
            <text:p text:style-name="P6"/>
            <text:p text:style-name="note">This command is only applicable to modules that do not have discrete channel numbers (CH1, CH2 …), otherwise it may generate -241,"Hardware missing" execution error. </text:p>
          </table:table-cell>
          <table:covered-table-cell/>
          <table:covered-table-cell/>
          <table:covered-table-cell/>
        </table:table-row>
        <table:table-row>
          <table:table-cell table:style-name="Table70.A1" table:number-rows-spanned="3" office:value-type="string">
            <text:p text:style-name="P27">Parameters</text:p>
          </table:table-cell>
          <table:table-cell table:style-name="Table70.B4" office:value-type="string">
            <text:p text:style-name="P9">Name</text:p>
          </table:table-cell>
          <table:table-cell table:style-name="Table70.B4" office:value-type="string">
            <text:p text:style-name="P9">Type</text:p>
          </table:table-cell>
          <table:table-cell table:style-name="Table70.B4" office:value-type="string">
            <text:p text:style-name="P9">Range</text:p>
          </table:table-cell>
          <table:table-cell table:style-name="Table70.B4" office:value-type="string">
            <text:p text:style-name="P9">Default</text:p>
          </table:table-cell>
        </table:table-row>
        <table:table-row>
          <table:covered-table-cell/>
          <table:table-cell table:style-name="Table70.A1" office:value-type="string">
            <text:p text:style-name="P6">&lt;slot&gt;</text:p>
          </table:table-cell>
          <table:table-cell table:style-name="Table70.A1" office:value-type="string">
            <text:p text:style-name="P9">NR1</text:p>
          </table:table-cell>
          <table:table-cell table:style-name="Table70.A1" office:value-type="string">
            <text:p text:style-name="P9">1 – 3</text:p>
          </table:table-cell>
          <table:table-cell table:style-name="Table70.A1" office:value-type="string">
            <text:p text:style-name="P9">–</text:p>
          </table:table-cell>
        </table:table-row>
        <table:table-row>
          <table:covered-table-cell/>
          <table:table-cell table:style-name="Table70.A1" office:value-type="string">
            <text:p text:style-name="P6">&lt;color&gt;</text:p>
          </table:table-cell>
          <table:table-cell table:style-name="Table70.A1" office:value-type="string">
            <text:p text:style-name="P9">NR1</text:p>
          </table:table-cell>
          <table:table-cell table:style-name="Table70.A1" office:value-type="string">
            <text:p text:style-name="P9">0 – 24</text:p>
          </table:table-cell>
          <table:table-cell table:style-name="Table70.A1" office:value-type="string">
            <text:p text:style-name="P9">0</text:p>
          </table:table-cell>
        </table:table-row>
        <table:table-row>
          <table:table-cell table:style-name="Table70.A1" office:value-type="string">
            <text:p text:style-name="P27">Return</text:p>
          </table:table-cell>
          <table:table-cell table:style-name="Table70.A1" table:number-columns-spanned="4" office:value-type="string">
            <text:p text:style-name="P6">Query the status of module on the selected BB3 slot.</text:p>
          </table:table-cell>
          <table:covered-table-cell/>
          <table:covered-table-cell/>
          <table:covered-table-cell/>
        </table:table-row>
        <table:table-row>
          <table:table-cell table:style-name="Table70.A1" office:value-type="string">
            <text:p text:style-name="P27">Errors</text:p>
          </table:table-cell>
          <table:table-cell table:style-name="Table70.A1" table:number-columns-spanned="4" office:value-type="string">
            <text:p text:style-name="P24">-222,"Data out of range"</text:p>
            <text:p text:style-name="P24">-241,"Hardware missing"</text:p>
          </table:table-cell>
          <table:covered-table-cell/>
          <table:covered-table-cell/>
          <table:covered-table-cell/>
        </table:table-row>
        <table:table-row>
          <table:table-cell table:style-name="Table70.A1" office:value-type="string">
            <text:p text:style-name="P27"><text:span text:style-name="T5">Usage</text:span><text:span text:style-name="T6"> </text:span><text:span text:style-name="T5">example</text:span></text:p>
          </table:table-cell>
          <table:table-cell table:style-name="Table70.A1" table:number-columns-spanned="4" office:value-type="string">
            <text:p text:style-name="cmd_5f_code"><text:span text:style-name="T2">SYST:SLOT:COL 1,</text:span><text:span text:style-name="T14">2</text:span></text:p>
          </table:table-cell>
          <table:covered-table-cell/>
          <table:covered-table-cell/>
          <table:covered-table-cell/>
        </table:table-row>
        <table:table-row>
          <table:table-cell table:style-name="Table70.A1" office:value-type="string">
            <text:p text:style-name="P27">Related Commands</text:p>
          </table:table-cell>
          <table:table-cell table:style-name="Table70.A1" table:number-columns-spanned="4" office:value-type="string">
            <text:p text:style-name="Standard"><text:span text:style-name="T2">SYSTem:CHANnel:</text:span><text:span text:style-name="T12">COLor</text:span></text:p>
          </table:table-cell>
          <table:covered-table-cell/>
          <table:covered-table-cell/>
          <table:covered-table-cell/>
        </table:table-row>
      </table:table>
      <text:list xml:id="list1432707809" text:continue-numbering="true" text:style-name="Outline">
        <text:list-item>
          <text:list>
            <text:list-item>
              <text:list>
                <text:list-item>
                  <text:h text:style-name="Heading_20_3" text:outline-level="3"><text:bookmark text:name="syst_slot_firm"/><text:span text:style-name="T2">SYSTem:SLOT:</text:span><text:span text:style-name="T21">FIRMware</text:span><text:span text:style-name="T2">?</text:span></text:h>
                </text:list-item>
              </text:list>
            </text:list-item>
          </text:list>
        </text:list-item>
      </text:list>
      <table:table table:name="Table76" table:style-name="Table76">
        <table:table-column table:style-name="Table76.A"/>
        <table:table-column table:style-name="Table76.B"/>
        <table:table-column table:style-name="Table76.C"/>
        <table:table-column table:style-name="Table76.D"/>
        <table:table-column table:style-name="Table76.E"/>
        <table:table-row>
          <table:table-cell table:style-name="Table76.A1" office:value-type="string">
            <text:p text:style-name="P27">Syntax</text:p>
          </table:table-cell>
          <table:table-cell table:style-name="Table76.A1" table:number-columns-spanned="4" office:value-type="string">
            <text:p text:style-name="cmd_5f_root"><text:span text:style-name="T2">SYSTem:SLOT:</text:span><text:span text:style-name="T22">FIRMware</text:span><text:span text:style-name="T2">? {&lt;slot&gt;}</text:span></text:p>
          </table:table-cell>
          <table:covered-table-cell/>
          <table:covered-table-cell/>
          <table:covered-table-cell/>
        </table:table-row>
        <table:table-row>
          <table:table-cell table:style-name="Table76.A1" office:value-type="string">
            <text:p text:style-name="Default_5f_nt2">Modules</text:p>
          </table:table-cell>
          <table:table-cell table:style-name="Table76.A1" table:number-columns-spanned="4" office:value-type="string">
            <text:p text:style-name="Standard"><text:span text:style-name="DCP405"><text:span text:style-name="T20"> DCM </text:span></text:span><text:span text:style-name="DCP405"><text:span text:style-name="T17"> SMX </text:span></text:span><text:span text:style-name="DCP405"><text:span text:style-name="T19"> PREL </text:span></text:span><text:span text:style-name="DCP405"><text:span text:style-name="T23"> MIO </text:span></text:span></text:p>
          </table:table-cell>
          <table:covered-table-cell/>
          <table:covered-table-cell/>
          <table:covered-table-cell/>
        </table:table-row>
        <table:table-row>
          <table:table-cell table:style-name="Table76.A1" office:value-type="string">
            <text:p text:style-name="P27">Description</text:p>
          </table:table-cell>
          <table:table-cell table:style-name="Table76.A1" table:number-columns-spanned="4" office:value-type="string">
            <text:p text:style-name="Standard"><text:span text:style-name="T2">This query returns the </text:span><text:span text:style-name="T12">firmware version number</text:span><text:span text:style-name="T2"> of the module installed into specified slot.</text:span></text:p>
          </table:table-cell>
          <table:covered-table-cell/>
          <table:covered-table-cell/>
          <table:covered-table-cell/>
        </table:table-row>
        <table:table-row>
          <table:table-cell table:style-name="Table76.A1" table:number-rows-spanned="2" office:value-type="string">
            <text:p text:style-name="P27">Parameters</text:p>
          </table:table-cell>
          <table:table-cell table:style-name="Table76.B4" office:value-type="string">
            <text:p text:style-name="P9">Name</text:p>
          </table:table-cell>
          <table:table-cell table:style-name="Table76.B4" office:value-type="string">
            <text:p text:style-name="P9">Type</text:p>
          </table:table-cell>
          <table:table-cell table:style-name="Table76.B4" office:value-type="string">
            <text:p text:style-name="P9">Range</text:p>
          </table:table-cell>
          <table:table-cell table:style-name="Table76.B4" office:value-type="string">
            <text:p text:style-name="P9">Default</text:p>
          </table:table-cell>
        </table:table-row>
        <table:table-row>
          <table:covered-table-cell/>
          <table:table-cell table:style-name="Table76.A1" office:value-type="string">
            <text:p text:style-name="P6">&lt;slot&gt;</text:p>
          </table:table-cell>
          <table:table-cell table:style-name="Table76.A1" office:value-type="string">
            <text:p text:style-name="P9">NR1</text:p>
          </table:table-cell>
          <table:table-cell table:style-name="Table76.A1" office:value-type="string">
            <text:p text:style-name="P9">1 – 3</text:p>
          </table:table-cell>
          <table:table-cell table:style-name="Table76.A1" office:value-type="string">
            <text:p text:style-name="P9">–</text:p>
          </table:table-cell>
        </table:table-row>
        <table:table-row>
          <table:table-cell table:style-name="Table76.A1" office:value-type="string">
            <text:p text:style-name="P27"><text:span text:style-name="T5">Usage</text:span><text:span text:style-name="T6"> </text:span><text:span text:style-name="T5">example</text:span></text:p>
          </table:table-cell>
          <table:table-cell table:style-name="Table76.A1" table:number-columns-spanned="4" office:value-type="string">
            <text:p text:style-name="cmd_5f_code"><text:span text:style-name="T2">SYST:SLOT:</text:span><text:span text:style-name="T14">FIRM</text:span><text:span text:style-name="T2">? </text:span><text:span text:style-name="T2">3</text:span></text:p>
            <text:p text:style-name="P31">"0.9"</text:p>
          </table:table-cell>
          <table:covered-table-cell/>
          <table:covered-table-cell/>
          <table:covered-table-cell/>
        </table:table-row>
        <table:table-row>
          <table:table-cell table:style-name="Table76.A1" office:value-type="string">
            <text:p text:style-name="P27">Related Commands</text:p>
          </table:table-cell>
          <table:table-cell table:style-name="Table76.A1" table:number-columns-spanned="4" office:value-type="string">
            <text:p text:style-name="P6">SYSTem:SLOT[:COUNt]?</text:p>
            <text:p text:style-name="P6">SYSTem:SLOT:MODel?</text:p>
            <text:p text:style-name="P6">SYSTem:SLOT:SNO?</text:p>
            <text:p text:style-name="P6">SYSTem:SLOT:STATe</text:p>
            <text:p text:style-name="P6">SYSTem:SLOT:VERSion?</text:p>
          </table:table-cell>
          <table:covered-table-cell/>
          <table:covered-table-cell/>
          <table:covered-table-cell/>
        </table:table-row>
      </table:table>
      <text:list xml:id="list1382080402" text:continue-numbering="true" text:style-name="Outline">
        <text:list-item>
          <text:list>
            <text:list-item>
              <text:list>
                <text:list-item>
                  <text:h text:style-name="Heading_20_3" text:outline-level="3"><text:bookmark text:name="syst_slot_lab"/><text:span text:style-name="T2">SYSTem:</text:span><text:span text:style-name="T21">SLOT</text:span><text:span text:style-name="T2">:</text:span><text:span text:style-name="T21">LABel</text:span></text:h>
                </text:list-item>
              </text:list>
            </text:list-item>
          </text:list>
        </text:list-item>
      </text:list>
      <table:table table:name="Table73" table:style-name="Table73">
        <table:table-column table:style-name="Table73.A"/>
        <table:table-column table:style-name="Table73.B"/>
        <table:table-column table:style-name="Table73.C"/>
        <table:table-column table:style-name="Table73.D"/>
        <table:table-column table:style-name="Table73.E"/>
        <table:table-row>
          <table:table-cell table:style-name="Table73.A1" office:value-type="string">
            <text:p text:style-name="P27">Syntax</text:p>
          </table:table-cell>
          <table:table-cell table:style-name="Table73.A1" table:number-columns-spanned="4" office:value-type="string">
            <text:p text:style-name="cmd_5f_root"><text:span text:style-name="T2">SYSTem:SLOT:LABel {&lt;</text:span><text:span text:style-name="T22">slot</text:span><text:span text:style-name="T2">&gt;}, {&lt;label&gt;}</text:span></text:p>
            <text:p text:style-name="cmd_5f_root"><text:span text:style-name="T2">SYSTem:SLOT:LABel? {&lt;</text:span><text:span text:style-name="T22">slot</text:span><text:span text:style-name="T2">&gt;}</text:span></text:p>
          </table:table-cell>
          <table:covered-table-cell/>
          <table:covered-table-cell/>
          <table:covered-table-cell/>
        </table:table-row>
        <text:soft-page-break/>
        <table:table-row>
          <table:table-cell table:style-name="Table73.A1" office:value-type="string">
            <text:p text:style-name="P27">Description</text:p>
          </table:table-cell>
          <table:table-cell table:style-name="Table73.A1" table:number-columns-spanned="4" office:value-type="string">
            <text:p text:style-name="P11">Use this command to define the module label on selected &lt;slot&gt;.</text:p>
            <text:p text:style-name="P11"/>
            <text:p text:style-name="P21">This command is only applicable to modules that do not have discrete channel numbers (CH1, CH2 …), otherwise it may generate -241,"Hardware missing" execution error.</text:p>
          </table:table-cell>
          <table:covered-table-cell/>
          <table:covered-table-cell/>
          <table:covered-table-cell/>
        </table:table-row>
        <table:table-row>
          <table:table-cell table:style-name="Table73.A1" table:number-rows-spanned="3" office:value-type="string">
            <text:p text:style-name="P27">Parameters</text:p>
          </table:table-cell>
          <table:table-cell table:style-name="Table73.B3" office:value-type="string">
            <text:p text:style-name="P9">Name</text:p>
          </table:table-cell>
          <table:table-cell table:style-name="Table73.B3" office:value-type="string">
            <text:p text:style-name="P9">Type</text:p>
          </table:table-cell>
          <table:table-cell table:style-name="Table73.B3" office:value-type="string">
            <text:p text:style-name="P9">Range</text:p>
          </table:table-cell>
          <table:table-cell table:style-name="Table73.B3" office:value-type="string">
            <text:p text:style-name="P9">Default</text:p>
          </table:table-cell>
        </table:table-row>
        <table:table-row>
          <table:covered-table-cell/>
          <table:table-cell table:style-name="Table73.A1" office:value-type="string">
            <text:p text:style-name="P6">&lt;slot&gt;</text:p>
          </table:table-cell>
          <table:table-cell table:style-name="Table73.A1" office:value-type="string">
            <text:p text:style-name="P9">NR1</text:p>
          </table:table-cell>
          <table:table-cell table:style-name="Table73.A1" office:value-type="string">
            <text:p text:style-name="P9">1 – 3</text:p>
          </table:table-cell>
          <table:table-cell table:style-name="Table73.A1" office:value-type="string">
            <text:p text:style-name="P9">–</text:p>
          </table:table-cell>
        </table:table-row>
        <table:table-row>
          <table:covered-table-cell/>
          <table:table-cell table:style-name="Table73.A1" office:value-type="string">
            <text:p text:style-name="Standard">&lt;label&gt;</text:p>
          </table:table-cell>
          <table:table-cell table:style-name="Table73.A1" office:value-type="string">
            <text:p text:style-name="P9">Quoted string</text:p>
          </table:table-cell>
          <table:table-cell table:style-name="Table73.A1" office:value-type="string">
            <text:p text:style-name="P13"><text:span text:style-name="T12">1 – 10</text:span><text:span text:style-name="T2"> characters </text:span></text:p>
          </table:table-cell>
          <table:table-cell table:style-name="Table73.A1" office:value-type="string">
            <text:p text:style-name="P9">–</text:p>
          </table:table-cell>
        </table:table-row>
        <table:table-row>
          <table:table-cell table:style-name="Table73.A1" office:value-type="string">
            <text:p text:style-name="P27">Return</text:p>
          </table:table-cell>
          <table:table-cell table:style-name="Table73.A1" table:number-columns-spanned="4" office:value-type="string">
            <text:p text:style-name="P6">Returns the label of the module queried as a quoted string.</text:p>
          </table:table-cell>
          <table:covered-table-cell/>
          <table:covered-table-cell/>
          <table:covered-table-cell/>
        </table:table-row>
        <table:table-row>
          <table:table-cell table:style-name="Table73.A1" office:value-type="string">
            <text:p text:style-name="P27">Errors</text:p>
          </table:table-cell>
          <table:table-cell table:style-name="Table73.A1" table:number-columns-spanned="4" office:value-type="string">
            <text:p text:style-name="P24">-241,"Hardware missing"</text:p>
          </table:table-cell>
          <table:covered-table-cell/>
          <table:covered-table-cell/>
          <table:covered-table-cell/>
        </table:table-row>
        <table:table-row>
          <table:table-cell table:style-name="Table73.A1" office:value-type="string">
            <text:p text:style-name="P27"><text:span text:style-name="T5">Usage</text:span><text:span text:style-name="T6"> </text:span><text:span text:style-name="T5">example</text:span></text:p>
          </table:table-cell>
          <table:table-cell table:style-name="Table73.A1" table:number-columns-spanned="4" office:value-type="string">
            <text:p text:style-name="cmd_5f_code"><text:span text:style-name="T2">SYST:</text:span><text:span text:style-name="T14">SLOT</text:span><text:span text:style-name="T2">:LAB 1,"Cooler"</text:span></text:p>
          </table:table-cell>
          <table:covered-table-cell/>
          <table:covered-table-cell/>
          <table:covered-table-cell/>
        </table:table-row>
        <table:table-row>
          <table:table-cell table:style-name="Table73.A1" office:value-type="string">
            <text:p text:style-name="P27">Related Commands</text:p>
          </table:table-cell>
          <table:table-cell table:style-name="Table73.A1" table:number-columns-spanned="4" office:value-type="string">
            <text:p text:style-name="Standard"><text:span text:style-name="T2">SYSTem:CHANnel</text:span><text:span text:style-name="T12">:LABel</text:span></text:p>
            <text:p text:style-name="P11">SYSTem:CHANnel:PIN:LABel</text:p>
          </table:table-cell>
          <table:covered-table-cell/>
          <table:covered-table-cell/>
          <table:covered-table-cell/>
        </table:table-row>
      </table:table>
      <text:list xml:id="list1375799947" text:continue-numbering="true" text:style-name="Outline">
        <text:list-item>
          <text:list>
            <text:list-item>
              <text:list>
                <text:list-item>
                  <text:h text:style-name="P38" text:outline-level="3"><text:bookmark text:name="syst_slot_mod"/>SYSTem:SLOT:MODel?</text:h>
                </text:list-item>
              </text:list>
            </text:list-item>
          </text:list>
        </text:list-item>
      </text:list>
      <table:table table:name="Table65" table:style-name="Table65">
        <table:table-column table:style-name="Table65.A"/>
        <table:table-column table:style-name="Table65.B"/>
        <table:table-column table:style-name="Table65.C"/>
        <table:table-column table:style-name="Table65.D"/>
        <table:table-column table:style-name="Table65.E"/>
        <table:table-row>
          <table:table-cell table:style-name="Table65.A1" office:value-type="string">
            <text:p text:style-name="P27">Syntax</text:p>
          </table:table-cell>
          <table:table-cell table:style-name="Table65.A1" table:number-columns-spanned="4" office:value-type="string">
            <text:p text:style-name="P22">SYSTem:SLOT:MODel? {&lt;slot&gt;}</text:p>
          </table:table-cell>
          <table:covered-table-cell/>
          <table:covered-table-cell/>
          <table:covered-table-cell/>
        </table:table-row>
        <table:table-row>
          <table:table-cell table:style-name="Table65.A1" office:value-type="string">
            <text:p text:style-name="P27">Description</text:p>
          </table:table-cell>
          <table:table-cell table:style-name="Table65.A1" table:number-columns-spanned="4" office:value-type="string">
            <text:p text:style-name="P6">This query returns the model name of the module installed into specified slot.</text:p>
          </table:table-cell>
          <table:covered-table-cell/>
          <table:covered-table-cell/>
          <table:covered-table-cell/>
        </table:table-row>
        <table:table-row>
          <table:table-cell table:style-name="Table65.A1" table:number-rows-spanned="2" office:value-type="string">
            <text:p text:style-name="P27">Parameters</text:p>
          </table:table-cell>
          <table:table-cell table:style-name="Table65.B3" office:value-type="string">
            <text:p text:style-name="P9">Name</text:p>
          </table:table-cell>
          <table:table-cell table:style-name="Table65.B3" office:value-type="string">
            <text:p text:style-name="P9">Type</text:p>
          </table:table-cell>
          <table:table-cell table:style-name="Table65.B3" office:value-type="string">
            <text:p text:style-name="P9">Range</text:p>
          </table:table-cell>
          <table:table-cell table:style-name="Table65.B3" office:value-type="string">
            <text:p text:style-name="P9">Default</text:p>
          </table:table-cell>
        </table:table-row>
        <table:table-row>
          <table:covered-table-cell/>
          <table:table-cell table:style-name="Table65.A1" office:value-type="string">
            <text:p text:style-name="P6">&lt;slot&gt;</text:p>
          </table:table-cell>
          <table:table-cell table:style-name="Table65.A1" office:value-type="string">
            <text:p text:style-name="P9">NR1</text:p>
          </table:table-cell>
          <table:table-cell table:style-name="Table65.A1" office:value-type="string">
            <text:p text:style-name="P9">1 – 3</text:p>
          </table:table-cell>
          <table:table-cell table:style-name="Table65.A1" office:value-type="string">
            <text:p text:style-name="P9">–</text:p>
          </table:table-cell>
        </table:table-row>
        <table:table-row>
          <table:table-cell table:style-name="Table65.A1" office:value-type="string">
            <text:p text:style-name="P27"><text:span text:style-name="T5">Usage</text:span><text:span text:style-name="T6"> </text:span><text:span text:style-name="T5">example</text:span></text:p>
          </table:table-cell>
          <table:table-cell table:style-name="Table65.A1" table:number-columns-spanned="4" office:value-type="string">
            <text:p text:style-name="P24">SYST:SLOT:MOD? 2</text:p>
            <text:p text:style-name="P31">"DCP405"</text:p>
          </table:table-cell>
          <table:covered-table-cell/>
          <table:covered-table-cell/>
          <table:covered-table-cell/>
        </table:table-row>
        <table:table-row>
          <table:table-cell table:style-name="Table65.A1" office:value-type="string">
            <text:p text:style-name="P27">Related Commands</text:p>
          </table:table-cell>
          <table:table-cell table:style-name="Table65.A1" table:number-columns-spanned="4" office:value-type="string">
            <text:p text:style-name="P6">SYSTem:SLOT[:COUNt]?</text:p>
            <text:p text:style-name="P6">SYSTem:SLOT:FIRMware? </text:p>
            <text:p text:style-name="P6">SYSTem:SLOT:SNO?</text:p>
            <text:p text:style-name="P6">SYSTem:SLOT:STATe</text:p>
            <text:p text:style-name="P6">SYSTem:SLOT:VERSion?</text:p>
          </table:table-cell>
          <table:covered-table-cell/>
          <table:covered-table-cell/>
          <table:covered-table-cell/>
        </table:table-row>
      </table:table>
      <text:list xml:id="list442852584" text:continue-numbering="true" text:style-name="Outline">
        <text:list-item>
          <text:list>
            <text:list-item>
              <text:list>
                <text:list-item>
                  <text:h text:style-name="P38" text:outline-level="3"><text:bookmark text:name="syst_slot_sno"/>SYSTem:SLOT:SNO</text:h>
                </text:list-item>
              </text:list>
            </text:list-item>
          </text:list>
        </text:list-item>
      </text:list>
      <table:table table:name="Table52" table:style-name="Table52">
        <table:table-column table:style-name="Table52.A"/>
        <table:table-column table:style-name="Table52.B" table:number-columns-repeated="4"/>
        <table:table-row>
          <table:table-cell table:style-name="Table52.A1" office:value-type="string">
            <text:p text:style-name="P27">Syntax</text:p>
          </table:table-cell>
          <table:table-cell table:style-name="Table52.A1" table:number-columns-spanned="4" office:value-type="string">
            <text:p text:style-name="P22">SYSTem:SLOT:SNO {&lt;slot&gt;}, {&lt;sno&gt;}</text:p>
            <text:p text:style-name="P22">SYSTem:SLOT:SNO? {&lt;slot&gt;}</text:p>
          </table:table-cell>
          <table:covered-table-cell/>
          <table:covered-table-cell/>
          <table:covered-table-cell/>
        </table:table-row>
        <table:table-row>
          <table:table-cell table:style-name="Table52.A1" office:value-type="string">
            <text:p text:style-name="P27">Description</text:p>
          </table:table-cell>
          <table:table-cell table:style-name="Table52.A1" table:number-columns-spanned="4" office:value-type="string">
            <text:p text:style-name="P11">Use this command to set serial number of module without on-board MCU like DCP405. Serial number has to be exactly 24 characters long and could contains only hexadecimal symbols, i.e. 0 to 9 and A to F otherwise a -224,"Illegal parameter value" error will be generated.</text:p>
          </table:table-cell>
          <table:covered-table-cell/>
          <table:covered-table-cell/>
          <table:covered-table-cell/>
        </table:table-row>
        <table:table-row>
          <table:table-cell table:style-name="Table52.A1" table:number-rows-spanned="3" office:value-type="string">
            <text:p text:style-name="P27">Parameters</text:p>
          </table:table-cell>
          <table:table-cell table:style-name="Table52.B3" office:value-type="string">
            <text:p text:style-name="P9">Name</text:p>
          </table:table-cell>
          <table:table-cell table:style-name="Table52.B3" office:value-type="string">
            <text:p text:style-name="P9">Type</text:p>
          </table:table-cell>
          <table:table-cell table:style-name="Table52.B3" office:value-type="string">
            <text:p text:style-name="P9">Range</text:p>
          </table:table-cell>
          <table:table-cell table:style-name="Table52.B3" office:value-type="string">
            <text:p text:style-name="P9">Default</text:p>
          </table:table-cell>
        </table:table-row>
        <table:table-row>
          <table:covered-table-cell/>
          <table:table-cell table:style-name="Table52.A1" office:value-type="string">
            <text:p text:style-name="P6">&lt;slot&gt;</text:p>
          </table:table-cell>
          <table:table-cell table:style-name="Table52.A1" office:value-type="string">
            <text:p text:style-name="P9">NR1</text:p>
          </table:table-cell>
          <table:table-cell table:style-name="Table52.A1" office:value-type="string">
            <text:p text:style-name="P9">1 – 3</text:p>
          </table:table-cell>
          <table:table-cell table:style-name="Table52.A1" office:value-type="string">
            <text:p text:style-name="P9">–</text:p>
          </table:table-cell>
        </table:table-row>
        <table:table-row>
          <table:covered-table-cell/>
          <table:table-cell table:style-name="Table52.A1" office:value-type="string">
            <text:p text:style-name="P6">&lt;sno&gt;</text:p>
          </table:table-cell>
          <table:table-cell table:style-name="Table52.A1" office:value-type="string">
            <text:p text:style-name="P9">Quoted string</text:p>
          </table:table-cell>
          <table:table-cell table:style-name="Table52.A1" office:value-type="string">
            <text:p text:style-name="P9">24 characters</text:p>
          </table:table-cell>
          <table:table-cell table:style-name="Table52.A1" office:value-type="string">
            <text:p text:style-name="P9">–</text:p>
          </table:table-cell>
        </table:table-row>
        <table:table-row>
          <table:table-cell table:style-name="Table52.A1" office:value-type="string">
            <text:p text:style-name="P14">Return</text:p>
          </table:table-cell>
          <table:table-cell table:style-name="Table52.A1" table:number-columns-spanned="4" office:value-type="string">
            <text:p text:style-name="P6">This query returns the serial number as qouted string of the module installed into specified slot.</text:p>
          </table:table-cell>
          <table:covered-table-cell/>
          <table:covered-table-cell/>
          <table:covered-table-cell/>
        </table:table-row>
        <table:table-row>
          <table:table-cell table:style-name="Table52.A1" office:value-type="string">
            <text:p text:style-name="P14">Errors</text:p>
          </table:table-cell>
          <table:table-cell table:style-name="Table52.A1" table:number-columns-spanned="4" office:value-type="string">
            <text:p text:style-name="cmd_5f_code">-224,"Illegal parameter value"</text:p>
          </table:table-cell>
          <table:covered-table-cell/>
          <table:covered-table-cell/>
          <table:covered-table-cell/>
        </table:table-row>
        <table:table-row>
          <table:table-cell table:style-name="Table52.A1" office:value-type="string">
            <text:p text:style-name="P27"><text:span text:style-name="T5">Usage</text:span><text:span text:style-name="T6"> </text:span><text:span text:style-name="T5">example</text:span></text:p>
          </table:table-cell>
          <table:table-cell table:style-name="Table52.A1" table:number-columns-spanned="4" office:value-type="string">
            <text:p text:style-name="P24">SYST:SLOT:SNO? 1</text:p>
            <text:p text:style-name="P31">"99280045953510720393737"</text:p>
          </table:table-cell>
          <table:covered-table-cell/>
          <table:covered-table-cell/>
          <table:covered-table-cell/>
        </table:table-row>
        <table:table-row>
          <table:table-cell table:style-name="Table52.A1" office:value-type="string">
            <text:p text:style-name="P27">Related Commands</text:p>
          </table:table-cell>
          <table:table-cell table:style-name="Table52.A1" table:number-columns-spanned="4" office:value-type="string">
            <text:p text:style-name="P6">SYSTem:SLOT:FIRMware?</text:p>
            <text:p text:style-name="P6">SYSTem:SLOT:MODel?</text:p>
            <text:p text:style-name="P6">SYSTem:SLOT:VERSion?</text:p>
          </table:table-cell>
          <table:covered-table-cell/>
          <table:covered-table-cell/>
          <table:covered-table-cell/>
        </table:table-row>
      </table:table>
      <text:list xml:id="list153241050" text:continue-numbering="true" text:style-name="Outline">
        <text:list-item>
          <text:list>
            <text:list-item>
              <text:list>
                <text:list-item>
                  <text:h text:style-name="P38" text:outline-level="3"><text:bookmark text:name="syst_slot_stat"/><text:soft-page-break/>SYSTem:SLOT:STATe</text:h>
                </text:list-item>
              </text:list>
            </text:list-item>
          </text:list>
        </text:list-item>
      </text:list>
      <table:table table:name="Table49" table:style-name="Table49">
        <table:table-column table:style-name="Table49.A"/>
        <table:table-column table:style-name="Table49.B"/>
        <table:table-column table:style-name="Table49.C"/>
        <table:table-column table:style-name="Table49.D"/>
        <table:table-column table:style-name="Table49.E"/>
        <table:table-row>
          <table:table-cell table:style-name="Table49.A1" office:value-type="string">
            <text:p text:style-name="P27">Syntax</text:p>
          </table:table-cell>
          <table:table-cell table:style-name="Table49.A1" table:number-columns-spanned="4" office:value-type="string">
            <text:p text:style-name="P22">SYSTem:SLOT:STATe {&lt;slot&gt;}, {&lt;bool&gt;}</text:p>
            <text:p text:style-name="P22">SYSTem:SLOT:STATe? [&lt;slot&gt;]</text:p>
          </table:table-cell>
          <table:covered-table-cell/>
          <table:covered-table-cell/>
          <table:covered-table-cell/>
        </table:table-row>
        <table:table-row>
          <table:table-cell table:style-name="Table49.A1" office:value-type="string">
            <text:p text:style-name="P27">Description</text:p>
          </table:table-cell>
          <table:table-cell table:style-name="Table49.A1" table:number-columns-spanned="4" office:value-type="string">
            <text:p text:style-name="P6">Use this command to enable or disable module installed into specified slot. When disabled an attempt to communicate with module will generate an execution error.</text:p>
          </table:table-cell>
          <table:covered-table-cell/>
          <table:covered-table-cell/>
          <table:covered-table-cell/>
        </table:table-row>
        <table:table-row>
          <table:table-cell table:style-name="Table49.A1" table:number-rows-spanned="3" office:value-type="string">
            <text:p text:style-name="P27">Parameters</text:p>
          </table:table-cell>
          <table:table-cell table:style-name="Table49.B3" office:value-type="string">
            <text:p text:style-name="P9">Name</text:p>
          </table:table-cell>
          <table:table-cell table:style-name="Table49.B3" office:value-type="string">
            <text:p text:style-name="P9">Type</text:p>
          </table:table-cell>
          <table:table-cell table:style-name="Table49.B3" office:value-type="string">
            <text:p text:style-name="P9">Range</text:p>
          </table:table-cell>
          <table:table-cell table:style-name="Table49.B3" office:value-type="string">
            <text:p text:style-name="P9">Default</text:p>
          </table:table-cell>
        </table:table-row>
        <table:table-row>
          <table:covered-table-cell/>
          <table:table-cell table:style-name="Table49.A1" office:value-type="string">
            <text:p text:style-name="P6">&lt;slot&gt;</text:p>
          </table:table-cell>
          <table:table-cell table:style-name="Table49.A1" office:value-type="string">
            <text:p text:style-name="P9">NR1</text:p>
          </table:table-cell>
          <table:table-cell table:style-name="Table49.A1" office:value-type="string">
            <text:p text:style-name="P9">1 – 3</text:p>
          </table:table-cell>
          <table:table-cell table:style-name="Table49.A1" office:value-type="string">
            <text:p text:style-name="P9">–</text:p>
          </table:table-cell>
        </table:table-row>
        <table:table-row>
          <table:covered-table-cell/>
          <table:table-cell table:style-name="Table49.A1" office:value-type="string">
            <text:p text:style-name="P6">&lt;bool&gt;</text:p>
          </table:table-cell>
          <table:table-cell table:style-name="Table49.A1" office:value-type="string">
            <text:p text:style-name="P9">Boolean</text:p>
          </table:table-cell>
          <table:table-cell table:style-name="Table49.A1" office:value-type="string">
            <text:p text:style-name="P9">ON|OFF|0|1</text:p>
          </table:table-cell>
          <table:table-cell table:style-name="Table49.A1" office:value-type="string">
            <text:p text:style-name="P9">–</text:p>
          </table:table-cell>
        </table:table-row>
        <table:table-row>
          <table:table-cell table:style-name="Table49.A1" office:value-type="string">
            <text:p text:style-name="P27">Return</text:p>
          </table:table-cell>
          <table:table-cell table:style-name="Table49.A1" table:number-columns-spanned="4" office:value-type="string">
            <text:p text:style-name="P6">Query the status of module on the selected BB3 slot.</text:p>
          </table:table-cell>
          <table:covered-table-cell/>
          <table:covered-table-cell/>
          <table:covered-table-cell/>
        </table:table-row>
        <table:table-row>
          <table:table-cell table:style-name="Table49.A1" office:value-type="string">
            <text:p text:style-name="P27">Errors</text:p>
          </table:table-cell>
          <table:table-cell table:style-name="Table49.A1" table:number-columns-spanned="4" office:value-type="string">
            <text:p text:style-name="P24">-200,"Execution error"</text:p>
          </table:table-cell>
          <table:covered-table-cell/>
          <table:covered-table-cell/>
          <table:covered-table-cell/>
        </table:table-row>
        <table:table-row>
          <table:table-cell table:style-name="Table49.A1" office:value-type="string">
            <text:p text:style-name="P27"><text:span text:style-name="T5">Usage</text:span><text:span text:style-name="T6"> </text:span><text:span text:style-name="T5">example</text:span></text:p>
          </table:table-cell>
          <table:table-cell table:style-name="Table49.A1" table:number-columns-spanned="4" office:value-type="string">
            <text:p text:style-name="P24">SYST:SLOT:STAT 1,0</text:p>
          </table:table-cell>
          <table:covered-table-cell/>
          <table:covered-table-cell/>
          <table:covered-table-cell/>
        </table:table-row>
        <table:table-row>
          <table:table-cell table:style-name="Table49.A1" office:value-type="string">
            <text:p text:style-name="P27">Related Commands</text:p>
          </table:table-cell>
          <table:table-cell table:style-name="Table49.A1" table:number-columns-spanned="4" office:value-type="string">
            <text:p text:style-name="P6">*RST</text:p>
            <text:p text:style-name="P6">DIAGnostic[:INFOrmation]:TEST?</text:p>
            <text:p text:style-name="P6">SYSTem:SLOT[:COUNt]?</text:p>
            <text:p text:style-name="P6">SYSTem:SLOT:MODel?</text:p>
            <text:p text:style-name="P6">SYSTem:SLOT:VERSion?</text:p>
          </table:table-cell>
          <table:covered-table-cell/>
          <table:covered-table-cell/>
          <table:covered-table-cell/>
        </table:table-row>
      </table:table>
      <text:list xml:id="list454511521" text:continue-numbering="true" text:style-name="Outline">
        <text:list-item>
          <text:list>
            <text:list-item>
              <text:list>
                <text:list-item>
                  <text:h text:style-name="P38" text:outline-level="3"><text:bookmark text:name="syst_slot_vers"/>SYSTem:SLOT:VERSion?</text:h>
                </text:list-item>
              </text:list>
            </text:list-item>
          </text:list>
        </text:list-item>
      </text:list>
      <table:table table:name="Table66" table:style-name="Table66">
        <table:table-column table:style-name="Table66.A"/>
        <table:table-column table:style-name="Table66.B"/>
        <table:table-column table:style-name="Table66.C"/>
        <table:table-column table:style-name="Table66.D"/>
        <table:table-column table:style-name="Table66.E"/>
        <table:table-row>
          <table:table-cell table:style-name="Table66.A1" office:value-type="string">
            <text:p text:style-name="P27">Syntax</text:p>
          </table:table-cell>
          <table:table-cell table:style-name="Table66.A1" table:number-columns-spanned="4" office:value-type="string">
            <text:p text:style-name="P22">SYSTem:SLOT:VERSion? {&lt;slot&gt;}</text:p>
          </table:table-cell>
          <table:covered-table-cell/>
          <table:covered-table-cell/>
          <table:covered-table-cell/>
        </table:table-row>
        <table:table-row>
          <table:table-cell table:style-name="Table66.A1" office:value-type="string">
            <text:p text:style-name="P27">Description</text:p>
          </table:table-cell>
          <table:table-cell table:style-name="Table66.A1" table:number-columns-spanned="4" office:value-type="string">
            <text:p text:style-name="P6">This query returns the version number of the module installed into specified slot.</text:p>
          </table:table-cell>
          <table:covered-table-cell/>
          <table:covered-table-cell/>
          <table:covered-table-cell/>
        </table:table-row>
        <table:table-row>
          <table:table-cell table:style-name="Table66.A1" table:number-rows-spanned="2" office:value-type="string">
            <text:p text:style-name="P27">Parameters</text:p>
          </table:table-cell>
          <table:table-cell table:style-name="Table66.B3" office:value-type="string">
            <text:p text:style-name="P9">Name</text:p>
          </table:table-cell>
          <table:table-cell table:style-name="Table66.B3" office:value-type="string">
            <text:p text:style-name="P9">Type</text:p>
          </table:table-cell>
          <table:table-cell table:style-name="Table66.B3" office:value-type="string">
            <text:p text:style-name="P9">Range</text:p>
          </table:table-cell>
          <table:table-cell table:style-name="Table66.B3" office:value-type="string">
            <text:p text:style-name="P9">Default</text:p>
          </table:table-cell>
        </table:table-row>
        <table:table-row>
          <table:covered-table-cell/>
          <table:table-cell table:style-name="Table66.A1" office:value-type="string">
            <text:p text:style-name="P6">&lt;slot&gt;</text:p>
          </table:table-cell>
          <table:table-cell table:style-name="Table66.A1" office:value-type="string">
            <text:p text:style-name="P9">NR1</text:p>
          </table:table-cell>
          <table:table-cell table:style-name="Table66.A1" office:value-type="string">
            <text:p text:style-name="P9">1 – 3</text:p>
          </table:table-cell>
          <table:table-cell table:style-name="Table66.A1" office:value-type="string">
            <text:p text:style-name="P9">–</text:p>
          </table:table-cell>
        </table:table-row>
        <table:table-row>
          <table:table-cell table:style-name="Table66.A1" office:value-type="string">
            <text:p text:style-name="P27"><text:span text:style-name="T5">Usage</text:span><text:span text:style-name="T6"> </text:span><text:span text:style-name="T5">example</text:span></text:p>
          </table:table-cell>
          <table:table-cell table:style-name="Table66.A1" table:number-columns-spanned="4" office:value-type="string">
            <text:p text:style-name="P24">SYST:SLOT:VERS? 2</text:p>
            <text:p text:style-name="P31">"R2B11"</text:p>
          </table:table-cell>
          <table:covered-table-cell/>
          <table:covered-table-cell/>
          <table:covered-table-cell/>
        </table:table-row>
        <table:table-row>
          <table:table-cell table:style-name="Table66.A1" office:value-type="string">
            <text:p text:style-name="P27">Related Commands</text:p>
          </table:table-cell>
          <table:table-cell table:style-name="Table66.A1" table:number-columns-spanned="4" office:value-type="string">
            <text:p text:style-name="P6">*RST</text:p>
            <text:p text:style-name="P6">DIAGnostic[:INFOrmation]:TEST?</text:p>
            <text:p text:style-name="P6">SYSTem:CHANnel[:COUNt]?</text:p>
          </table:table-cell>
          <table:covered-table-cell/>
          <table:covered-table-cell/>
          <table:covered-table-cell/>
        </table:table-row>
      </table:table>
      <text:list xml:id="list561149923" text:continue-numbering="true" text:style-name="Outline">
        <text:list-item>
          <text:list>
            <text:list-item>
              <text:list>
                <text:list-item>
                  <text:h text:style-name="P38" text:outline-level="3"><text:bookmark text:name="syst_temp_prot"/>SYSTem:TEMPerature:PROTection[:HIGH][:LEVel]</text:h>
                </text:list-item>
              </text:list>
            </text:list-item>
          </text:list>
        </text:list-item>
      </text:list>
      <table:table table:name="Table184" table:style-name="Table184">
        <table:table-column table:style-name="Table184.A"/>
        <table:table-column table:style-name="Table184.B"/>
        <table:table-column table:style-name="Table184.C"/>
        <table:table-column table:style-name="Table184.D"/>
        <table:table-column table:style-name="Table184.E"/>
        <table:table-row>
          <table:table-cell table:style-name="Table184.A1" office:value-type="string">
            <text:p text:style-name="P27">Syntax</text:p>
          </table:table-cell>
          <table:table-cell table:style-name="Table184.A1" table:number-columns-spanned="4" office:value-type="string">
            <text:p text:style-name="P22">SYSTem:TEMPerature:PROTection[:HIGH][:LEVel] {&lt;temperature&gt;} [, &lt;sensor&gt;]</text:p>
            <text:p text:style-name="P22">SYSTem:TEMPerature:PROTection[:HIGH][:LEVel]? [&lt;sensor&gt;]</text:p>
          </table:table-cell>
          <table:covered-table-cell/>
          <table:covered-table-cell/>
          <table:covered-table-cell/>
        </table:table-row>
        <table:table-row>
          <table:table-cell table:style-name="Table184.A1" office:value-type="string">
            <text:p text:style-name="P27">Description</text:p>
          </table:table-cell>
          <table:table-cell table:style-name="Table184.A1" table:number-columns-spanned="4" office:value-type="string">
            <text:p text:style-name="P6">Set the over-temperature protection (OTP) value in degrees Celsius (<text:span text:style-name="T15">o</text:span>C) of the selected temperature sensor. When the over-temperature protection function of the specified temperature sensor is enabled (SYSTem:TEMPerature:PROTection[:HIGH]:STATe), one of the following action will be performed when the temperature exceeds the over-temperature protection value currently set:</text:p>
            <text:list xml:id="list798690849" text:continue-list="list278263139" text:style-name="List_20_1">
              <text:list-item>
                <text:p text:style-name="P36">AUX – Switch off power of the main transformer and set bit 4 of the Questionable Status register</text:p>
              </text:list-item>
              <text:list-item>
                <text:p text:style-name="P39">CH1, CH2, CH3, CH4, CH5, CH6 – Disable channel output (OUTPut OFF) and set bit 4 of the Questionable Instrument Isummary register. </text:p>
              </text:list-item>
            </text:list>
            <text:p text:style-name="P6">If any of above mentioned temperature sensors cause over-temperature condition an error tone will also follow if beeper is enabled (see SYSTem:BEEPer:STATe).</text:p>
            <text:p text:style-name="P6">SYSTem:TEMPerature:PROTection[:HIGH]:TRIPped? command can be used to query whether over-temperature protection occurred on the selected temperature sensor.</text:p>
          </table:table-cell>
          <table:covered-table-cell/>
          <table:covered-table-cell/>
          <table:covered-table-cell/>
        </table:table-row>
        <table:table-row>
          <table:table-cell table:style-name="Table184.A1" table:number-rows-spanned="3" office:value-type="string">
            <text:p text:style-name="P27">Parameters</text:p>
          </table:table-cell>
          <table:table-cell table:style-name="Table184.B3" office:value-type="string">
            <text:p text:style-name="P9">Name</text:p>
          </table:table-cell>
          <table:table-cell table:style-name="Table184.B3" office:value-type="string">
            <text:p text:style-name="P9">Type</text:p>
          </table:table-cell>
          <table:table-cell table:style-name="Table184.B3" office:value-type="string">
            <text:p text:style-name="P9">Range</text:p>
          </table:table-cell>
          <table:table-cell table:style-name="Table184.B3" office:value-type="string">
            <text:p text:style-name="P9">Default</text:p>
          </table:table-cell>
        </table:table-row>
        <table:table-row>
          <table:covered-table-cell/>
          <table:table-cell table:style-name="Table184.A1" office:value-type="string">
            <text:p text:style-name="P6">&lt;temperature&gt;</text:p>
          </table:table-cell>
          <table:table-cell table:style-name="Table184.A1" office:value-type="string">
            <text:p text:style-name="P9">NR2</text:p>
          </table:table-cell>
          <table:table-cell table:style-name="Table184.A1" office:value-type="string">
            <text:p text:style-name="P9">10 – 100</text:p>
          </table:table-cell>
          <table:table-cell table:style-name="Table184.A1" office:value-type="string">
            <text:p text:style-name="P9">70 for CH1 to CH2, and 50 for AUX</text:p>
          </table:table-cell>
        </table:table-row>
        <table:table-row>
          <table:covered-table-cell/>
          <table:table-cell table:style-name="Table184.A1" office:value-type="string">
            <text:p text:style-name="P6">&lt;sensor&gt;</text:p>
          </table:table-cell>
          <table:table-cell table:style-name="Table184.A1" office:value-type="string">
            <text:p text:style-name="P9">Discrete</text:p>
          </table:table-cell>
          <table:table-cell table:style-name="Table184.A1" office:value-type="string">
            <text:p text:style-name="P9">AUX|CH1|CH2|CH3|CH4|CH5|CH6</text:p>
          </table:table-cell>
          <table:table-cell table:style-name="Table184.A1" office:value-type="string">
            <text:p text:style-name="P9">AUX</text:p>
          </table:table-cell>
        </table:table-row>
        <table:table-row>
          <table:table-cell table:style-name="Table184.A1" office:value-type="string">
            <text:p text:style-name="P27">Return</text:p>
          </table:table-cell>
          <table:table-cell table:style-name="Table184.A1" table:number-columns-spanned="4" office:value-type="string">
            <text:p text:style-name="P6">Query the over-temperature protection (OTP) value of the selected temperature sensor.</text:p>
          </table:table-cell>
          <table:covered-table-cell/>
          <table:covered-table-cell/>
          <table:covered-table-cell/>
        </table:table-row>
        <table:table-row>
          <table:table-cell table:style-name="Table184.A1" office:value-type="string">
            <text:p text:style-name="P27"><text:span text:style-name="T5">Usage</text:span><text:span text:style-name="T6"> </text:span><text:span text:style-name="T5">example</text:span></text:p>
          </table:table-cell>
          <table:table-cell table:style-name="Table184.A1" table:number-columns-spanned="4" office:value-type="string">
            <text:p text:style-name="P24">SYST:TEMP:PROT 50, AUX</text:p>
            <text:p text:style-name="P24">SYST:TEMP:PROT?</text:p>
            <text:p text:style-name="P31">50</text:p>
          </table:table-cell>
          <table:covered-table-cell/>
          <table:covered-table-cell/>
          <table:covered-table-cell/>
        </table:table-row>
        <table:table-row>
          <table:table-cell table:style-name="Table184.A1" office:value-type="string">
            <text:p text:style-name="P27">Related Commands</text:p>
          </table:table-cell>
          <table:table-cell table:style-name="Table184.A1" table:number-columns-spanned="4" office:value-type="string">
            <text:p text:style-name="P6">*RST</text:p>
            <text:p text:style-name="P6">SYSTem:TEMPerature:PROTection[:HIGH]:STATe</text:p>
            <text:p text:style-name="P6">SYSTem:TEMPerature:PROTection[:HIGH]:TRIPped?</text:p>
          </table:table-cell>
          <table:covered-table-cell/>
          <table:covered-table-cell/>
          <table:covered-table-cell/>
        </table:table-row>
      </table:table>
      <text:list xml:id="list437471439" text:continue-list="list561149923" text:style-name="Outline">
        <text:list-item>
          <text:list>
            <text:list-item>
              <text:list>
                <text:list-item>
                  <text:h text:style-name="P38" text:outline-level="3"><text:bookmark text:name="syst_temp_prot_cle"/>SYSTem:TEMPerature:PROTection[:HIGH]:CLEar</text:h>
                </text:list-item>
              </text:list>
            </text:list-item>
          </text:list>
        </text:list-item>
      </text:list>
      <table:table table:name="Table183" table:style-name="Table183">
        <table:table-column table:style-name="Table183.A"/>
        <table:table-column table:style-name="Table183.B"/>
        <table:table-column table:style-name="Table183.C"/>
        <table:table-column table:style-name="Table183.D"/>
        <table:table-column table:style-name="Table183.E"/>
        <table:table-row>
          <table:table-cell table:style-name="Table183.A1" office:value-type="string">
            <text:p text:style-name="P27">Syntax</text:p>
          </table:table-cell>
          <table:table-cell table:style-name="Table183.A1" table:number-columns-spanned="4" office:value-type="string">
            <text:p text:style-name="P22">SYSTem:TEMPerature:PROTection[:HIGH]:CLEar [&lt;sensor&gt;]</text:p>
          </table:table-cell>
          <table:covered-table-cell/>
          <table:covered-table-cell/>
          <table:covered-table-cell/>
        </table:table-row>
        <table:table-row>
          <table:table-cell table:style-name="Table183.A1" office:value-type="string">
            <text:p text:style-name="P27">Description</text:p>
          </table:table-cell>
          <table:table-cell table:style-name="Table183.A1" table:number-columns-spanned="4" office:value-type="string">
            <text:p text:style-name="P6">This command clears the latched protection status when an over-temperature is detected.</text:p>
            <text:p text:style-name="P6">All conditions that generate the fault must be removed before the latched status can be cleared. The output is restored to the state it was in before the fault condition occurred.</text:p>
          </table:table-cell>
          <table:covered-table-cell/>
          <table:covered-table-cell/>
          <table:covered-table-cell/>
        </table:table-row>
        <table:table-row table:style-name="Table183.3">
          <table:table-cell table:style-name="Table183.A1" table:number-rows-spanned="2" office:value-type="string">
            <text:p text:style-name="P6"/>
          </table:table-cell>
          <table:table-cell table:style-name="Table183.B3" office:value-type="string">
            <text:p text:style-name="P9">Name</text:p>
          </table:table-cell>
          <table:table-cell table:style-name="Table183.B3" office:value-type="string">
            <text:p text:style-name="P9">Type</text:p>
          </table:table-cell>
          <table:table-cell table:style-name="Table183.B3" office:value-type="string">
            <text:p text:style-name="P9">Range</text:p>
          </table:table-cell>
          <table:table-cell table:style-name="Table183.B3" office:value-type="string">
            <text:p text:style-name="P9">Default</text:p>
          </table:table-cell>
        </table:table-row>
        <table:table-row table:style-name="Table183.3">
          <table:covered-table-cell/>
          <table:table-cell table:style-name="Table183.A1" office:value-type="string">
            <text:p text:style-name="P6">&lt;sensor&gt;</text:p>
          </table:table-cell>
          <table:table-cell table:style-name="Table183.A1" office:value-type="string">
            <text:p text:style-name="P9">Discrete</text:p>
          </table:table-cell>
          <table:table-cell table:style-name="Table183.A1" office:value-type="string">
            <text:p text:style-name="P9">AUX|CH1|CH2|CH3|CH4|CH5|CH6</text:p>
          </table:table-cell>
          <table:table-cell table:style-name="Table183.A1" office:value-type="string">
            <text:p text:style-name="P9">AUX</text:p>
          </table:table-cell>
        </table:table-row>
        <table:table-row>
          <table:table-cell table:style-name="Table183.A1" office:value-type="string">
            <text:p text:style-name="P27"><text:span text:style-name="T5">Usage</text:span><text:span text:style-name="T6"> </text:span><text:span text:style-name="T5">example</text:span></text:p>
          </table:table-cell>
          <table:table-cell table:style-name="Table183.A1" table:number-columns-spanned="4" office:value-type="string">
            <text:p text:style-name="P24">SYST:TEMP:PROT:CLE</text:p>
          </table:table-cell>
          <table:covered-table-cell/>
          <table:covered-table-cell/>
          <table:covered-table-cell/>
        </table:table-row>
        <table:table-row>
          <table:table-cell table:style-name="Table183.A1" office:value-type="string">
            <text:p text:style-name="P27">Related Commands</text:p>
          </table:table-cell>
          <table:table-cell table:style-name="Table183.A1" table:number-columns-spanned="4" office:value-type="string">
            <text:p text:style-name="P6">SYSTem:TEMPerature:PROTection[:HIGH]:TRIPped</text:p>
          </table:table-cell>
          <table:covered-table-cell/>
          <table:covered-table-cell/>
          <table:covered-table-cell/>
        </table:table-row>
      </table:table>
      <text:list xml:id="list539028506" text:continue-numbering="true" text:style-name="Outline">
        <text:list-item>
          <text:list>
            <text:list-item>
              <text:list>
                <text:list-item>
                  <text:h text:style-name="P38" text:outline-level="3"><text:bookmark text:name="syst_temp_prot_del"/>SYSTem:TEMPerature:PROTection[:HIGH]:DELay[:TIME]</text:h>
                </text:list-item>
              </text:list>
            </text:list-item>
          </text:list>
        </text:list-item>
      </text:list>
      <table:table table:name="Table127" table:style-name="Table127">
        <table:table-column table:style-name="Table127.A"/>
        <table:table-column table:style-name="Table127.B"/>
        <table:table-column table:style-name="Table127.C"/>
        <table:table-column table:style-name="Table127.D"/>
        <table:table-column table:style-name="Table127.E"/>
        <table:table-row>
          <table:table-cell table:style-name="Table127.A1" office:value-type="string">
            <text:p text:style-name="P27">Syntax</text:p>
          </table:table-cell>
          <table:table-cell table:style-name="Table127.A1" table:number-columns-spanned="4" office:value-type="string">
            <text:p text:style-name="P22">SYSTem:TEMPerature:PROTection[:HIGH]:DELay[:TIME] {&lt;delay&gt;} [, &lt;sensor&gt;]</text:p>
            <text:p text:style-name="P22">SYSTem:TEMPerature:PROTection[:HIGH]:DELay[:TIME]? [&lt;sensor&gt;]</text:p>
          </table:table-cell>
          <table:covered-table-cell/>
          <table:covered-table-cell/>
          <table:covered-table-cell/>
        </table:table-row>
        <table:table-row>
          <table:table-cell table:style-name="Table127.A1" office:value-type="string">
            <text:p text:style-name="P27">Description</text:p>
          </table:table-cell>
          <table:table-cell table:style-name="Table127.A1" table:number-columns-spanned="4" office:value-type="string">
            <text:p text:style-name="P6">This command sets the over-temperature protection delay. The over-temperature protection function will not be triggered during the delay time. After the delay time has expired, the over-temperature protection function will be active. </text:p>
            <text:p text:style-name="Standard"><text:span text:style-name="T2">Programmed values can range from 0 to 300 seconds. See also </text:span><text:a xlink:type="simple" xlink:href="http://www.envox.hr/eez/bench-power-supply/psu-scpi-reference-manual/psu-scpi-parameters-and-settings.html#programming_parameters" text:style-name="Internet_20_link" text:visited-style-name="Visited_20_Internet_20_Link">Section 8.1</text:a></text:p>
          </table:table-cell>
          <table:covered-table-cell/>
          <table:covered-table-cell/>
          <table:covered-table-cell/>
        </table:table-row>
        <table:table-row>
          <table:table-cell table:style-name="Table127.A1" table:number-rows-spanned="3" office:value-type="string">
            <text:p text:style-name="P27">Parameters</text:p>
          </table:table-cell>
          <table:table-cell table:style-name="Table127.B3" office:value-type="string">
            <text:p text:style-name="P9">Name</text:p>
          </table:table-cell>
          <table:table-cell table:style-name="Table127.B3" office:value-type="string">
            <text:p text:style-name="P9">Type</text:p>
          </table:table-cell>
          <table:table-cell table:style-name="Table127.B3" office:value-type="string">
            <text:p text:style-name="P9">Range</text:p>
          </table:table-cell>
          <table:table-cell table:style-name="Table127.B3" office:value-type="string">
            <text:p text:style-name="P9">Default</text:p>
          </table:table-cell>
        </table:table-row>
        <table:table-row>
          <table:covered-table-cell/>
          <table:table-cell table:style-name="Table127.A1" office:value-type="string">
            <text:p text:style-name="P6">&lt;delay&gt;</text:p>
          </table:table-cell>
          <table:table-cell table:style-name="Table127.A1" office:value-type="string">
            <text:p text:style-name="P9">NR1</text:p>
          </table:table-cell>
          <table:table-cell table:style-name="Table127.A1" office:value-type="string">
            <text:p text:style-name="P9">0 – 300 seconds</text:p>
          </table:table-cell>
          <table:table-cell table:style-name="Table127.A1" office:value-type="string">
            <text:p text:style-name="P9">10</text:p>
          </table:table-cell>
        </table:table-row>
        <table:table-row>
          <table:covered-table-cell/>
          <table:table-cell table:style-name="Table127.A1" office:value-type="string">
            <text:p text:style-name="P6">&lt;sensor&gt;</text:p>
          </table:table-cell>
          <table:table-cell table:style-name="Table127.A1" office:value-type="string">
            <text:p text:style-name="P9">Discrete</text:p>
          </table:table-cell>
          <table:table-cell table:style-name="Table127.A1" office:value-type="string">
            <text:p text:style-name="P9">AUX|CH1|CH2|CH3|CH4|CH5|CH6</text:p>
          </table:table-cell>
          <table:table-cell table:style-name="Table127.A1" office:value-type="string">
            <text:p text:style-name="P9">AUX</text:p>
          </table:table-cell>
        </table:table-row>
        <table:table-row>
          <table:table-cell table:style-name="Table127.A1" office:value-type="string">
            <text:p text:style-name="P27">Return</text:p>
          </table:table-cell>
          <table:table-cell table:style-name="Table127.A1" table:number-columns-spanned="4" office:value-type="string">
            <text:p text:style-name="P6">The query returns programmed over-temperature protection delay.</text:p>
          </table:table-cell>
          <table:covered-table-cell/>
          <table:covered-table-cell/>
          <table:covered-table-cell/>
        </table:table-row>
        <table:table-row>
          <table:table-cell table:style-name="Table127.A1" office:value-type="string">
            <text:p text:style-name="P27"><text:span text:style-name="T5">Usage</text:span><text:span text:style-name="T6"> </text:span><text:span text:style-name="T5">example</text:span></text:p>
          </table:table-cell>
          <table:table-cell table:style-name="Table127.A1" table:number-columns-spanned="4" office:value-type="string">
            <text:p text:style-name="P24">SYST:TEMP:PROT:DEL 30, CH2</text:p>
          </table:table-cell>
          <table:covered-table-cell/>
          <table:covered-table-cell/>
          <table:covered-table-cell/>
        </table:table-row>
        <table:table-row>
          <table:table-cell table:style-name="Table127.A1" office:value-type="string">
            <text:p text:style-name="P27">Related Commands</text:p>
          </table:table-cell>
          <table:table-cell table:style-name="Table127.A1" table:number-columns-spanned="4" office:value-type="string">
            <text:p text:style-name="P6">*RST</text:p>
            <text:p text:style-name="P6">SYSTem:TEMPerature:PROTection[:HIGH][:LEVel]</text:p>
          </table:table-cell>
          <table:covered-table-cell/>
          <table:covered-table-cell/>
          <table:covered-table-cell/>
        </table:table-row>
      </table:table>
      <text:list xml:id="list1688241079" text:continue-numbering="true" text:style-name="Outline">
        <text:list-item>
          <text:list>
            <text:list-item>
              <text:list>
                <text:list-item>
                  <text:h text:style-name="P38" text:outline-level="3"><text:bookmark text:name="syst_temp_prot_stat"/>SYSTem:TEMPerature:PROTection[:HIGH]:STATe </text:h>
                </text:list-item>
              </text:list>
            </text:list-item>
          </text:list>
        </text:list-item>
      </text:list>
      <table:table table:name="Table185" table:style-name="Table185">
        <table:table-column table:style-name="Table185.A"/>
        <table:table-column table:style-name="Table185.B"/>
        <table:table-column table:style-name="Table185.C"/>
        <table:table-column table:style-name="Table185.D"/>
        <table:table-column table:style-name="Table185.E"/>
        <table:table-row>
          <table:table-cell table:style-name="Table185.A1" office:value-type="string">
            <text:p text:style-name="P27">Syntax</text:p>
          </table:table-cell>
          <table:table-cell table:style-name="Table185.A1" table:number-columns-spanned="4" office:value-type="string">
            <text:p text:style-name="P22">SYSTem:TEMPerature:PROTection[:HIGH]:STATe {&lt;bool&gt;} [, &lt;sensor&gt;]</text:p>
            <text:p text:style-name="P22">SYSTem:TEMPerature:PROTection[:HIGH]:STATe? [&lt;sensor&gt;]</text:p>
          </table:table-cell>
          <table:covered-table-cell/>
          <table:covered-table-cell/>
          <table:covered-table-cell/>
        </table:table-row>
        <table:table-row>
          <table:table-cell table:style-name="Table185.A1" office:value-type="string">
            <text:p text:style-name="P27">Description</text:p>
          </table:table-cell>
          <table:table-cell table:style-name="Table185.A1" table:number-columns-spanned="4" office:value-type="string">
            <text:p text:style-name="P6">This command enables or disables the over-temperature protection (OTP) function. The enabled state is ON (1); the disabled state is OFF (0). If the over-temperature protection function is enabled and the measured output power reach value set by [SOURce[&lt;n&gt;]<text:span text:style-name="T8">]:</text:span>POWer:PROTection[:LEVel] the output is disabled and the Questionable Condition status register OPP bit 10 is set.</text:p>
          </table:table-cell>
          <table:covered-table-cell/>
          <table:covered-table-cell/>
          <table:covered-table-cell/>
        </table:table-row>
        <text:soft-page-break/>
        <table:table-row>
          <table:table-cell table:style-name="Table185.A1" table:number-rows-spanned="3" office:value-type="string">
            <text:p text:style-name="P27">Parameters</text:p>
          </table:table-cell>
          <table:table-cell table:style-name="Table185.B3" office:value-type="string">
            <text:p text:style-name="P9">Name</text:p>
          </table:table-cell>
          <table:table-cell table:style-name="Table185.B3" office:value-type="string">
            <text:p text:style-name="P9">Type</text:p>
          </table:table-cell>
          <table:table-cell table:style-name="Table185.B3" office:value-type="string">
            <text:p text:style-name="P9">Range</text:p>
          </table:table-cell>
          <table:table-cell table:style-name="Table185.B3" office:value-type="string">
            <text:p text:style-name="P9">Default</text:p>
          </table:table-cell>
        </table:table-row>
        <table:table-row>
          <table:covered-table-cell/>
          <table:table-cell table:style-name="Table185.A1" office:value-type="string">
            <text:p text:style-name="P6">&lt;bool&gt;</text:p>
          </table:table-cell>
          <table:table-cell table:style-name="Table185.A1" office:value-type="string">
            <text:p text:style-name="P9">Boolean</text:p>
          </table:table-cell>
          <table:table-cell table:style-name="Table185.A1" office:value-type="string">
            <text:p text:style-name="P9">ON|OFF|0|1</text:p>
          </table:table-cell>
          <table:table-cell table:style-name="Table185.A1" office:value-type="string">
            <text:p text:style-name="P9">OFF</text:p>
          </table:table-cell>
        </table:table-row>
        <table:table-row>
          <table:covered-table-cell/>
          <table:table-cell table:style-name="Table185.A1" office:value-type="string">
            <text:p text:style-name="P6">&lt;sensor&gt;</text:p>
          </table:table-cell>
          <table:table-cell table:style-name="Table185.A1" office:value-type="string">
            <text:p text:style-name="P9">Discrete</text:p>
          </table:table-cell>
          <table:table-cell table:style-name="Table185.A1" office:value-type="string">
            <text:p text:style-name="P9">AUX|CH1|CH2|CH3|CH4|CH5|CH6</text:p>
          </table:table-cell>
          <table:table-cell table:style-name="Table185.A1" office:value-type="string">
            <text:p text:style-name="P9">AUX</text:p>
          </table:table-cell>
        </table:table-row>
        <table:table-row>
          <table:table-cell table:style-name="Table185.A1" office:value-type="string">
            <text:p text:style-name="P27">Return</text:p>
          </table:table-cell>
          <table:table-cell table:style-name="Table185.A1" table:number-columns-spanned="4" office:value-type="string">
            <text:p text:style-name="P6">The query command returns 0 if the current protection state is OFF, and 1 if the current protection state is ON.</text:p>
          </table:table-cell>
          <table:covered-table-cell/>
          <table:covered-table-cell/>
          <table:covered-table-cell/>
        </table:table-row>
        <table:table-row>
          <table:table-cell table:style-name="Table185.A1" office:value-type="string">
            <text:p text:style-name="P27"><text:span text:style-name="T5">Usage</text:span><text:span text:style-name="T6"> </text:span><text:span text:style-name="T5">example</text:span></text:p>
          </table:table-cell>
          <table:table-cell table:style-name="Table185.A1" table:number-columns-spanned="4" office:value-type="string">
            <text:p text:style-name="P24">SYST:TEMP:PROT:STAT? CH1</text:p>
            <text:p text:style-name="P31">0</text:p>
          </table:table-cell>
          <table:covered-table-cell/>
          <table:covered-table-cell/>
          <table:covered-table-cell/>
        </table:table-row>
        <table:table-row>
          <table:table-cell table:style-name="Table185.A1" office:value-type="string">
            <text:p text:style-name="P27">Related Commands</text:p>
          </table:table-cell>
          <table:table-cell table:style-name="Table185.A1" table:number-columns-spanned="4" office:value-type="string">
            <text:p text:style-name="P6">*RST</text:p>
            <text:p text:style-name="P6">SYSTem:TEMPerature:PROTection[:HIGH]:CLEar</text:p>
          </table:table-cell>
          <table:covered-table-cell/>
          <table:covered-table-cell/>
          <table:covered-table-cell/>
        </table:table-row>
      </table:table>
      <text:list xml:id="list166664973" text:continue-numbering="true" text:style-name="Outline">
        <text:list-item>
          <text:list>
            <text:list-item>
              <text:list>
                <text:list-item>
                  <text:h text:style-name="P38" text:outline-level="3"><text:bookmark text:name="syst_temp_prot_trip"/>SYSTem:TEMPerature:PROTection[:HIGH]:TRIPped?</text:h>
                </text:list-item>
              </text:list>
            </text:list-item>
          </text:list>
        </text:list-item>
      </text:list>
      <table:table table:name="Table187" table:style-name="Table187">
        <table:table-column table:style-name="Table187.A"/>
        <table:table-column table:style-name="Table187.B"/>
        <table:table-column table:style-name="Table187.C"/>
        <table:table-column table:style-name="Table187.D"/>
        <table:table-column table:style-name="Table187.E"/>
        <table:table-row>
          <table:table-cell table:style-name="Table187.A1" office:value-type="string">
            <text:p text:style-name="P27">Syntax</text:p>
          </table:table-cell>
          <table:table-cell table:style-name="Table187.A1" table:number-columns-spanned="4" office:value-type="string">
            <text:p text:style-name="P22">SYSTem:TEMPerature:PROTection[:HIGH]:TRIPped? [&lt;sensor&gt;]</text:p>
          </table:table-cell>
          <table:covered-table-cell/>
          <table:covered-table-cell/>
          <table:covered-table-cell/>
        </table:table-row>
        <table:table-row>
          <table:table-cell table:style-name="Table187.A1" office:value-type="string">
            <text:p text:style-name="P27">Description</text:p>
          </table:table-cell>
          <table:table-cell table:style-name="Table187.A1" table:number-columns-spanned="4" office:value-type="string">
            <text:p text:style-name="Standard"><text:span text:style-name="T2">Query whether OTP occurred on the selected temperature sensor. </text:span><text:span text:style-name="T4">When protection is tripped bit 4 (TEMPerature) of the Questionable Status register will be set (see </text:span><text:a xlink:type="simple" xlink:href="https://www.envox.hr/eez/eez-bench-box-3/bb3-scpi-reference-manual/bb3-scpi-registers-and-queues.html#ques_stat_reg" text:style-name="Internet_20_link" text:visited-style-name="Visited_20_Internet_20_Link">Section 3.4</text:a><text:span text:style-name="T4">).</text:span></text:p>
            <text:p text:style-name="P6">The SYSTem:TEMPerature:PROTection[:HIGH]:CLEar command can be send to clear OTP condition caused by the selected temperature sensor.</text:p>
          </table:table-cell>
          <table:covered-table-cell/>
          <table:covered-table-cell/>
          <table:covered-table-cell/>
        </table:table-row>
        <table:table-row>
          <table:table-cell table:style-name="Table187.A1" table:number-rows-spanned="2" office:value-type="string">
            <text:p text:style-name="P27">Parameters</text:p>
          </table:table-cell>
          <table:table-cell table:style-name="Table187.B3" office:value-type="string">
            <text:p text:style-name="P9">Name</text:p>
          </table:table-cell>
          <table:table-cell table:style-name="Table187.B3" office:value-type="string">
            <text:p text:style-name="P9">Type</text:p>
          </table:table-cell>
          <table:table-cell table:style-name="Table187.B3" office:value-type="string">
            <text:p text:style-name="P9">Range</text:p>
          </table:table-cell>
          <table:table-cell table:style-name="Table187.B3" office:value-type="string">
            <text:p text:style-name="P9">Default</text:p>
          </table:table-cell>
        </table:table-row>
        <table:table-row>
          <table:covered-table-cell/>
          <table:table-cell table:style-name="Table187.A1" office:value-type="string">
            <text:p text:style-name="P6">&lt;sensor&gt;</text:p>
          </table:table-cell>
          <table:table-cell table:style-name="Table187.A1" office:value-type="string">
            <text:p text:style-name="P9">Discrete</text:p>
          </table:table-cell>
          <table:table-cell table:style-name="Table187.A1" office:value-type="string">
            <text:p text:style-name="P9">AUX|CH1|CH2|CH3|CH4|CH5|CH6</text:p>
          </table:table-cell>
          <table:table-cell table:style-name="Table187.A1" office:value-type="string">
            <text:p text:style-name="P9">AUX</text:p>
          </table:table-cell>
        </table:table-row>
        <table:table-row>
          <table:table-cell table:style-name="Table187.A1" office:value-type="string">
            <text:p text:style-name="P27">Return</text:p>
          </table:table-cell>
          <table:table-cell table:style-name="Table187.A1" table:number-columns-spanned="4" office:value-type="string">
            <text:p text:style-name="P6">This query returns a 1 if the protection circuit is tripped and a 0 if it is untripped.</text:p>
          </table:table-cell>
          <table:covered-table-cell/>
          <table:covered-table-cell/>
          <table:covered-table-cell/>
        </table:table-row>
        <table:table-row>
          <table:table-cell table:style-name="Table187.A1" office:value-type="string">
            <text:p text:style-name="P27"><text:span text:style-name="T5">Usage</text:span><text:span text:style-name="T6"> </text:span><text:span text:style-name="T5">example</text:span></text:p>
          </table:table-cell>
          <table:table-cell table:style-name="Table187.A1" table:number-columns-spanned="4" office:value-type="string">
            <text:p text:style-name="P24">SYST:TEMP:PROT:TRIP?</text:p>
            <text:p text:style-name="P31">0</text:p>
          </table:table-cell>
          <table:covered-table-cell/>
          <table:covered-table-cell/>
          <table:covered-table-cell/>
        </table:table-row>
        <table:table-row>
          <table:table-cell table:style-name="Table187.A1" office:value-type="string">
            <text:p text:style-name="P27">Related Commands</text:p>
          </table:table-cell>
          <table:table-cell table:style-name="Table187.A1" table:number-columns-spanned="4" office:value-type="string">
            <text:p text:style-name="P6">SYSTem:TEMPerature:PROTection[:HIGH]:CLEar</text:p>
            <text:p text:style-name="P6">SYSTem:TEMPerature:PROTection[:HIGH]:STATe</text:p>
          </table:table-cell>
          <table:covered-table-cell/>
          <table:covered-table-cell/>
          <table:covered-table-cell/>
        </table:table-row>
      </table:table>
      <text:list xml:id="list1499633957" text:continue-numbering="true" text:style-name="Outline">
        <text:list-item>
          <text:list>
            <text:list-item>
              <text:list>
                <text:list-item>
                  <text:h text:style-name="P38" text:outline-level="3"><text:bookmark text:name="syst_time"/>SYSTem:TIME</text:h>
                </text:list-item>
              </text:list>
            </text:list-item>
          </text:list>
        </text:list-item>
      </text:list>
      <table:table table:name="Table96" table:style-name="Table96">
        <table:table-column table:style-name="Table96.A"/>
        <table:table-column table:style-name="Table96.B" table:number-columns-repeated="4"/>
        <table:table-row>
          <table:table-cell table:style-name="Table96.A1" office:value-type="string">
            <text:p text:style-name="P27">Syntax</text:p>
          </table:table-cell>
          <table:table-cell table:style-name="Table96.A1" table:number-columns-spanned="4" office:value-type="string">
            <text:p text:style-name="P22">SYSTem:TIME {&lt;hours&gt;}, {&lt;minutes&gt;}, {&lt;seconds&gt;}</text:p>
            <text:p text:style-name="P22">SYSTem:TIME?</text:p>
          </table:table-cell>
          <table:covered-table-cell/>
          <table:covered-table-cell/>
          <table:covered-table-cell/>
        </table:table-row>
        <table:table-row>
          <table:table-cell table:style-name="Table96.A1" office:value-type="string">
            <text:p text:style-name="P27">Description</text:p>
          </table:table-cell>
          <table:table-cell table:style-name="Table96.A1" table:number-columns-spanned="4" office:value-type="string">
            <text:p text:style-name="P6">Sets the time of the system clock (RTC). Specify the hours, minutes, and seconds.</text:p>
            <text:p text:style-name="P7">The self-test procedure compare date and time stored in RTC registers with values stored in the non-volatile memory (EEPROM). When the later is greater then former or any of them lost integrity (i.e. any of value is outside allowed range: for example seconds are higher then 60 or months are higher then 12, etc.) self-test will failed. The *TST? will return 1 and detailed report could be queried using the DIAGnostic:TEST? command.</text:p>
            <text:p text:style-name="P7"/>
            <text:p text:style-name="note"><text:span text:style-name="T4">The bit 3 (TIME) of the Questionable Status register will be set (see </text:span><text:a xlink:type="simple" xlink:href="https://www.envox.hr/eez/eez-bench-box-3/bb3-scpi-reference-manual/bb3-scpi-registers-and-queues.html#ques_stat_reg" text:style-name="Internet_20_link" text:visited-style-name="Visited_20_Internet_20_Link">Section 3.4</text:a><text:span text:style-name="T4">) if datetime self-test failed or datetime was never set.</text:span></text:p>
          </table:table-cell>
          <table:covered-table-cell/>
          <table:covered-table-cell/>
          <table:covered-table-cell/>
        </table:table-row>
        <table:table-row>
          <table:table-cell table:style-name="Table96.A1" table:number-rows-spanned="4" office:value-type="string">
            <text:p text:style-name="P27">Parameters</text:p>
          </table:table-cell>
          <table:table-cell table:style-name="Table96.B3" office:value-type="string">
            <text:p text:style-name="P9">Name</text:p>
          </table:table-cell>
          <table:table-cell table:style-name="Table96.B3" office:value-type="string">
            <text:p text:style-name="P9">Type</text:p>
          </table:table-cell>
          <table:table-cell table:style-name="Table96.B3" office:value-type="string">
            <text:p text:style-name="P9">Range</text:p>
          </table:table-cell>
          <table:table-cell table:style-name="Table96.B3" office:value-type="string">
            <text:p text:style-name="P9">Default</text:p>
          </table:table-cell>
        </table:table-row>
        <table:table-row>
          <table:covered-table-cell/>
          <table:table-cell table:style-name="Table96.A1" office:value-type="string">
            <text:p text:style-name="P6">&lt;hours&gt;</text:p>
          </table:table-cell>
          <table:table-cell table:style-name="Table96.A1" office:value-type="string">
            <text:p text:style-name="P9">NR1</text:p>
          </table:table-cell>
          <table:table-cell table:style-name="Table96.A1" office:value-type="string">
            <text:p text:style-name="P9">0 – 23</text:p>
          </table:table-cell>
          <table:table-cell table:style-name="Table96.A1" office:value-type="string">
            <text:p text:style-name="P9">–</text:p>
          </table:table-cell>
        </table:table-row>
        <table:table-row>
          <table:covered-table-cell/>
          <table:table-cell table:style-name="Table96.A1" office:value-type="string">
            <text:p text:style-name="P6">&lt;minutes&gt;</text:p>
          </table:table-cell>
          <table:table-cell table:style-name="Table96.A1" office:value-type="string">
            <text:p text:style-name="P9">NR1</text:p>
          </table:table-cell>
          <table:table-cell table:style-name="Table96.A1" office:value-type="string">
            <text:p text:style-name="P9">0 – 59</text:p>
          </table:table-cell>
          <table:table-cell table:style-name="Table96.A1" office:value-type="string">
            <text:p text:style-name="P9">–</text:p>
          </table:table-cell>
        </table:table-row>
        <table:table-row>
          <table:covered-table-cell/>
          <table:table-cell table:style-name="Table96.A1" office:value-type="string">
            <text:p text:style-name="P6">&lt;seconds&gt;</text:p>
          </table:table-cell>
          <table:table-cell table:style-name="Table96.A1" office:value-type="string">
            <text:p text:style-name="P9">NR1</text:p>
          </table:table-cell>
          <table:table-cell table:style-name="Table96.A1" office:value-type="string">
            <text:p text:style-name="P9">0 – 59</text:p>
          </table:table-cell>
          <table:table-cell table:style-name="Table96.A1" office:value-type="string">
            <text:p text:style-name="P9">–</text:p>
          </table:table-cell>
        </table:table-row>
        <table:table-row>
          <table:table-cell table:style-name="Table96.A1" office:value-type="string">
            <text:p text:style-name="P27">Return</text:p>
          </table:table-cell>
          <table:table-cell table:style-name="Table96.A1" table:number-columns-spanned="4" office:value-type="string">
            <text:p text:style-name="P6">Query the current time of the system clock in HH, MM, SS format.</text:p>
          </table:table-cell>
          <table:covered-table-cell/>
          <table:covered-table-cell/>
          <table:covered-table-cell/>
        </table:table-row>
        <table:table-row>
          <table:table-cell table:style-name="Table96.A1" office:value-type="string">
            <text:p text:style-name="P27"><text:span text:style-name="T5">Usage</text:span><text:span text:style-name="T6"> </text:span><text:span text:style-name="T5">example</text:span></text:p>
          </table:table-cell>
          <table:table-cell table:style-name="Table96.A1" table:number-columns-spanned="4" office:value-type="string">
            <text:p text:style-name="P24">SYST:TIME?</text:p>
            <text:p text:style-name="P31">15, 10, 33</text:p>
          </table:table-cell>
          <table:covered-table-cell/>
          <table:covered-table-cell/>
          <table:covered-table-cell/>
        </table:table-row>
        <table:table-row>
          <table:table-cell table:style-name="Table96.A1" office:value-type="string">
            <text:p text:style-name="P27">Related Commands</text:p>
          </table:table-cell>
          <table:table-cell table:style-name="Table96.A1" table:number-columns-spanned="4" office:value-type="string">
            <text:p text:style-name="P6">*TST?</text:p>
            <text:p text:style-name="P6">DIAGnostic[:INFOrmation]:TEST?</text:p>
            <text:p text:style-name="P6"><text:soft-page-break/>SYSTem:DATE</text:p>
            <text:p text:style-name="P6">SYSTem:FORMat:TIME</text:p>
          </table:table-cell>
          <table:covered-table-cell/>
          <table:covered-table-cell/>
          <table:covered-table-cell/>
        </table:table-row>
      </table:table>
      <text:list xml:id="list474610310" text:continue-numbering="true" text:style-name="Outline">
        <text:list-item>
          <text:list>
            <text:list-item>
              <text:list>
                <text:list-item>
                  <text:h text:style-name="P38" text:outline-level="3"><text:bookmark text:name="syst_time_dst"/>SYSTem:TIME:DST</text:h>
                </text:list-item>
              </text:list>
            </text:list-item>
          </text:list>
        </text:list-item>
      </text:list>
      <table:table table:name="Table30" table:style-name="Table30">
        <table:table-column table:style-name="Table30.A"/>
        <table:table-column table:style-name="Table30.B" table:number-columns-repeated="4"/>
        <table:table-row>
          <table:table-cell table:style-name="Table30.A1" office:value-type="string">
            <text:p text:style-name="P27">Syntax</text:p>
          </table:table-cell>
          <table:table-cell table:style-name="Table30.A1" table:number-columns-spanned="4" office:value-type="string">
            <text:p text:style-name="P22">SYSTem:TIME:DST {&lt;rules&gt;}</text:p>
            <text:p text:style-name="P22">SYSTem:TIME:DST?</text:p>
          </table:table-cell>
          <table:covered-table-cell/>
          <table:covered-table-cell/>
          <table:covered-table-cell/>
        </table:table-row>
        <table:table-row>
          <table:table-cell table:style-name="Table30.A1" office:value-type="string">
            <text:p text:style-name="P27">Description</text:p>
          </table:table-cell>
          <table:table-cell table:style-name="Table30.A1" table:number-columns-spanned="4" office:value-type="string">
            <text:p text:style-name="P7">Use this command to define daylight saving time (DST) rules used in your region. </text:p>
            <text:p text:style-name="P7"/>
            <text:p text:style-name="P20">Firmware v1.0 support limited number of region: Europe, US/Canada and Australia/New Zealand. </text:p>
          </table:table-cell>
          <table:covered-table-cell/>
          <table:covered-table-cell/>
          <table:covered-table-cell/>
        </table:table-row>
        <table:table-row>
          <table:table-cell table:style-name="Table30.A1" table:number-rows-spanned="2" office:value-type="string">
            <text:p text:style-name="P27">Parameters</text:p>
          </table:table-cell>
          <table:table-cell table:style-name="Table30.B3" office:value-type="string">
            <text:p text:style-name="P9">Name</text:p>
          </table:table-cell>
          <table:table-cell table:style-name="Table30.B3" office:value-type="string">
            <text:p text:style-name="P9">Type</text:p>
          </table:table-cell>
          <table:table-cell table:style-name="Table30.B3" office:value-type="string">
            <text:p text:style-name="P9">Range</text:p>
          </table:table-cell>
          <table:table-cell table:style-name="Table30.B3" office:value-type="string">
            <text:p text:style-name="P9">Default</text:p>
          </table:table-cell>
        </table:table-row>
        <table:table-row>
          <table:covered-table-cell/>
          <table:table-cell table:style-name="Table30.A1" office:value-type="string">
            <text:p text:style-name="P6">&lt;rules&gt;</text:p>
          </table:table-cell>
          <table:table-cell table:style-name="Table30.A1" office:value-type="string">
            <text:p text:style-name="P9">Discrete</text:p>
          </table:table-cell>
          <table:table-cell table:style-name="Table30.A1" office:value-type="string">
            <text:p text:style-name="P9">OFF|EU|USA|AUS</text:p>
          </table:table-cell>
          <table:table-cell table:style-name="Table30.A1" office:value-type="string">
            <text:p text:style-name="P9">OFF</text:p>
          </table:table-cell>
        </table:table-row>
        <table:table-row>
          <table:table-cell table:style-name="Table30.A1" office:value-type="string">
            <text:p text:style-name="P27">Return</text:p>
          </table:table-cell>
          <table:table-cell table:style-name="Table30.A1" table:number-columns-spanned="4" office:value-type="string">
            <text:p text:style-name="P6">Query the DTS rule name used for adjust time.</text:p>
          </table:table-cell>
          <table:covered-table-cell/>
          <table:covered-table-cell/>
          <table:covered-table-cell/>
        </table:table-row>
        <table:table-row>
          <table:table-cell table:style-name="Table30.A1" office:value-type="string">
            <text:p text:style-name="P27"><text:span text:style-name="T5">Usage</text:span><text:span text:style-name="T6"> </text:span><text:span text:style-name="T5">example</text:span></text:p>
          </table:table-cell>
          <table:table-cell table:style-name="Table30.A1" table:number-columns-spanned="4" office:value-type="string">
            <text:p text:style-name="P24">SYST:TIME:DST EU</text:p>
          </table:table-cell>
          <table:covered-table-cell/>
          <table:covered-table-cell/>
          <table:covered-table-cell/>
        </table:table-row>
        <table:table-row>
          <table:table-cell table:style-name="Table30.A1" office:value-type="string">
            <text:p text:style-name="P27">Related Commands</text:p>
          </table:table-cell>
          <table:table-cell table:style-name="Table30.A1" table:number-columns-spanned="4" office:value-type="string">
            <text:p text:style-name="P6">SYSTem:COMMunicate:ENABle</text:p>
            <text:p text:style-name="P6">SYSTem:COMMunicate:NTP</text:p>
            <text:p text:style-name="P6">SYSTem:TIME</text:p>
          </table:table-cell>
          <table:covered-table-cell/>
          <table:covered-table-cell/>
          <table:covered-table-cell/>
        </table:table-row>
      </table:table>
      <text:list xml:id="list846151290" text:continue-numbering="true" text:style-name="Outline">
        <text:list-item>
          <text:list>
            <text:list-item>
              <text:list>
                <text:list-item>
                  <text:h text:style-name="P38" text:outline-level="3"><text:bookmark text:name="syst_time_zone"/>SYSTem:TIME:ZONE</text:h>
                </text:list-item>
              </text:list>
            </text:list-item>
          </text:list>
        </text:list-item>
      </text:list>
      <table:table table:name="Table40" table:style-name="Table40">
        <table:table-column table:style-name="Table40.A"/>
        <table:table-column table:style-name="Table40.B" table:number-columns-repeated="4"/>
        <table:table-row>
          <table:table-cell table:style-name="Table40.A1" office:value-type="string">
            <text:p text:style-name="P27">Syntax</text:p>
          </table:table-cell>
          <table:table-cell table:style-name="Table40.A1" table:number-columns-spanned="4" office:value-type="string">
            <text:p text:style-name="P22">SYSTem:TIME:ZONE {&lt;zone&gt;}</text:p>
            <text:p text:style-name="P22">SYSTem:TIME:ZONE?</text:p>
          </table:table-cell>
          <table:covered-table-cell/>
          <table:covered-table-cell/>
          <table:covered-table-cell/>
        </table:table-row>
        <table:table-row>
          <table:table-cell table:style-name="Table40.A1" office:value-type="string">
            <text:p text:style-name="P27">Description</text:p>
          </table:table-cell>
          <table:table-cell table:style-name="Table40.A1" table:number-columns-spanned="4" office:value-type="string">
            <text:p text:style-name="P7">Use this command to define time zone as offset from GMT.</text:p>
          </table:table-cell>
          <table:covered-table-cell/>
          <table:covered-table-cell/>
          <table:covered-table-cell/>
        </table:table-row>
        <table:table-row>
          <table:table-cell table:style-name="Table40.A1" table:number-rows-spanned="2" office:value-type="string">
            <text:p text:style-name="P27">Parameters</text:p>
          </table:table-cell>
          <table:table-cell table:style-name="Table40.B3" office:value-type="string">
            <text:p text:style-name="P9">Name</text:p>
          </table:table-cell>
          <table:table-cell table:style-name="Table40.B3" office:value-type="string">
            <text:p text:style-name="P9">Type</text:p>
          </table:table-cell>
          <table:table-cell table:style-name="Table40.B3" office:value-type="string">
            <text:p text:style-name="P9">Range</text:p>
          </table:table-cell>
          <table:table-cell table:style-name="Table40.B3" office:value-type="string">
            <text:p text:style-name="P9">Default</text:p>
          </table:table-cell>
        </table:table-row>
        <table:table-row>
          <table:covered-table-cell/>
          <table:table-cell table:style-name="Table40.A1" office:value-type="string">
            <text:p text:style-name="P6">&lt;zone&gt;</text:p>
          </table:table-cell>
          <table:table-cell table:style-name="Table40.A1" office:value-type="string">
            <text:p text:style-name="P9">Quoted string</text:p>
          </table:table-cell>
          <table:table-cell table:style-name="Table40.A1" office:value-type="string">
            <text:p text:style-name="P9">-12:00 to 14:00</text:p>
          </table:table-cell>
          <table:table-cell table:style-name="Table40.A1" office:value-type="string">
            <text:p text:style-name="P9">–</text:p>
          </table:table-cell>
        </table:table-row>
        <table:table-row>
          <table:table-cell table:style-name="Table40.A1" office:value-type="string">
            <text:p text:style-name="P27">Return</text:p>
          </table:table-cell>
          <table:table-cell table:style-name="Table40.A1" table:number-columns-spanned="4" office:value-type="string">
            <text:p text:style-name="P6">Query the time zone <text:span text:style-name="T7">as offset from GMT in the following format: “[sign]hh:mm GMT”</text:span></text:p>
          </table:table-cell>
          <table:covered-table-cell/>
          <table:covered-table-cell/>
          <table:covered-table-cell/>
        </table:table-row>
        <table:table-row>
          <table:table-cell table:style-name="Table40.A1" office:value-type="string">
            <text:p text:style-name="P27"><text:span text:style-name="T5">Usage</text:span><text:span text:style-name="T6"> </text:span><text:span text:style-name="T5">example</text:span></text:p>
          </table:table-cell>
          <table:table-cell table:style-name="Table40.A1" table:number-columns-spanned="4" office:value-type="string">
            <text:p text:style-name="P24">SYST:TIME:ZONE 1</text:p>
            <text:p text:style-name="P24">SYST:TIME:ZONE?</text:p>
            <text:p text:style-name="P31">"+01:00 GMT"</text:p>
          </table:table-cell>
          <table:covered-table-cell/>
          <table:covered-table-cell/>
          <table:covered-table-cell/>
        </table:table-row>
        <table:table-row>
          <table:table-cell table:style-name="Table40.A1" office:value-type="string">
            <text:p text:style-name="P27">Related Commands</text:p>
          </table:table-cell>
          <table:table-cell table:style-name="Table40.A1" table:number-columns-spanned="4" office:value-type="string">
            <text:p text:style-name="P6">SYSTem:COMMunicate:ENABle</text:p>
            <text:p text:style-name="P6">SYSTem:COMMunicate:NTP</text:p>
            <text:p text:style-name="P6">SYSTem:TIME</text:p>
          </table:table-cell>
          <table:covered-table-cell/>
          <table:covered-table-cell/>
          <table:covered-table-cell/>
        </table:table-row>
      </table:table>
      <text:list xml:id="list1631401198" text:continue-numbering="true" text:style-name="Outline">
        <text:list-item>
          <text:list>
            <text:list-item>
              <text:list>
                <text:list-item>
                  <text:h text:style-name="P38" text:outline-level="3"><text:bookmark text:name="syst_vers"/>SYSTem:VERSion?</text:h>
                </text:list-item>
              </text:list>
            </text:list-item>
          </text:list>
        </text:list-item>
      </text:list>
      <table:table table:name="Table64" table:style-name="Table64">
        <table:table-column table:style-name="Table64.A"/>
        <table:table-column table:style-name="Table64.B"/>
        <table:table-row>
          <table:table-cell table:style-name="Table64.A1" office:value-type="string">
            <text:p text:style-name="P27">Syntax</text:p>
          </table:table-cell>
          <table:table-cell table:style-name="Table64.A1" office:value-type="string">
            <text:p text:style-name="P22">SYSTem:VERSion?</text:p>
          </table:table-cell>
        </table:table-row>
        <table:table-row>
          <table:table-cell table:style-name="Table64.A1" office:value-type="string">
            <text:p text:style-name="P27">Description</text:p>
          </table:table-cell>
          <table:table-cell table:style-name="Table64.A1" office:value-type="string">
            <text:p text:style-name="P6">This command returns the version of the SCPI (Standard Commands for Programmable Instruments) standard with which the instrument is in compliance</text:p>
          </table:table-cell>
        </table:table-row>
        <table:table-row>
          <table:table-cell table:style-name="Table64.A1" office:value-type="string">
            <text:p text:style-name="P27">Return</text:p>
          </table:table-cell>
          <table:table-cell table:style-name="Table64.A1" office:value-type="string">
            <text:p text:style-name="P6">The command returns a string in the form “YYYY.V”, where YYYY represents the year of the version and V represents a version for that year.</text:p>
          </table:table-cell>
        </table:table-row>
        <table:table-row>
          <table:table-cell table:style-name="Table64.A1" office:value-type="string">
            <text:p text:style-name="P27"><text:span text:style-name="T5">Usage</text:span><text:span text:style-name="T6"> </text:span><text:span text:style-name="T5">example</text:span></text:p>
          </table:table-cell>
          <table:table-cell table:style-name="Table64.A1" office:value-type="string">
            <text:p text:style-name="P24">SYST:VERS?</text:p>
            <text:p text:style-name="P31">1999.0</text:p>
          </table:table-cell>
        </table:table-row>
      </table:table>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2" svg:font-family="Arial" style:font-adornments="Negreta" style:font-family-generic="swiss" style:font-pitch="variable"/>
    <style:font-face style:name="Arial3" svg:font-family="Arial" style:font-adornments="Negreta cursiva" style:font-family-generic="swiss" style:font-pitch="variable"/>
    <style:font-face style:name="Arial1" svg:font-family="Arial" style:font-adornments="Normal" style:font-family-generic="swiss" style:font-pitch="variable"/>
    <style:font-face style:name="Arial4"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Noto Sans CJK SC" svg:font-family="'Noto Sans CJK SC'"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mm" style:writing-mode="lr-tb"/>
      <style:text-properties style:use-window-font-color="true" style:font-name="Arial" fo:font-size="12pt" fo:language="en" fo:country="US" style:letter-kerning="true" style:font-name-asian="Noto Sans CJK SC"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master-page-name="">
      <style:paragraph-properties fo:orphans="0" fo:widows="0" style:page-number="auto"/>
      <style:text-properties style:font-name="Arial1" fo:font-size="10.5pt" fo:language="en" fo:country="US" style:font-name-asian="Arial4" style:font-size-asian="12pt" style:font-name-complex="Times New Roman" style:font-size-complex="12pt"/>
    </style:style>
    <style:style style:name="Heading" style:family="paragraph" style:parent-style-name="Standard" style:next-style-name="Standard" style:list-style-name="Numbering_20_1" style:class="text" style:master-page-name="">
      <style:paragraph-properties loext:contextual-spacing="false" fo:margin-top="4.23mm" fo:margin-bottom="2.12mm" style:page-number="auto" fo:background-color="transparent" style:shadow="none" fo:keep-with-next="always">
        <style:tab-stops/>
        <style:background-image/>
      </style:paragraph-properties>
      <style:text-properties style:font-name="Bitstream Vera Sans"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loext:contextual-spacing="false" fo:margin-top="0mm" fo:margin-bottom="2.12mm"/>
    </style:style>
    <style:style style:name="List" style:family="paragraph" style:parent-style-name="Standard" style:default-outline-level="" style:list-style-name="List_20_1" style:class="list" style:master-page-name="">
      <style:paragraph-properties loext:contextual-spacing="false"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Arial" fo:font-size="10.5pt" style:font-name-complex="DejaVu Sans1" fo:hyphenate="false" fo:hyphenation-remain-char-count="2" fo:hyphenation-push-char-count="2"/>
    </style:style>
    <style:style style:name="Caption" style:family="paragraph" style:parent-style-name="Standard" style:class="extra">
      <style:paragraph-properties loext:contextual-spacing="false" fo:margin-top="2.12mm" fo:margin-bottom="2.12mm" fo:text-align="center" style:justify-single-word="false" text:number-lines="false" text:line-number="0"/>
      <style:text-properties style:font-name="Arial"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2"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Arial3"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loext:contextual-spacing="false"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loext:contextual-spacing="false"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loext:contextual-spacing="false"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Arial2"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loext:contextual-spacing="false"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loext:contextual-spacing="false"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loext:contextual-spacing="false"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loext:contextual-spacing="false"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loext:contextual-spacing="false"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loext:contextual-spacing="false"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loext:contextual-spacing="false" fo:margin-left="6.35mm" fo:margin-right="0mm" fo:margin-top="4.23mm" fo:margin-bottom="2.12mm" fo:text-indent="-6.35mm" style:auto-text-indent="false"/>
    </style:style>
    <style:style style:name="Numbering_20_1" style:display-name="Numbering 1" style:family="paragraph" style:parent-style-name="List" style:class="list">
      <style:paragraph-properties loext:contextual-spacing="false" fo:margin-left="6.35mm" fo:margin-right="0mm" fo:margin-top="0mm" fo:margin-bottom="2.12mm" fo:text-indent="-6.35mm" style:auto-text-indent="false"/>
    </style:style>
    <style:style style:name="Numbering_20_2" style:display-name="Numbering 2" style:family="paragraph" style:parent-style-name="List" style:class="list">
      <style:paragraph-properties loext:contextual-spacing="false" fo:margin-left="12.7mm" fo:margin-right="0mm" fo:margin-top="0mm" fo:margin-bottom="2.12mm" fo:text-indent="-6.35mm" style:auto-text-indent="false"/>
    </style:style>
    <style:style style:name="Numbering_20_3" style:display-name="Numbering 3" style:family="paragraph" style:parent-style-name="List" style:class="list">
      <style:paragraph-properties loext:contextual-spacing="false"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loext:contextual-spacing="false" fo:margin-left="25.4mm" fo:margin-right="0mm" fo:margin-top="4.23mm" fo:margin-bottom="2.12mm" fo:text-indent="-6.35mm" style:auto-text-indent="false"/>
    </style:style>
    <style:style style:name="Numbering_20_4" style:display-name="Numbering 4" style:family="paragraph" style:parent-style-name="List" style:class="list">
      <style:paragraph-properties loext:contextual-spacing="false"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loext:contextual-spacing="false"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loext:contextual-spacing="false" fo:margin-left="31.75mm" fo:margin-right="0mm" fo:margin-top="4.23mm" fo:margin-bottom="2.12mm" fo:text-indent="-6.35mm" style:auto-text-indent="false"/>
    </style:style>
    <style:style style:name="Numbering_20_5" style:display-name="Numbering 5" style:family="paragraph" style:parent-style-name="List" style:class="list">
      <style:paragraph-properties loext:contextual-spacing="false"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loext:contextual-spacing="false"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loext:contextual-spacing="false" fo:margin-top="0mm" fo:margin-bottom="1.99mm" style:page-number="auto"/>
    </style:style>
    <style:style style:name="scpi4" style:family="paragraph" style:parent-style-name="scpi0">
      <style:paragraph-properties loext:contextual-spacing="false" fo:margin-left="20mm" fo:margin-right="0mm" fo:margin-top="0mm" fo:margin-bottom="0mm" fo:text-indent="0mm" style:auto-text-indent="false"/>
    </style:style>
    <style:style style:name="table_5f_body" style:display-name="table_body" style:family="paragraph" style:parent-style-name="Standard" style:auto-update="true">
      <style:text-properties fo:font-size="10.5pt" fo:font-style="italic"/>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scpi5" style:family="paragraph" style:parent-style-name="Standard">
      <style:paragraph-properties loext:contextual-spacing="false" fo:margin-left="24.99mm" fo:margin-right="0mm" fo:margin-top="0mm" fo:margin-bottom="0mm" fo:text-indent="0mm" style:auto-text-indent="false"/>
    </style:style>
    <style:style style:name="equation" style:family="paragraph" style:parent-style-name="Standard">
      <style:paragraph-properties loext:contextual-spacing="false" fo:margin-left="10mm" fo:margin-right="0mm" fo:margin-top="1.99mm" fo:margin-bottom="1.99mm" fo:text-indent="0mm" style:auto-text-indent="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loext:contextual-spacing="false" fo:margin-left="0mm" fo:margin-right="0mm" fo:margin-top="0mm" fo:margin-bottom="3mm" fo:text-indent="0mm" style:auto-text-indent="false" style:page-number="auto" fo:break-before="page" text:number-lines="false" text:line-number="0">
        <style:tab-stops/>
      </style:paragraph-properties>
      <style:text-properties fo:color="#0066cc" style:font-name="Arial2"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loext:contextual-spacing="false"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loext:contextual-spacing="false" fo:margin-left="10mm" fo:margin-right="1.99mm" fo:margin-top="0mm" fo:margin-bottom="0mm" fo:text-indent="-6mm" style:auto-text-indent="false" style:page-number="auto" style:writing-mode="page">
        <style:tab-stops/>
      </style:paragraph-properties>
    </style:style>
    <style:style style:name="html-code" style:family="paragraph" style:parent-style-name="Standard">
      <style:paragraph-properties fo:background-color="#ffff00">
        <style:background-image/>
      </style:paragraph-properties>
    </style:style>
    <style:style style:name="Default_5f_nt2" style:display-name="Default_nt2" style:family="paragraph" style:next-style-name="Standard">
      <style:text-properties fo:font-size="10pt" fo:font-weight="bold"/>
    </style:style>
    <style:style style:name="Horizontal_20_Line" style:display-name="Horizontal Line" style:family="paragraph" style:parent-style-name="Standard" style:next-style-name="Text_20_body" style:class="html">
      <style:paragraph-properties loext:contextual-spacing="false" fo:margin-top="0mm" fo:margin-bottom="4.99mm" style:border-line-width-bottom="0.02mm 0.04mm 0.02mm" fo:padding="0mm" fo:border-left="none" fo:border-right="none" fo:border-top="none" fo:border-bottom="0.08mm double #808080" text:number-lines="false" text:line-number="0" style:join-border="false"/>
      <style:text-properties fo:font-size="6pt" style:font-size-asian="6pt" style:font-size-complex="6pt"/>
    </style:style>
    <style:style style:name="Drawing"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Bullet_20_Symbols" style:display-name="Bullet Symbols" style:family="text">
      <style:text-properties style:font-name="OpenSymbol" style:font-name-asian="OpenSymbol" style:font-name-complex="OpenSymbol"/>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Source_20_Text" style:display-name="Source Text" style:family="text">
      <style:text-properties style:font-name="DejaVu Sans Mono" style:font-name-asian="DejaVu Sans Mono" style:font-name-complex="DejaVu Sans Mono"/>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text:start-value="5">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start-value="17"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list-style style:name="WWNum1">
      <text:list-level-style-number text:level="1" style:num-format="1" text:start-value="5">
        <style:list-level-properties text:list-level-position-and-space-mode="label-alignment">
          <style:list-level-label-alignment text:label-followed-by="listtab" fo:text-indent="-7.62mm" fo:margin-left="7.62mm"/>
        </style:list-level-properties>
      </text:list-level-style-number>
      <text:list-level-style-number text:level="2" style:num-format="1" text:start-value="15" text:display-levels="2">
        <style:list-level-properties text:list-level-position-and-space-mode="label-alignment">
          <style:list-level-label-alignment text:label-followed-by="listtab" fo:text-indent="-10.16mm" fo:margin-left="10.16mm"/>
        </style:list-level-properties>
      </text:list-level-style-number>
      <text:list-level-style-number text:level="3" style:num-format="1" text:display-levels="3">
        <style:list-level-properties text:list-level-position-and-space-mode="label-alignment">
          <style:list-level-label-alignment text:label-followed-by="listtab" fo:text-indent="-12.7mm" fo:margin-left="12.7mm"/>
        </style:list-level-properties>
      </text:list-level-style-number>
      <text:list-level-style-number text:level="4" style:num-format="1">
        <style:list-level-properties text:list-level-position-and-space-mode="label-alignment">
          <style:list-level-label-alignment text:label-followed-by="listtab" fo:text-indent="-15.24mm" fo:margin-left="15.24mm"/>
        </style:list-level-properties>
      </text:list-level-style-number>
      <text:list-level-style-number text:level="5" style:num-format="1">
        <style:list-level-properties text:list-level-position-and-space-mode="label-alignment">
          <style:list-level-label-alignment text:label-followed-by="listtab" fo:text-indent="-17.78mm" fo:margin-left="17.78mm"/>
        </style:list-level-properties>
      </text:list-level-style-number>
      <text:list-level-style-number text:level="6" style:num-format="1">
        <style:list-level-properties text:list-level-position-and-space-mode="label-alignment">
          <style:list-level-label-alignment text:label-followed-by="listtab" fo:text-indent="-20.32mm" fo:margin-left="20.32mm"/>
        </style:list-level-properties>
      </text:list-level-style-number>
      <text:list-level-style-number text:level="7" style:num-format="1">
        <style:list-level-properties text:list-level-position-and-space-mode="label-alignment">
          <style:list-level-label-alignment text:label-followed-by="listtab" fo:text-indent="-22.86mm" fo:margin-left="22.86mm"/>
        </style:list-level-properties>
      </text:list-level-style-number>
      <text:list-level-style-number text:level="8" style:num-format="1">
        <style:list-level-properties text:list-level-position-and-space-mode="label-alignment">
          <style:list-level-label-alignment text:label-followed-by="listtab" fo:text-indent="-25.4mm" fo:margin-left="25.4mm"/>
        </style:list-level-properties>
      </text:list-level-style-number>
      <text:list-level-style-number text:level="9" style:num-format="1">
        <style:list-level-properties text:list-level-position-and-space-mode="label-alignment">
          <style:list-level-label-alignment text:label-followed-by="listtab" fo:text-indent="-27.94mm" fo:margin-left="27.94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language="en" fo:country="US"/>
    </style:style>
    <style:style style:name="MP2" style:family="paragraph" style:parent-style-name="Header_20_left">
      <style:text-properties fo:language="en" fo:country="US"/>
    </style:style>
    <style:style style:name="MP3" style:family="paragraph" style:parent-style-name="Footer_20_left">
      <style:text-properties fo:language="en" fo:country="US"/>
    </style:style>
    <style:style style:name="MP4" style:family="paragraph" style:parent-style-name="Header_20_right">
      <style:text-properties fo:language="en" fo:country="US"/>
    </style:style>
    <style:style style:name="MP5" style:family="paragraph" style:parent-style-name="Footer_20_right">
      <style:text-properties fo:language="en" fo:country="US"/>
    </style:style>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characters="true"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characters="true"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characters="true"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characters="true"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1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characters="true"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characters="true" style:footnote-max-height="0mm">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characters="true" style:footnote-max-height="0mm">
        <style:background-image/>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MP1"><text:page-number text:select-page="current">1</text:page-number></text:p>
      </style:footer>
    </style:master-page>
    <style:master-page style:name="Left_20_Page" style:display-name="Left Page" style:page-layout-name="Mpm3" style:next-style-name="Right_20_Page">
      <style:header>
        <text:p text:style-name="MP2"><text:title>5.17. SYSTem</text:title></text:p>
      </style:header>
      <style:footer>
        <text:p text:style-name="MP3"><text:page-number text:select-page="current">30</text:page-number></text:p>
      </style:footer>
    </style:master-page>
    <style:master-page style:name="Right_20_Page" style:display-name="Right Page" style:page-layout-name="Mpm4" style:next-style-name="Left_20_Page">
      <style:header>
        <text:p text:style-name="MP4"><text:chapter text:display="number-and-name" text:outline-level="1">5.17.SYSTem</text:chapter></text:p>
      </style:header>
      <style:footer>
        <text:p text:style-name="MP5"><text:page-number text:select-page="current">21</text:page-number></text:p>
      </style:footer>
    </style:master-page>
    <style:master-page style:name="HTML" style:page-layout-name="Mpm5"/>
    <style:master-page style:name="master_5f_first_20_page" style:display-name="master_first page" style:page-layout-name="Mpm6" style:next-style-name="master_5f_left_20_page"/>
    <style:master-page style:name="master_5f_left_20_page" style:display-name="master_left page" style:page-layout-name="Mpm6" style:next-style-name="master_5f_right_20_page"/>
    <style:master-page style:name="master_5f_right_20_page" style:display-name="master_right page" style:page-layout-name="Mpm7"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9-03T16:39:24</meta:creation-date>
    <dc:date>2015-09-07T12:21:52</dc:date>
    <meta:editing-duration>PT20H8M38S</meta:editing-duration>
    <meta:editing-cycles>329</meta:editing-cycles>
    <meta:generator>OpenOffice/4.1.9$Unix OpenOffice.org_project/419m1$Build-9805</meta:generator>
    <meta:keyword>SCPI</meta:keyword>
    <meta:keyword>IEEE 488</meta:keyword>
    <meta:keyword>Remote control</meta:keyword>
    <meta:keyword>Programming reference</meta:keyword>
    <dc:title>5.17. SYSTem</dc:title>
    <meta:document-statistic meta:table-count="87" meta:image-count="24" meta:object-count="0" meta:page-count="31" meta:paragraph-count="2073" meta:word-count="7257" meta:character-count="52942"/>
    <meta:user-defined meta:name="WebPublish_HTML_Profile">EEZ (HTML)</meta:user-defined>
    <meta:user-defined meta:name="WebPublish_Post_ImageURLs">syst_col22.png=https%3A%2F%2Fwww.envox.eu%2Fwp-content%2Fuploads%2F2021%2F02%2Fsyst_col22.png&amp;syst_col2.png=https%3A%2F%2Fwww.envox.eu%2Fwp-content%2Fuploads%2F2021%2F02%2Fsyst_col2.png&amp;syst_col4.png=https%3A%2F%2Fwww.envox.eu%2Fwp-content%2Fuploads%2F2021%2F02%2Fsyst_col4.png&amp;syst_col9.png=https%3A%2F%2Fwww.envox.eu%2Fwp-content%2Fuploads%2F2021%2F02%2Fsyst_col9.png&amp;syst_col7.png=https%3A%2F%2Fwww.envox.eu%2Fwp-content%2Fuploads%2F2021%2F02%2Fsyst_col7.png&amp;syst_col20.png=https%3A%2F%2Fwww.envox.eu%2Fwp-content%2Fuploads%2F2021%2F02%2Fsyst_col20.png&amp;syst_col18.png=https%3A%2F%2Fwww.envox.eu%2Fwp-content%2Fuploads%2F2021%2F02%2Fsyst_col18.png&amp;syst_col12.png=https%3A%2F%2Fwww.envox.eu%2Fwp-content%2Fuploads%2F2021%2F02%2Fsyst_col12.png&amp;syst_col14.png=https%3A%2F%2Fwww.envox.eu%2Fwp-content%2Fuploads%2F2021%2F02%2Fsyst_col14.png&amp;syst_col16.png=https%3A%2F%2Fwww.envox.eu%2Fwp-content%2Fuploads%2F2021%2F02%2Fsyst_col16.png&amp;syst_col8.png=https%3A%2F%2Fwww.envox.eu%2Fwp-content%2Fuploads%2F2021%2F02%2Fsyst_col8.png&amp;syst_col3.png=https%3A%2F%2Fwww.envox.eu%2Fwp-content%2Fuploads%2F2021%2F02%2Fsyst_col3.png&amp;syst_col10.png=https%3A%2F%2Fwww.envox.eu%2Fwp-content%2Fuploads%2F2021%2F02%2Fsyst_col10.png&amp;syst_col23.png=https%3A%2F%2Fwww.envox.eu%2Fwp-content%2Fuploads%2F2021%2F02%2Fsyst_col23.png&amp;syst_col21.png=https%3A%2F%2Fwww.envox.eu%2Fwp-content%2Fuploads%2F2021%2F02%2Fsyst_col21.png&amp;syst_col6.png=https%3A%2F%2Fwww.envox.eu%2Fwp-content%2Fuploads%2F2021%2F02%2Fsyst_col6.png&amp;syst_col5.png=https%3A%2F%2Fwww.envox.eu%2Fwp-content%2Fuploads%2F2021%2F02%2Fsyst_col5.png&amp;syst_col13.png=https%3A%2F%2Fwww.envox.eu%2Fwp-content%2Fuploads%2F2021%2F02%2Fsyst_col13.png&amp;syst_col19.png=https%3A%2F%2Fwww.envox.eu%2Fwp-content%2Fuploads%2F2021%2F02%2Fsyst_col19.png&amp;syst_col24.png=https%3A%2F%2Fwww.envox.eu%2Fwp-content%2Fuploads%2F2021%2F02%2Fsyst_col24.png&amp;syst_col1.png=https%3A%2F%2Fwww.envox.eu%2Fwp-content%2Fuploads%2F2021%2F02%2Fsyst_col1.png&amp;syst_col11.png=https%3A%2F%2Fwww.envox.eu%2Fwp-content%2Fuploads%2F2021%2F02%2Fsyst_col11.png&amp;syst_col17.png=https%3A%2F%2Fwww.envox.eu%2Fwp-content%2Fuploads%2F2021%2F02%2Fsyst_col17.png&amp;syst_col15.png=https%3A%2F%2Fwww.envox.eu%2Fwp-content%2Fuploads%2F2021%2F02%2Fsyst_col15.png</meta:user-defined>
    <meta:user-defined meta:name="WebPublish_Post_PageId">951</meta:user-defined>
    <meta:user-defined meta:name="WebPublish_Post_PostAsPage">1</meta:user-defined>
    <meta:user-defined meta:name="WebPublish_Post_Profile" meta:value-type="string">www.envox.eu</meta:user-defined>
    <meta:user-defined meta:name="WebPublish_Post_PublishOption" meta:value-type="string">Publish now</meta:user-defined>
  </office:meta>
</office:document-meta>
</file>